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an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468032014894061" table:style-name="ce1">
            <text:p>0.468032014894061</text:p>
          </table:table-cell>
          <table:table-cell office:value-type="float" office:value="0.196425450693257" table:style-name="ce1">
            <text:p>0.196425450693257</text:p>
          </table:table-cell>
          <table:table-cell office:value-type="float" office:value="0.455149322328781" table:style-name="ce1">
            <text:p>0.455149322328781</text:p>
          </table:table-cell>
          <table:table-cell office:value-type="float" office:value="0.390389230649634" table:style-name="ce1">
            <text:p>0.390389230649634</text:p>
          </table:table-cell>
          <table:table-cell office:value-type="float" office:value="1.55881174546036" table:style-name="ce1">
            <text:p>1.55881174546036</text:p>
          </table:table-cell>
          <table:table-cell office:value-type="float" office:value="0.247747627490861" table:style-name="ce1">
            <text:p>0.247747627490861</text:p>
          </table:table-cell>
          <table:table-cell office:value-type="float" office:value="1.0823789765202" table:style-name="ce1">
            <text:p>1.0823789765202</text:p>
          </table:table-cell>
          <table:table-cell office:value-type="float" office:value="0.40620841127621" table:style-name="ce1">
            <text:p>0.40620841127621</text:p>
          </table:table-cell>
          <table:table-cell office:value-type="float" office:value="0.175031272264902" table:style-name="ce1">
            <text:p>0.175031272264902</text:p>
          </table:table-cell>
          <table:table-cell office:value-type="float" office:value="0.204168845322758" table:style-name="ce1">
            <text:p>0.204168845322758</text:p>
          </table:table-cell>
          <table:table-cell office:value-type="float" office:value="0.41912267514305" table:style-name="ce1">
            <text:p>0.41912267514305</text:p>
          </table:table-cell>
          <table:table-cell office:value-type="float" office:value="0.716087335256145" table:style-name="ce1">
            <text:p>0.716087335256145</text:p>
          </table:table-cell>
          <table:table-cell office:value-type="float" office:value="0.646887171753635" table:style-name="ce1">
            <text:p>0.646887171753635</text:p>
          </table:table-cell>
          <table:table-cell office:value-type="float" office:value="0.43055739977801" table:style-name="ce1">
            <text:p>0.43055739977801</text:p>
          </table:table-cell>
          <table:table-cell office:value-type="float" office:value="0.353050680302229" table:style-name="ce1">
            <text:p>0.353050680302229</text:p>
          </table:table-cell>
          <table:table-cell office:value-type="float" office:value="0.496819621091501" table:style-name="ce1">
            <text:p>0.496819621091501</text:p>
          </table:table-cell>
          <table:table-cell office:value-type="float" office:value="0.64699285312734" table:style-name="ce1">
            <text:p>0.64699285312734</text:p>
          </table:table-cell>
          <table:table-cell office:value-type="float" office:value="0.688208588872574" table:style-name="ce1">
            <text:p>0.688208588872574</text:p>
          </table:table-cell>
          <table:table-cell office:value-type="float" office:value="0.442668485204686" table:style-name="ce1">
            <text:p>0.442668485204686</text:p>
          </table:table-cell>
          <table:table-cell office:value-type="float" office:value="0.963910156596076" table:style-name="ce1">
            <text:p>0.963910156596076</text:p>
          </table:table-cell>
          <table:table-cell office:value-type="float" office:value="0.468032014894061" table:style-name="ce1">
            <text:p>0.468032014894061</text:p>
          </table:table-cell>
          <table:table-cell office:value-type="float" office:value="0.517068172293519" table:style-name="ce1">
            <text:p>0.517068172293519</text:p>
          </table:table-cell>
          <table:table-cell office:value-type="float" office:value="0.858271055439831" table:style-name="ce1">
            <text:p>0.858271055439831</text:p>
          </table:table-cell>
          <table:table-cell office:value-type="float" office:value="1.13325398982213" table:style-name="ce1">
            <text:p>1.13325398982213</text:p>
          </table:table-cell>
          <table:table-cell office:value-type="float" office:value="0.781504105579991" table:style-name="ce1">
            <text:p>0.781504105579991</text:p>
          </table:table-cell>
          <table:table-cell office:value-type="float" office:value="0.624968854847067" table:style-name="ce1">
            <text:p>0.624968854847067</text:p>
          </table:table-cell>
          <table:table-cell office:value-type="float" office:value="0.727120470671023" table:style-name="ce1">
            <text:p>0.727120470671023</text:p>
          </table:table-cell>
          <table:table-cell office:value-type="float" office:value="0.760684874959962" table:style-name="ce1">
            <text:p>0.760684874959962</text:p>
          </table:table-cell>
          <table:table-cell office:value-type="float" office:value="0.745276530673667" table:style-name="ce1">
            <text:p>0.745276530673667</text:p>
          </table:table-cell>
          <table:table-cell office:value-type="float" office:value="0.677006363259767" table:style-name="ce1">
            <text:p>0.677006363259767</text:p>
          </table:table-cell>
          <table:table-cell office:value-type="float" office:value="0.885600258680132" table:style-name="ce1">
            <text:p>0.885600258680132</text:p>
          </table:table-cell>
          <table:table-cell office:value-type="float" office:value="1.08514782851129" table:style-name="ce1">
            <text:p>1.08514782851129</text:p>
          </table:table-cell>
          <table:table-cell office:value-type="float" office:value="0.528185852807361" table:style-name="ce1">
            <text:p>0.528185852807361</text:p>
          </table:table-cell>
          <table:table-cell office:value-type="float" office:value="0.769245066230126" table:style-name="ce1">
            <text:p>0.769245066230126</text:p>
          </table:table-cell>
          <table:table-cell office:value-type="float" office:value="0.489337379833136" table:style-name="ce1">
            <text:p>0.489337379833136</text:p>
          </table:table-cell>
          <table:table-cell office:value-type="float" office:value="0.745276530673667" table:style-name="ce1">
            <text:p>0.745276530673667</text:p>
          </table:table-cell>
          <table:table-cell office:value-type="float" office:value="0.467038609981227" table:style-name="ce1">
            <text:p>0.467038609981227</text:p>
          </table:table-cell>
          <table:table-cell office:value-type="float" office:value="0.508888433968695" table:style-name="ce1">
            <text:p>0.508888433968695</text:p>
          </table:table-cell>
          <table:table-cell office:value-type="float" office:value="0.255232000800208" table:style-name="ce1">
            <text:p>0.255232000800208</text:p>
          </table:table-cell>
          <table:table-cell office:value-type="float" office:value="0.492571229868531" table:style-name="ce1">
            <text:p>0.492571229868531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49364917988033" table:style-name="ce1">
            <text:p>0.49364917988033</text:p>
          </table:table-cell>
          <table:table-cell office:value-type="float" office:value="0.89608385095174" table:style-name="ce1">
            <text:p>0.89608385095174</text:p>
          </table:table-cell>
          <table:table-cell office:value-type="float" office:value="0.190893180488161" table:style-name="ce1">
            <text:p>0.190893180488161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  <table:table-cell office:value-type="float" office:value="0.596081974368073" table:style-name="ce1">
            <text:p>0.596081974368073</text:p>
          </table:table-cell>
        </table:table-row>
        <table:table-row>
          <table:table-cell office:value-type="float" office:value="0.80363378523397" table:style-name="ce1">
            <text:p>0.80363378523397</text:p>
          </table:table-cell>
          <table:table-cell office:value-type="float" office:value="0.209041748031939" table:style-name="ce1">
            <text:p>0.209041748031939</text:p>
          </table:table-cell>
          <table:table-cell office:value-type="float" office:value="0.644987241341417" table:style-name="ce1">
            <text:p>0.644987241341417</text:p>
          </table:table-cell>
          <table:table-cell office:value-type="float" office:value="0.614777207370321" table:style-name="ce1">
            <text:p>0.614777207370321</text:p>
          </table:table-cell>
          <table:table-cell office:value-type="float" office:value="1.71403654715933" table:style-name="ce1">
            <text:p>1.71403654715933</text:p>
          </table:table-cell>
          <table:table-cell office:value-type="float" office:value="0.293111106809424" table:style-name="ce1">
            <text:p>0.293111106809424</text:p>
          </table:table-cell>
          <table:table-cell office:value-type="float" office:value="1.74576209554579" table:style-name="ce1">
            <text:p>1.74576209554579</text:p>
          </table:table-cell>
          <table:table-cell office:value-type="float" office:value="0.843623617044217" table:style-name="ce1">
            <text:p>0.843623617044217</text:p>
          </table:table-cell>
          <table:table-cell office:value-type="float" office:value="0.208097397791486" table:style-name="ce1">
            <text:p>0.208097397791486</text:p>
          </table:table-cell>
          <table:table-cell office:value-type="float" office:value="0.247405109855925" table:style-name="ce1">
            <text:p>0.247405109855925</text:p>
          </table:table-cell>
          <table:table-cell office:value-type="float" office:value="0.488597610217196" table:style-name="ce1">
            <text:p>0.488597610217196</text:p>
          </table:table-cell>
          <table:table-cell office:value-type="float" office:value="1.53680888345483" table:style-name="ce1">
            <text:p>1.53680888345483</text:p>
          </table:table-cell>
          <table:table-cell office:value-type="float" office:value="1.07345946857943" table:style-name="ce1">
            <text:p>1.07345946857943</text:p>
          </table:table-cell>
          <table:table-cell office:value-type="float" office:value="0.602099405577147" table:style-name="ce1">
            <text:p>0.602099405577147</text:p>
          </table:table-cell>
          <table:table-cell office:value-type="float" office:value="0.530066981259323" table:style-name="ce1">
            <text:p>0.530066981259323</text:p>
          </table:table-cell>
          <table:table-cell office:value-type="float" office:value="0.582358124968917" table:style-name="ce1">
            <text:p>0.582358124968917</text:p>
          </table:table-cell>
          <table:table-cell office:value-type="float" office:value="1.03972597409257" table:style-name="ce1">
            <text:p>1.03972597409257</text:p>
          </table:table-cell>
          <table:table-cell office:value-type="float" office:value="0.961458348726103" table:style-name="ce1">
            <text:p>0.961458348726103</text:p>
          </table:table-cell>
          <table:table-cell office:value-type="float" office:value="0.888960926363974" table:style-name="ce1">
            <text:p>0.888960926363974</text:p>
          </table:table-cell>
          <table:table-cell office:value-type="float" office:value="1.70425045195418" table:style-name="ce1">
            <text:p>1.70425045195418</text:p>
          </table:table-cell>
          <table:table-cell office:value-type="float" office:value="0.80363378523397" table:style-name="ce1">
            <text:p>0.80363378523397</text:p>
          </table:table-cell>
          <table:table-cell office:value-type="float" office:value="1.17134155690568" table:style-name="ce1">
            <text:p>1.17134155690568</text:p>
          </table:table-cell>
          <table:table-cell office:value-type="float" office:value="1.72821898751064" table:style-name="ce1">
            <text:p>1.72821898751064</text:p>
          </table:table-cell>
          <table:table-cell office:value-type="float" office:value="1.8500484751186" table:style-name="ce1">
            <text:p>1.8500484751186</text:p>
          </table:table-cell>
          <table:table-cell office:value-type="float" office:value="1.47077916116349" table:style-name="ce1">
            <text:p>1.47077916116349</text:p>
          </table:table-cell>
          <table:table-cell office:value-type="float" office:value="1.2436276165204" table:style-name="ce1">
            <text:p>1.2436276165204</text:p>
          </table:table-cell>
          <table:table-cell office:value-type="float" office:value="1.3610607589822" table:style-name="ce1">
            <text:p>1.3610607589822</text:p>
          </table:table-cell>
          <table:table-cell office:value-type="float" office:value="1.76563019380247" table:style-name="ce1">
            <text:p>1.76563019380247</text:p>
          </table:table-cell>
          <table:table-cell office:value-type="float" office:value="1.54938496692581" table:style-name="ce1">
            <text:p>1.54938496692581</text:p>
          </table:table-cell>
          <table:table-cell office:value-type="float" office:value="1.25905709708143" table:style-name="ce1">
            <text:p>1.25905709708143</text:p>
          </table:table-cell>
          <table:table-cell office:value-type="float" office:value="1.45450422961281" table:style-name="ce1">
            <text:p>1.45450422961281</text:p>
          </table:table-cell>
          <table:table-cell office:value-type="float" office:value="1.99455718552381" table:style-name="ce1">
            <text:p>1.99455718552381</text:p>
          </table:table-cell>
          <table:table-cell office:value-type="float" office:value="1.01043109730134" table:style-name="ce1">
            <text:p>1.01043109730134</text:p>
          </table:table-cell>
          <table:table-cell office:value-type="float" office:value="1.14883142430636" table:style-name="ce1">
            <text:p>1.14883142430636</text:p>
          </table:table-cell>
          <table:table-cell office:value-type="float" office:value="0.915127634493513" table:style-name="ce1">
            <text:p>0.915127634493513</text:p>
          </table:table-cell>
          <table:table-cell office:value-type="float" office:value="1.51303057437104" table:style-name="ce1">
            <text:p>1.51303057437104</text:p>
          </table:table-cell>
          <table:table-cell office:value-type="float" office:value="0.834873199301383" table:style-name="ce1">
            <text:p>0.834873199301383</text:p>
          </table:table-cell>
          <table:table-cell office:value-type="float" office:value="0.958330180064414" table:style-name="ce1">
            <text:p>0.958330180064414</text:p>
          </table:table-cell>
          <table:table-cell office:value-type="float" office:value="0.653545098297096" table:style-name="ce1">
            <text:p>0.653545098297096</text:p>
          </table:table-cell>
          <table:table-cell office:value-type="float" office:value="1.1389396477275" table:style-name="ce1">
            <text:p>1.1389396477275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20627981905279" table:style-name="ce1">
            <text:p>1.20627981905279</text:p>
          </table:table-cell>
          <table:table-cell office:value-type="float" office:value="1.99168265215902" table:style-name="ce1">
            <text:p>1.99168265215902</text:p>
          </table:table-cell>
          <table:table-cell office:value-type="float" office:value="0.322149446630675" table:style-name="ce1">
            <text:p>0.322149446630675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  <table:table-cell office:value-type="float" office:value="1.05036249982994" table:style-name="ce1">
            <text:p>1.05036249982994</text:p>
          </table:table-cell>
        </table:table-row>
        <table:table-row>
          <table:table-cell office:value-type="float" office:value="0.785815905627184" table:style-name="ce1">
            <text:p>0.785815905627184</text:p>
          </table:table-cell>
          <table:table-cell office:value-type="float" office:value="0.208453782537149" table:style-name="ce1">
            <text:p>0.208453782537149</text:p>
          </table:table-cell>
          <table:table-cell office:value-type="float" office:value="0.634021593418114" table:style-name="ce1">
            <text:p>0.634021593418114</text:p>
          </table:table-cell>
          <table:table-cell office:value-type="float" office:value="0.475099456760632" table:style-name="ce1">
            <text:p>0.475099456760632</text:p>
          </table:table-cell>
          <table:table-cell office:value-type="float" office:value="1.72940261889614" table:style-name="ce1">
            <text:p>1.72940261889614</text:p>
          </table:table-cell>
          <table:table-cell office:value-type="float" office:value="0.281554256730223" table:style-name="ce1">
            <text:p>0.281554256730223</text:p>
          </table:table-cell>
          <table:table-cell office:value-type="float" office:value="1.80843115015329" table:style-name="ce1">
            <text:p>1.80843115015329</text:p>
          </table:table-cell>
          <table:table-cell office:value-type="float" office:value="0.760029650442987" table:style-name="ce1">
            <text:p>0.760029650442987</text:p>
          </table:table-cell>
          <table:table-cell office:value-type="float" office:value="0.20481089254938" table:style-name="ce1">
            <text:p>0.20481089254938</text:p>
          </table:table-cell>
          <table:table-cell office:value-type="float" office:value="0.246215311755618" table:style-name="ce1">
            <text:p>0.246215311755618</text:p>
          </table:table-cell>
          <table:table-cell office:value-type="float" office:value="0.515947949732238" table:style-name="ce1">
            <text:p>0.515947949732238</text:p>
          </table:table-cell>
          <table:table-cell office:value-type="float" office:value="1.45769580709872" table:style-name="ce1">
            <text:p>1.45769580709872</text:p>
          </table:table-cell>
          <table:table-cell office:value-type="float" office:value="0.986145517623761" table:style-name="ce1">
            <text:p>0.986145517623761</text:p>
          </table:table-cell>
          <table:table-cell office:value-type="float" office:value="0.531800155788097" table:style-name="ce1">
            <text:p>0.531800155788097</text:p>
          </table:table-cell>
          <table:table-cell office:value-type="float" office:value="0.567372506177445" table:style-name="ce1">
            <text:p>0.567372506177445</text:p>
          </table:table-cell>
          <table:table-cell office:value-type="float" office:value="0.451630265694932" table:style-name="ce1">
            <text:p>0.451630265694932</text:p>
          </table:table-cell>
          <table:table-cell office:value-type="float" office:value="1.02351445136611" table:style-name="ce1">
            <text:p>1.02351445136611</text:p>
          </table:table-cell>
          <table:table-cell office:value-type="float" office:value="0.810164894128984" table:style-name="ce1">
            <text:p>0.810164894128984</text:p>
          </table:table-cell>
          <table:table-cell office:value-type="float" office:value="0.858524690736725" table:style-name="ce1">
            <text:p>0.858524690736725</text:p>
          </table:table-cell>
          <table:table-cell office:value-type="float" office:value="1.4083214693034" table:style-name="ce1">
            <text:p>1.4083214693034</text:p>
          </table:table-cell>
          <table:table-cell office:value-type="float" office:value="0.785815905627184" table:style-name="ce1">
            <text:p>0.785815905627184</text:p>
          </table:table-cell>
          <table:table-cell office:value-type="float" office:value="1.17778812070173" table:style-name="ce1">
            <text:p>1.17778812070173</text:p>
          </table:table-cell>
          <table:table-cell office:value-type="float" office:value="1.50757741548782" table:style-name="ce1">
            <text:p>1.50757741548782</text:p>
          </table:table-cell>
          <table:table-cell office:value-type="float" office:value="1.84279873288239" table:style-name="ce1">
            <text:p>1.84279873288239</text:p>
          </table:table-cell>
          <table:table-cell office:value-type="float" office:value="1.12192494656088" table:style-name="ce1">
            <text:p>1.12192494656088</text:p>
          </table:table-cell>
          <table:table-cell office:value-type="float" office:value="1.0001377315024" table:style-name="ce1">
            <text:p>1.0001377315024</text:p>
          </table:table-cell>
          <table:table-cell office:value-type="float" office:value="0.89737316371095" table:style-name="ce1">
            <text:p>0.89737316371095</text:p>
          </table:table-cell>
          <table:table-cell office:value-type="float" office:value="1.76389701927369" table:style-name="ce1">
            <text:p>1.76389701927369</text:p>
          </table:table-cell>
          <table:table-cell office:value-type="float" office:value="1.35423374224081" table:style-name="ce1">
            <text:p>1.35423374224081</text:p>
          </table:table-cell>
          <table:table-cell office:value-type="float" office:value="0.935312776871306" table:style-name="ce1">
            <text:p>0.935312776871306</text:p>
          </table:table-cell>
          <table:table-cell office:value-type="float" office:value="1.38621292592416" table:style-name="ce1">
            <text:p>1.38621292592416</text:p>
          </table:table-cell>
          <table:table-cell office:value-type="float" office:value="1.75865522313789" table:style-name="ce1">
            <text:p>1.75865522313789</text:p>
          </table:table-cell>
          <table:table-cell office:value-type="float" office:value="0.672715699487314" table:style-name="ce1">
            <text:p>0.672715699487314</text:p>
          </table:table-cell>
          <table:table-cell office:value-type="float" office:value="1.03027805928327" table:style-name="ce1">
            <text:p>1.03027805928327</text:p>
          </table:table-cell>
          <table:table-cell office:value-type="float" office:value="0.24918702622424" table:style-name="ce1">
            <text:p>0.24918702622424</text:p>
          </table:table-cell>
          <table:table-cell office:value-type="float" office:value="1.08863531384358" table:style-name="ce1">
            <text:p>1.08863531384358</text:p>
          </table:table-cell>
          <table:table-cell office:value-type="float" office:value="0.575235200381151" table:style-name="ce1">
            <text:p>0.575235200381151</text:p>
          </table:table-cell>
          <table:table-cell office:value-type="float" office:value="0.928528032679399" table:style-name="ce1">
            <text:p>0.928528032679399</text:p>
          </table:table-cell>
          <table:table-cell office:value-type="float" office:value="0.36061746665956" table:style-name="ce1">
            <text:p>0.36061746665956</text:p>
          </table:table-cell>
          <table:table-cell office:value-type="float" office:value="0.849351547499068" table:style-name="ce1">
            <text:p>0.849351547499068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664451416063527" table:style-name="ce1">
            <text:p>0.664451416063527</text:p>
          </table:table-cell>
          <table:table-cell office:value-type="float" office:value="2.2792416700123" table:style-name="ce1">
            <text:p>2.2792416700123</text:p>
          </table:table-cell>
          <table:table-cell office:value-type="float" office:value="0.190237955971185" table:style-name="ce1">
            <text:p>0.190237955971185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  <table:table-cell office:value-type="float" office:value="0.915995058900006" table:style-name="ce1">
            <text:p>0.915995058900006</text:p>
          </table:table-cell>
        </table:table-row>
        <table:table-row>
          <table:table-cell office:value-type="float" office:value="0.795971885640305" table:style-name="ce1">
            <text:p>0.795971885640305</text:p>
          </table:table-cell>
          <table:table-cell office:value-type="float" office:value="0.209424480287981" table:style-name="ce1">
            <text:p>0.209424480287981</text:p>
          </table:table-cell>
          <table:table-cell office:value-type="float" office:value="0.642576354209343" table:style-name="ce1">
            <text:p>0.642576354209343</text:p>
          </table:table-cell>
          <table:table-cell office:value-type="float" office:value="0.618053329955198" table:style-name="ce1">
            <text:p>0.618053329955198</text:p>
          </table:table-cell>
          <table:table-cell office:value-type="float" office:value="1.81212999823299" table:style-name="ce1">
            <text:p>1.81212999823299</text:p>
          </table:table-cell>
          <table:table-cell office:value-type="float" office:value="0.302788963385228" table:style-name="ce1">
            <text:p>0.302788963385228</text:p>
          </table:table-cell>
          <table:table-cell office:value-type="float" office:value="1.88496560099098" table:style-name="ce1">
            <text:p>1.88496560099098</text:p>
          </table:table-cell>
          <table:table-cell office:value-type="float" office:value="0.74312063065007" table:style-name="ce1">
            <text:p>0.74312063065007</text:p>
          </table:table-cell>
          <table:table-cell office:value-type="float" office:value="0.201815596632525" table:style-name="ce1">
            <text:p>0.201815596632525</text:p>
          </table:table-cell>
          <table:table-cell office:value-type="float" office:value="0.240926395724652" table:style-name="ce1">
            <text:p>0.240926395724652</text:p>
          </table:table-cell>
          <table:table-cell office:value-type="float" office:value="0.521105200769078" table:style-name="ce1">
            <text:p>0.521105200769078</text:p>
          </table:table-cell>
          <table:table-cell office:value-type="float" office:value="1.43188841563978" table:style-name="ce1">
            <text:p>1.43188841563978</text:p>
          </table:table-cell>
          <table:table-cell office:value-type="float" office:value="1.04691230750455" table:style-name="ce1">
            <text:p>1.04691230750455</text:p>
          </table:table-cell>
          <table:table-cell office:value-type="float" office:value="0.632324278456985" table:style-name="ce1">
            <text:p>0.632324278456985</text:p>
          </table:table-cell>
          <table:table-cell office:value-type="float" office:value="0.649064208051973" table:style-name="ce1">
            <text:p>0.649064208051973</text:p>
          </table:table-cell>
          <table:table-cell office:value-type="float" office:value="0.694845379141294" table:style-name="ce1">
            <text:p>0.694845379141294</text:p>
          </table:table-cell>
          <table:table-cell office:value-type="float" office:value="1.00588679823199" table:style-name="ce1">
            <text:p>1.00588679823199</text:p>
          </table:table-cell>
          <table:table-cell office:value-type="float" office:value="0.925907134611497" table:style-name="ce1">
            <text:p>0.925907134611497</text:p>
          </table:table-cell>
          <table:table-cell office:value-type="float" office:value="0.841298626822691" table:style-name="ce1">
            <text:p>0.841298626822691</text:p>
          </table:table-cell>
          <table:table-cell office:value-type="float" office:value="1.64798568859325" table:style-name="ce1">
            <text:p>1.64798568859325</text:p>
          </table:table-cell>
          <table:table-cell office:value-type="float" office:value="0.795971885640305" table:style-name="ce1">
            <text:p>0.795971885640305</text:p>
          </table:table-cell>
          <table:table-cell office:value-type="float" office:value="1.00130022661316" table:style-name="ce1">
            <text:p>1.00130022661316</text:p>
          </table:table-cell>
          <table:table-cell office:value-type="float" office:value="1.67565307222941" table:style-name="ce1">
            <text:p>1.67565307222941</text:p>
          </table:table-cell>
          <table:table-cell office:value-type="float" office:value="1.90808868555779" table:style-name="ce1">
            <text:p>1.90808868555779</text:p>
          </table:table-cell>
          <table:table-cell office:value-type="float" office:value="1.32219114973323" table:style-name="ce1">
            <text:p>1.32219114973323</text:p>
          </table:table-cell>
          <table:table-cell office:value-type="float" office:value="1.13255649275568" table:style-name="ce1">
            <text:p>1.13255649275568</text:p>
          </table:table-cell>
          <table:table-cell office:value-type="float" office:value="1.29156468763331" table:style-name="ce1">
            <text:p>1.29156468763331</text:p>
          </table:table-cell>
          <table:table-cell office:value-type="float" office:value="1.62198807066164" table:style-name="ce1">
            <text:p>1.62198807066164</text:p>
          </table:table-cell>
          <table:table-cell office:value-type="float" office:value="1.55701516210736" table:style-name="ce1">
            <text:p>1.55701516210736</text:p>
          </table:table-cell>
          <table:table-cell office:value-type="float" office:value="1.04938525164927" table:style-name="ce1">
            <text:p>1.04938525164927</text:p>
          </table:table-cell>
          <table:table-cell office:value-type="float" office:value="1.42776684206526" table:style-name="ce1">
            <text:p>1.42776684206526</text:p>
          </table:table-cell>
          <table:table-cell office:value-type="float" office:value="1.74969344264764" table:style-name="ce1">
            <text:p>1.74969344264764</text:p>
          </table:table-cell>
          <table:table-cell office:value-type="float" office:value="1.04150142117082" table:style-name="ce1">
            <text:p>1.04150142117082</text:p>
          </table:table-cell>
          <table:table-cell office:value-type="float" office:value="1.25666869803568" table:style-name="ce1">
            <text:p>1.25666869803568</text:p>
          </table:table-cell>
          <table:table-cell office:value-type="float" office:value="0.877864382124873" table:style-name="ce1">
            <text:p>0.877864382124873</text:p>
          </table:table-cell>
          <table:table-cell office:value-type="float" office:value="1.48610296035082" table:style-name="ce1">
            <text:p>1.48610296035082</text:p>
          </table:table-cell>
          <table:table-cell office:value-type="float" office:value="0.923117146345666" table:style-name="ce1">
            <text:p>0.923117146345666</text:p>
          </table:table-cell>
          <table:table-cell office:value-type="float" office:value="0.992190492199729" table:style-name="ce1">
            <text:p>0.992190492199729</text:p>
          </table:table-cell>
          <table:table-cell office:value-type="float" office:value="0.902509278473049" table:style-name="ce1">
            <text:p>0.902509278473049</text:p>
          </table:table-cell>
          <table:table-cell office:value-type="float" office:value="0.980607813641581" table:style-name="ce1">
            <text:p>0.980607813641581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12646924563023" table:style-name="ce1">
            <text:p>1.12646924563023</text:p>
          </table:table-cell>
          <table:table-cell office:value-type="float" office:value="1.48284797404068" table:style-name="ce1">
            <text:p>1.48284797404068</text:p>
          </table:table-cell>
          <table:table-cell office:value-type="float" office:value="0.436073967485449" table:style-name="ce1">
            <text:p>0.436073967485449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  <table:table-cell office:value-type="float" office:value="1.02333506353133" table:style-name="ce1">
            <text:p>1.02333506353133</text:p>
          </table:table-cell>
        </table:table-row>
        <table:table-row>
          <table:table-cell office:value-type="float" office:value="0.47982605619962" table:style-name="ce1">
            <text:p>0.47982605619962</text:p>
          </table:table-cell>
          <table:table-cell office:value-type="float" office:value="0.195196824682918" table:style-name="ce1">
            <text:p>0.195196824682918</text:p>
          </table:table-cell>
          <table:table-cell office:value-type="float" office:value="0.522809703132137" table:style-name="ce1">
            <text:p>0.522809703132137</text:p>
          </table:table-cell>
          <table:table-cell office:value-type="float" office:value="0.387588674246433" table:style-name="ce1">
            <text:p>0.387588674246433</text:p>
          </table:table-cell>
          <table:table-cell office:value-type="float" office:value="1.69558457931031" table:style-name="ce1">
            <text:p>1.69558457931031</text:p>
          </table:table-cell>
          <table:table-cell office:value-type="float" office:value="0.219963484439881" table:style-name="ce1">
            <text:p>0.219963484439881</text:p>
          </table:table-cell>
          <table:table-cell office:value-type="float" office:value="1.17260973339015" table:style-name="ce1">
            <text:p>1.17260973339015</text:p>
          </table:table-cell>
          <table:table-cell office:value-type="float" office:value="0.463804759945832" table:style-name="ce1">
            <text:p>0.463804759945832</text:p>
          </table:table-cell>
          <table:table-cell office:value-type="float" office:value="0.1769102657683" table:style-name="ce1">
            <text:p>0.1769102657683</text:p>
          </table:table-cell>
          <table:table-cell office:value-type="float" office:value="0.197741439501172" table:style-name="ce1">
            <text:p>0.197741439501172</text:p>
          </table:table-cell>
          <table:table-cell office:value-type="float" office:value="0.399698438655938" table:style-name="ce1">
            <text:p>0.399698438655938</text:p>
          </table:table-cell>
          <table:table-cell office:value-type="float" office:value="0.839121590524353" table:style-name="ce1">
            <text:p>0.839121590524353</text:p>
          </table:table-cell>
          <table:table-cell office:value-type="float" office:value="0.470610640412481" table:style-name="ce1">
            <text:p>0.470610640412481</text:p>
          </table:table-cell>
          <table:table-cell office:value-type="float" office:value="0.395619137630897" table:style-name="ce1">
            <text:p>0.395619137630897</text:p>
          </table:table-cell>
          <table:table-cell office:value-type="float" office:value="0.346392753758769" table:style-name="ce1">
            <text:p>0.346392753758769</text:p>
          </table:table-cell>
          <table:table-cell office:value-type="float" office:value="0.576609058239326" table:style-name="ce1">
            <text:p>0.576609058239326</text:p>
          </table:table-cell>
          <table:table-cell office:value-type="float" office:value="0.583541756354421" table:style-name="ce1">
            <text:p>0.583541756354421</text:p>
          </table:table-cell>
          <table:table-cell office:value-type="float" office:value="0.808896717644515" table:style-name="ce1">
            <text:p>0.808896717644515</text:p>
          </table:table-cell>
          <table:table-cell office:value-type="float" office:value="0.254978365503314" table:style-name="ce1">
            <text:p>0.254978365503314</text:p>
          </table:table-cell>
          <table:table-cell office:value-type="float" office:value="0.93002870818602" table:style-name="ce1">
            <text:p>0.93002870818602</text:p>
          </table:table-cell>
          <table:table-cell office:value-type="float" office:value="0.47982605619962" table:style-name="ce1">
            <text:p>0.47982605619962</text:p>
          </table:table-cell>
          <table:table-cell office:value-type="float" office:value="0.587346285807828" table:style-name="ce1">
            <text:p>0.587346285807828</text:p>
          </table:table-cell>
          <table:table-cell office:value-type="float" office:value="0.798222898900237" table:style-name="ce1">
            <text:p>0.798222898900237</text:p>
          </table:table-cell>
          <table:table-cell office:value-type="float" office:value="1.18508013548742" table:style-name="ce1">
            <text:p>1.18508013548742</text:p>
          </table:table-cell>
          <table:table-cell office:value-type="float" office:value="0.708499412624074" table:style-name="ce1">
            <text:p>0.708499412624074</text:p>
          </table:table-cell>
          <table:table-cell office:value-type="float" office:value="0.703490115510422" table:style-name="ce1">
            <text:p>0.703490115510422</text:p>
          </table:table-cell>
          <table:table-cell office:value-type="float" office:value="0.540170120585591" table:style-name="ce1">
            <text:p>0.540170120585591</text:p>
          </table:table-cell>
          <table:table-cell office:value-type="float" office:value="0.855713566196152" table:style-name="ce1">
            <text:p>0.855713566196152</text:p>
          </table:table-cell>
          <table:table-cell office:value-type="float" office:value="0.677746132875707" table:style-name="ce1">
            <text:p>0.677746132875707</text:p>
          </table:table-cell>
          <table:table-cell office:value-type="float" office:value="0.724436163778898" table:style-name="ce1">
            <text:p>0.724436163778898</text:p>
          </table:table-cell>
          <table:table-cell office:value-type="float" office:value="0.894519766620896" table:style-name="ce1">
            <text:p>0.894519766620896</text:p>
          </table:table-cell>
          <table:table-cell office:value-type="float" office:value="1.3245372762295" table:style-name="ce1">
            <text:p>1.3245372762295</text:p>
          </table:table-cell>
          <table:table-cell office:value-type="float" office:value="0.520893838021666" table:style-name="ce1">
            <text:p>0.520893838021666</text:p>
          </table:table-cell>
          <table:table-cell office:value-type="float" office:value="0.806677408796695" table:style-name="ce1">
            <text:p>0.806677408796695</text:p>
          </table:table-cell>
          <table:table-cell office:value-type="float" office:value="0.540127848036109" table:style-name="ce1">
            <text:p>0.540127848036109</text:p>
          </table:table-cell>
          <table:table-cell office:value-type="float" office:value="0.887016389087789" table:style-name="ce1">
            <text:p>0.887016389087789</text:p>
          </table:table-cell>
          <table:table-cell office:value-type="float" office:value="0.576904966085702" table:style-name="ce1">
            <text:p>0.576904966085702</text:p>
          </table:table-cell>
          <table:table-cell office:value-type="float" office:value="0.509585931035153" table:style-name="ce1">
            <text:p>0.509585931035153</text:p>
          </table:table-cell>
          <table:table-cell office:value-type="float" office:value="0.485701940577659" table:style-name="ce1">
            <text:p>0.485701940577659</text:p>
          </table:table-cell>
          <table:table-cell office:value-type="float" office:value="0.685143829035108" table:style-name="ce1">
            <text:p>0.685143829035108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623954313659492" table:style-name="ce1">
            <text:p>0.623954313659492</text:p>
          </table:table-cell>
          <table:table-cell office:value-type="float" office:value="0.697402868384972" table:style-name="ce1">
            <text:p>0.697402868384972</text:p>
          </table:table-cell>
          <table:table-cell office:value-type="float" office:value="0.228811657373776" table:style-name="ce1">
            <text:p>0.228811657373776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  <table:table-cell office:value-type="float" office:value="0.620408290488422" table:style-name="ce1">
            <text:p>0.620408290488422</text:p>
          </table:table-cell>
        </table:table-row>
        <table:table-row>
          <table:table-cell office:value-type="float" office:value="0.847396442085512" table:style-name="ce1">
            <text:p>0.847396442085512</text:p>
          </table:table-cell>
          <table:table-cell office:value-type="float" office:value="0.20720435586072" table:style-name="ce1">
            <text:p>0.20720435586072</text:p>
          </table:table-cell>
          <table:table-cell office:value-type="float" office:value="0.676795397374259" table:style-name="ce1">
            <text:p>0.676795397374259</text:p>
          </table:table-cell>
          <table:table-cell office:value-type="float" office:value="0.639500043731604" table:style-name="ce1">
            <text:p>0.639500043731604</text:p>
          </table:table-cell>
          <table:table-cell office:value-type="float" office:value="1.70002319700595" table:style-name="ce1">
            <text:p>1.70002319700595</text:p>
          </table:table-cell>
          <table:table-cell office:value-type="float" office:value="0.279630888472502" table:style-name="ce1">
            <text:p>0.279630888472502</text:p>
          </table:table-cell>
          <table:table-cell office:value-type="float" office:value="1.95723052433095" table:style-name="ce1">
            <text:p>1.95723052433095</text:p>
          </table:table-cell>
          <table:table-cell office:value-type="float" office:value="0.926583495403213" table:style-name="ce1">
            <text:p>0.926583495403213</text:p>
          </table:table-cell>
          <table:table-cell office:value-type="float" office:value="0.208229135343384" table:style-name="ce1">
            <text:p>0.208229135343384</text:p>
          </table:table-cell>
          <table:table-cell office:value-type="float" office:value="0.246810210805771" table:style-name="ce1">
            <text:p>0.246810210805771</text:p>
          </table:table-cell>
          <table:table-cell office:value-type="float" office:value="0.436750328277166" table:style-name="ce1">
            <text:p>0.436750328277166</text:p>
          </table:table-cell>
          <table:table-cell office:value-type="float" office:value="1.47523891513387" table:style-name="ce1">
            <text:p>1.47523891513387</text:p>
          </table:table-cell>
          <table:table-cell office:value-type="float" office:value="1.02562807884022" table:style-name="ce1">
            <text:p>1.02562807884022</text:p>
          </table:table-cell>
          <table:table-cell office:value-type="float" office:value="0.517216126216707" table:style-name="ce1">
            <text:p>0.517216126216707</text:p>
          </table:table-cell>
          <table:table-cell office:value-type="float" office:value="0.656778948332491" table:style-name="ce1">
            <text:p>0.656778948332491</text:p>
          </table:table-cell>
          <table:table-cell office:value-type="float" office:value="0.652868737505379" table:style-name="ce1">
            <text:p>0.652868737505379</text:p>
          </table:table-cell>
          <table:table-cell office:value-type="float" office:value="1.11915609456979" table:style-name="ce1">
            <text:p>1.11915609456979</text:p>
          </table:table-cell>
          <table:table-cell office:value-type="float" office:value="1.03304691127436" table:style-name="ce1">
            <text:p>1.03304691127436</text:p>
          </table:table-cell>
          <table:table-cell office:value-type="float" office:value="0.830307763957296" table:style-name="ce1">
            <text:p>0.830307763957296</text:p>
          </table:table-cell>
          <table:table-cell office:value-type="float" office:value="1.81384203648702" table:style-name="ce1">
            <text:p>1.81384203648702</text:p>
          </table:table-cell>
          <table:table-cell office:value-type="float" office:value="0.847396442085512" table:style-name="ce1">
            <text:p>0.847396442085512</text:p>
          </table:table-cell>
          <table:table-cell office:value-type="float" office:value="1.25356166564873" table:style-name="ce1">
            <text:p>1.25356166564873</text:p>
          </table:table-cell>
          <table:table-cell office:value-type="float" office:value="1.81172840901291" table:style-name="ce1">
            <text:p>1.81172840901291</text:p>
          </table:table-cell>
          <table:table-cell office:value-type="float" office:value="2.03594201146698" table:style-name="ce1">
            <text:p>2.03594201146698</text:p>
          </table:table-cell>
          <table:table-cell office:value-type="float" office:value="1.43495317547725" table:style-name="ce1">
            <text:p>1.43495317547725</text:p>
          </table:table-cell>
          <table:table-cell office:value-type="float" office:value="1.44452790793498" table:style-name="ce1">
            <text:p>1.44452790793498</text:p>
          </table:table-cell>
          <table:table-cell office:value-type="float" office:value="1.27165431682716" table:style-name="ce1">
            <text:p>1.27165431682716</text:p>
          </table:table-cell>
          <table:table-cell office:value-type="float" office:value="1.90238189137768" table:style-name="ce1">
            <text:p>1.90238189137768</text:p>
          </table:table-cell>
          <table:table-cell office:value-type="float" office:value="1.58195596630191" table:style-name="ce1">
            <text:p>1.58195596630191</text:p>
          </table:table-cell>
          <table:table-cell office:value-type="float" office:value="1.38836882594776" table:style-name="ce1">
            <text:p>1.38836882594776</text:p>
          </table:table-cell>
          <table:table-cell office:value-type="float" office:value="1.47519664258439" table:style-name="ce1">
            <text:p>1.47519664258439</text:p>
          </table:table-cell>
          <table:table-cell office:value-type="float" office:value="2.04317061742845" table:style-name="ce1">
            <text:p>2.04317061742845</text:p>
          </table:table-cell>
          <table:table-cell office:value-type="float" office:value="1.06546995672728" table:style-name="ce1">
            <text:p>1.06546995672728</text:p>
          </table:table-cell>
          <table:table-cell office:value-type="float" office:value="1.32079615560032" table:style-name="ce1">
            <text:p>1.32079615560032</text:p>
          </table:table-cell>
          <table:table-cell office:value-type="float" office:value="1.06570245574943" table:style-name="ce1">
            <text:p>1.06570245574943</text:p>
          </table:table-cell>
          <table:table-cell office:value-type="float" office:value="1.47291392491234" table:style-name="ce1">
            <text:p>1.47291392491234</text:p>
          </table:table-cell>
          <table:table-cell office:value-type="float" office:value="0.936348454333623" table:style-name="ce1">
            <text:p>0.936348454333623</text:p>
          </table:table-cell>
          <table:table-cell office:value-type="float" office:value="1.00819065217878" table:style-name="ce1">
            <text:p>1.00819065217878</text:p>
          </table:table-cell>
          <table:table-cell office:value-type="float" office:value="0.899042929415501" table:style-name="ce1">
            <text:p>0.899042929415501</text:p>
          </table:table-cell>
          <table:table-cell office:value-type="float" office:value="1.16493726565911" table:style-name="ce1">
            <text:p>1.16493726565911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28598471110165" table:style-name="ce1">
            <text:p>1.28598471110165</text:p>
          </table:table-cell>
          <table:table-cell office:value-type="float" office:value="2.10497308477156" table:style-name="ce1">
            <text:p>2.10497308477156</text:p>
          </table:table-cell>
          <table:table-cell office:value-type="float" office:value="0.46118386187793" table:style-name="ce1">
            <text:p>0.46118386187793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  <table:table-cell office:value-type="float" office:value="1.10602823019279" table:style-name="ce1">
            <text:p>1.10602823019279</text:p>
          </table:table-cell>
        </table:table-row>
        <table:table-row>
          <table:table-cell office:value-type="float" office:value="0.744082331150792" table:style-name="ce1">
            <text:p>0.744082331150792</text:p>
          </table:table-cell>
          <table:table-cell office:value-type="float" office:value="0.212089738969554" table:style-name="ce1">
            <text:p>0.212089738969554</text:p>
          </table:table-cell>
          <table:table-cell office:value-type="float" office:value="0.483146721281894" table:style-name="ce1">
            <text:p>0.483146721281894</text:p>
          </table:table-cell>
          <table:table-cell office:value-type="float" office:value="0.590298759185731" table:style-name="ce1">
            <text:p>0.590298759185731</text:p>
          </table:table-cell>
          <table:table-cell office:value-type="float" office:value="1.62469351382851" table:style-name="ce1">
            <text:p>1.62469351382851</text:p>
          </table:table-cell>
          <table:table-cell office:value-type="float" office:value="0.318532294192663" table:style-name="ce1">
            <text:p>0.318532294192663</text:p>
          </table:table-cell>
          <table:table-cell office:value-type="float" office:value="1.38691042299062" table:style-name="ce1">
            <text:p>1.38691042299062</text:p>
          </table:table-cell>
          <table:table-cell office:value-type="float" office:value="0.569803177772677" table:style-name="ce1">
            <text:p>0.569803177772677</text:p>
          </table:table-cell>
          <table:table-cell office:value-type="float" office:value="0.18435690422826" table:style-name="ce1">
            <text:p>0.18435690422826</text:p>
          </table:table-cell>
          <table:table-cell office:value-type="float" office:value="0.212559834023171" table:style-name="ce1">
            <text:p>0.212559834023171</text:p>
          </table:table-cell>
          <table:table-cell office:value-type="float" office:value="0.547525544195509" table:style-name="ce1">
            <text:p>0.547525544195509</text:p>
          </table:table-cell>
          <table:table-cell office:value-type="float" office:value="0.863512851575635" table:style-name="ce1">
            <text:p>0.863512851575635</text:p>
          </table:table-cell>
          <table:table-cell office:value-type="float" office:value="1.08324556378458" table:style-name="ce1">
            <text:p>1.08324556378458</text:p>
          </table:table-cell>
          <table:table-cell office:value-type="float" office:value="0.460232729514578" table:style-name="ce1">
            <text:p>0.460232729514578</text:p>
          </table:table-cell>
          <table:table-cell office:value-type="float" office:value="0.732341130532086" table:style-name="ce1">
            <text:p>0.732341130532086</text:p>
          </table:table-cell>
          <table:table-cell office:value-type="float" office:value="0.606199842876929" table:style-name="ce1">
            <text:p>0.606199842876929</text:p>
          </table:table-cell>
          <table:table-cell office:value-type="float" office:value="1.02237309253008" table:style-name="ce1">
            <text:p>1.02237309253008</text:p>
          </table:table-cell>
          <table:table-cell office:value-type="float" office:value="0.929584846416456" table:style-name="ce1">
            <text:p>0.929584846416456</text:p>
          </table:table-cell>
          <table:table-cell office:value-type="float" office:value="1.06544882045254" table:style-name="ce1">
            <text:p>1.06544882045254</text:p>
          </table:table-cell>
          <table:table-cell office:value-type="float" office:value="1.39637947407466" table:style-name="ce1">
            <text:p>1.39637947407466</text:p>
          </table:table-cell>
          <table:table-cell office:value-type="float" office:value="0.744082331150792" table:style-name="ce1">
            <text:p>0.744082331150792</text:p>
          </table:table-cell>
          <table:table-cell office:value-type="float" office:value="0.883676857678688" table:style-name="ce1">
            <text:p>0.883676857678688</text:p>
          </table:table-cell>
          <table:table-cell office:value-type="float" office:value="1.90878618262425" table:style-name="ce1">
            <text:p>1.90878618262425</text:p>
          </table:table-cell>
          <table:table-cell office:value-type="float" office:value="1.69228732045069" table:style-name="ce1">
            <text:p>1.69228732045069</text:p>
          </table:table-cell>
          <table:table-cell office:value-type="float" office:value="1.38509270336288" table:style-name="ce1">
            <text:p>1.38509270336288</text:p>
          </table:table-cell>
          <table:table-cell office:value-type="float" office:value="1.04198755548987" table:style-name="ce1">
            <text:p>1.04198755548987</text:p>
          </table:table-cell>
          <table:table-cell office:value-type="float" office:value="1.37321411695836" table:style-name="ce1">
            <text:p>1.37321411695836</text:p>
          </table:table-cell>
          <table:table-cell office:value-type="float" office:value="1.40980100853528" table:style-name="ce1">
            <text:p>1.40980100853528</text:p>
          </table:table-cell>
          <table:table-cell office:value-type="float" office:value="1.66781151430045" table:style-name="ce1">
            <text:p>1.66781151430045</text:p>
          </table:table-cell>
          <table:table-cell office:value-type="float" office:value="1.01713129639428" table:style-name="ce1">
            <text:p>1.01713129639428</text:p>
          </table:table-cell>
          <table:table-cell office:value-type="float" office:value="1.54813792671608" table:style-name="ce1">
            <text:p>1.54813792671608</text:p>
          </table:table-cell>
          <table:table-cell office:value-type="float" office:value="1.83286468375405" table:style-name="ce1">
            <text:p>1.83286468375405</text:p>
          </table:table-cell>
          <table:table-cell office:value-type="float" office:value="1.25478756958372" table:style-name="ce1">
            <text:p>1.25478756958372</text:p>
          </table:table-cell>
          <table:table-cell office:value-type="float" office:value="1.19769849150789" table:style-name="ce1">
            <text:p>1.19769849150789</text:p>
          </table:table-cell>
          <table:table-cell office:value-type="float" office:value="0.902826322594166" table:style-name="ce1">
            <text:p>0.902826322594166</text:p>
          </table:table-cell>
          <table:table-cell office:value-type="float" office:value="1.15170595767115" table:style-name="ce1">
            <text:p>1.15170595767115</text:p>
          </table:table-cell>
          <table:table-cell office:value-type="float" office:value="0.757155117078191" table:style-name="ce1">
            <text:p>0.757155117078191</text:p>
          </table:table-cell>
          <table:table-cell office:value-type="float" office:value="0.782877963438165" table:style-name="ce1">
            <text:p>0.782877963438165</text:p>
          </table:table-cell>
          <table:table-cell office:value-type="float" office:value="0.481073096409348" table:style-name="ce1">
            <text:p>0.481073096409348</text:p>
          </table:table-cell>
          <table:table-cell office:value-type="float" office:value="0.811137162767076" table:style-name="ce1">
            <text:p>0.811137162767076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863829895696752" table:style-name="ce1">
            <text:p>0.863829895696752</text:p>
          </table:table-cell>
          <table:table-cell office:value-type="float" office:value="1.40747601831376" table:style-name="ce1">
            <text:p>1.40747601831376</text:p>
          </table:table-cell>
          <table:table-cell office:value-type="float" office:value="0.258846303780944" table:style-name="ce1">
            <text:p>0.25884630378094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  <table:table-cell office:value-type="float" office:value="0.944232458247434" table:style-name="ce1">
            <text:p>0.944232458247434</text:p>
          </table:table-cell>
        </table:table-row>
        <table:table-row>
          <table:table-cell office:value-type="float" office:value="0.496280646085602" table:style-name="ce1">
            <text:p>0.496280646085602</text:p>
          </table:table-cell>
          <table:table-cell office:value-type="float" office:value="0.19900057315511" table:style-name="ce1">
            <text:p>0.19900057315511</text:p>
          </table:table-cell>
          <table:table-cell office:value-type="float" office:value="0.445816856011076" table:style-name="ce1">
            <text:p>0.445816856011076</text:p>
          </table:table-cell>
          <table:table-cell office:value-type="float" office:value="0.4107461052597" table:style-name="ce1">
            <text:p>0.4107461052597</text:p>
          </table:table-cell>
          <table:table-cell office:value-type="float" office:value="1.64325116305124" table:style-name="ce1">
            <text:p>1.64325116305124</text:p>
          </table:table-cell>
          <table:table-cell office:value-type="float" office:value="0.252613596644679" table:style-name="ce1">
            <text:p>0.252613596644679</text:p>
          </table:table-cell>
          <table:table-cell office:value-type="float" office:value="1.07684127253802" table:style-name="ce1">
            <text:p>1.07684127253802</text:p>
          </table:table-cell>
          <table:table-cell office:value-type="float" office:value="0.37999943059719" table:style-name="ce1">
            <text:p>0.37999943059719</text:p>
          </table:table-cell>
          <table:table-cell office:value-type="float" office:value="0.176307046451711" table:style-name="ce1">
            <text:p>0.176307046451711</text:p>
          </table:table-cell>
          <table:table-cell office:value-type="float" office:value="0.198408447527102" table:style-name="ce1">
            <text:p>0.198408447527102</text:p>
          </table:table-cell>
          <table:table-cell office:value-type="float" office:value="0.50730321336311" table:style-name="ce1">
            <text:p>0.50730321336311</text:p>
          </table:table-cell>
          <table:table-cell office:value-type="float" office:value="0.612350498826603" table:style-name="ce1">
            <text:p>0.612350498826603</text:p>
          </table:table-cell>
          <table:table-cell office:value-type="float" office:value="0.626934528397993" table:style-name="ce1">
            <text:p>0.626934528397993</text:p>
          </table:table-cell>
          <table:table-cell office:value-type="float" office:value="0.396866177840624" table:style-name="ce1">
            <text:p>0.396866177840624</text:p>
          </table:table-cell>
          <table:table-cell office:value-type="float" office:value="0.440026450862043" table:style-name="ce1">
            <text:p>0.440026450862043</text:p>
          </table:table-cell>
          <table:table-cell office:value-type="float" office:value="0.530954704798451" table:style-name="ce1">
            <text:p>0.530954704798451</text:p>
          </table:table-cell>
          <table:table-cell office:value-type="float" office:value="0.665043231756279" table:style-name="ce1">
            <text:p>0.665043231756279</text:p>
          </table:table-cell>
          <table:table-cell office:value-type="float" office:value="0.652615102208485" table:style-name="ce1">
            <text:p>0.652615102208485</text:p>
          </table:table-cell>
          <table:table-cell office:value-type="float" office:value="0.33497916539855" table:style-name="ce1">
            <text:p>0.33497916539855</text:p>
          </table:table-cell>
          <table:table-cell office:value-type="float" office:value="0.902297915725637" table:style-name="ce1">
            <text:p>0.902297915725637</text:p>
          </table:table-cell>
          <table:table-cell office:value-type="float" office:value="0.496280646085602" table:style-name="ce1">
            <text:p>0.496280646085602</text:p>
          </table:table-cell>
          <table:table-cell office:value-type="float" office:value="0.492338730846378" table:style-name="ce1">
            <text:p>0.492338730846378</text:p>
          </table:table-cell>
          <table:table-cell office:value-type="float" office:value="0.910160609929343" table:style-name="ce1">
            <text:p>0.910160609929343</text:p>
          </table:table-cell>
          <table:table-cell office:value-type="float" office:value="1.23183357521484" table:style-name="ce1">
            <text:p>1.23183357521484</text:p>
          </table:table-cell>
          <table:table-cell office:value-type="float" office:value="0.800336526374351" table:style-name="ce1">
            <text:p>0.800336526374351</text:p>
          </table:table-cell>
          <table:table-cell office:value-type="float" office:value="0.597808741804695" table:style-name="ce1">
            <text:p>0.597808741804695</text:p>
          </table:table-cell>
          <table:table-cell office:value-type="float" office:value="0.755633305296828" table:style-name="ce1">
            <text:p>0.755633305296828</text:p>
          </table:table-cell>
          <table:table-cell office:value-type="float" office:value="0.834725245378195" table:style-name="ce1">
            <text:p>0.834725245378195</text:p>
          </table:table-cell>
          <table:table-cell office:value-type="float" office:value="0.771506647627429" table:style-name="ce1">
            <text:p>0.771506647627429</text:p>
          </table:table-cell>
          <table:table-cell office:value-type="float" office:value="0.666818678834535" table:style-name="ce1">
            <text:p>0.666818678834535</text:p>
          </table:table-cell>
          <table:table-cell office:value-type="float" office:value="0.823501883490647" table:style-name="ce1">
            <text:p>0.823501883490647</text:p>
          </table:table-cell>
          <table:table-cell office:value-type="float" office:value="0.883740266502911" table:style-name="ce1">
            <text:p>0.883740266502911</text:p>
          </table:table-cell>
          <table:table-cell office:value-type="float" office:value="0.559594357072704" table:style-name="ce1">
            <text:p>0.559594357072704</text:p>
          </table:table-cell>
          <table:table-cell office:value-type="float" office:value="0.718665960774565" table:style-name="ce1">
            <text:p>0.718665960774565</text:p>
          </table:table-cell>
          <table:table-cell office:value-type="float" office:value="0.593750577054395" table:style-name="ce1">
            <text:p>0.593750577054395</text:p>
          </table:table-cell>
          <table:table-cell office:value-type="float" office:value="0.769583246625984" table:style-name="ce1">
            <text:p>0.769583246625984</text:p>
          </table:table-cell>
          <table:table-cell office:value-type="float" office:value="0.696007874252057" table:style-name="ce1">
            <text:p>0.696007874252057</text:p>
          </table:table-cell>
          <table:table-cell office:value-type="float" office:value="0.423159703618609" table:style-name="ce1">
            <text:p>0.423159703618609</text:p>
          </table:table-cell>
          <table:table-cell office:value-type="float" office:value="0.516243857578614" table:style-name="ce1">
            <text:p>0.516243857578614</text:p>
          </table:table-cell>
          <table:table-cell office:value-type="float" office:value="0.634141998084724" table:style-name="ce1">
            <text:p>0.634141998084724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546912592228016" table:style-name="ce1">
            <text:p>0.546912592228016</text:p>
          </table:table-cell>
          <table:table-cell office:value-type="float" office:value="1.09246097957172" table:style-name="ce1">
            <text:p>1.09246097957172</text:p>
          </table:table-cell>
          <table:table-cell office:value-type="float" office:value="0.283533472678602" table:style-name="ce1">
            <text:p>0.283533472678602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  <table:table-cell office:value-type="float" office:value="0.617863608556324" table:style-name="ce1">
            <text:p>0.617863608556324</text:p>
          </table:table-cell>
        </table:table-row>
        <table:table-row>
          <table:table-cell office:value-type="float" office:value="0.699125474776376" table:style-name="ce1">
            <text:p>0.699125474776376</text:p>
          </table:table-cell>
          <table:table-cell office:value-type="float" office:value="0.197376734489074" table:style-name="ce1">
            <text:p>0.197376734489074</text:p>
          </table:table-cell>
          <table:table-cell office:value-type="float" office:value="0.452816205749355" table:style-name="ce1">
            <text:p>0.452816205749355</text:p>
          </table:table-cell>
          <table:table-cell office:value-type="float" office:value="0.580450576173529" table:style-name="ce1">
            <text:p>0.580450576173529</text:p>
          </table:table-cell>
          <table:table-cell office:value-type="float" office:value="1.6323448452848" table:style-name="ce1">
            <text:p>1.6323448452848</text:p>
          </table:table-cell>
          <table:table-cell office:value-type="float" office:value="0.2972448925169" table:style-name="ce1">
            <text:p>0.2972448925169</text:p>
          </table:table-cell>
          <table:table-cell office:value-type="float" office:value="1.36351256685217" table:style-name="ce1">
            <text:p>1.36351256685217</text:p>
          </table:table-cell>
          <table:table-cell office:value-type="float" office:value="0.507768211407415" table:style-name="ce1">
            <text:p>0.507768211407415</text:p>
          </table:table-cell>
          <table:table-cell office:value-type="float" office:value="0.187685010802544" table:style-name="ce1">
            <text:p>0.187685010802544</text:p>
          </table:table-cell>
          <table:table-cell office:value-type="float" office:value="0.2179874211614" table:style-name="ce1">
            <text:p>0.2179874211614</text:p>
          </table:table-cell>
          <table:table-cell office:value-type="float" office:value="0.756690119033886" table:style-name="ce1">
            <text:p>0.756690119033886</text:p>
          </table:table-cell>
          <table:table-cell office:value-type="float" office:value="0.818619404025442" table:style-name="ce1">
            <text:p>0.818619404025442</text:p>
          </table:table-cell>
          <table:table-cell office:value-type="float" office:value="0.855185159327624" table:style-name="ce1">
            <text:p>0.855185159327624</text:p>
          </table:table-cell>
          <table:table-cell office:value-type="float" office:value="0.39993093767809" table:style-name="ce1">
            <text:p>0.39993093767809</text:p>
          </table:table-cell>
          <table:table-cell office:value-type="float" office:value="0.723358213767099" table:style-name="ce1">
            <text:p>0.723358213767099</text:p>
          </table:table-cell>
          <table:table-cell office:value-type="float" office:value="0.756077167066392" table:style-name="ce1">
            <text:p>0.756077167066392</text:p>
          </table:table-cell>
          <table:table-cell office:value-type="float" office:value="0.84034749445934" table:style-name="ce1">
            <text:p>0.84034749445934</text:p>
          </table:table-cell>
          <table:table-cell office:value-type="float" office:value="1.0493007065503" table:style-name="ce1">
            <text:p>1.0493007065503</text:p>
          </table:table-cell>
          <table:table-cell office:value-type="float" office:value="0.526896540048151" table:style-name="ce1">
            <text:p>0.526896540048151</text:p>
          </table:table-cell>
          <table:table-cell office:value-type="float" office:value="1.42206004788515" table:style-name="ce1">
            <text:p>1.42206004788515</text:p>
          </table:table-cell>
          <table:table-cell office:value-type="float" office:value="0.699125474776376" table:style-name="ce1">
            <text:p>0.699125474776376</text:p>
          </table:table-cell>
          <table:table-cell office:value-type="float" office:value="0.814561239275142" table:style-name="ce1">
            <text:p>0.814561239275142</text:p>
          </table:table-cell>
          <table:table-cell office:value-type="float" office:value="1.32591113408768" table:style-name="ce1">
            <text:p>1.32591113408768</text:p>
          </table:table-cell>
          <table:table-cell office:value-type="float" office:value="1.61163129603848" table:style-name="ce1">
            <text:p>1.61163129603848</text:p>
          </table:table-cell>
          <table:table-cell office:value-type="float" office:value="1.10324047968971" table:style-name="ce1">
            <text:p>1.10324047968971</text:p>
          </table:table-cell>
          <table:table-cell office:value-type="float" office:value="1.07823626667093" table:style-name="ce1">
            <text:p>1.07823626667093</text:p>
          </table:table-cell>
          <table:table-cell office:value-type="float" office:value="1.25168053719677" table:style-name="ce1">
            <text:p>1.25168053719677</text:p>
          </table:table-cell>
          <table:table-cell office:value-type="float" office:value="1.27209817859672" table:style-name="ce1">
            <text:p>1.27209817859672</text:p>
          </table:table-cell>
          <table:table-cell office:value-type="float" office:value="1.15529912437715" table:style-name="ce1">
            <text:p>1.15529912437715</text:p>
          </table:table-cell>
          <table:table-cell office:value-type="float" office:value="0.983820527402235" table:style-name="ce1">
            <text:p>0.983820527402235</text:p>
          </table:table-cell>
          <table:table-cell office:value-type="float" office:value="1.23785741351606" table:style-name="ce1">
            <text:p>1.23785741351606</text:p>
          </table:table-cell>
          <table:table-cell office:value-type="float" office:value="1.56663216711458" table:style-name="ce1">
            <text:p>1.56663216711458</text:p>
          </table:table-cell>
          <table:table-cell office:value-type="float" office:value="0.981051675411145" table:style-name="ce1">
            <text:p>0.981051675411145</text:p>
          </table:table-cell>
          <table:table-cell office:value-type="float" office:value="1.15952637932538" table:style-name="ce1">
            <text:p>1.15952637932538</text:p>
          </table:table-cell>
          <table:table-cell office:value-type="float" office:value="1.14948664882333" table:style-name="ce1">
            <text:p>1.14948664882333</text:p>
          </table:table-cell>
          <table:table-cell office:value-type="float" office:value="1.37270684636457" table:style-name="ce1">
            <text:p>1.37270684636457</text:p>
          </table:table-cell>
          <table:table-cell office:value-type="float" office:value="1.06295474003308" table:style-name="ce1">
            <text:p>1.06295474003308</text:p>
          </table:table-cell>
          <table:table-cell office:value-type="float" office:value="0.774571407464895" table:style-name="ce1">
            <text:p>0.774571407464895</text:p>
          </table:table-cell>
          <table:table-cell office:value-type="float" office:value="0.901452464735991" table:style-name="ce1">
            <text:p>0.901452464735991</text:p>
          </table:table-cell>
          <table:table-cell office:value-type="float" office:value="0.765060083831379" table:style-name="ce1">
            <text:p>0.765060083831379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887544795956318" table:style-name="ce1">
            <text:p>0.887544795956318</text:p>
          </table:table-cell>
          <table:table-cell office:value-type="float" office:value="1.62365783636619" table:style-name="ce1">
            <text:p>1.62365783636619</text:p>
          </table:table-cell>
          <table:table-cell office:value-type="float" office:value="0.307332918037132" table:style-name="ce1">
            <text:p>0.307332918037132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  <table:table-cell office:value-type="float" office:value="0.897928194027264" table:style-name="ce1">
            <text:p>0.897928194027264</text:p>
          </table:table-cell>
        </table:table-row>
        <table:table-row>
          <table:table-cell office:value-type="float" office:value="0.697561390445531" table:style-name="ce1">
            <text:p>0.697561390445531</text:p>
          </table:table-cell>
          <table:table-cell office:value-type="float" office:value="0.190823137959879" table:style-name="ce1">
            <text:p>0.190823137959879</text:p>
          </table:table-cell>
          <table:table-cell office:value-type="float" office:value="0.440372917325749" table:style-name="ce1">
            <text:p>0.440372917325749</text:p>
          </table:table-cell>
          <table:table-cell office:value-type="float" office:value="0.56685730948063" table:style-name="ce1">
            <text:p>0.56685730948063</text:p>
          </table:table-cell>
          <table:table-cell office:value-type="float" office:value="1.64788000721955" table:style-name="ce1">
            <text:p>1.64788000721955</text:p>
          </table:table-cell>
          <table:table-cell office:value-type="float" office:value="0.308667231622057" table:style-name="ce1">
            <text:p>0.308667231622057</text:p>
          </table:table-cell>
          <table:table-cell office:value-type="float" office:value="1.30179464460803" table:style-name="ce1">
            <text:p>1.30179464460803</text:p>
          </table:table-cell>
          <table:table-cell office:value-type="float" office:value="0.501427328985071" table:style-name="ce1">
            <text:p>0.501427328985071</text:p>
          </table:table-cell>
          <table:table-cell office:value-type="float" office:value="0.181299206313137" table:style-name="ce1">
            <text:p>0.181299206313137</text:p>
          </table:table-cell>
          <table:table-cell office:value-type="float" office:value="0.205846765720626" table:style-name="ce1">
            <text:p>0.205846765720626</text:p>
          </table:table-cell>
          <table:table-cell office:value-type="float" office:value="0.718370052928189" table:style-name="ce1">
            <text:p>0.718370052928189</text:p>
          </table:table-cell>
          <table:table-cell office:value-type="float" office:value="0.875898708573946" table:style-name="ce1">
            <text:p>0.875898708573946</text:p>
          </table:table-cell>
          <table:table-cell office:value-type="float" office:value="0.856136291690975" table:style-name="ce1">
            <text:p>0.856136291690975</text:p>
          </table:table-cell>
          <table:table-cell office:value-type="float" office:value="0.382366693368198" table:style-name="ce1">
            <text:p>0.382366693368198</text:p>
          </table:table-cell>
          <table:table-cell office:value-type="float" office:value="0.672419791640938" table:style-name="ce1">
            <text:p>0.672419791640938</text:p>
          </table:table-cell>
          <table:table-cell office:value-type="float" office:value="0.728769100100832" table:style-name="ce1">
            <text:p>0.728769100100832</text:p>
          </table:table-cell>
          <table:table-cell office:value-type="float" office:value="0.842926119977759" table:style-name="ce1">
            <text:p>0.842926119977759</text:p>
          </table:table-cell>
          <table:table-cell office:value-type="float" office:value="0.976803284188175" table:style-name="ce1">
            <text:p>0.976803284188175</text:p>
          </table:table-cell>
          <table:table-cell office:value-type="float" office:value="0.540106711761367" table:style-name="ce1">
            <text:p>0.540106711761367</text:p>
          </table:table-cell>
          <table:table-cell office:value-type="float" office:value="1.29991351615607" table:style-name="ce1">
            <text:p>1.29991351615607</text:p>
          </table:table-cell>
          <table:table-cell office:value-type="float" office:value="0.697561390445531" table:style-name="ce1">
            <text:p>0.697561390445531</text:p>
          </table:table-cell>
          <table:table-cell office:value-type="float" office:value="0.785815905627184" table:style-name="ce1">
            <text:p>0.785815905627184</text:p>
          </table:table-cell>
          <table:table-cell office:value-type="float" office:value="1.26522888930585" table:style-name="ce1">
            <text:p>1.26522888930585</text:p>
          </table:table-cell>
          <table:table-cell office:value-type="float" office:value="1.55371790324774" table:style-name="ce1">
            <text:p>1.55371790324774</text:p>
          </table:table-cell>
          <table:table-cell office:value-type="float" office:value="1.06189792629603" table:style-name="ce1">
            <text:p>1.06189792629603</text:p>
          </table:table-cell>
          <table:table-cell office:value-type="float" office:value="0.956385642788229" table:style-name="ce1">
            <text:p>0.956385642788229</text:p>
          </table:table-cell>
          <table:table-cell office:value-type="float" office:value="1.18258605506797" table:style-name="ce1">
            <text:p>1.18258605506797</text:p>
          </table:table-cell>
          <table:table-cell office:value-type="float" office:value="1.2411123998262" table:style-name="ce1">
            <text:p>1.2411123998262</text:p>
          </table:table-cell>
          <table:table-cell office:value-type="float" office:value="1.11653519650189" table:style-name="ce1">
            <text:p>1.11653519650189</text:p>
          </table:table-cell>
          <table:table-cell office:value-type="float" office:value="0.976824420462916" table:style-name="ce1">
            <text:p>0.976824420462916</text:p>
          </table:table-cell>
          <table:table-cell office:value-type="float" office:value="1.23045971735666" table:style-name="ce1">
            <text:p>1.23045971735666</text:p>
          </table:table-cell>
          <table:table-cell office:value-type="float" office:value="1.58734571636091" table:style-name="ce1">
            <text:p>1.58734571636091</text:p>
          </table:table-cell>
          <table:table-cell office:value-type="float" office:value="0.965178333080545" table:style-name="ce1">
            <text:p>0.965178333080545</text:p>
          </table:table-cell>
          <table:table-cell office:value-type="float" office:value="1.21534728091674" table:style-name="ce1">
            <text:p>1.21534728091674</text:p>
          </table:table-cell>
          <table:table-cell office:value-type="float" office:value="1.14781688311878" table:style-name="ce1">
            <text:p>1.14781688311878</text:p>
          </table:table-cell>
          <table:table-cell office:value-type="float" office:value="1.20486368864514" table:style-name="ce1">
            <text:p>1.20486368864514</text:p>
          </table:table-cell>
          <table:table-cell office:value-type="float" office:value="1.09569482960712" table:style-name="ce1">
            <text:p>1.09569482960712</text:p>
          </table:table-cell>
          <table:table-cell office:value-type="float" office:value="0.80179492933149" table:style-name="ce1">
            <text:p>0.80179492933149</text:p>
          </table:table-cell>
          <table:table-cell office:value-type="float" office:value="0.94922044565098" table:style-name="ce1">
            <text:p>0.94922044565098</text:p>
          </table:table-cell>
          <table:table-cell office:value-type="float" office:value="0.863216943729259" table:style-name="ce1">
            <text:p>0.863216943729259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798117217526531" table:style-name="ce1">
            <text:p>0.798117217526531</text:p>
          </table:table-cell>
          <table:table-cell office:value-type="float" office:value="1.54519998452706" table:style-name="ce1">
            <text:p>1.54519998452706</text:p>
          </table:table-cell>
          <table:table-cell office:value-type="float" office:value="0.323502168214108" table:style-name="ce1">
            <text:p>0.323502168214108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  <table:table-cell office:value-type="float" office:value="0.878188346608065" table:style-name="ce1">
            <text:p>0.878188346608065</text:p>
          </table:table-cell>
        </table:table-row>
        <table:table-row>
          <table:table-cell office:value-type="float" office:value="0.38793610176249" table:style-name="ce1">
            <text:p>0.38793610176249</text:p>
          </table:table-cell>
          <table:table-cell office:value-type="float" office:value="0.188673735797321" table:style-name="ce1">
            <text:p>0.188673735797321</text:p>
          </table:table-cell>
          <table:table-cell office:value-type="float" office:value="0.403043052054932" table:style-name="ce1">
            <text:p>0.403043052054932</text:p>
          </table:table-cell>
          <table:table-cell office:value-type="float" office:value="0.336247341883019" table:style-name="ce1">
            <text:p>0.336247341883019</text:p>
          </table:table-cell>
          <table:table-cell office:value-type="float" office:value="1.67833737912154" table:style-name="ce1">
            <text:p>1.67833737912154</text:p>
          </table:table-cell>
          <table:table-cell office:value-type="float" office:value="0.217009789855204" table:style-name="ce1">
            <text:p>0.217009789855204</text:p>
          </table:table-cell>
          <table:table-cell office:value-type="float" office:value="1.00136363543739" table:style-name="ce1">
            <text:p>1.00136363543739</text:p>
          </table:table-cell>
          <table:table-cell office:value-type="float" office:value="0.368585842236971" table:style-name="ce1">
            <text:p>0.368585842236971</text:p>
          </table:table-cell>
          <table:table-cell office:value-type="float" office:value="0.174233913398146" table:style-name="ce1">
            <text:p>0.174233913398146</text:p>
          </table:table-cell>
          <table:table-cell office:value-type="float" office:value="0.194427200037614" table:style-name="ce1">
            <text:p>0.194427200037614</text:p>
          </table:table-cell>
          <table:table-cell office:value-type="float" office:value="0.26191106361841" table:style-name="ce1">
            <text:p>0.26191106361841</text:p>
          </table:table-cell>
          <table:table-cell office:value-type="float" office:value="0.619515695963851" table:style-name="ce1">
            <text:p>0.619515695963851</text:p>
          </table:table-cell>
          <table:table-cell office:value-type="float" office:value="0.427069914445721" table:style-name="ce1">
            <text:p>0.427069914445721</text:p>
          </table:table-cell>
          <table:table-cell office:value-type="float" office:value="0.374546271713974" table:style-name="ce1">
            <text:p>0.374546271713974</text:p>
          </table:table-cell>
          <table:table-cell office:value-type="float" office:value="0.17962754605113" table:style-name="ce1">
            <text:p>0.17962754605113</text:p>
          </table:table-cell>
          <table:table-cell office:value-type="float" office:value="0.386171222821604" table:style-name="ce1">
            <text:p>0.386171222821604</text:p>
          </table:table-cell>
          <table:table-cell office:value-type="float" office:value="0.385304635557218" table:style-name="ce1">
            <text:p>0.385304635557218</text:p>
          </table:table-cell>
          <table:table-cell office:value-type="float" office:value="0.601570998708619" table:style-name="ce1">
            <text:p>0.601570998708619</text:p>
          </table:table-cell>
          <table:table-cell office:value-type="float" office:value="0.231517100540643" table:style-name="ce1">
            <text:p>0.231517100540643</text:p>
          </table:table-cell>
          <table:table-cell office:value-type="float" office:value="0.828046182559993" table:style-name="ce1">
            <text:p>0.828046182559993</text:p>
          </table:table-cell>
          <table:table-cell office:value-type="float" office:value="0.38793610176249" table:style-name="ce1">
            <text:p>0.38793610176249</text:p>
          </table:table-cell>
          <table:table-cell office:value-type="float" office:value="0.474901304184933" table:style-name="ce1">
            <text:p>0.474901304184933</text:p>
          </table:table-cell>
          <table:table-cell office:value-type="float" office:value="0.661999608193554" table:style-name="ce1">
            <text:p>0.661999608193554</text:p>
          </table:table-cell>
          <table:table-cell office:value-type="float" office:value="1.07572104997674" table:style-name="ce1">
            <text:p>1.07572104997674</text:p>
          </table:table-cell>
          <table:table-cell office:value-type="float" office:value="0.620022966557639" table:style-name="ce1">
            <text:p>0.620022966557639</text:p>
          </table:table-cell>
          <table:table-cell office:value-type="float" office:value="0.553422564848289" table:style-name="ce1">
            <text:p>0.553422564848289</text:p>
          </table:table-cell>
          <table:table-cell office:value-type="float" office:value="0.494938492639539" table:style-name="ce1">
            <text:p>0.494938492639539</text:p>
          </table:table-cell>
          <table:table-cell office:value-type="float" office:value="0.604508940897638" table:style-name="ce1">
            <text:p>0.604508940897638</text:p>
          </table:table-cell>
          <table:table-cell office:value-type="float" office:value="0.588339690720662" table:style-name="ce1">
            <text:p>0.588339690720662</text:p>
          </table:table-cell>
          <table:table-cell office:value-type="float" office:value="0.625243626418702" table:style-name="ce1">
            <text:p>0.625243626418702</text:p>
          </table:table-cell>
          <table:table-cell office:value-type="float" office:value="0.605143029139872" table:style-name="ce1">
            <text:p>0.605143029139872</text:p>
          </table:table-cell>
          <table:table-cell office:value-type="float" office:value="0.912887189370951" table:style-name="ce1">
            <text:p>0.912887189370951</text:p>
          </table:table-cell>
          <table:table-cell office:value-type="float" office:value="0.405722276957164" table:style-name="ce1">
            <text:p>0.405722276957164</text:p>
          </table:table-cell>
          <table:table-cell office:value-type="float" office:value="0.709746452833801" table:style-name="ce1">
            <text:p>0.709746452833801</text:p>
          </table:table-cell>
          <table:table-cell office:value-type="float" office:value="0.395344366059262" table:style-name="ce1">
            <text:p>0.395344366059262</text:p>
          </table:table-cell>
          <table:table-cell office:value-type="float" office:value="0.65713826500309" table:style-name="ce1">
            <text:p>0.65713826500309</text:p>
          </table:table-cell>
          <table:table-cell office:value-type="float" office:value="0.449072776451254" table:style-name="ce1">
            <text:p>0.449072776451254</text:p>
          </table:table-cell>
          <table:table-cell office:value-type="float" office:value="0.350979325377597" table:style-name="ce1">
            <text:p>0.350979325377597</text:p>
          </table:table-cell>
          <table:table-cell office:value-type="float" office:value="0.364168360816072" table:style-name="ce1">
            <text:p>0.364168360816072</text:p>
          </table:table-cell>
          <table:table-cell office:value-type="float" office:value="0.425252194817983" table:style-name="ce1">
            <text:p>0.425252194817983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0.371798555997626" table:style-name="ce1">
            <text:p>0.371798555997626</text:p>
          </table:table-cell>
          <table:table-cell office:value-type="float" office:value="0.628414067629873" table:style-name="ce1">
            <text:p>0.628414067629873</text:p>
          </table:table-cell>
          <table:table-cell office:value-type="float" office:value="0.194359529545709" table:style-name="ce1">
            <text:p>0.194359529545709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  <table:table-cell office:value-type="float" office:value="0.49865505756408" table:style-name="ce1">
            <text:p>0.49865505756408</text:p>
          </table:table-cell>
        </table:table-row>
        <table:table-row>
          <table:table-cell office:value-type="float" office:value="0.925748612550938" table:style-name="ce1">
            <text:p>0.925748612550938</text:p>
          </table:table-cell>
          <table:table-cell office:value-type="float" office:value="0.209805825832952" table:style-name="ce1">
            <text:p>0.209805825832952</text:p>
          </table:table-cell>
          <table:table-cell office:value-type="float" office:value="0.621578304994509" table:style-name="ce1">
            <text:p>0.621578304994509</text:p>
          </table:table-cell>
          <table:table-cell office:value-type="float" office:value="0.727083482190226" table:style-name="ce1">
            <text:p>0.727083482190226</text:p>
          </table:table-cell>
          <table:table-cell office:value-type="float" office:value="1.89508987659198" table:style-name="ce1">
            <text:p>1.89508987659198</text:p>
          </table:table-cell>
          <table:table-cell office:value-type="float" office:value="0.298375062041083" table:style-name="ce1">
            <text:p>0.298375062041083</text:p>
          </table:table-cell>
          <table:table-cell office:value-type="float" office:value="1.94938896640199" table:style-name="ce1">
            <text:p>1.94938896640199</text:p>
          </table:table-cell>
          <table:table-cell office:value-type="float" office:value="0.897838161755256" table:style-name="ce1">
            <text:p>0.897838161755256</text:p>
          </table:table-cell>
          <table:table-cell office:value-type="float" office:value="0.207223769815736" table:style-name="ce1">
            <text:p>0.207223769815736</text:p>
          </table:table-cell>
          <table:table-cell office:value-type="float" office:value="0.257364468779469" table:style-name="ce1">
            <text:p>0.257364468779469</text:p>
          </table:table-cell>
          <table:table-cell office:value-type="float" office:value="0.763728498522687" table:style-name="ce1">
            <text:p>0.763728498522687</text:p>
          </table:table-cell>
          <table:table-cell office:value-type="float" office:value="1.37458797481653" table:style-name="ce1">
            <text:p>1.37458797481653</text:p>
          </table:table-cell>
          <table:table-cell office:value-type="float" office:value="1.10905295524352" table:style-name="ce1">
            <text:p>1.10905295524352</text:p>
          </table:table-cell>
          <table:table-cell office:value-type="float" office:value="0.647331033523199" table:style-name="ce1">
            <text:p>0.647331033523199</text:p>
          </table:table-cell>
          <table:table-cell office:value-type="float" office:value="0.753900130768054" table:style-name="ce1">
            <text:p>0.753900130768054</text:p>
          </table:table-cell>
          <table:table-cell office:value-type="float" office:value="0.782582055591789" table:style-name="ce1">
            <text:p>0.782582055591789</text:p>
          </table:table-cell>
          <table:table-cell office:value-type="float" office:value="1.13354989766851" table:style-name="ce1">
            <text:p>1.13354989766851</text:p>
          </table:table-cell>
          <table:table-cell office:value-type="float" office:value="1.10311366204126" table:style-name="ce1">
            <text:p>1.10311366204126</text:p>
          </table:table-cell>
          <table:table-cell office:value-type="float" office:value="0.893822269554438" table:style-name="ce1">
            <text:p>0.893822269554438</text:p>
          </table:table-cell>
          <table:table-cell office:value-type="float" office:value="1.78391307145356" table:style-name="ce1">
            <text:p>1.78391307145356</text:p>
          </table:table-cell>
          <table:table-cell office:value-type="float" office:value="0.925748612550938" table:style-name="ce1">
            <text:p>0.925748612550938</text:p>
          </table:table-cell>
          <table:table-cell office:value-type="float" office:value="1.23950604294587" table:style-name="ce1">
            <text:p>1.23950604294587</text:p>
          </table:table-cell>
          <table:table-cell office:value-type="float" office:value="1.99652285907474" table:style-name="ce1">
            <text:p>1.99652285907474</text:p>
          </table:table-cell>
          <table:table-cell office:value-type="float" office:value="1.97126501075907" table:style-name="ce1">
            <text:p>1.97126501075907</text:p>
          </table:table-cell>
          <table:table-cell office:value-type="float" office:value="1.4680103091724" table:style-name="ce1">
            <text:p>1.4680103091724</text:p>
          </table:table-cell>
          <table:table-cell office:value-type="float" office:value="1.20906980731862" table:style-name="ce1">
            <text:p>1.20906980731862</text:p>
          </table:table-cell>
          <table:table-cell office:value-type="float" office:value="1.51396057045965" table:style-name="ce1">
            <text:p>1.51396057045965</text:p>
          </table:table-cell>
          <table:table-cell office:value-type="float" office:value="1.78082717534135" table:style-name="ce1">
            <text:p>1.78082717534135</text:p>
          </table:table-cell>
          <table:table-cell office:value-type="float" office:value="1.78972554700737" table:style-name="ce1">
            <text:p>1.78972554700737</text:p>
          </table:table-cell>
          <table:table-cell office:value-type="float" office:value="1.44036406181098" table:style-name="ce1">
            <text:p>1.44036406181098</text:p>
          </table:table-cell>
          <table:table-cell office:value-type="float" office:value="1.60698131559543" table:style-name="ce1">
            <text:p>1.60698131559543</text:p>
          </table:table-cell>
          <table:table-cell office:value-type="float" office:value="2.04295925468104" table:style-name="ce1">
            <text:p>2.04295925468104</text:p>
          </table:table-cell>
          <table:table-cell office:value-type="float" office:value="1.29619353180163" table:style-name="ce1">
            <text:p>1.29619353180163</text:p>
          </table:table-cell>
          <table:table-cell office:value-type="float" office:value="1.57286736816322" table:style-name="ce1">
            <text:p>1.57286736816322</text:p>
          </table:table-cell>
          <table:table-cell office:value-type="float" office:value="1.39246926324754" table:style-name="ce1">
            <text:p>1.39246926324754</text:p>
          </table:table-cell>
          <table:table-cell office:value-type="float" office:value="1.61695763727325" table:style-name="ce1">
            <text:p>1.61695763727325</text:p>
          </table:table-cell>
          <table:table-cell office:value-type="float" office:value="1.21363524266271" table:style-name="ce1">
            <text:p>1.21363524266271</text:p>
          </table:table-cell>
          <table:table-cell office:value-type="float" office:value="0.893336135235391" table:style-name="ce1">
            <text:p>0.893336135235391</text:p>
          </table:table-cell>
          <table:table-cell office:value-type="float" office:value="1.14126463794903" table:style-name="ce1">
            <text:p>1.14126463794903</text:p>
          </table:table-cell>
          <table:table-cell office:value-type="float" office:value="1.20997866713249" table:style-name="ce1">
            <text:p>1.20997866713249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30403508973059" table:style-name="ce1">
            <text:p>1.30403508973059</text:p>
          </table:table-cell>
          <table:table-cell office:value-type="float" office:value="2.79727062764304" table:style-name="ce1">
            <text:p>2.79727062764304</text:p>
          </table:table-cell>
          <table:table-cell office:value-type="float" office:value="0.778206846720372" table:style-name="ce1">
            <text:p>0.778206846720372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  <table:table-cell office:value-type="float" office:value="1.19715583789699" table:style-name="ce1">
            <text:p>1.19715583789699</text:p>
          </table:table-cell>
        </table:table-row>
        <table:table-row>
          <table:table-cell office:value-type="float" office:value="0.834714677240824" table:style-name="ce1">
            <text:p>0.834714677240824</text:p>
          </table:table-cell>
          <table:table-cell office:value-type="float" office:value="0.213848088609634" table:style-name="ce1">
            <text:p>0.213848088609634</text:p>
          </table:table-cell>
          <table:table-cell office:value-type="float" office:value="0.652686526053523" table:style-name="ce1">
            <text:p>0.652686526053523</text:p>
          </table:table-cell>
          <table:table-cell office:value-type="float" office:value="0.616402058491046" table:style-name="ce1">
            <text:p>0.616402058491046</text:p>
          </table:table-cell>
          <table:table-cell office:value-type="float" office:value="1.83476694848075" table:style-name="ce1">
            <text:p>1.83476694848075</text:p>
          </table:table-cell>
          <table:table-cell office:value-type="float" office:value="0.281332382958604" table:style-name="ce1">
            <text:p>0.281332382958604</text:p>
          </table:table-cell>
          <table:table-cell office:value-type="float" office:value="1.88272515586841" table:style-name="ce1">
            <text:p>1.88272515586841</text:p>
          </table:table-cell>
          <table:table-cell office:value-type="float" office:value="0.876596205640404" table:style-name="ce1">
            <text:p>0.876596205640404</text:p>
          </table:table-cell>
          <table:table-cell office:value-type="float" office:value="0.201787862411072" table:style-name="ce1">
            <text:p>0.201787862411072</text:p>
          </table:table-cell>
          <table:table-cell office:value-type="float" office:value="0.243566693606917" table:style-name="ce1">
            <text:p>0.243566693606917</text:p>
          </table:table-cell>
          <table:table-cell office:value-type="float" office:value="0.436158512584414" table:style-name="ce1">
            <text:p>0.436158512584414</text:p>
          </table:table-cell>
          <table:table-cell office:value-type="float" office:value="1.48887181234191" table:style-name="ce1">
            <text:p>1.48887181234191</text:p>
          </table:table-cell>
          <table:table-cell office:value-type="float" office:value="0.947466134847465" table:style-name="ce1">
            <text:p>0.947466134847465</text:p>
          </table:table-cell>
          <table:table-cell office:value-type="float" office:value="0.508655934946543" table:style-name="ce1">
            <text:p>0.508655934946543</text:p>
          </table:table-cell>
          <table:table-cell office:value-type="float" office:value="0.485786485676623" table:style-name="ce1">
            <text:p>0.485786485676623</text:p>
          </table:table-cell>
          <table:table-cell office:value-type="float" office:value="0.621819549910636" table:style-name="ce1">
            <text:p>0.621819549910636</text:p>
          </table:table-cell>
          <table:table-cell office:value-type="float" office:value="0.996502292246923" table:style-name="ce1">
            <text:p>0.996502292246923</text:p>
          </table:table-cell>
          <table:table-cell office:value-type="float" office:value="1.01928719641788" table:style-name="ce1">
            <text:p>1.01928719641788</text:p>
          </table:table-cell>
          <table:table-cell office:value-type="float" office:value="0.756542165110698" table:style-name="ce1">
            <text:p>0.756542165110698</text:p>
          </table:table-cell>
          <table:table-cell office:value-type="float" office:value="1.68125418503581" table:style-name="ce1">
            <text:p>1.68125418503581</text:p>
          </table:table-cell>
          <table:table-cell office:value-type="float" office:value="0.834714677240824" table:style-name="ce1">
            <text:p>0.834714677240824</text:p>
          </table:table-cell>
          <table:table-cell office:value-type="float" office:value="1.20389142000704" table:style-name="ce1">
            <text:p>1.20389142000704</text:p>
          </table:table-cell>
          <table:table-cell office:value-type="float" office:value="1.81785792868784" table:style-name="ce1">
            <text:p>1.81785792868784</text:p>
          </table:table-cell>
          <table:table-cell office:value-type="float" office:value="1.96397299597338" table:style-name="ce1">
            <text:p>1.96397299597338</text:p>
          </table:table-cell>
          <table:table-cell office:value-type="float" office:value="1.37507410913558" table:style-name="ce1">
            <text:p>1.37507410913558</text:p>
          </table:table-cell>
          <table:table-cell office:value-type="float" office:value="1.30048419557408" table:style-name="ce1">
            <text:p>1.30048419557408</text:p>
          </table:table-cell>
          <table:table-cell office:value-type="float" office:value="1.28086973261429" table:style-name="ce1">
            <text:p>1.28086973261429</text:p>
          </table:table-cell>
          <table:table-cell office:value-type="float" office:value="1.79577052158334" table:style-name="ce1">
            <text:p>1.79577052158334</text:p>
          </table:table-cell>
          <table:table-cell office:value-type="float" office:value="1.49870018009654" table:style-name="ce1">
            <text:p>1.49870018009654</text:p>
          </table:table-cell>
          <table:table-cell office:value-type="float" office:value="1.29555944355939" table:style-name="ce1">
            <text:p>1.29555944355939</text:p>
          </table:table-cell>
          <table:table-cell office:value-type="float" office:value="1.39223676422539" table:style-name="ce1">
            <text:p>1.39223676422539</text:p>
          </table:table-cell>
          <table:table-cell office:value-type="float" office:value="1.88874899416964" table:style-name="ce1">
            <text:p>1.88874899416964</text:p>
          </table:table-cell>
          <table:table-cell office:value-type="float" office:value="1.0225844552775" table:style-name="ce1">
            <text:p>1.0225844552775</text:p>
          </table:table-cell>
          <table:table-cell office:value-type="float" office:value="1.39585106720613" table:style-name="ce1">
            <text:p>1.39585106720613</text:p>
          </table:table-cell>
          <table:table-cell office:value-type="float" office:value="0.931909836637982" table:style-name="ce1">
            <text:p>0.931909836637982</text:p>
          </table:table-cell>
          <table:table-cell office:value-type="float" office:value="1.46443827874114" table:style-name="ce1">
            <text:p>1.46443827874114</text:p>
          </table:table-cell>
          <table:table-cell office:value-type="float" office:value="1.02313399842077" table:style-name="ce1">
            <text:p>1.02313399842077</text:p>
          </table:table-cell>
          <table:table-cell office:value-type="float" office:value="0.750264691512577" table:style-name="ce1">
            <text:p>0.750264691512577</text:p>
          </table:table-cell>
          <table:table-cell office:value-type="float" office:value="0.860067638792828" table:style-name="ce1">
            <text:p>0.860067638792828</text:p>
          </table:table-cell>
          <table:table-cell office:value-type="float" office:value="1.15170595767115" table:style-name="ce1">
            <text:p>1.15170595767115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09506074136488" table:style-name="ce1">
            <text:p>1.09506074136488</text:p>
          </table:table-cell>
          <table:table-cell office:value-type="float" office:value="1.75554819075094" table:style-name="ce1">
            <text:p>1.75554819075094</text:p>
          </table:table-cell>
          <table:table-cell office:value-type="float" office:value="0.506415489823981" table:style-name="ce1">
            <text:p>0.506415489823981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  <table:table-cell office:value-type="float" office:value="1.05282398524092" table:style-name="ce1">
            <text:p>1.05282398524092</text:p>
          </table:table-cell>
        </table:table-row>
        <table:table-row>
          <table:table-cell office:value-type="float" office:value="1.009416014158" table:style-name="ce1">
            <text:p>1.009416014158</text:p>
          </table:table-cell>
          <table:table-cell office:value-type="float" office:value="0.213350259334564" table:style-name="ce1">
            <text:p>0.213350259334564</text:p>
          </table:table-cell>
          <table:table-cell office:value-type="float" office:value="0.591247789461969" table:style-name="ce1">
            <text:p>0.591247789461969</text:p>
          </table:table-cell>
          <table:table-cell office:value-type="float" office:value="0.776476314225941" table:style-name="ce1">
            <text:p>0.776476314225941</text:p>
          </table:table-cell>
          <table:table-cell office:value-type="float" office:value="1.75022184951617" table:style-name="ce1">
            <text:p>1.75022184951617</text:p>
          </table:table-cell>
          <table:table-cell office:value-type="float" office:value="0.325899890121484" table:style-name="ce1">
            <text:p>0.325899890121484</text:p>
          </table:table-cell>
          <table:table-cell office:value-type="float" office:value="1.69989637935751" table:style-name="ce1">
            <text:p>1.69989637935751</text:p>
          </table:table-cell>
          <table:table-cell office:value-type="float" office:value="0.913479005063703" table:style-name="ce1">
            <text:p>0.913479005063703</text:p>
          </table:table-cell>
          <table:table-cell office:value-type="float" office:value="0.198300284063437" table:style-name="ce1">
            <text:p>0.198300284063437</text:p>
          </table:table-cell>
          <table:table-cell office:value-type="float" office:value="0.237039444588103" table:style-name="ce1">
            <text:p>0.237039444588103</text:p>
          </table:table-cell>
          <table:table-cell office:value-type="float" office:value="0.736737475678244" table:style-name="ce1">
            <text:p>0.736737475678244</text:p>
          </table:table-cell>
          <table:table-cell office:value-type="float" office:value="1.37894204741321" table:style-name="ce1">
            <text:p>1.37894204741321</text:p>
          </table:table-cell>
          <table:table-cell office:value-type="float" office:value="1.16421863231791" table:style-name="ce1">
            <text:p>1.16421863231791</text:p>
          </table:table-cell>
          <table:table-cell office:value-type="float" office:value="0.525269046893083" table:style-name="ce1">
            <text:p>0.525269046893083</text:p>
          </table:table-cell>
          <table:table-cell office:value-type="float" office:value="0.879026877235636" table:style-name="ce1">
            <text:p>0.879026877235636</text:p>
          </table:table-cell>
          <table:table-cell office:value-type="float" office:value="0.767342801503423" table:style-name="ce1">
            <text:p>0.767342801503423</text:p>
          </table:table-cell>
          <table:table-cell office:value-type="float" office:value="1.12467266227723" table:style-name="ce1">
            <text:p>1.12467266227723</text:p>
          </table:table-cell>
          <table:table-cell office:value-type="float" office:value="1.15022641843927" table:style-name="ce1">
            <text:p>1.15022641843927</text:p>
          </table:table-cell>
          <table:table-cell office:value-type="float" office:value="1.12780083093892" table:style-name="ce1">
            <text:p>1.12780083093892</text:p>
          </table:table-cell>
          <table:table-cell office:value-type="float" office:value="1.69769820678443" table:style-name="ce1">
            <text:p>1.69769820678443</text:p>
          </table:table-cell>
          <table:table-cell office:value-type="float" office:value="1.009416014158" table:style-name="ce1">
            <text:p>1.009416014158</text:p>
          </table:table-cell>
          <table:table-cell office:value-type="float" office:value="1.32743294586904" table:style-name="ce1">
            <text:p>1.32743294586904</text:p>
          </table:table-cell>
          <table:table-cell office:value-type="float" office:value="2.12069847317897" table:style-name="ce1">
            <text:p>2.12069847317897</text:p>
          </table:table-cell>
          <table:table-cell office:value-type="float" office:value="2.15939899223001" table:style-name="ce1">
            <text:p>2.15939899223001</text:p>
          </table:table-cell>
          <table:table-cell office:value-type="float" office:value="1.76393929182318" table:style-name="ce1">
            <text:p>1.76393929182318</text:p>
          </table:table-cell>
          <table:table-cell office:value-type="float" office:value="1.45763239827449" table:style-name="ce1">
            <text:p>1.45763239827449</text:p>
          </table:table-cell>
          <table:table-cell office:value-type="float" office:value="1.73794167389157" table:style-name="ce1">
            <text:p>1.73794167389157</text:p>
          </table:table-cell>
          <table:table-cell office:value-type="float" office:value="2.06553279610458" table:style-name="ce1">
            <text:p>2.06553279610458</text:p>
          </table:table-cell>
          <table:table-cell office:value-type="float" office:value="2.19258294357361" table:style-name="ce1">
            <text:p>2.19258294357361</text:p>
          </table:table-cell>
          <table:table-cell office:value-type="float" office:value="1.29670080239541" table:style-name="ce1">
            <text:p>1.29670080239541</text:p>
          </table:table-cell>
          <table:table-cell office:value-type="float" office:value="1.6364030100351" table:style-name="ce1">
            <text:p>1.6364030100351</text:p>
          </table:table-cell>
          <table:table-cell office:value-type="float" office:value="2.08483021494325" table:style-name="ce1">
            <text:p>2.08483021494325</text:p>
          </table:table-cell>
          <table:table-cell office:value-type="float" office:value="1.34205924798991" table:style-name="ce1">
            <text:p>1.34205924798991</text:p>
          </table:table-cell>
          <table:table-cell office:value-type="float" office:value="1.55221722774112" table:style-name="ce1">
            <text:p>1.55221722774112</text:p>
          </table:table-cell>
          <table:table-cell office:value-type="float" office:value="1.51539783714205" table:style-name="ce1">
            <text:p>1.51539783714205</text:p>
          </table:table-cell>
          <table:table-cell office:value-type="float" office:value="1.49073180451913" table:style-name="ce1">
            <text:p>1.49073180451913</text:p>
          </table:table-cell>
          <table:table-cell office:value-type="float" office:value="1.43201523328823" table:style-name="ce1">
            <text:p>1.43201523328823</text:p>
          </table:table-cell>
          <table:table-cell office:value-type="float" office:value="1.2220052074602" table:style-name="ce1">
            <text:p>1.2220052074602</text:p>
          </table:table-cell>
          <table:table-cell office:value-type="float" office:value="1.46450168756537" table:style-name="ce1">
            <text:p>1.46450168756537</text:p>
          </table:table-cell>
          <table:table-cell office:value-type="float" office:value="1.39310335148978" table:style-name="ce1">
            <text:p>1.39310335148978</text:p>
          </table:table-cell>
          <table:table-cell office:value-type="float" office:value="0.138623173053308" table:style-name="ce1">
            <text:p>0.138623173053308</text:p>
          </table:table-cell>
          <table:table-cell office:value-type="float" office:value="1.50922604491763" table:style-name="ce1">
            <text:p>1.50922604491763</text:p>
          </table:table-cell>
          <table:table-cell office:value-type="float" office:value="3.00070727202657" table:style-name="ce1">
            <text:p>3.00070727202657</text:p>
          </table:table-cell>
          <table:table-cell office:value-type="float" office:value="0.93241710723177" table:style-name="ce1">
            <text:p>0.93241710723177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  <table:table-cell office:value-type="float" office:value="1.27529038591533" table:style-name="ce1">
            <text:p>1.27529038591533</text:p>
          </table:table-cell>
        </table:table-row>
      </table:table>
      <table:table table:name="min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352908617121933" table:style-name="ce1">
            <text:p>0.352908617121933</text:p>
          </table:table-cell>
          <table:table-cell office:value-type="float" office:value="0.065310730583216" table:style-name="ce1">
            <text:p>0.065310730583216</text:p>
          </table:table-cell>
          <table:table-cell office:value-type="float" office:value="0.179671577416492" table:style-name="ce1">
            <text:p>0.179671577416492</text:p>
          </table:table-cell>
          <table:table-cell office:value-type="float" office:value="0.280889349664292" table:style-name="ce1">
            <text:p>0.280889349664292</text:p>
          </table:table-cell>
          <table:table-cell office:value-type="float" office:value="1.22096959054663" table:style-name="ce1">
            <text:p>1.22096959054663</text:p>
          </table:table-cell>
          <table:table-cell office:value-type="float" office:value="0.0859716624084759" table:style-name="ce1">
            <text:p>0.0859716624084759</text:p>
          </table:table-cell>
          <table:table-cell office:value-type="float" office:value="0.851085232269413" table:style-name="ce1">
            <text:p>0.851085232269413</text:p>
          </table:table-cell>
          <table:table-cell office:value-type="float" office:value="0.295562777615041" table:style-name="ce1">
            <text:p>0.295562777615041</text:p>
          </table:table-cell>
          <table:table-cell office:value-type="float" office:value="0.0529438570150063" table:style-name="ce1">
            <text:p>0.0529438570150063</text:p>
          </table:table-cell>
          <table:table-cell office:value-type="float" office:value="0.0684280135692266" table:style-name="ce1">
            <text:p>0.0684280135692266</text:p>
          </table:table-cell>
          <table:table-cell office:value-type="float" office:value="0.307541686312036" table:style-name="ce1">
            <text:p>0.307541686312036</text:p>
          </table:table-cell>
          <table:table-cell office:value-type="float" office:value="0.558883745648831" table:style-name="ce1">
            <text:p>0.558883745648831</text:p>
          </table:table-cell>
          <table:table-cell office:value-type="float" office:value="0.502207176727286" table:style-name="ce1">
            <text:p>0.502207176727286</text:p>
          </table:table-cell>
          <table:table-cell office:value-type="float" office:value="0.318148215943909" table:style-name="ce1">
            <text:p>0.318148215943909</text:p>
          </table:table-cell>
          <table:table-cell office:value-type="float" office:value="0.246255158346722" table:style-name="ce1">
            <text:p>0.246255158346722</text:p>
          </table:table-cell>
          <table:table-cell office:value-type="float" office:value="0.379298307044032" table:style-name="ce1">
            <text:p>0.379298307044032</text:p>
          </table:table-cell>
          <table:table-cell office:value-type="float" office:value="0.502293732269316" table:style-name="ce1">
            <text:p>0.502293732269316</text:p>
          </table:table-cell>
          <table:table-cell office:value-type="float" office:value="0.536050393661196" table:style-name="ce1">
            <text:p>0.536050393661196</text:p>
          </table:table-cell>
          <table:table-cell office:value-type="float" office:value="0.329382118862695" table:style-name="ce1">
            <text:p>0.329382118862695</text:p>
          </table:table-cell>
          <table:table-cell office:value-type="float" office:value="0.757170792767316" table:style-name="ce1">
            <text:p>0.757170792767316</text:p>
          </table:table-cell>
          <table:table-cell office:value-type="float" office:value="0.352908617121933" table:style-name="ce1">
            <text:p>0.352908617121933</text:p>
          </table:table-cell>
          <table:table-cell office:value-type="float" office:value="0.395882348897069" table:style-name="ce1">
            <text:p>0.395882348897069</text:p>
          </table:table-cell>
          <table:table-cell office:value-type="float" office:value="0.673392950115922" table:style-name="ce1">
            <text:p>0.673392950115922</text:p>
          </table:table-cell>
          <table:table-cell office:value-type="float" office:value="0.89126200317814" table:style-name="ce1">
            <text:p>0.89126200317814</text:p>
          </table:table-cell>
          <table:table-cell office:value-type="float" office:value="0.612461626165686" table:style-name="ce1">
            <text:p>0.612461626165686</text:p>
          </table:table-cell>
          <table:table-cell office:value-type="float" office:value="0.484255557310168" table:style-name="ce1">
            <text:p>0.484255557310168</text:p>
          </table:table-cell>
          <table:table-cell office:value-type="float" office:value="0.567920144236811" table:style-name="ce1">
            <text:p>0.567920144236811</text:p>
          </table:table-cell>
          <table:table-cell office:value-type="float" office:value="0.595410184385686" table:style-name="ce1">
            <text:p>0.595410184385686</text:p>
          </table:table-cell>
          <table:table-cell office:value-type="float" office:value="0.582790386357644" table:style-name="ce1">
            <text:p>0.582790386357644</text:p>
          </table:table-cell>
          <table:table-cell office:value-type="float" office:value="0.526875506205967" table:style-name="ce1">
            <text:p>0.526875506205967</text:p>
          </table:table-cell>
          <table:table-cell office:value-type="float" office:value="0.695066569673395" table:style-name="ce1">
            <text:p>0.695066569673395</text:p>
          </table:table-cell>
          <table:table-cell office:value-type="float" office:value="0.853271836751774" table:style-name="ce1">
            <text:p>0.853271836751774</text:p>
          </table:table-cell>
          <table:table-cell office:value-type="float" office:value="0.404987991918673" table:style-name="ce1">
            <text:p>0.404987991918673</text:p>
          </table:table-cell>
          <table:table-cell office:value-type="float" office:value="0.602421183290153" table:style-name="ce1">
            <text:p>0.602421183290153</text:p>
          </table:table-cell>
          <table:table-cell office:value-type="float" office:value="0.372670875659693" table:style-name="ce1">
            <text:p>0.372670875659693</text:p>
          </table:table-cell>
          <table:table-cell office:value-type="float" office:value="0.582790386357644" table:style-name="ce1">
            <text:p>0.582790386357644</text:p>
          </table:table-cell>
          <table:table-cell office:value-type="float" office:value="0.351987162606779" table:style-name="ce1">
            <text:p>0.351987162606779</text:p>
          </table:table-cell>
          <table:table-cell office:value-type="float" office:value="0.389182949943911" table:style-name="ce1">
            <text:p>0.389182949943911</text:p>
          </table:table-cell>
          <table:table-cell office:value-type="float" office:value="0.150817323617105" table:style-name="ce1">
            <text:p>0.150817323617105</text:p>
          </table:table-cell>
          <table:table-cell office:value-type="float" office:value="0.375670504187745" table:style-name="ce1">
            <text:p>0.375670504187745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376670380363763" table:style-name="ce1">
            <text:p>0.376670380363763</text:p>
          </table:table-cell>
          <table:table-cell office:value-type="float" office:value="0.703380657299464" table:style-name="ce1">
            <text:p>0.703380657299464</text:p>
          </table:table-cell>
          <table:table-cell office:value-type="float" office:value="0.0793668657560309" table:style-name="ce1">
            <text:p>0.0793668657560309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  <table:table-cell office:value-type="float" office:value="0.465891139249806" table:style-name="ce1">
            <text:p>0.465891139249806</text:p>
          </table:table-cell>
        </table:table-row>
        <table:table-row>
          <table:table-cell office:value-type="float" office:value="0.630062473274415" table:style-name="ce1">
            <text:p>0.630062473274415</text:p>
          </table:table-cell>
          <table:table-cell office:value-type="float" office:value="0.070389713499893" table:style-name="ce1">
            <text:p>0.070389713499893</text:p>
          </table:table-cell>
          <table:table-cell office:value-type="float" office:value="0.262216057640231" table:style-name="ce1">
            <text:p>0.262216057640231</text:p>
          </table:table-cell>
          <table:table-cell office:value-type="float" office:value="0.475908357225606" table:style-name="ce1">
            <text:p>0.475908357225606</text:p>
          </table:table-cell>
          <table:table-cell office:value-type="float" office:value="1.33766221394504" table:style-name="ce1">
            <text:p>1.33766221394504</text:p>
          </table:table-cell>
          <table:table-cell office:value-type="float" office:value="0.1042337824517" table:style-name="ce1">
            <text:p>0.1042337824517</text:p>
          </table:table-cell>
          <table:table-cell office:value-type="float" office:value="1.36151238111838" table:style-name="ce1">
            <text:p>1.36151238111838</text:p>
          </table:table-cell>
          <table:table-cell office:value-type="float" office:value="0.661776694622241" table:style-name="ce1">
            <text:p>0.661776694622241</text:p>
          </table:table-cell>
          <table:table-cell office:value-type="float" office:value="0.0700095434222652" table:style-name="ce1">
            <text:p>0.0700095434222652</text:p>
          </table:table-cell>
          <table:table-cell office:value-type="float" office:value="0.0858337739955918" table:style-name="ce1">
            <text:p>0.0858337739955918</text:p>
          </table:table-cell>
          <table:table-cell office:value-type="float" office:value="0.371984686127131" table:style-name="ce1">
            <text:p>0.371984686127131</text:p>
          </table:table-cell>
          <table:table-cell office:value-type="float" office:value="1.20442860185412" table:style-name="ce1">
            <text:p>1.20442860185412</text:p>
          </table:table-cell>
          <table:table-cell office:value-type="float" office:value="0.844041361341502" table:style-name="ce1">
            <text:p>0.844041361341502</text:p>
          </table:table-cell>
          <table:table-cell office:value-type="float" office:value="0.465524938014777" table:style-name="ce1">
            <text:p>0.465524938014777</text:p>
          </table:table-cell>
          <table:table-cell office:value-type="float" office:value="0.406528680566815" table:style-name="ce1">
            <text:p>0.406528680566815</text:p>
          </table:table-cell>
          <table:table-cell office:value-type="float" office:value="0.449356362763487" table:style-name="ce1">
            <text:p>0.449356362763487</text:p>
          </table:table-cell>
          <table:table-cell office:value-type="float" office:value="0.817297067595357" table:style-name="ce1">
            <text:p>0.817297067595357</text:p>
          </table:table-cell>
          <table:table-cell office:value-type="float" office:value="0.755226369048316" table:style-name="ce1">
            <text:p>0.755226369048316</text:p>
          </table:table-cell>
          <table:table-cell office:value-type="float" office:value="0.6977317711503" table:style-name="ce1">
            <text:p>0.6977317711503</text:p>
          </table:table-cell>
          <table:table-cell office:value-type="float" office:value="1.33030536690889" table:style-name="ce1">
            <text:p>1.33030536690889</text:p>
          </table:table-cell>
          <table:table-cell office:value-type="float" office:value="0.630062473274415" table:style-name="ce1">
            <text:p>0.630062473274415</text:p>
          </table:table-cell>
          <table:table-cell office:value-type="float" office:value="0.921340333538558" table:style-name="ce1">
            <text:p>0.921340333538558</text:p>
          </table:table-cell>
          <table:table-cell office:value-type="float" office:value="1.348324080816" table:style-name="ce1">
            <text:p>1.348324080816</text:p>
          </table:table-cell>
          <table:table-cell office:value-type="float" office:value="1.43991126508458" table:style-name="ce1">
            <text:p>1.43991126508458</text:p>
          </table:table-cell>
          <table:table-cell office:value-type="float" office:value="1.15478974625818" table:style-name="ce1">
            <text:p>1.15478974625818</text:p>
          </table:table-cell>
          <table:table-cell office:value-type="float" office:value="0.978425733001726" table:style-name="ce1">
            <text:p>0.978425733001726</text:p>
          </table:table-cell>
          <table:table-cell office:value-type="float" office:value="1.07116446967347" table:style-name="ce1">
            <text:p>1.07116446967347</text:p>
          </table:table-cell>
          <table:table-cell office:value-type="float" office:value="1.37644852844878" table:style-name="ce1">
            <text:p>1.37644852844878</text:p>
          </table:table-cell>
          <table:table-cell office:value-type="float" office:value="1.2138828653239" table:style-name="ce1">
            <text:p>1.2138828653239</text:p>
          </table:table-cell>
          <table:table-cell office:value-type="float" office:value="0.990610628208777" table:style-name="ce1">
            <text:p>0.990610628208777</text:p>
          </table:table-cell>
          <table:table-cell office:value-type="float" office:value="1.14255481706199" table:style-name="ce1">
            <text:p>1.14255481706199</text:p>
          </table:table-cell>
          <table:table-cell office:value-type="float" office:value="1.54854790263563" table:style-name="ce1">
            <text:p>1.54854790263563</text:p>
          </table:table-cell>
          <table:table-cell office:value-type="float" office:value="0.794064556607995" table:style-name="ce1">
            <text:p>0.794064556607995</text:p>
          </table:table-cell>
          <table:table-cell office:value-type="float" office:value="0.90356373984608" table:style-name="ce1">
            <text:p>0.90356373984608</text:p>
          </table:table-cell>
          <table:table-cell office:value-type="float" office:value="0.718483465668593" table:style-name="ce1">
            <text:p>0.718483465668593</text:p>
          </table:table-cell>
          <table:table-cell office:value-type="float" office:value="1.18655289361295" table:style-name="ce1">
            <text:p>1.18655289361295</text:p>
          </table:table-cell>
          <table:table-cell office:value-type="float" office:value="0.654837113418224" table:style-name="ce1">
            <text:p>0.654837113418224</text:p>
          </table:table-cell>
          <table:table-cell office:value-type="float" office:value="0.752745552579247" table:style-name="ce1">
            <text:p>0.752745552579247</text:p>
          </table:table-cell>
          <table:table-cell office:value-type="float" office:value="0.507660175875205" table:style-name="ce1">
            <text:p>0.507660175875205</text:p>
          </table:table-cell>
          <table:table-cell office:value-type="float" office:value="0.895752053603752" table:style-name="ce1">
            <text:p>0.895752053603752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948931609945756" table:style-name="ce1">
            <text:p>0.948931609945756</text:p>
          </table:table-cell>
          <table:table-cell office:value-type="float" office:value="1.54638692812825" table:style-name="ce1">
            <text:p>1.54638692812825</text:p>
          </table:table-cell>
          <table:table-cell office:value-type="float" office:value="0.217592041300884" table:style-name="ce1">
            <text:p>0.217592041300884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  <table:table-cell office:value-type="float" office:value="0.832462219982391" table:style-name="ce1">
            <text:p>0.832462219982391</text:p>
          </table:table-cell>
        </table:table-row>
        <table:table-row>
          <table:table-cell office:value-type="float" office:value="0.615931876764786" table:style-name="ce1">
            <text:p>0.615931876764786</text:p>
          </table:table-cell>
          <table:table-cell office:value-type="float" office:value="0.0701530143619867" table:style-name="ce1">
            <text:p>0.0701530143619867</text:p>
          </table:table-cell>
          <table:table-cell office:value-type="float" office:value="0.257448023346275" table:style-name="ce1">
            <text:p>0.257448023346275</text:p>
          </table:table-cell>
          <table:table-cell office:value-type="float" office:value="0.359464177834793" table:style-name="ce1">
            <text:p>0.359464177834793</text:p>
          </table:table-cell>
          <table:table-cell office:value-type="float" office:value="1.34921389384845" table:style-name="ce1">
            <text:p>1.34921389384845</text:p>
          </table:table-cell>
          <table:table-cell office:value-type="float" office:value="0.0995813045854013" table:style-name="ce1">
            <text:p>0.0995813045854013</text:p>
          </table:table-cell>
          <table:table-cell office:value-type="float" office:value="1.40862480328291" table:style-name="ce1">
            <text:p>1.40862480328291</text:p>
          </table:table-cell>
          <table:table-cell office:value-type="float" office:value="0.594873540025097" table:style-name="ce1">
            <text:p>0.594873540025097</text:p>
          </table:table-cell>
          <table:table-cell office:value-type="float" office:value="0.0686864845617987" table:style-name="ce1">
            <text:p>0.0686864845617987</text:p>
          </table:table-cell>
          <table:table-cell office:value-type="float" office:value="0.0853547931929419" table:style-name="ce1">
            <text:p>0.0853547931929419</text:p>
          </table:table-cell>
          <table:table-cell office:value-type="float" office:value="0.394964860151546" table:style-name="ce1">
            <text:p>0.394964860151546</text:p>
          </table:table-cell>
          <table:table-cell office:value-type="float" office:value="1.14495413434592" table:style-name="ce1">
            <text:p>1.14495413434592</text:p>
          </table:table-cell>
          <table:table-cell office:value-type="float" office:value="0.774804704425832" table:style-name="ce1">
            <text:p>0.774804704425832</text:p>
          </table:table-cell>
          <table:table-cell office:value-type="float" office:value="0.407948191456115" table:style-name="ce1">
            <text:p>0.407948191456115</text:p>
          </table:table-cell>
          <table:table-cell office:value-type="float" office:value="0.437082786903568" table:style-name="ce1">
            <text:p>0.437082786903568</text:p>
          </table:table-cell>
          <table:table-cell office:value-type="float" office:value="0.337694814914292" table:style-name="ce1">
            <text:p>0.337694814914292</text:p>
          </table:table-cell>
          <table:table-cell office:value-type="float" office:value="0.804440403867142" table:style-name="ce1">
            <text:p>0.804440403867142</text:p>
          </table:table-cell>
          <table:table-cell office:value-type="float" office:value="0.635242015767268" table:style-name="ce1">
            <text:p>0.635242015767268</text:p>
          </table:table-cell>
          <table:table-cell office:value-type="float" office:value="0.673594097397198" table:style-name="ce1">
            <text:p>0.673594097397198</text:p>
          </table:table-cell>
          <table:table-cell office:value-type="float" office:value="1.10783621927802" table:style-name="ce1">
            <text:p>1.10783621927802</text:p>
          </table:table-cell>
          <table:table-cell office:value-type="float" office:value="0.615931876764786" table:style-name="ce1">
            <text:p>0.615931876764786</text:p>
          </table:table-cell>
          <table:table-cell office:value-type="float" office:value="0.926431282905887" table:style-name="ce1">
            <text:p>0.926431282905887</text:p>
          </table:table-cell>
          <table:table-cell office:value-type="float" office:value="1.1824533978563" table:style-name="ce1">
            <text:p>1.1824533978563</text:p>
          </table:table-cell>
          <table:table-cell office:value-type="float" office:value="1.43446116026082" table:style-name="ce1">
            <text:p>1.43446116026082</text:p>
          </table:table-cell>
          <table:table-cell office:value-type="float" office:value="0.882315285601456" table:style-name="ce1">
            <text:p>0.882315285601456</text:p>
          </table:table-cell>
          <table:table-cell office:value-type="float" office:value="0.785901329442884" table:style-name="ce1">
            <text:p>0.785901329442884</text:p>
          </table:table-cell>
          <table:table-cell office:value-type="float" office:value="0.704403155979283" table:style-name="ce1">
            <text:p>0.704403155979283</text:p>
          </table:table-cell>
          <table:table-cell office:value-type="float" office:value="1.37514558793698" table:style-name="ce1">
            <text:p>1.37514558793698</text:p>
          </table:table-cell>
          <table:table-cell office:value-type="float" office:value="1.06577307083528" table:style-name="ce1">
            <text:p>1.06577307083528</text:p>
          </table:table-cell>
          <table:table-cell office:value-type="float" office:value="0.734491436803463" table:style-name="ce1">
            <text:p>0.734491436803463</text:p>
          </table:table-cell>
          <table:table-cell office:value-type="float" office:value="1.09102751802469" table:style-name="ce1">
            <text:p>1.09102751802469</text:p>
          </table:table-cell>
          <table:table-cell office:value-type="float" office:value="1.37120498736471" table:style-name="ce1">
            <text:p>1.37120498736471</text:p>
          </table:table-cell>
          <table:table-cell office:value-type="float" office:value="0.52336135119953" table:style-name="ce1">
            <text:p>0.52336135119953</text:p>
          </table:table-cell>
          <table:table-cell office:value-type="float" office:value="0.809804331367831" table:style-name="ce1">
            <text:p>0.809804331367831</text:p>
          </table:table-cell>
          <table:table-cell office:value-type="float" office:value="0.144104172845663" table:style-name="ce1">
            <text:p>0.144104172845663</text:p>
          </table:table-cell>
          <table:table-cell office:value-type="float" office:value="0.856025956901313" table:style-name="ce1">
            <text:p>0.856025956901313</text:p>
          </table:table-cell>
          <table:table-cell office:value-type="float" office:value="0.443522519230634" table:style-name="ce1">
            <text:p>0.443522519230634</text:p>
          </table:table-cell>
          <table:table-cell office:value-type="float" office:value="0.729110747029334" table:style-name="ce1">
            <text:p>0.729110747029334</text:p>
          </table:table-cell>
          <table:table-cell office:value-type="float" office:value="0.253273896994061" table:style-name="ce1">
            <text:p>0.253273896994061</text:p>
          </table:table-cell>
          <table:table-cell office:value-type="float" office:value="0.666319270724388" table:style-name="ce1">
            <text:p>0.666319270724388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516592707812748" table:style-name="ce1">
            <text:p>0.516592707812748</text:p>
          </table:table-cell>
          <table:table-cell office:value-type="float" office:value="1.76256382645823" table:style-name="ce1">
            <text:p>1.76256382645823</text:p>
          </table:table-cell>
          <table:table-cell office:value-type="float" office:value="0.078639216546539" table:style-name="ce1">
            <text:p>0.078639216546539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  <table:table-cell office:value-type="float" office:value="0.72626921276633" table:style-name="ce1">
            <text:p>0.72626921276633</text:p>
          </table:table-cell>
        </table:table-row>
        <table:table-row>
          <table:table-cell office:value-type="float" office:value="0.62398614915254" table:style-name="ce1">
            <text:p>0.62398614915254</text:p>
          </table:table-cell>
          <table:table-cell office:value-type="float" office:value="0.0705437912406055" table:style-name="ce1">
            <text:p>0.0705437912406055</text:p>
          </table:table-cell>
          <table:table-cell office:value-type="float" office:value="0.261167766412482" table:style-name="ce1">
            <text:p>0.261167766412482</text:p>
          </table:table-cell>
          <table:table-cell office:value-type="float" office:value="0.47859157902855" table:style-name="ce1">
            <text:p>0.47859157902855</text:p>
          </table:table-cell>
          <table:table-cell office:value-type="float" office:value="1.41140546900931" table:style-name="ce1">
            <text:p>1.41140546900931</text:p>
          </table:table-cell>
          <table:table-cell office:value-type="float" office:value="0.10812982793153" table:style-name="ce1">
            <text:p>0.10812982793153</text:p>
          </table:table-cell>
          <table:table-cell office:value-type="float" office:value="1.46616074954184" table:style-name="ce1">
            <text:p>1.46616074954184</text:p>
          </table:table-cell>
          <table:table-cell office:value-type="float" office:value="0.581024653300223" table:style-name="ce1">
            <text:p>0.581024653300223</text:p>
          </table:table-cell>
          <table:table-cell office:value-type="float" office:value="0.0674806587649178" table:style-name="ce1">
            <text:p>0.0674806587649178</text:p>
          </table:table-cell>
          <table:table-cell office:value-type="float" office:value="0.0832256174571532" table:style-name="ce1">
            <text:p>0.0832256174571532</text:p>
          </table:table-cell>
          <table:table-cell office:value-type="float" office:value="0.399188770602632" table:style-name="ce1">
            <text:p>0.399188770602632</text:p>
          </table:table-cell>
          <table:table-cell office:value-type="float" office:value="1.12555303233483" table:style-name="ce1">
            <text:p>1.12555303233483</text:p>
          </table:table-cell>
          <table:table-cell office:value-type="float" office:value="0.822996240564839" table:style-name="ce1">
            <text:p>0.822996240564839</text:p>
          </table:table-cell>
          <table:table-cell office:value-type="float" office:value="0.490279823035489" table:style-name="ce1">
            <text:p>0.490279823035489</text:p>
          </table:table-cell>
          <table:table-cell office:value-type="float" office:value="0.503990220893113" table:style-name="ce1">
            <text:p>0.503990220893113</text:p>
          </table:table-cell>
          <table:table-cell office:value-type="float" office:value="0.541486081700709" table:style-name="ce1">
            <text:p>0.541486081700709</text:p>
          </table:table-cell>
          <table:table-cell office:value-type="float" office:value="0.79046066781847" table:style-name="ce1">
            <text:p>0.79046066781847</text:p>
          </table:table-cell>
          <table:table-cell office:value-type="float" office:value="0.727032225122817" table:style-name="ce1">
            <text:p>0.727032225122817</text:p>
          </table:table-cell>
          <table:table-cell office:value-type="float" office:value="0.659932844543879" table:style-name="ce1">
            <text:p>0.659932844543879</text:p>
          </table:table-cell>
          <table:table-cell office:value-type="float" office:value="1.28800746883065" table:style-name="ce1">
            <text:p>1.28800746883065</text:p>
          </table:table-cell>
          <table:table-cell office:value-type="float" office:value="0.62398614915254" table:style-name="ce1">
            <text:p>0.62398614915254</text:p>
          </table:table-cell>
          <table:table-cell office:value-type="float" office:value="0.786823254482065" table:style-name="ce1">
            <text:p>0.786823254482065</text:p>
          </table:table-cell>
          <table:table-cell office:value-type="float" office:value="1.30880684846417" table:style-name="ce1">
            <text:p>1.30880684846417</text:p>
          </table:table-cell>
          <table:table-cell office:value-type="float" office:value="1.48354388271149" table:style-name="ce1">
            <text:p>1.48354388271149</text:p>
          </table:table-cell>
          <table:table-cell office:value-type="float" office:value="1.04046854873406" table:style-name="ce1">
            <text:p>1.04046854873406</text:p>
          </table:table-cell>
          <table:table-cell office:value-type="float" office:value="0.890711179148232" table:style-name="ce1">
            <text:p>0.890711179148232</text:p>
          </table:table-cell>
          <table:table-cell office:value-type="float" office:value="1.01628236632993" table:style-name="ce1">
            <text:p>1.01628236632993</text:p>
          </table:table-cell>
          <table:table-cell office:value-type="float" office:value="1.26846336115363" table:style-name="ce1">
            <text:p>1.26846336115363</text:p>
          </table:table-cell>
          <table:table-cell office:value-type="float" office:value="1.21961898147952" table:style-name="ce1">
            <text:p>1.21961898147952</text:p>
          </table:table-cell>
          <table:table-cell office:value-type="float" office:value="0.824957426557279" table:style-name="ce1">
            <text:p>0.824957426557279</text:p>
          </table:table-cell>
          <table:table-cell office:value-type="float" office:value="1.12245457623969" table:style-name="ce1">
            <text:p>1.12245457623969</text:p>
          </table:table-cell>
          <table:table-cell office:value-type="float" office:value="1.36446783154759" table:style-name="ce1">
            <text:p>1.36446783154759</text:p>
          </table:table-cell>
          <table:table-cell office:value-type="float" office:value="0.818705098564288" table:style-name="ce1">
            <text:p>0.818705098564288</text:p>
          </table:table-cell>
          <table:table-cell office:value-type="float" office:value="0.988724473197274" table:style-name="ce1">
            <text:p>0.988724473197274</text:p>
          </table:table-cell>
          <table:table-cell office:value-type="float" office:value="0.688931577594482" table:style-name="ce1">
            <text:p>0.688931577594482</text:p>
          </table:table-cell>
          <table:table-cell office:value-type="float" office:value="1.16630964712471" table:style-name="ce1">
            <text:p>1.16630964712471</text:p>
          </table:table-cell>
          <table:table-cell office:value-type="float" office:value="0.724819605028782" table:style-name="ce1">
            <text:p>0.724819605028782</text:p>
          </table:table-cell>
          <table:table-cell office:value-type="float" office:value="0.779598714629573" table:style-name="ce1">
            <text:p>0.779598714629573</text:p>
          </table:table-cell>
          <table:table-cell office:value-type="float" office:value="0.708476388425119" table:style-name="ce1">
            <text:p>0.708476388425119</text:p>
          </table:table-cell>
          <table:table-cell office:value-type="float" office:value="0.770412988784643" table:style-name="ce1">
            <text:p>0.770412988784643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885903987614492" table:style-name="ce1">
            <text:p>0.885903987614492</text:p>
          </table:table-cell>
          <table:table-cell office:value-type="float" office:value="1.16386266128548" table:style-name="ce1">
            <text:p>1.16386266128548</text:p>
          </table:table-cell>
          <table:table-cell office:value-type="float" office:value="0.323265229315293" table:style-name="ce1">
            <text:p>0.323265229315293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  <table:table-cell office:value-type="float" office:value="0.811092784872006" table:style-name="ce1">
            <text:p>0.811092784872006</text:p>
          </table:table-cell>
        </table:table-row>
        <table:table-row>
          <table:table-cell office:value-type="float" office:value="0.363848438812478" table:style-name="ce1">
            <text:p>0.363848438812478</text:p>
          </table:table-cell>
          <table:table-cell office:value-type="float" office:value="0.0647020911737268" table:style-name="ce1">
            <text:p>0.0647020911737268</text:p>
          </table:table-cell>
          <table:table-cell office:value-type="float" office:value="0.209091363485584" table:style-name="ce1">
            <text:p>0.209091363485584</text:p>
          </table:table-cell>
          <table:table-cell office:value-type="float" office:value="0.278291632148168" table:style-name="ce1">
            <text:p>0.278291632148168</text:p>
          </table:table-cell>
          <table:table-cell office:value-type="float" office:value="1.32379066434988" table:style-name="ce1">
            <text:p>1.32379066434988</text:p>
          </table:table-cell>
          <table:table-cell office:value-type="float" office:value="0.0747865116370382" table:style-name="ce1">
            <text:p>0.0747865116370382</text:p>
          </table:table-cell>
          <table:table-cell office:value-type="float" office:value="0.922341831774754" table:style-name="ce1">
            <text:p>0.922341831774754</text:p>
          </table:table-cell>
          <table:table-cell office:value-type="float" office:value="0.348987534078727" table:style-name="ce1">
            <text:p>0.348987534078727</text:p>
          </table:table-cell>
          <table:table-cell office:value-type="float" office:value="0.0540394702239917" table:style-name="ce1">
            <text:p>0.0540394702239917</text:p>
          </table:table-cell>
          <table:table-cell office:value-type="float" office:value="0.0658405123800863" table:style-name="ce1">
            <text:p>0.0658405123800863</text:p>
          </table:table-cell>
          <table:table-cell office:value-type="float" office:value="0.289524309728503" table:style-name="ce1">
            <text:p>0.289524309728503</text:p>
          </table:table-cell>
          <table:table-cell office:value-type="float" office:value="0.658206330379595" table:style-name="ce1">
            <text:p>0.658206330379595</text:p>
          </table:table-cell>
          <table:table-cell office:value-type="float" office:value="0.355300477778289" table:style-name="ce1">
            <text:p>0.355300477778289</text:p>
          </table:table-cell>
          <table:table-cell office:value-type="float" office:value="0.285740464591809" table:style-name="ce1">
            <text:p>0.285740464591809</text:p>
          </table:table-cell>
          <table:table-cell office:value-type="float" office:value="0.240079452553672" table:style-name="ce1">
            <text:p>0.240079452553672</text:p>
          </table:table-cell>
          <table:table-cell office:value-type="float" office:value="0.44464774127703" table:style-name="ce1">
            <text:p>0.44464774127703</text:p>
          </table:table-cell>
          <table:table-cell office:value-type="float" office:value="0.450325784834228" table:style-name="ce1">
            <text:p>0.450325784834228</text:p>
          </table:table-cell>
          <table:table-cell office:value-type="float" office:value="0.634236279360889" table:style-name="ce1">
            <text:p>0.634236279360889</text:p>
          </table:table-cell>
          <table:table-cell office:value-type="float" office:value="0.150535652955366" table:style-name="ce1">
            <text:p>0.150535652955366</text:p>
          </table:table-cell>
          <table:table-cell office:value-type="float" office:value="0.730300868443549" table:style-name="ce1">
            <text:p>0.730300868443549</text:p>
          </table:table-cell>
          <table:table-cell office:value-type="float" office:value="0.363848438812478" table:style-name="ce1">
            <text:p>0.363848438812478</text:p>
          </table:table-cell>
          <table:table-cell office:value-type="float" office:value="0.453441784347325" table:style-name="ce1">
            <text:p>0.453441784347325</text:p>
          </table:table-cell>
          <table:table-cell office:value-type="float" office:value="0.625771331273863" table:style-name="ce1">
            <text:p>0.625771331273863</text:p>
          </table:table-cell>
          <table:table-cell office:value-type="float" office:value="0.932189897764014" table:style-name="ce1">
            <text:p>0.932189897764014</text:p>
          </table:table-cell>
          <table:table-cell office:value-type="float" office:value="0.552669057731044" table:style-name="ce1">
            <text:p>0.552669057731044</text:p>
          </table:table-cell>
          <table:table-cell office:value-type="float" office:value="0.548566325038801" table:style-name="ce1">
            <text:p>0.548566325038801</text:p>
          </table:table-cell>
          <table:table-cell office:value-type="float" office:value="0.414803390384927" table:style-name="ce1">
            <text:p>0.414803390384927</text:p>
          </table:table-cell>
          <table:table-cell office:value-type="float" office:value="0.671364715029724" table:style-name="ce1">
            <text:p>0.671364715029724</text:p>
          </table:table-cell>
          <table:table-cell office:value-type="float" office:value="0.52748139500018" table:style-name="ce1">
            <text:p>0.52748139500018</text:p>
          </table:table-cell>
          <table:table-cell office:value-type="float" office:value="0.565721633469238" table:style-name="ce1">
            <text:p>0.565721633469238</text:p>
          </table:table-cell>
          <table:table-cell office:value-type="float" office:value="0.70214024906493" table:style-name="ce1">
            <text:p>0.70214024906493</text:p>
          </table:table-cell>
          <table:table-cell office:value-type="float" office:value="1.04232132047103" table:style-name="ce1">
            <text:p>1.04232132047103</text:p>
          </table:table-cell>
          <table:table-cell office:value-type="float" office:value="0.399015659518571" table:style-name="ce1">
            <text:p>0.399015659518571</text:p>
          </table:table-cell>
          <table:table-cell office:value-type="float" office:value="0.632476240649725" table:style-name="ce1">
            <text:p>0.632476240649725</text:p>
          </table:table-cell>
          <table:table-cell office:value-type="float" office:value="0.414768768168115" table:style-name="ce1">
            <text:p>0.414768768168115</text:p>
          </table:table-cell>
          <table:table-cell office:value-type="float" office:value="0.696189641993852" table:style-name="ce1">
            <text:p>0.696189641993852</text:p>
          </table:table-cell>
          <table:table-cell office:value-type="float" office:value="0.444890096794715" table:style-name="ce1">
            <text:p>0.444890096794715</text:p>
          </table:table-cell>
          <table:table-cell office:value-type="float" office:value="0.389754216521312" table:style-name="ce1">
            <text:p>0.389754216521312</text:p>
          </table:table-cell>
          <table:table-cell office:value-type="float" office:value="0.369298744242535" table:style-name="ce1">
            <text:p>0.369298744242535</text:p>
          </table:table-cell>
          <table:table-cell office:value-type="float" office:value="0.533540282942312" table:style-name="ce1">
            <text:p>0.533540282942312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483424624106676" table:style-name="ce1">
            <text:p>0.483424624106676</text:p>
          </table:table-cell>
          <table:table-cell office:value-type="float" office:value="0.543580725817846" table:style-name="ce1">
            <text:p>0.543580725817846</text:p>
          </table:table-cell>
          <table:table-cell office:value-type="float" office:value="0.12147662968598" table:style-name="ce1">
            <text:p>0.12147662968598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  <table:table-cell office:value-type="float" office:value="0.487731863832619" table:style-name="ce1">
            <text:p>0.487731863832619</text:p>
          </table:table-cell>
        </table:table-row>
        <table:table-row>
          <table:table-cell office:value-type="float" office:value="0.66476876043122" table:style-name="ce1">
            <text:p>0.66476876043122</text:p>
          </table:table-cell>
          <table:table-cell office:value-type="float" office:value="0.0696500286939359" table:style-name="ce1">
            <text:p>0.0696500286939359</text:p>
          </table:table-cell>
          <table:table-cell office:value-type="float" office:value="0.27604673867731" table:style-name="ce1">
            <text:p>0.27604673867731</text:p>
          </table:table-cell>
          <table:table-cell office:value-type="float" office:value="0.496156944339357" table:style-name="ce1">
            <text:p>0.496156944339357</text:p>
          </table:table-cell>
          <table:table-cell office:value-type="float" office:value="1.32712746322157" table:style-name="ce1">
            <text:p>1.32712746322157</text:p>
          </table:table-cell>
          <table:table-cell office:value-type="float" office:value="0.0988070081130524" table:style-name="ce1">
            <text:p>0.0988070081130524</text:p>
          </table:table-cell>
          <table:table-cell office:value-type="float" office:value="1.52048701307659" table:style-name="ce1">
            <text:p>1.52048701307659</text:p>
          </table:table-cell>
          <table:table-cell office:value-type="float" office:value="0.727568617872886" table:style-name="ce1">
            <text:p>0.727568617872886</text:p>
          </table:table-cell>
          <table:table-cell office:value-type="float" office:value="0.0700625774272206" table:style-name="ce1">
            <text:p>0.0700625774272206</text:p>
          </table:table-cell>
          <table:table-cell office:value-type="float" office:value="0.0855942835942669" table:style-name="ce1">
            <text:p>0.0855942835942669</text:p>
          </table:table-cell>
          <table:table-cell office:value-type="float" office:value="0.323892602602206" table:style-name="ce1">
            <text:p>0.323892602602206</text:p>
          </table:table-cell>
          <table:table-cell office:value-type="float" office:value="1.1581424346483" table:style-name="ce1">
            <text:p>1.1581424346483</text:p>
          </table:table-cell>
          <table:table-cell office:value-type="float" office:value="0.806116631211107" table:style-name="ce1">
            <text:p>0.806116631211107</text:p>
          </table:table-cell>
          <table:table-cell office:value-type="float" office:value="0.396003526655911" table:style-name="ce1">
            <text:p>0.396003526655911</text:p>
          </table:table-cell>
          <table:table-cell office:value-type="float" office:value="0.510308775461337" table:style-name="ce1">
            <text:p>0.510308775461337</text:p>
          </table:table-cell>
          <table:table-cell office:value-type="float" office:value="0.50710622040621" table:style-name="ce1">
            <text:p>0.50710622040621</text:p>
          </table:table-cell>
          <table:table-cell office:value-type="float" office:value="0.880128681119095" table:style-name="ce1">
            <text:p>0.880128681119095</text:p>
          </table:table-cell>
          <table:table-cell office:value-type="float" office:value="0.812000189188426" table:style-name="ce1">
            <text:p>0.812000189188426</text:p>
          </table:table-cell>
          <table:table-cell office:value-type="float" office:value="0.651216462355259" table:style-name="ce1">
            <text:p>0.651216462355259</text:p>
          </table:table-cell>
          <table:table-cell office:value-type="float" office:value="1.41269252000268" table:style-name="ce1">
            <text:p>1.41269252000268</text:p>
          </table:table-cell>
          <table:table-cell office:value-type="float" office:value="0.66476876043122" table:style-name="ce1">
            <text:p>0.66476876043122</text:p>
          </table:table-cell>
          <table:table-cell office:value-type="float" office:value="0.986270802518594" table:style-name="ce1">
            <text:p>0.986270802518594</text:p>
          </table:table-cell>
          <table:table-cell office:value-type="float" office:value="1.41110356815901" table:style-name="ce1">
            <text:p>1.41110356815901</text:p>
          </table:table-cell>
          <table:table-cell office:value-type="float" office:value="1.5796595797345" table:style-name="ce1">
            <text:p>1.5796595797345</text:p>
          </table:table-cell>
          <table:table-cell office:value-type="float" office:value="1.12785701250814" table:style-name="ce1">
            <text:p>1.12785701250814</text:p>
          </table:table-cell>
          <table:table-cell office:value-type="float" office:value="1.13505496435992" table:style-name="ce1">
            <text:p>1.13505496435992</text:p>
          </table:table-cell>
          <table:table-cell office:value-type="float" office:value="1.00055884402166" table:style-name="ce1">
            <text:p>1.00055884402166</text:p>
          </table:table-cell>
          <table:table-cell office:value-type="float" office:value="1.4792537127336" table:style-name="ce1">
            <text:p>1.4792537127336</text:p>
          </table:table-cell>
          <table:table-cell office:value-type="float" office:value="1.23836861323471" table:style-name="ce1">
            <text:p>1.23836861323471</text:p>
          </table:table-cell>
          <table:table-cell office:value-type="float" office:value="1.09273006502622" table:style-name="ce1">
            <text:p>1.09273006502622</text:p>
          </table:table-cell>
          <table:table-cell office:value-type="float" office:value="1.15811065561143" table:style-name="ce1">
            <text:p>1.15811065561143</text:p>
          </table:table-cell>
          <table:table-cell office:value-type="float" office:value="1.58509379503981" table:style-name="ce1">
            <text:p>1.58509379503981</text:p>
          </table:table-cell>
          <table:table-cell office:value-type="float" office:value="0.837713516644856" table:style-name="ce1">
            <text:p>0.837713516644856</text:p>
          </table:table-cell>
          <table:table-cell office:value-type="float" office:value="1.03936690067425" table:style-name="ce1">
            <text:p>1.03936690067425</text:p>
          </table:table-cell>
          <table:table-cell office:value-type="float" office:value="0.837897901652692" table:style-name="ce1">
            <text:p>0.837897901652692</text:p>
          </table:table-cell>
          <table:table-cell office:value-type="float" office:value="1.15639458762027" table:style-name="ce1">
            <text:p>1.15639458762027</text:p>
          </table:table-cell>
          <table:table-cell office:value-type="float" office:value="0.735312788202006" table:style-name="ce1">
            <text:p>0.735312788202006</text:p>
          </table:table-cell>
          <table:table-cell office:value-type="float" office:value="0.792287755623392" table:style-name="ce1">
            <text:p>0.792287755623392</text:p>
          </table:table-cell>
          <table:table-cell office:value-type="float" office:value="0.705727375581016" table:style-name="ce1">
            <text:p>0.705727375581016</text:p>
          </table:table-cell>
          <table:table-cell office:value-type="float" office:value="0.916282767445768" table:style-name="ce1">
            <text:p>0.916282767445768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1.01187577409067" table:style-name="ce1">
            <text:p>1.01187577409067</text:p>
          </table:table-cell>
          <table:table-cell office:value-type="float" office:value="1.63155474694844" table:style-name="ce1">
            <text:p>1.63155474694844</text:p>
          </table:table-cell>
          <table:table-cell office:value-type="float" office:value="0.346556462591939" table:style-name="ce1">
            <text:p>0.346556462591939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  <table:table-cell office:value-type="float" office:value="0.877170209603674" table:style-name="ce1">
            <text:p>0.877170209603674</text:p>
          </table:table-cell>
        </table:table-row>
        <table:table-row>
          <table:table-cell office:value-type="float" office:value="0.5818123087327" table:style-name="ce1">
            <text:p>0.5818123087327</text:p>
          </table:table-cell>
          <table:table-cell office:value-type="float" office:value="0.071616752898756" table:style-name="ce1">
            <text:p>0.071616752898756</text:p>
          </table:table-cell>
          <table:table-cell office:value-type="float" office:value="0.191845281996806" table:style-name="ce1">
            <text:p>0.191845281996806</text:p>
          </table:table-cell>
          <table:table-cell office:value-type="float" office:value="0.455859929802801" table:style-name="ce1">
            <text:p>0.455859929802801</text:p>
          </table:table-cell>
          <table:table-cell office:value-type="float" office:value="1.27049721951352" table:style-name="ce1">
            <text:p>1.27049721951352</text:p>
          </table:table-cell>
          <table:table-cell office:value-type="float" office:value="0.114467670650043" table:style-name="ce1">
            <text:p>0.114467670650043</text:p>
          </table:table-cell>
          <table:table-cell office:value-type="float" office:value="1.0915783420546" table:style-name="ce1">
            <text:p>1.0915783420546</text:p>
          </table:table-cell>
          <table:table-cell office:value-type="float" office:value="0.439073564370268" table:style-name="ce1">
            <text:p>0.439073564370268</text:p>
          </table:table-cell>
          <table:table-cell office:value-type="float" office:value="0.0583814945282366" table:style-name="ce1">
            <text:p>0.0583814945282366</text:p>
          </table:table-cell>
          <table:table-cell office:value-type="float" office:value="0.0718060005585442" table:style-name="ce1">
            <text:p>0.0718060005585442</text:p>
          </table:table-cell>
          <table:table-cell office:value-type="float" office:value="0.420827656110247" table:style-name="ce1">
            <text:p>0.420827656110247</text:p>
          </table:table-cell>
          <table:table-cell office:value-type="float" office:value="0.677549993928956" table:style-name="ce1">
            <text:p>0.677549993928956</text:p>
          </table:table-cell>
          <table:table-cell office:value-type="float" office:value="0.851769589397481" table:style-name="ce1">
            <text:p>0.851769589397481</text:p>
          </table:table-cell>
          <table:table-cell office:value-type="float" office:value="0.345674218907217" table:style-name="ce1">
            <text:p>0.345674218907217</text:p>
          </table:table-cell>
          <table:table-cell office:value-type="float" office:value="0.572195988013116" table:style-name="ce1">
            <text:p>0.572195988013116</text:p>
          </table:table-cell>
          <table:table-cell office:value-type="float" office:value="0.468883293045559" table:style-name="ce1">
            <text:p>0.468883293045559</text:p>
          </table:table-cell>
          <table:table-cell office:value-type="float" office:value="0.8035352411014" table:style-name="ce1">
            <text:p>0.8035352411014</text:p>
          </table:table-cell>
          <table:table-cell office:value-type="float" office:value="0.729948860701317" table:style-name="ce1">
            <text:p>0.729948860701317</text:p>
          </table:table-cell>
          <table:table-cell office:value-type="float" office:value="0.837696754371416" table:style-name="ce1">
            <text:p>0.837696754371416</text:p>
          </table:table-cell>
          <table:table-cell office:value-type="float" office:value="1.09885864136134" table:style-name="ce1">
            <text:p>1.09885864136134</text:p>
          </table:table-cell>
          <table:table-cell office:value-type="float" office:value="0.5818123087327" table:style-name="ce1">
            <text:p>0.5818123087327</text:p>
          </table:table-cell>
          <table:table-cell office:value-type="float" office:value="0.693541202790387" table:style-name="ce1">
            <text:p>0.693541202790387</text:p>
          </table:table-cell>
          <table:table-cell office:value-type="float" office:value="1.48406823681989" table:style-name="ce1">
            <text:p>1.48406823681989</text:p>
          </table:table-cell>
          <table:table-cell office:value-type="float" office:value="1.32131189947377" table:style-name="ce1">
            <text:p>1.32131189947377</text:p>
          </table:table-cell>
          <table:table-cell office:value-type="float" office:value="1.09014286124938" table:style-name="ce1">
            <text:p>1.09014286124938</text:p>
          </table:table-cell>
          <table:table-cell office:value-type="float" office:value="0.8190906308534" table:style-name="ce1">
            <text:p>0.8190906308534</text:p>
          </table:table-cell>
          <table:table-cell office:value-type="float" office:value="1.08076216110368" table:style-name="ce1">
            <text:p>1.08076216110368</text:p>
          </table:table-cell>
          <table:table-cell office:value-type="float" office:value="1.10894848556858" table:style-name="ce1">
            <text:p>1.10894848556858</text:p>
          </table:table-cell>
          <table:table-cell office:value-type="float" office:value="1.30291183712419" table:style-name="ce1">
            <text:p>1.30291183712419</text:p>
          </table:table-cell>
          <table:table-cell office:value-type="float" office:value="0.799378197288366" table:style-name="ce1">
            <text:p>0.799378197288366</text:p>
          </table:table-cell>
          <table:table-cell office:value-type="float" office:value="1.21294538373614" table:style-name="ce1">
            <text:p>1.21294538373614</text:p>
          </table:table-cell>
          <table:table-cell office:value-type="float" office:value="1.42699308659562" table:style-name="ce1">
            <text:p>1.42699308659562</text:p>
          </table:table-cell>
          <table:table-cell office:value-type="float" office:value="0.98723891748025" table:style-name="ce1">
            <text:p>0.98723891748025</text:p>
          </table:table-cell>
          <table:table-cell office:value-type="float" office:value="0.942154805214163" table:style-name="ce1">
            <text:p>0.942154805214163</text:p>
          </table:table-cell>
          <table:table-cell office:value-type="float" office:value="0.708727822526714" table:style-name="ce1">
            <text:p>0.708727822526714</text:p>
          </table:table-cell>
          <table:table-cell office:value-type="float" office:value="0.905833802514791" table:style-name="ce1">
            <text:p>0.905833802514791</text:p>
          </table:table-cell>
          <table:table-cell office:value-type="float" office:value="0.592519229281868" table:style-name="ce1">
            <text:p>0.592519229281868</text:p>
          </table:table-cell>
          <table:table-cell office:value-type="float" office:value="0.613586848212082" table:style-name="ce1">
            <text:p>0.613586848212082</text:p>
          </table:table-cell>
          <table:table-cell office:value-type="float" office:value="0.365005158310224" table:style-name="ce1">
            <text:p>0.365005158310224</text:p>
          </table:table-cell>
          <table:table-cell office:value-type="float" office:value="0.636013080345492" table:style-name="ce1">
            <text:p>0.636013080345492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677801428030551" table:style-name="ce1">
            <text:p>0.677801428030551</text:p>
          </table:table-cell>
          <table:table-cell office:value-type="float" office:value="1.10720063854055" table:style-name="ce1">
            <text:p>1.10720063854055</text:p>
          </table:table-cell>
          <table:table-cell office:value-type="float" office:value="0.154831130546882" table:style-name="ce1">
            <text:p>0.154831130546882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  <table:table-cell office:value-type="float" office:value="0.745729326504606" table:style-name="ce1">
            <text:p>0.745729326504606</text:p>
          </table:table-cell>
        </table:table-row>
        <table:table-row>
          <table:table-cell office:value-type="float" office:value="0.378856873779677" table:style-name="ce1">
            <text:p>0.378856873779677</text:p>
          </table:table-cell>
          <table:table-cell office:value-type="float" office:value="0.0663474058169233" table:style-name="ce1">
            <text:p>0.0663474058169233</text:p>
          </table:table-cell>
          <table:table-cell office:value-type="float" office:value="0.175613675889721" table:style-name="ce1">
            <text:p>0.175613675889721</text:p>
          </table:table-cell>
          <table:table-cell office:value-type="float" office:value="0.299771815194233" table:style-name="ce1">
            <text:p>0.299771815194233</text:p>
          </table:table-cell>
          <table:table-cell office:value-type="float" office:value="1.28444821670086" table:style-name="ce1">
            <text:p>1.28444821670086</text:p>
          </table:table-cell>
          <table:table-cell office:value-type="float" office:value="0.0879305710757236" table:style-name="ce1">
            <text:p>0.0879305710757236</text:p>
          </table:table-cell>
          <table:table-cell office:value-type="float" office:value="0.846712023304691" table:style-name="ce1">
            <text:p>0.846712023304691</text:p>
          </table:table-cell>
          <table:table-cell office:value-type="float" office:value="0.271252062747162" table:style-name="ce1">
            <text:p>0.271252062747162</text:p>
          </table:table-cell>
          <table:table-cell office:value-type="float" office:value="0.0536877419982289" table:style-name="ce1">
            <text:p>0.0536877419982289</text:p>
          </table:table-cell>
          <table:table-cell office:value-type="float" office:value="0.0661090319209658" table:style-name="ce1">
            <text:p>0.0661090319209658</text:p>
          </table:table-cell>
          <table:table-cell office:value-type="float" office:value="0.387884616813454" table:style-name="ce1">
            <text:p>0.387884616813454</text:p>
          </table:table-cell>
          <table:table-cell office:value-type="float" office:value="0.473920825591731" table:style-name="ce1">
            <text:p>0.473920825591731</text:p>
          </table:table-cell>
          <table:table-cell office:value-type="float" office:value="0.485865490391935" table:style-name="ce1">
            <text:p>0.485865490391935</text:p>
          </table:table-cell>
          <table:table-cell office:value-type="float" office:value="0.286897184089555" table:style-name="ce1">
            <text:p>0.286897184089555</text:p>
          </table:table-cell>
          <table:table-cell office:value-type="float" office:value="0.326931441960691" table:style-name="ce1">
            <text:p>0.326931441960691</text:p>
          </table:table-cell>
          <table:table-cell office:value-type="float" office:value="0.407255747119871" table:style-name="ce1">
            <text:p>0.407255747119871</text:p>
          </table:table-cell>
          <table:table-cell office:value-type="float" office:value="0.517077418848119" table:style-name="ce1">
            <text:p>0.517077418848119</text:p>
          </table:table-cell>
          <table:table-cell office:value-type="float" office:value="0.506898487105337" table:style-name="ce1">
            <text:p>0.506898487105337</text:p>
          </table:table-cell>
          <table:table-cell office:value-type="float" office:value="0.229492528337015" table:style-name="ce1">
            <text:p>0.229492528337015</text:p>
          </table:table-cell>
          <table:table-cell office:value-type="float" office:value="0.708308765690722" table:style-name="ce1">
            <text:p>0.708308765690722</text:p>
          </table:table-cell>
          <table:table-cell office:value-type="float" office:value="0.378856873779677" table:style-name="ce1">
            <text:p>0.378856873779677</text:p>
          </table:table-cell>
          <table:table-cell office:value-type="float" office:value="0.375454844620369" table:style-name="ce1">
            <text:p>0.375454844620369</text:p>
          </table:table-cell>
          <table:table-cell office:value-type="float" office:value="0.714544331410274" table:style-name="ce1">
            <text:p>0.714544331410274</text:p>
          </table:table-cell>
          <table:table-cell office:value-type="float" office:value="0.969111799405104" table:style-name="ce1">
            <text:p>0.969111799405104</text:p>
          </table:table-cell>
          <table:table-cell office:value-type="float" office:value="0.627447558617829" table:style-name="ce1">
            <text:p>0.627447558617829</text:p>
          </table:table-cell>
          <table:table-cell office:value-type="float" office:value="0.46201078300834" table:style-name="ce1">
            <text:p>0.46201078300834</text:p>
          </table:table-cell>
          <table:table-cell office:value-type="float" office:value="0.59127282947663" table:style-name="ce1">
            <text:p>0.59127282947663</text:p>
          </table:table-cell>
          <table:table-cell office:value-type="float" office:value="0.654719777504147" table:style-name="ce1">
            <text:p>0.654719777504147</text:p>
          </table:table-cell>
          <table:table-cell office:value-type="float" office:value="0.604273471889605" table:style-name="ce1">
            <text:p>0.604273471889605</text:p>
          </table:table-cell>
          <table:table-cell office:value-type="float" office:value="0.518531551954231" table:style-name="ce1">
            <text:p>0.518531551954231</text:p>
          </table:table-cell>
          <table:table-cell office:value-type="float" office:value="0.64581901030769" table:style-name="ce1">
            <text:p>0.64581901030769</text:p>
          </table:table-cell>
          <table:table-cell office:value-type="float" office:value="0.693591489610706" table:style-name="ce1">
            <text:p>0.693591489610706</text:p>
          </table:table-cell>
          <table:table-cell office:value-type="float" office:value="0.430712299010126" table:style-name="ce1">
            <text:p>0.430712299010126</text:p>
          </table:table-cell>
          <table:table-cell office:value-type="float" office:value="0.560995700874375" table:style-name="ce1">
            <text:p>0.560995700874375</text:p>
          </table:table-cell>
          <table:table-cell office:value-type="float" office:value="0.458687050194371" table:style-name="ce1">
            <text:p>0.458687050194371</text:p>
          </table:table-cell>
          <table:table-cell office:value-type="float" office:value="0.60269816102465" table:style-name="ce1">
            <text:p>0.60269816102465</text:p>
          </table:table-cell>
          <table:table-cell office:value-type="float" office:value="0.542438192663044" table:style-name="ce1">
            <text:p>0.542438192663044</text:p>
          </table:table-cell>
          <table:table-cell office:value-type="float" office:value="0.311286320618298" table:style-name="ce1">
            <text:p>0.311286320618298</text:p>
          </table:table-cell>
          <table:table-cell office:value-type="float" office:value="0.395207215669231" table:style-name="ce1">
            <text:p>0.395207215669231</text:p>
          </table:table-cell>
          <table:table-cell office:value-type="float" office:value="0.491768578358412" table:style-name="ce1">
            <text:p>0.491768578358412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42032563396647" table:style-name="ce1">
            <text:p>0.42032563396647</text:p>
          </table:table-cell>
          <table:table-cell office:value-type="float" office:value="0.859047143247171" table:style-name="ce1">
            <text:p>0.859047143247171</text:p>
          </table:table-cell>
          <table:table-cell office:value-type="float" office:value="0.181772947701194" table:style-name="ce1">
            <text:p>0.181772947701194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  <table:table-cell office:value-type="float" office:value="0.48348083813115" table:style-name="ce1">
            <text:p>0.48348083813115</text:p>
          </table:table-cell>
        </table:table-row>
        <table:table-row>
          <table:table-cell office:value-type="float" office:value="0.544991581152942" table:style-name="ce1">
            <text:p>0.544991581152942</text:p>
          </table:table-cell>
          <table:table-cell office:value-type="float" office:value="0.0656936919242624" table:style-name="ce1">
            <text:p>0.0656936919242624</text:p>
          </table:table-cell>
          <table:table-cell office:value-type="float" office:value="0.1786571020348" table:style-name="ce1">
            <text:p>0.1786571020348</text:p>
          </table:table-cell>
          <table:table-cell office:value-type="float" office:value="0.447794035229837" table:style-name="ce1">
            <text:p>0.447794035229837</text:p>
          </table:table-cell>
          <table:table-cell office:value-type="float" office:value="1.27624922518757" table:style-name="ce1">
            <text:p>1.27624922518757</text:p>
          </table:table-cell>
          <table:table-cell office:value-type="float" office:value="0.105897933701932" table:style-name="ce1">
            <text:p>0.105897933701932</text:p>
          </table:table-cell>
          <table:table-cell office:value-type="float" office:value="1.07310069959678" table:style-name="ce1">
            <text:p>1.07310069959678</text:p>
          </table:table-cell>
          <table:table-cell office:value-type="float" office:value="0.388265461198388" table:style-name="ce1">
            <text:p>0.388265461198388</text:p>
          </table:table-cell>
          <table:table-cell office:value-type="float" office:value="0.0603220640496869" table:style-name="ce1">
            <text:p>0.0603220640496869</text:p>
          </table:table-cell>
          <table:table-cell office:value-type="float" office:value="0.0739910015627071" table:style-name="ce1">
            <text:p>0.0739910015627071</text:p>
          </table:table-cell>
          <table:table-cell office:value-type="float" office:value="0.592138384896934" table:style-name="ce1">
            <text:p>0.592138384896934</text:p>
          </table:table-cell>
          <table:table-cell office:value-type="float" office:value="0.64194692514313" table:style-name="ce1">
            <text:p>0.64194692514313</text:p>
          </table:table-cell>
          <table:table-cell office:value-type="float" office:value="0.670945658193732" table:style-name="ce1">
            <text:p>0.670945658193732</text:p>
          </table:table-cell>
          <table:table-cell office:value-type="float" office:value="0.289739969295879" table:style-name="ce1">
            <text:p>0.289739969295879</text:p>
          </table:table-cell>
          <table:table-cell office:value-type="float" office:value="0.564838766940527" table:style-name="ce1">
            <text:p>0.564838766940527</text:p>
          </table:table-cell>
          <table:table-cell office:value-type="float" office:value="0.591636362753157" table:style-name="ce1">
            <text:p>0.591636362753157</text:p>
          </table:table-cell>
          <table:table-cell office:value-type="float" office:value="0.659178542239095" table:style-name="ce1">
            <text:p>0.659178542239095</text:p>
          </table:table-cell>
          <table:table-cell office:value-type="float" office:value="0.82489037746352" table:style-name="ce1">
            <text:p>0.82489037746352</text:p>
          </table:table-cell>
          <table:table-cell office:value-type="float" office:value="0.403932014305901" table:style-name="ce1">
            <text:p>0.403932014305901</text:p>
          </table:table-cell>
          <table:table-cell office:value-type="float" office:value="1.11816440626181" table:style-name="ce1">
            <text:p>1.11816440626181</text:p>
          </table:table-cell>
          <table:table-cell office:value-type="float" office:value="0.544991581152942" table:style-name="ce1">
            <text:p>0.544991581152942</text:p>
          </table:table-cell>
          <table:table-cell office:value-type="float" office:value="0.638728568642716" table:style-name="ce1">
            <text:p>0.638728568642716</text:p>
          </table:table-cell>
          <table:table-cell office:value-type="float" office:value="1.04340627689357" table:style-name="ce1">
            <text:p>1.04340627689357</text:p>
          </table:table-cell>
          <table:table-cell office:value-type="float" office:value="1.2606774971197" table:style-name="ce1">
            <text:p>1.2606774971197</text:p>
          </table:table-cell>
          <table:table-cell office:value-type="float" office:value="0.867559878254836" table:style-name="ce1">
            <text:p>0.867559878254836</text:p>
          </table:table-cell>
          <table:table-cell office:value-type="float" office:value="0.847813671364506" table:style-name="ce1">
            <text:p>0.847813671364506</text:p>
          </table:table-cell>
          <table:table-cell office:value-type="float" office:value="0.98478524680157" table:style-name="ce1">
            <text:p>0.98478524680157</text:p>
          </table:table-cell>
          <table:table-cell office:value-type="float" office:value="1.00090936840432" table:style-name="ce1">
            <text:p>1.00090936840432</text:p>
          </table:table-cell>
          <table:table-cell office:value-type="float" office:value="0.908671380850679" table:style-name="ce1">
            <text:p>0.908671380850679</text:p>
          </table:table-cell>
          <table:table-cell office:value-type="float" office:value="0.77296085434747" table:style-name="ce1">
            <text:p>0.77296085434747</text:p>
          </table:table-cell>
          <table:table-cell office:value-type="float" office:value="0.973868916027035" table:style-name="ce1">
            <text:p>0.973868916027035</text:p>
          </table:table-cell>
          <table:table-cell office:value-type="float" office:value="1.22684871236817" table:style-name="ce1">
            <text:p>1.22684871236817</text:p>
          </table:table-cell>
          <table:table-cell office:value-type="float" office:value="0.770764996526875" table:style-name="ce1">
            <text:p>0.770764996526875</text:p>
          </table:table-cell>
          <table:table-cell office:value-type="float" office:value="0.912009708304666" table:style-name="ce1">
            <text:p>0.912009708304666</text:p>
          </table:table-cell>
          <table:table-cell office:value-type="float" office:value="0.904081180601448" table:style-name="ce1">
            <text:p>0.904081180601448</text:p>
          </table:table-cell>
          <table:table-cell office:value-type="float" office:value="1.0803615618092" table:style-name="ce1">
            <text:p>1.0803615618092</text:p>
          </table:table-cell>
          <table:table-cell office:value-type="float" office:value="0.835718806105537" table:style-name="ce1">
            <text:p>0.835718806105537</text:p>
          </table:table-cell>
          <table:table-cell office:value-type="float" office:value="0.606783582608488" table:style-name="ce1">
            <text:p>0.606783582608488</text:p>
          </table:table-cell>
          <table:table-cell office:value-type="float" office:value="0.707638274753136" table:style-name="ce1">
            <text:p>0.707638274753136</text:p>
          </table:table-cell>
          <table:table-cell office:value-type="float" office:value="0.598993583825747" table:style-name="ce1">
            <text:p>0.598993583825747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696608698829843" table:style-name="ce1">
            <text:p>0.696608698829843</text:p>
          </table:table-cell>
          <table:table-cell office:value-type="float" office:value="1.26971863311012" table:style-name="ce1">
            <text:p>1.26971863311012</text:p>
          </table:table-cell>
          <table:table-cell office:value-type="float" office:value="0.203848645234446" table:style-name="ce1">
            <text:p>0.203848645234446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  <table:table-cell office:value-type="float" office:value="0.708787983304305" table:style-name="ce1">
            <text:p>0.708787983304305</text:p>
          </table:table-cell>
        </table:table-row>
        <table:table-row>
          <table:table-cell office:value-type="float" office:value="0.543710559130892" table:style-name="ce1">
            <text:p>0.543710559130892</text:p>
          </table:table-cell>
          <table:table-cell office:value-type="float" office:value="0.0621518593942877" table:style-name="ce1">
            <text:p>0.0621518593942877</text:p>
          </table:table-cell>
          <table:table-cell office:value-type="float" office:value="0.173246566665771" table:style-name="ce1">
            <text:p>0.173246566665771</text:p>
          </table:table-cell>
          <table:table-cell office:value-type="float" office:value="0.436660828636169" table:style-name="ce1">
            <text:p>0.436660828636169</text:p>
          </table:table-cell>
          <table:table-cell office:value-type="float" office:value="1.28792802123847" table:style-name="ce1">
            <text:p>1.28792802123847</text:p>
          </table:table-cell>
          <table:table-cell office:value-type="float" office:value="0.110496261057908" table:style-name="ce1">
            <text:p>0.110496261057908</text:p>
          </table:table-cell>
          <table:table-cell office:value-type="float" office:value="1.02436111876858" table:style-name="ce1">
            <text:p>1.02436111876858</text:p>
          </table:table-cell>
          <table:table-cell office:value-type="float" office:value="0.38307212867656" table:style-name="ce1">
            <text:p>0.38307212867656</text:p>
          </table:table-cell>
          <table:table-cell office:value-type="float" office:value="0.0565985962804042" table:style-name="ce1">
            <text:p>0.0565985962804042</text:p>
          </table:table-cell>
          <table:table-cell office:value-type="float" office:value="0.0691034993165534" table:style-name="ce1">
            <text:p>0.0691034993165534</text:p>
          </table:table-cell>
          <table:table-cell office:value-type="float" office:value="0.560753345356689" table:style-name="ce1">
            <text:p>0.560753345356689</text:p>
          </table:table-cell>
          <table:table-cell office:value-type="float" office:value="0.687372686164594" table:style-name="ce1">
            <text:p>0.687372686164594</text:p>
          </table:table-cell>
          <table:table-cell office:value-type="float" office:value="0.671699960498517" table:style-name="ce1">
            <text:p>0.671699960498517</text:p>
          </table:table-cell>
          <table:table-cell office:value-type="float" office:value="0.273447869251357" table:style-name="ce1">
            <text:p>0.273447869251357</text:p>
          </table:table-cell>
          <table:table-cell office:value-type="float" office:value="0.523118995681845" table:style-name="ce1">
            <text:p>0.523118995681845</text:p>
          </table:table-cell>
          <table:table-cell office:value-type="float" office:value="0.569270410692487" table:style-name="ce1">
            <text:p>0.569270410692487</text:p>
          </table:table-cell>
          <table:table-cell office:value-type="float" office:value="0.661223539598733" table:style-name="ce1">
            <text:p>0.661223539598733</text:p>
          </table:table-cell>
          <table:table-cell office:value-type="float" office:value="0.767395779565505" table:style-name="ce1">
            <text:p>0.767395779565505</text:p>
          </table:table-cell>
          <table:table-cell office:value-type="float" office:value="0.414751457059709" table:style-name="ce1">
            <text:p>0.414751457059709</text:p>
          </table:table-cell>
          <table:table-cell office:value-type="float" office:value="1.02287556305156" table:style-name="ce1">
            <text:p>1.02287556305156</text:p>
          </table:table-cell>
          <table:table-cell office:value-type="float" office:value="0.543710559130892" table:style-name="ce1">
            <text:p>0.543710559130892</text:p>
          </table:table-cell>
          <table:table-cell office:value-type="float" office:value="0.615931876764786" table:style-name="ce1">
            <text:p>0.615931876764786</text:p>
          </table:table-cell>
          <table:table-cell office:value-type="float" office:value="0.995484586291597" table:style-name="ce1">
            <text:p>0.995484586291597</text:p>
          </table:table-cell>
          <table:table-cell office:value-type="float" office:value="1.21714021660341" table:style-name="ce1">
            <text:p>1.21714021660341</text:p>
          </table:table-cell>
          <table:table-cell office:value-type="float" office:value="0.834880692433554" table:style-name="ce1">
            <text:p>0.834880692433554</text:p>
          </table:table-cell>
          <table:table-cell office:value-type="float" office:value="0.751203423422798" table:style-name="ce1">
            <text:p>0.751203423422798</text:p>
          </table:table-cell>
          <table:table-cell office:value-type="float" office:value="0.930220284566162" table:style-name="ce1">
            <text:p>0.930220284566162</text:p>
          </table:table-cell>
          <table:table-cell office:value-type="float" office:value="0.976439428166604" table:style-name="ce1">
            <text:p>0.976439428166604</text:p>
          </table:table-cell>
          <table:table-cell office:value-type="float" office:value="0.878058918097624" table:style-name="ce1">
            <text:p>0.878058918097624</text:p>
          </table:table-cell>
          <table:table-cell office:value-type="float" office:value="0.767412541838944" table:style-name="ce1">
            <text:p>0.767412541838944</text:p>
          </table:table-cell>
          <table:table-cell office:value-type="float" office:value="0.968026842982558" table:style-name="ce1">
            <text:p>0.968026842982558</text:p>
          </table:table-cell>
          <table:table-cell office:value-type="float" office:value="1.24242044043604" table:style-name="ce1">
            <text:p>1.24242044043604</text:p>
          </table:table-cell>
          <table:table-cell office:value-type="float" office:value="0.758176529173695" table:style-name="ce1">
            <text:p>0.758176529173695</text:p>
          </table:table-cell>
          <table:table-cell office:value-type="float" office:value="0.956092322334557" table:style-name="ce1">
            <text:p>0.956092322334557</text:p>
          </table:table-cell>
          <table:table-cell office:value-type="float" office:value="0.902762541257123" table:style-name="ce1">
            <text:p>0.902762541257123</text:p>
          </table:table-cell>
          <table:table-cell office:value-type="float" office:value="0.94781327024867" table:style-name="ce1">
            <text:p>0.94781327024867</text:p>
          </table:table-cell>
          <table:table-cell office:value-type="float" office:value="0.861600963749471" table:style-name="ce1">
            <text:p>0.861600963749471</text:p>
          </table:table-cell>
          <table:table-cell office:value-type="float" office:value="0.628604155485165" table:style-name="ce1">
            <text:p>0.628604155485165</text:p>
          </table:table-cell>
          <table:table-cell office:value-type="float" office:value="0.745521012726756" table:style-name="ce1">
            <text:p>0.745521012726756</text:p>
          </table:table-cell>
          <table:table-cell office:value-type="float" office:value="0.677315322100801" table:style-name="ce1">
            <text:p>0.677315322100801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625687519906665" table:style-name="ce1">
            <text:p>0.625687519906665</text:p>
          </table:table-cell>
          <table:table-cell office:value-type="float" office:value="1.21073674067346" table:style-name="ce1">
            <text:p>1.21073674067346</text:p>
          </table:table-cell>
          <table:table-cell office:value-type="float" office:value="0.21884678787471" table:style-name="ce1">
            <text:p>0.21884678787471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  <table:table-cell office:value-type="float" office:value="0.693065505977006" table:style-name="ce1">
            <text:p>0.693065505977006</text:p>
          </table:table-cell>
        </table:table-row>
        <table:table-row>
          <table:table-cell office:value-type="float" office:value="0.278613896160782" table:style-name="ce1">
            <text:p>0.278613896160782</text:p>
          </table:table-cell>
          <table:table-cell office:value-type="float" office:value="0.0608985749116844" table:style-name="ce1">
            <text:p>0.0608985749116844</text:p>
          </table:table-cell>
          <table:table-cell office:value-type="float" office:value="0.157014960558686" table:style-name="ce1">
            <text:p>0.157014960558686</text:p>
          </table:table-cell>
          <table:table-cell office:value-type="float" office:value="0.230668853249977" table:style-name="ce1">
            <text:p>0.230668853249977</text:p>
          </table:table-cell>
          <table:table-cell office:value-type="float" office:value="1.31082481730562" table:style-name="ce1">
            <text:p>1.31082481730562</text:p>
          </table:table-cell>
          <table:table-cell office:value-type="float" office:value="0.0735974334206696" table:style-name="ce1">
            <text:p>0.0735974334206696</text:p>
          </table:table-cell>
          <table:table-cell office:value-type="float" office:value="0.786873541302384" table:style-name="ce1">
            <text:p>0.786873541302384</text:p>
          </table:table-cell>
          <table:table-cell office:value-type="float" office:value="0.260665138530505" table:style-name="ce1">
            <text:p>0.260665138530505</text:p>
          </table:table-cell>
          <table:table-cell office:value-type="float" office:value="0.0524789289004922" table:style-name="ce1">
            <text:p>0.0524789289004922</text:p>
          </table:table-cell>
          <table:table-cell office:value-type="float" office:value="0.0642533344718915" table:style-name="ce1">
            <text:p>0.0642533344718915</text:p>
          </table:table-cell>
          <table:table-cell office:value-type="float" office:value="0.158234651042893" table:style-name="ce1">
            <text:p>0.158234651042893</text:p>
          </table:table-cell>
          <table:table-cell office:value-type="float" office:value="0.479789291341397" table:style-name="ce1">
            <text:p>0.479789291341397</text:p>
          </table:table-cell>
          <table:table-cell office:value-type="float" office:value="0.314913322433264" table:style-name="ce1">
            <text:p>0.314913322433264</text:p>
          </table:table-cell>
          <table:table-cell office:value-type="float" office:value="0.266193865621426" table:style-name="ce1">
            <text:p>0.266193865621426</text:p>
          </table:table-cell>
          <table:table-cell office:value-type="float" office:value="0.0668559938637995" table:style-name="ce1">
            <text:p>0.0668559938637995</text:p>
          </table:table-cell>
          <table:table-cell office:value-type="float" office:value="0.276976843990243" table:style-name="ce1">
            <text:p>0.276976843990243</text:p>
          </table:table-cell>
          <table:table-cell office:value-type="float" office:value="0.276173021966386" table:style-name="ce1">
            <text:p>0.276173021966386</text:p>
          </table:table-cell>
          <table:table-cell office:value-type="float" office:value="0.465092160304625" table:style-name="ce1">
            <text:p>0.465092160304625</text:p>
          </table:table-cell>
          <table:table-cell office:value-type="float" office:value="0.124481116744527" table:style-name="ce1">
            <text:p>0.124481116744527</text:p>
          </table:table-cell>
          <table:table-cell office:value-type="float" office:value="0.649422899097216" table:style-name="ce1">
            <text:p>0.649422899097216</text:p>
          </table:table-cell>
          <table:table-cell office:value-type="float" office:value="0.278613896160782" table:style-name="ce1">
            <text:p>0.278613896160782</text:p>
          </table:table-cell>
          <table:table-cell office:value-type="float" office:value="0.359280377067143" table:style-name="ce1">
            <text:p>0.359280377067143</text:p>
          </table:table-cell>
          <table:table-cell office:value-type="float" office:value="0.514584619237642" table:style-name="ce1">
            <text:p>0.514584619237642</text:p>
          </table:table-cell>
          <table:table-cell office:value-type="float" office:value="0.845827366529385" table:style-name="ce1">
            <text:p>0.845827366529385</text:p>
          </table:table-cell>
          <table:table-cell office:value-type="float" office:value="0.480204757943143" table:style-name="ce1">
            <text:p>0.480204757943143</text:p>
          </table:table-cell>
          <table:table-cell office:value-type="float" office:value="0.425657455355547" table:style-name="ce1">
            <text:p>0.425657455355547</text:p>
          </table:table-cell>
          <table:table-cell office:value-type="float" office:value="0.37775761839589" table:style-name="ce1">
            <text:p>0.37775761839589</text:p>
          </table:table-cell>
          <table:table-cell office:value-type="float" office:value="0.467498404373071" table:style-name="ce1">
            <text:p>0.467498404373071</text:p>
          </table:table-cell>
          <table:table-cell office:value-type="float" office:value="0.454255406442411" table:style-name="ce1">
            <text:p>0.454255406442411</text:p>
          </table:table-cell>
          <table:table-cell office:value-type="float" office:value="0.484480601719448" table:style-name="ce1">
            <text:p>0.484480601719448</text:p>
          </table:table-cell>
          <table:table-cell office:value-type="float" office:value="0.468017737625254" table:style-name="ce1">
            <text:p>0.468017737625254</text:p>
          </table:table-cell>
          <table:table-cell office:value-type="float" office:value="0.716706664683989" table:style-name="ce1">
            <text:p>0.716706664683989</text:p>
          </table:table-cell>
          <table:table-cell office:value-type="float" office:value="0.295111853065072" table:style-name="ce1">
            <text:p>0.295111853065072</text:p>
          </table:table-cell>
          <table:table-cell office:value-type="float" office:value="0.553690413127004" table:style-name="ce1">
            <text:p>0.553690413127004</text:p>
          </table:table-cell>
          <table:table-cell office:value-type="float" office:value="0.285485594194001" table:style-name="ce1">
            <text:p>0.285485594194001</text:p>
          </table:table-cell>
          <table:table-cell office:value-type="float" office:value="0.510603064304241" table:style-name="ce1">
            <text:p>0.510603064304241</text:p>
          </table:table-cell>
          <table:table-cell office:value-type="float" office:value="0.335322559673153" table:style-name="ce1">
            <text:p>0.335322559673153</text:p>
          </table:table-cell>
          <table:table-cell office:value-type="float" office:value="0.244333827655551" table:style-name="ce1">
            <text:p>0.244333827655551</text:p>
          </table:table-cell>
          <table:table-cell office:value-type="float" office:value="0.256567606750354" table:style-name="ce1">
            <text:p>0.256567606750354</text:p>
          </table:table-cell>
          <table:table-cell office:value-type="float" office:value="0.313227256724685" table:style-name="ce1">
            <text:p>0.313227256724685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263645161643342" table:style-name="ce1">
            <text:p>0.263645161643342</text:p>
          </table:table-cell>
          <table:table-cell office:value-type="float" office:value="0.487077267980361" table:style-name="ce1">
            <text:p>0.487077267980361</text:p>
          </table:table-cell>
          <table:table-cell office:value-type="float" office:value="0.0832163647997944" table:style-name="ce1">
            <text:p>0.0832163647997944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  <table:table-cell office:value-type="float" office:value="0.37791088811121" table:style-name="ce1">
            <text:p>0.37791088811121</text:p>
          </table:table-cell>
        </table:table-row>
        <table:table-row>
          <table:table-cell office:value-type="float" office:value="0.726906508072019" table:style-name="ce1">
            <text:p>0.726906508072019</text:p>
          </table:table-cell>
          <table:table-cell office:value-type="float" office:value="0.0706973107286343" table:style-name="ce1">
            <text:p>0.0706973107286343</text:p>
          </table:table-cell>
          <table:table-cell office:value-type="float" office:value="0.252037487977247" table:style-name="ce1">
            <text:p>0.252037487977247</text:p>
          </table:table-cell>
          <table:table-cell office:value-type="float" office:value="0.567889849797101" table:style-name="ce1">
            <text:p>0.567889849797101</text:p>
          </table:table-cell>
          <table:table-cell office:value-type="float" office:value="1.47377182887298" table:style-name="ce1">
            <text:p>1.47377182887298</text:p>
          </table:table-cell>
          <table:table-cell office:value-type="float" office:value="0.106352909639182" table:style-name="ce1">
            <text:p>0.106352909639182</text:p>
          </table:table-cell>
          <table:table-cell office:value-type="float" office:value="1.51459200173661" table:style-name="ce1">
            <text:p>1.51459200173661</text:p>
          </table:table-cell>
          <table:table-cell office:value-type="float" office:value="0.704771925994955" table:style-name="ce1">
            <text:p>0.704771925994955</text:p>
          </table:table-cell>
          <table:table-cell office:value-type="float" office:value="0.0696578442315083" table:style-name="ce1">
            <text:p>0.0696578442315083</text:p>
          </table:table-cell>
          <table:table-cell office:value-type="float" office:value="0.0898431447702208" table:style-name="ce1">
            <text:p>0.0898431447702208</text:p>
          </table:table-cell>
          <table:table-cell office:value-type="float" office:value="0.597902983996163" table:style-name="ce1">
            <text:p>0.597902983996163</text:p>
          </table:table-cell>
          <table:table-cell office:value-type="float" office:value="1.08184711752623" table:style-name="ce1">
            <text:p>1.08184711752623</text:p>
          </table:table-cell>
          <table:table-cell office:value-type="float" office:value="0.872150078504068" table:style-name="ce1">
            <text:p>0.872150078504068</text:p>
          </table:table-cell>
          <table:table-cell office:value-type="float" office:value="0.502570710003814" table:style-name="ce1">
            <text:p>0.502570710003814</text:p>
          </table:table-cell>
          <table:table-cell office:value-type="float" office:value="0.58985331858733" table:style-name="ce1">
            <text:p>0.58985331858733</text:p>
          </table:table-cell>
          <table:table-cell office:value-type="float" office:value="0.613344492694397" table:style-name="ce1">
            <text:p>0.613344492694397</text:p>
          </table:table-cell>
          <table:table-cell office:value-type="float" office:value="0.891495686099919" table:style-name="ce1">
            <text:p>0.891495686099919</text:p>
          </table:table-cell>
          <table:table-cell office:value-type="float" office:value="0.867459728431217" table:style-name="ce1">
            <text:p>0.867459728431217</text:p>
          </table:table-cell>
          <table:table-cell office:value-type="float" office:value="0.701587094041421" table:style-name="ce1">
            <text:p>0.701587094041421</text:p>
          </table:table-cell>
          <table:table-cell office:value-type="float" office:value="1.39019296189645" table:style-name="ce1">
            <text:p>1.39019296189645</text:p>
          </table:table-cell>
          <table:table-cell office:value-type="float" office:value="0.726906508072019" table:style-name="ce1">
            <text:p>0.726906508072019</text:p>
          </table:table-cell>
          <table:table-cell office:value-type="float" office:value="0.975170863734089" table:style-name="ce1">
            <text:p>0.975170863734089</text:p>
          </table:table-cell>
          <table:table-cell office:value-type="float" office:value="1.55002562785023" table:style-name="ce1">
            <text:p>1.55002562785023</text:p>
          </table:table-cell>
          <table:table-cell office:value-type="float" office:value="1.53103765331849" table:style-name="ce1">
            <text:p>1.53103765331849</text:p>
          </table:table-cell>
          <table:table-cell office:value-type="float" office:value="1.15270821934298" table:style-name="ce1">
            <text:p>1.15270821934298</text:p>
          </table:table-cell>
          <table:table-cell office:value-type="float" office:value="0.951134906065387" table:style-name="ce1">
            <text:p>0.951134906065387</text:p>
          </table:table-cell>
          <table:table-cell office:value-type="float" office:value="1.18725203242416" table:style-name="ce1">
            <text:p>1.18725203242416</text:p>
          </table:table-cell>
          <table:table-cell office:value-type="float" office:value="1.3878730922047" table:style-name="ce1">
            <text:p>1.3878730922047</text:p>
          </table:table-cell>
          <table:table-cell office:value-type="float" office:value="1.39456257946651" table:style-name="ce1">
            <text:p>1.39456257946651</text:p>
          </table:table-cell>
          <table:table-cell office:value-type="float" office:value="1.13192472922791" table:style-name="ce1">
            <text:p>1.13192472922791</text:p>
          </table:table-cell>
          <table:table-cell office:value-type="float" office:value="1.25718180306365" table:style-name="ce1">
            <text:p>1.25718180306365</text:p>
          </table:table-cell>
          <table:table-cell office:value-type="float" office:value="1.58493489985545" table:style-name="ce1">
            <text:p>1.58493489985545</text:p>
          </table:table-cell>
          <table:table-cell office:value-type="float" office:value="1.01993783489205" table:style-name="ce1">
            <text:p>1.01993783489205</text:p>
          </table:table-cell>
          <table:table-cell office:value-type="float" office:value="1.23153612030697" table:style-name="ce1">
            <text:p>1.23153612030697</text:p>
          </table:table-cell>
          <table:table-cell office:value-type="float" office:value="1.09591908045056" table:style-name="ce1">
            <text:p>1.09591908045056</text:p>
          </table:table-cell>
          <table:table-cell office:value-type="float" office:value="1.26468165576572" table:style-name="ce1">
            <text:p>1.26468165576572</text:p>
          </table:table-cell>
          <table:table-cell office:value-type="float" office:value="0.954740299715692" table:style-name="ce1">
            <text:p>0.954740299715692</text:p>
          </table:table-cell>
          <table:table-cell office:value-type="float" office:value="0.701201561752309" table:style-name="ce1">
            <text:p>0.701201561752309</text:p>
          </table:table-cell>
          <table:table-cell office:value-type="float" office:value="0.897588133703444" table:style-name="ce1">
            <text:p>0.897588133703444</text:p>
          </table:table-cell>
          <table:table-cell office:value-type="float" office:value="0.951852646467994" table:style-name="ce1">
            <text:p>0.951852646467994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1.02613043231919" table:style-name="ce1">
            <text:p>1.02613043231919</text:p>
          </table:table-cell>
          <table:table-cell office:value-type="float" office:value="2.15200003382092" table:style-name="ce1">
            <text:p>2.15200003382092</text:p>
          </table:table-cell>
          <table:table-cell office:value-type="float" office:value="0.609761093254336" table:style-name="ce1">
            <text:p>0.609761093254336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  <table:table-cell office:value-type="float" office:value="0.947808670528761" table:style-name="ce1">
            <text:p>0.947808670528761</text:p>
          </table:table-cell>
        </table:table-row>
        <table:table-row>
          <table:table-cell office:value-type="float" office:value="0.654711396367427" table:style-name="ce1">
            <text:p>0.654711396367427</text:p>
          </table:table-cell>
          <table:table-cell office:value-type="float" office:value="0.0723246173017398" table:style-name="ce1">
            <text:p>0.0723246173017398</text:p>
          </table:table-cell>
          <table:table-cell office:value-type="float" office:value="0.265563826399817" table:style-name="ce1">
            <text:p>0.265563826399817</text:p>
          </table:table-cell>
          <table:table-cell office:value-type="float" office:value="0.477239148684324" table:style-name="ce1">
            <text:p>0.477239148684324</text:p>
          </table:table-cell>
          <table:table-cell office:value-type="float" office:value="1.42842314325491" table:style-name="ce1">
            <text:p>1.42842314325491</text:p>
          </table:table-cell>
          <table:table-cell office:value-type="float" office:value="0.0994919841560028" table:style-name="ce1">
            <text:p>0.0994919841560028</text:p>
          </table:table-cell>
          <table:table-cell office:value-type="float" office:value="1.46447646058756" table:style-name="ce1">
            <text:p>1.46447646058756</text:p>
          </table:table-cell>
          <table:table-cell office:value-type="float" office:value="0.687925841188102" table:style-name="ce1">
            <text:p>0.687925841188102</text:p>
          </table:table-cell>
          <table:table-cell office:value-type="float" office:value="0.067469493711243" table:style-name="ce1">
            <text:p>0.067469493711243</text:p>
          </table:table-cell>
          <table:table-cell office:value-type="float" office:value="0.0842885305669963" table:style-name="ce1">
            <text:p>0.0842885305669963</text:p>
          </table:table-cell>
          <table:table-cell office:value-type="float" office:value="0.323343650976157" table:style-name="ce1">
            <text:p>0.323343650976157</text:p>
          </table:table-cell>
          <table:table-cell office:value-type="float" office:value="1.16839117403991" table:style-name="ce1">
            <text:p>1.16839117403991</text:p>
          </table:table-cell>
          <table:table-cell office:value-type="float" office:value="0.744129744031264" table:style-name="ce1">
            <text:p>0.744129744031264</text:p>
          </table:table-cell>
          <table:table-cell office:value-type="float" office:value="0.388992527751444" table:style-name="ce1">
            <text:p>0.388992527751444</text:p>
          </table:table-cell>
          <table:table-cell office:value-type="float" office:value="0.369377165903399" table:style-name="ce1">
            <text:p>0.369377165903399</text:p>
          </table:table-cell>
          <table:table-cell office:value-type="float" office:value="0.481676202157661" table:style-name="ce1">
            <text:p>0.481676202157661</text:p>
          </table:table-cell>
          <table:table-cell office:value-type="float" office:value="0.783018218411263" table:style-name="ce1">
            <text:p>0.783018218411263</text:p>
          </table:table-cell>
          <table:table-cell office:value-type="float" office:value="0.801087949179211" table:style-name="ce1">
            <text:p>0.801087949179211</text:p>
          </table:table-cell>
          <table:table-cell office:value-type="float" office:value="0.592017207138092" table:style-name="ce1">
            <text:p>0.592017207138092</text:p>
          </table:table-cell>
          <table:table-cell office:value-type="float" office:value="1.31301757084987" table:style-name="ce1">
            <text:p>1.31301757084987</text:p>
          </table:table-cell>
          <table:table-cell office:value-type="float" office:value="0.654711396367427" table:style-name="ce1">
            <text:p>0.654711396367427</text:p>
          </table:table-cell>
          <table:table-cell office:value-type="float" office:value="0.947045454934254" table:style-name="ce1">
            <text:p>0.947045454934254</text:p>
          </table:table-cell>
          <table:table-cell office:value-type="float" office:value="1.41571152850563" table:style-name="ce1">
            <text:p>1.41571152850563</text:p>
          </table:table-cell>
          <table:table-cell office:value-type="float" office:value="1.52555576945786" table:style-name="ce1">
            <text:p>1.52555576945786</text:p>
          </table:table-cell>
          <table:table-cell office:value-type="float" office:value="1.08223102518343" table:style-name="ce1">
            <text:p>1.08223102518343</text:p>
          </table:table-cell>
          <table:table-cell office:value-type="float" office:value="1.02332623725784" table:style-name="ce1">
            <text:p>1.02332623725784</text:p>
          </table:table-cell>
          <table:table-cell office:value-type="float" office:value="1.00783639787135" table:style-name="ce1">
            <text:p>1.00783639787135</text:p>
          </table:table-cell>
          <table:table-cell office:value-type="float" office:value="1.39910698173938" table:style-name="ce1">
            <text:p>1.39910698173938</text:p>
          </table:table-cell>
          <table:table-cell office:value-type="float" office:value="1.17577980011293" table:style-name="ce1">
            <text:p>1.17577980011293</text:p>
          </table:table-cell>
          <table:table-cell office:value-type="float" office:value="1.01943708577395" table:style-name="ce1">
            <text:p>1.01943708577395</text:p>
          </table:table-cell>
          <table:table-cell office:value-type="float" office:value="1.09574429574776" table:style-name="ce1">
            <text:p>1.09574429574776</text:p>
          </table:table-cell>
          <table:table-cell office:value-type="float" office:value="1.469004973342" table:style-name="ce1">
            <text:p>1.469004973342</text:p>
          </table:table-cell>
          <table:table-cell office:value-type="float" office:value="0.803702863835797" table:style-name="ce1">
            <text:p>0.803702863835797</text:p>
          </table:table-cell>
          <table:table-cell office:value-type="float" office:value="1.09846140340042" table:style-name="ce1">
            <text:p>1.09846140340042</text:p>
          </table:table-cell>
          <table:table-cell office:value-type="float" office:value="0.731792710779679" table:style-name="ce1">
            <text:p>0.731792710779679</text:p>
          </table:table-cell>
          <table:table-cell office:value-type="float" office:value="1.1500228907272" table:style-name="ce1">
            <text:p>1.1500228907272</text:p>
          </table:table-cell>
          <table:table-cell office:value-type="float" office:value="0.804138682945228" table:style-name="ce1">
            <text:p>0.804138682945228</text:p>
          </table:table-cell>
          <table:table-cell office:value-type="float" office:value="0.586875807941482" table:style-name="ce1">
            <text:p>0.586875807941482</text:p>
          </table:table-cell>
          <table:table-cell office:value-type="float" office:value="0.674817743358293" table:style-name="ce1">
            <text:p>0.674817743358293</text:p>
          </table:table-cell>
          <table:table-cell office:value-type="float" office:value="0.905833802514791" table:style-name="ce1">
            <text:p>0.905833802514791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0.861100214631373" table:style-name="ce1">
            <text:p>0.861100214631373</text:p>
          </table:table-cell>
          <table:table-cell office:value-type="float" office:value="1.36886922815453" table:style-name="ce1">
            <text:p>1.36886922815453</text:p>
          </table:table-cell>
          <table:table-cell office:value-type="float" office:value="0.387157550260398" table:style-name="ce1">
            <text:p>0.387157550260398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  <table:table-cell office:value-type="float" office:value="0.834693743792629" table:style-name="ce1">
            <text:p>0.834693743792629</text:p>
          </table:table-cell>
        </table:table-row>
        <table:table-row>
          <table:table-cell office:value-type="float" office:value="0.79325953768101" table:style-name="ce1">
            <text:p>0.79325953768101</text:p>
          </table:table-cell>
          <table:table-cell office:value-type="float" office:value="0.0721242045882767" table:style-name="ce1">
            <text:p>0.0721242045882767</text:p>
          </table:table-cell>
          <table:table-cell office:value-type="float" office:value="0.23884930801524" table:style-name="ce1">
            <text:p>0.23884930801524</text:p>
          </table:table-cell>
          <table:table-cell office:value-type="float" office:value="0.608343746253587" table:style-name="ce1">
            <text:p>0.608343746253587</text:p>
          </table:table-cell>
          <table:table-cell office:value-type="float" office:value="1.3648650695085" table:style-name="ce1">
            <text:p>1.3648650695085</text:p>
          </table:table-cell>
          <table:table-cell office:value-type="float" office:value="0.11743366715876" table:style-name="ce1">
            <text:p>0.11743366715876</text:p>
          </table:table-cell>
          <table:table-cell office:value-type="float" office:value="1.32703212611095" table:style-name="ce1">
            <text:p>1.32703212611095</text:p>
          </table:table-cell>
          <table:table-cell office:value-type="float" office:value="0.7171760083403" table:style-name="ce1">
            <text:p>0.7171760083403</text:p>
          </table:table-cell>
          <table:table-cell office:value-type="float" office:value="0.066065488211634" table:style-name="ce1">
            <text:p>0.066065488211634</text:p>
          </table:table-cell>
          <table:table-cell office:value-type="float" office:value="0.0816608351846267" table:style-name="ce1">
            <text:p>0.0816608351846267</text:p>
          </table:table-cell>
          <table:table-cell office:value-type="float" office:value="0.575796698561583" table:style-name="ce1">
            <text:p>0.575796698561583</text:p>
          </table:table-cell>
          <table:table-cell office:value-type="float" office:value="1.08528559480383" table:style-name="ce1">
            <text:p>1.08528559480383</text:p>
          </table:table-cell>
          <table:table-cell office:value-type="float" office:value="0.915715251778591" table:style-name="ce1">
            <text:p>0.915715251778591</text:p>
          </table:table-cell>
          <table:table-cell office:value-type="float" office:value="0.402599058958632" table:style-name="ce1">
            <text:p>0.402599058958632</text:p>
          </table:table-cell>
          <table:table-cell office:value-type="float" office:value="0.689853502633663" table:style-name="ce1">
            <text:p>0.689853502633663</text:p>
          </table:table-cell>
          <table:table-cell office:value-type="float" office:value="0.600863183533605" table:style-name="ce1">
            <text:p>0.600863183533605</text:p>
          </table:table-cell>
          <table:table-cell office:value-type="float" office:value="0.884485198446548" table:style-name="ce1">
            <text:p>0.884485198446548</text:p>
          </table:table-cell>
          <table:table-cell office:value-type="float" office:value="0.904665387905896" table:style-name="ce1">
            <text:p>0.904665387905896</text:p>
          </table:table-cell>
          <table:table-cell office:value-type="float" office:value="0.886955560762497" table:style-name="ce1">
            <text:p>0.886955560762497</text:p>
          </table:table-cell>
          <table:table-cell office:value-type="float" office:value="1.32537961619354" table:style-name="ce1">
            <text:p>1.32537961619354</text:p>
          </table:table-cell>
          <table:table-cell office:value-type="float" office:value="0.79325953768101" table:style-name="ce1">
            <text:p>0.79325953768101</text:p>
          </table:table-cell>
          <table:table-cell office:value-type="float" office:value="1.04460807477701" table:style-name="ce1">
            <text:p>1.04460807477701</text:p>
          </table:table-cell>
          <table:table-cell office:value-type="float" office:value="1.64337654866527" table:style-name="ce1">
            <text:p>1.64337654866527</text:p>
          </table:table-cell>
          <table:table-cell office:value-type="float" office:value="1.67247025692269" table:style-name="ce1">
            <text:p>1.67247025692269</text:p>
          </table:table-cell>
          <table:table-cell office:value-type="float" office:value="1.37517736697386" table:style-name="ce1">
            <text:p>1.37517736697386</text:p>
          </table:table-cell>
          <table:table-cell office:value-type="float" office:value="1.14490646579061" table:style-name="ce1">
            <text:p>1.14490646579061</text:p>
          </table:table-cell>
          <table:table-cell office:value-type="float" office:value="1.35563325929684" table:style-name="ce1">
            <text:p>1.35563325929684</text:p>
          </table:table-cell>
          <table:table-cell office:value-type="float" office:value="1.60190490554574" table:style-name="ce1">
            <text:p>1.60190490554574</text:p>
          </table:table-cell>
          <table:table-cell office:value-type="float" office:value="1.69741680086816" table:style-name="ce1">
            <text:p>1.69741680086816</text:p>
          </table:table-cell>
          <table:table-cell office:value-type="float" office:value="1.02033843418653" table:style-name="ce1">
            <text:p>1.02033843418653</text:p>
          </table:table-cell>
          <table:table-cell office:value-type="float" office:value="1.2793000127274" table:style-name="ce1">
            <text:p>1.2793000127274</text:p>
          </table:table-cell>
          <table:table-cell office:value-type="float" office:value="1.61641203587836" table:style-name="ce1">
            <text:p>1.61641203587836</text:p>
          </table:table-cell>
          <table:table-cell office:value-type="float" office:value="1.0561586877678" table:style-name="ce1">
            <text:p>1.0561586877678</text:p>
          </table:table-cell>
          <table:table-cell office:value-type="float" office:value="1.21601206079441" table:style-name="ce1">
            <text:p>1.21601206079441</text:p>
          </table:table-cell>
          <table:table-cell office:value-type="float" office:value="1.18833251967785" table:style-name="ce1">
            <text:p>1.18833251967785</text:p>
          </table:table-cell>
          <table:table-cell office:value-type="float" office:value="1.16978945166233" table:style-name="ce1">
            <text:p>1.16978945166233</text:p>
          </table:table-cell>
          <table:table-cell office:value-type="float" office:value="1.12564836944545" table:style-name="ce1">
            <text:p>1.12564836944545</text:p>
          </table:table-cell>
          <table:table-cell office:value-type="float" office:value="0.961350188074585" table:style-name="ce1">
            <text:p>0.961350188074585</text:p>
          </table:table-cell>
          <table:table-cell office:value-type="float" office:value="1.15007055928251" table:style-name="ce1">
            <text:p>1.15007055928251</text:p>
          </table:table-cell>
          <table:table-cell office:value-type="float" office:value="1.09639576600366" table:style-name="ce1">
            <text:p>1.09639576600366</text:p>
          </table:table-cell>
          <table:table-cell office:value-type="float" office:value="0.0213192368826948" table:style-name="ce1">
            <text:p>0.0213192368826948</text:p>
          </table:table-cell>
          <table:table-cell office:value-type="float" office:value="1.18369278029436" table:style-name="ce1">
            <text:p>1.18369278029436</text:p>
          </table:table-cell>
          <table:table-cell office:value-type="float" office:value="2.30493664877322" table:style-name="ce1">
            <text:p>2.30493664877322</text:p>
          </table:table-cell>
          <table:table-cell office:value-type="float" office:value="0.73219500534223" table:style-name="ce1">
            <text:p>0.73219500534223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  <table:table-cell office:value-type="float" office:value="1.00890556302928" table:style-name="ce1">
            <text:p>1.00890556302928</text:p>
          </table:table-cell>
        </table:table-row>
      </table:table>
      <table:table table:name="max_Ir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663747555707599" table:style-name="ce1">
            <text:p>0.663747555707599</text:p>
          </table:table-cell>
          <table:table-cell office:value-type="float" office:value="0.705664047288541" table:style-name="ce1">
            <text:p>0.705664047288541</text:p>
          </table:table-cell>
          <table:table-cell office:value-type="float" office:value="1.83607866038029" table:style-name="ce1">
            <text:p>1.83607866038029</text:p>
          </table:table-cell>
          <table:table-cell office:value-type="float" office:value="0.574519043570358" table:style-name="ce1">
            <text:p>0.574519043570358</text:p>
          </table:table-cell>
          <table:table-cell office:value-type="float" office:value="1.93959394758557" table:style-name="ce1">
            <text:p>1.93959394758557</text:p>
          </table:table-cell>
          <table:table-cell office:value-type="float" office:value="1.06042390647865" table:style-name="ce1">
            <text:p>1.06042390647865</text:p>
          </table:table-cell>
          <table:table-cell office:value-type="float" office:value="1.37283399648887" table:style-name="ce1">
            <text:p>1.37283399648887</text:p>
          </table:table-cell>
          <table:table-cell office:value-type="float" office:value="0.592698736175096" table:style-name="ce1">
            <text:p>0.592698736175096</text:p>
          </table:table-cell>
          <table:table-cell office:value-type="float" office:value="0.557778743111695" table:style-name="ce1">
            <text:p>0.557778743111695</text:p>
          </table:table-cell>
          <table:table-cell office:value-type="float" office:value="0.759189555359807" table:style-name="ce1">
            <text:p>0.759189555359807</text:p>
          </table:table-cell>
          <table:table-cell office:value-type="float" office:value="0.607540045144108" table:style-name="ce1">
            <text:p>0.607540045144108</text:p>
          </table:table-cell>
          <table:table-cell office:value-type="float" office:value="0.948817280847242" table:style-name="ce1">
            <text:p>0.948817280847242</text:p>
          </table:table-cell>
          <table:table-cell office:value-type="float" office:value="0.869291183360263" table:style-name="ce1">
            <text:p>0.869291183360263</text:p>
          </table:table-cell>
          <table:table-cell office:value-type="float" office:value="0.620681040483282" table:style-name="ce1">
            <text:p>0.620681040483282</text:p>
          </table:table-cell>
          <table:table-cell office:value-type="float" office:value="0.531608896474499" table:style-name="ce1">
            <text:p>0.531608896474499</text:p>
          </table:table-cell>
          <table:table-cell office:value-type="float" office:value="0.696830800905298" table:style-name="ce1">
            <text:p>0.696830800905298</text:p>
          </table:table-cell>
          <table:table-cell office:value-type="float" office:value="0.869412634333823" table:style-name="ce1">
            <text:p>0.869412634333823</text:p>
          </table:table-cell>
          <table:table-cell office:value-type="float" office:value="0.916778514022158" table:style-name="ce1">
            <text:p>0.916778514022158</text:p>
          </table:table-cell>
          <table:table-cell office:value-type="float" office:value="0.634599322053239" table:style-name="ce1">
            <text:p>0.634599322053239</text:p>
          </table:table-cell>
          <table:table-cell office:value-type="float" office:value="1.23446728850478" table:style-name="ce1">
            <text:p>1.23446728850478</text:p>
          </table:table-cell>
          <table:table-cell office:value-type="float" office:value="0.663747555707599" table:style-name="ce1">
            <text:p>0.663747555707599</text:p>
          </table:table-cell>
          <table:table-cell office:value-type="float" office:value="0.720100807439362" table:style-name="ce1">
            <text:p>0.720100807439362</text:p>
          </table:table-cell>
          <table:table-cell office:value-type="float" office:value="1.11221742067464" table:style-name="ce1">
            <text:p>1.11221742067464</text:p>
          </table:table-cell>
          <table:table-cell office:value-type="float" office:value="1.43300031088692" table:style-name="ce1">
            <text:p>1.43300031088692</text:p>
          </table:table-cell>
          <table:table-cell office:value-type="float" office:value="1.02399543348078" table:style-name="ce1">
            <text:p>1.02399543348078</text:p>
          </table:table-cell>
          <table:table-cell office:value-type="float" office:value="0.844102251443953" table:style-name="ce1">
            <text:p>0.844102251443953</text:p>
          </table:table-cell>
          <table:table-cell office:value-type="float" office:value="0.961496762486889" table:style-name="ce1">
            <text:p>0.961496762486889</text:p>
          </table:table-cell>
          <table:table-cell office:value-type="float" office:value="1.00006959168949" table:style-name="ce1">
            <text:p>1.00006959168949</text:p>
          </table:table-cell>
          <table:table-cell office:value-type="float" office:value="0.982362039744469" table:style-name="ce1">
            <text:p>0.982362039744469</text:p>
          </table:table-cell>
          <table:table-cell office:value-type="float" office:value="0.903904710824816" table:style-name="ce1">
            <text:p>0.903904710824816</text:p>
          </table:table-cell>
          <table:table-cell office:value-type="float" office:value="1.14362464243722" table:style-name="ce1">
            <text:p>1.14362464243722</text:p>
          </table:table-cell>
          <table:table-cell office:value-type="float" office:value="1.3760679017067" table:style-name="ce1">
            <text:p>1.3760679017067</text:p>
          </table:table-cell>
          <table:table-cell office:value-type="float" office:value="0.732877449857857" table:style-name="ce1">
            <text:p>0.732877449857857</text:p>
          </table:table-cell>
          <table:table-cell office:value-type="float" office:value="1.00990712054784" table:style-name="ce1">
            <text:p>1.00990712054784</text:p>
          </table:table-cell>
          <table:table-cell office:value-type="float" office:value="0.688232071977262" table:style-name="ce1">
            <text:p>0.688232071977262</text:p>
          </table:table-cell>
          <table:table-cell office:value-type="float" office:value="0.982362039744469" table:style-name="ce1">
            <text:p>0.982362039744469</text:p>
          </table:table-cell>
          <table:table-cell office:value-type="float" office:value="0.662605916556137" table:style-name="ce1">
            <text:p>0.662605916556137</text:p>
          </table:table-cell>
          <table:table-cell office:value-type="float" office:value="0.710700502085831" table:style-name="ce1">
            <text:p>0.710700502085831</text:p>
          </table:table-cell>
          <table:table-cell office:value-type="float" office:value="0.42449614136115" table:style-name="ce1">
            <text:p>0.42449614136115</text:p>
          </table:table-cell>
          <table:table-cell office:value-type="float" office:value="0.691948471768193" table:style-name="ce1">
            <text:p>0.691948471768193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0.693187271698503" table:style-name="ce1">
            <text:p>0.693187271698503</text:p>
          </table:table-cell>
          <table:table-cell office:value-type="float" office:value="1.15567257901435" table:style-name="ce1">
            <text:p>1.15567257901435</text:p>
          </table:table-cell>
          <table:table-cell office:value-type="float" office:value="0.362918661760176" table:style-name="ce1">
            <text:p>0.362918661760176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  <table:table-cell office:value-type="float" office:value="0.804875156589671" table:style-name="ce1">
            <text:p>0.804875156589671</text:p>
          </table:table-cell>
        </table:table-row>
        <table:table-row>
          <table:table-cell office:value-type="float" office:value="1.04942726734421" table:style-name="ce1">
            <text:p>1.04942726734421</text:p>
          </table:table-cell>
          <table:table-cell office:value-type="float" office:value="0.792873050231303" table:style-name="ce1">
            <text:p>0.792873050231303</text:p>
          </table:table-cell>
          <table:table-cell office:value-type="float" office:value="2.87906761587048" table:style-name="ce1">
            <text:p>2.87906761587048</text:p>
          </table:table-cell>
          <table:table-cell office:value-type="float" office:value="0.832389823181277" table:style-name="ce1">
            <text:p>0.832389823181277</text:p>
          </table:table-cell>
          <table:table-cell office:value-type="float" office:value="2.12437708396755" table:style-name="ce1">
            <text:p>2.12437708396755</text:p>
          </table:table-cell>
          <table:table-cell office:value-type="float" office:value="1.3739948136304" table:style-name="ce1">
            <text:p>1.3739948136304</text:p>
          </table:table-cell>
          <table:table-cell office:value-type="float" office:value="2.16214389874279" table:style-name="ce1">
            <text:p>2.16214389874279</text:p>
          </table:table-cell>
          <table:table-cell office:value-type="float" office:value="1.09538431573925" table:style-name="ce1">
            <text:p>1.09538431573925</text:p>
          </table:table-cell>
          <table:table-cell office:value-type="float" office:value="0.786345315453987" table:style-name="ce1">
            <text:p>0.786345315453987</text:p>
          </table:table-cell>
          <table:table-cell office:value-type="float" office:value="1.05805628461375" table:style-name="ce1">
            <text:p>1.05805628461375</text:p>
          </table:table-cell>
          <table:table-cell office:value-type="float" office:value="0.687381915162343" table:style-name="ce1">
            <text:p>0.687381915162343</text:p>
          </table:table-cell>
          <table:table-cell office:value-type="float" office:value="1.91340123993665" table:style-name="ce1">
            <text:p>1.91340123993665</text:p>
          </table:table-cell>
          <table:table-cell office:value-type="float" office:value="1.36241637815358" table:style-name="ce1">
            <text:p>1.36241637815358</text:p>
          </table:table-cell>
          <table:table-cell office:value-type="float" office:value="0.817820260765605" table:style-name="ce1">
            <text:p>0.817820260765605</text:p>
          </table:table-cell>
          <table:table-cell office:value-type="float" office:value="0.735039277187222" table:style-name="ce1">
            <text:p>0.735039277187222</text:p>
          </table:table-cell>
          <table:table-cell office:value-type="float" office:value="0.795133218904628" table:style-name="ce1">
            <text:p>0.795133218904628</text:p>
          </table:table-cell>
          <table:table-cell office:value-type="float" office:value="1.32301704435472" table:style-name="ce1">
            <text:p>1.32301704435472</text:p>
          </table:table-cell>
          <table:table-cell office:value-type="float" office:value="1.23160367777754" table:style-name="ce1">
            <text:p>1.23160367777754</text:p>
          </table:table-cell>
          <table:table-cell office:value-type="float" office:value="1.14748678339642" table:style-name="ce1">
            <text:p>1.14748678339642</text:p>
          </table:table-cell>
          <table:table-cell office:value-type="float" office:value="2.11272749353389" table:style-name="ce1">
            <text:p>2.11272749353389</text:p>
          </table:table-cell>
          <table:table-cell office:value-type="float" office:value="1.04942726734421" table:style-name="ce1">
            <text:p>1.04942726734421</text:p>
          </table:table-cell>
          <table:table-cell office:value-type="float" office:value="1.47834061749917" table:style-name="ce1">
            <text:p>1.47834061749917</text:p>
          </table:table-cell>
          <table:table-cell office:value-type="float" office:value="2.14126018371052" table:style-name="ce1">
            <text:p>2.14126018371052</text:p>
          </table:table-cell>
          <table:table-cell office:value-type="float" office:value="2.28628877822383" table:style-name="ce1">
            <text:p>2.28628877822383</text:p>
          </table:table-cell>
          <table:table-cell office:value-type="float" office:value="1.83479795588745" table:style-name="ce1">
            <text:p>1.83479795588745</text:p>
          </table:table-cell>
          <table:table-cell office:value-type="float" office:value="1.56439158787313" table:style-name="ce1">
            <text:p>1.56439158787313</text:p>
          </table:table-cell>
          <table:table-cell office:value-type="float" office:value="1.70418667307715" table:style-name="ce1">
            <text:p>1.70418667307715</text:p>
          </table:table-cell>
          <table:table-cell office:value-type="float" office:value="2.18579533504441" table:style-name="ce1">
            <text:p>2.18579533504441</text:p>
          </table:table-cell>
          <table:table-cell office:value-type="float" office:value="1.92837209589353" table:style-name="ce1">
            <text:p>1.92837209589353</text:p>
          </table:table-cell>
          <table:table-cell office:value-type="float" office:value="1.58275919266055" table:style-name="ce1">
            <text:p>1.58275919266055</text:p>
          </table:table-cell>
          <table:table-cell office:value-type="float" office:value="1.81542390700209" table:style-name="ce1">
            <text:p>1.81542390700209</text:p>
          </table:table-cell>
          <table:table-cell office:value-type="float" office:value="2.45831523566441" table:style-name="ce1">
            <text:p>2.45831523566441</text:p>
          </table:table-cell>
          <table:table-cell office:value-type="float" office:value="1.28880183342413" table:style-name="ce1">
            <text:p>1.28880183342413</text:p>
          </table:table-cell>
          <table:table-cell office:value-type="float" office:value="1.45154404339148" table:style-name="ce1">
            <text:p>1.45154404339148</text:p>
          </table:table-cell>
          <table:table-cell office:value-type="float" office:value="1.17755804444983" table:style-name="ce1">
            <text:p>1.17755804444983</text:p>
          </table:table-cell>
          <table:table-cell office:value-type="float" office:value="1.88509499968206" table:style-name="ce1">
            <text:p>1.88509499968206</text:p>
          </table:table-cell>
          <table:table-cell office:value-type="float" office:value="1.0853281751285" table:style-name="ce1">
            <text:p>1.0853281751285</text:p>
          </table:table-cell>
          <table:table-cell office:value-type="float" office:value="1.22795010547038" table:style-name="ce1">
            <text:p>1.22795010547038</text:p>
          </table:table-cell>
          <table:table-cell office:value-type="float" office:value="0.876942594694532" table:style-name="ce1">
            <text:p>0.876942594694532</text:p>
          </table:table-cell>
          <table:table-cell office:value-type="float" office:value="1.43976864744557" table:style-name="ce1">
            <text:p>1.43976864744557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51993191984658" table:style-name="ce1">
            <text:p>1.51993191984658</text:p>
          </table:table-cell>
          <table:table-cell office:value-type="float" office:value="2.45489332573141" table:style-name="ce1">
            <text:p>2.45489332573141</text:p>
          </table:table-cell>
          <table:table-cell office:value-type="float" office:value="0.496096631805604" table:style-name="ce1">
            <text:p>0.496096631805604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  <table:table-cell office:value-type="float" office:value="1.32366989999381" table:style-name="ce1">
            <text:p>1.32366989999381</text:p>
          </table:table-cell>
        </table:table-row>
        <table:table-row>
          <table:table-cell office:value-type="float" office:value="1.02895063320202" table:style-name="ce1">
            <text:p>1.02895063320202</text:p>
          </table:table-cell>
          <table:table-cell office:value-type="float" office:value="0.788808792455118" table:style-name="ce1">
            <text:p>0.788808792455118</text:p>
          </table:table-cell>
          <table:table-cell office:value-type="float" office:value="2.81882122393106" table:style-name="ce1">
            <text:p>2.81882122393106</text:p>
          </table:table-cell>
          <table:table-cell office:value-type="float" office:value="0.671869589564413" table:style-name="ce1">
            <text:p>0.671869589564413</text:p>
          </table:table-cell>
          <table:table-cell office:value-type="float" office:value="2.14266920544763" table:style-name="ce1">
            <text:p>2.14266920544763</text:p>
          </table:table-cell>
          <table:table-cell office:value-type="float" office:value="1.29410914309567" table:style-name="ce1">
            <text:p>1.29410914309567</text:p>
          </table:table-cell>
          <table:table-cell office:value-type="float" office:value="2.23674656750268" table:style-name="ce1">
            <text:p>2.23674656750268</text:p>
          </table:table-cell>
          <table:table-cell office:value-type="float" office:value="0.999316595653422" table:style-name="ce1">
            <text:p>0.999316595653422</text:p>
          </table:table-cell>
          <table:table-cell office:value-type="float" office:value="0.763627648167293" table:style-name="ce1">
            <text:p>0.763627648167293</text:p>
          </table:table-cell>
          <table:table-cell office:value-type="float" office:value="1.04983191392515" table:style-name="ce1">
            <text:p>1.04983191392515</text:p>
          </table:table-cell>
          <table:table-cell office:value-type="float" office:value="0.718813427119628" table:style-name="ce1">
            <text:p>0.718813427119628</text:p>
          </table:table-cell>
          <table:table-cell office:value-type="float" office:value="1.81922323347181" table:style-name="ce1">
            <text:p>1.81922323347181</text:p>
          </table:table-cell>
          <table:table-cell office:value-type="float" office:value="1.26043727544488" table:style-name="ce1">
            <text:p>1.26043727544488</text:p>
          </table:table-cell>
          <table:table-cell office:value-type="float" office:value="0.737031073153603" table:style-name="ce1">
            <text:p>0.737031073153603</text:p>
          </table:table-cell>
          <table:table-cell office:value-type="float" office:value="0.777911470853843" table:style-name="ce1">
            <text:p>0.777911470853843</text:p>
          </table:table-cell>
          <table:table-cell office:value-type="float" office:value="0.644898364611113" table:style-name="ce1">
            <text:p>0.644898364611113</text:p>
          </table:table-cell>
          <table:table-cell office:value-type="float" office:value="1.30408265273585" table:style-name="ce1">
            <text:p>1.30408265273585</text:p>
          </table:table-cell>
          <table:table-cell office:value-type="float" office:value="1.05693293751021" table:style-name="ce1">
            <text:p>1.05693293751021</text:p>
          </table:table-cell>
          <table:table-cell office:value-type="float" office:value="1.11250890301119" table:style-name="ce1">
            <text:p>1.11250890301119</text:p>
          </table:table-cell>
          <table:table-cell office:value-type="float" office:value="1.76044689815205" table:style-name="ce1">
            <text:p>1.76044689815205</text:p>
          </table:table-cell>
          <table:table-cell office:value-type="float" office:value="1.02895063320202" table:style-name="ce1">
            <text:p>1.02895063320202</text:p>
          </table:table-cell>
          <table:table-cell office:value-type="float" office:value="1.48601475374597" table:style-name="ce1">
            <text:p>1.48601475374597</text:p>
          </table:table-cell>
          <table:table-cell office:value-type="float" office:value="1.87860343525034" table:style-name="ce1">
            <text:p>1.87860343525034</text:p>
          </table:table-cell>
          <table:table-cell office:value-type="float" office:value="2.27765852008398" table:style-name="ce1">
            <text:p>2.27765852008398</text:p>
          </table:table-cell>
          <table:table-cell office:value-type="float" office:value="1.41951395997451" table:style-name="ce1">
            <text:p>1.41951395997451</text:p>
          </table:table-cell>
          <table:table-cell office:value-type="float" office:value="1.27677960562962" table:style-name="ce1">
            <text:p>1.27677960562962</text:p>
          </table:table-cell>
          <table:table-cell office:value-type="float" office:value="1.15715428089178" table:style-name="ce1">
            <text:p>1.15715428089178</text:p>
          </table:table-cell>
          <table:table-cell office:value-type="float" office:value="2.18373212464363" table:style-name="ce1">
            <text:p>2.18373212464363</text:p>
          </table:table-cell>
          <table:table-cell office:value-type="float" office:value="1.69605963698627" table:style-name="ce1">
            <text:p>1.69605963698627</text:p>
          </table:table-cell>
          <table:table-cell office:value-type="float" office:value="1.20106672545349" table:style-name="ce1">
            <text:p>1.20106672545349</text:p>
          </table:table-cell>
          <table:table-cell office:value-type="float" office:value="1.73412838499089" table:style-name="ce1">
            <text:p>1.73412838499089</text:p>
          </table:table-cell>
          <table:table-cell office:value-type="float" office:value="2.1774921712364" table:style-name="ce1">
            <text:p>2.1774921712364</text:p>
          </table:table-cell>
          <table:table-cell office:value-type="float" office:value="0.898973801298286" table:style-name="ce1">
            <text:p>0.898973801298286</text:p>
          </table:table-cell>
          <table:table-cell office:value-type="float" office:value="1.31198226853512" table:style-name="ce1">
            <text:p>1.31198226853512</text:p>
          </table:table-cell>
          <table:table-cell office:value-type="float" office:value="0.41871060944069" table:style-name="ce1">
            <text:p>0.41871060944069</text:p>
          </table:table-cell>
          <table:table-cell office:value-type="float" office:value="1.3801411411032" table:style-name="ce1">
            <text:p>1.3801411411032</text:p>
          </table:table-cell>
          <table:table-cell office:value-type="float" office:value="0.786947423286695" table:style-name="ce1">
            <text:p>0.786947423286695</text:p>
          </table:table-cell>
          <table:table-cell office:value-type="float" office:value="1.19314242335484" table:style-name="ce1">
            <text:p>1.19314242335484</text:p>
          </table:table-cell>
          <table:table-cell office:value-type="float" office:value="0.540304786181383" table:style-name="ce1">
            <text:p>0.540304786181383</text:p>
          </table:table-cell>
          <table:table-cell office:value-type="float" office:value="1.10196695850619" table:style-name="ce1">
            <text:p>1.10196695850619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0.889476335165907" table:style-name="ce1">
            <text:p>0.889476335165907</text:p>
          </table:table-cell>
          <table:table-cell office:value-type="float" office:value="2.79721012454362" table:style-name="ce1">
            <text:p>2.79721012454362</text:p>
          </table:table-cell>
          <table:table-cell office:value-type="float" office:value="0.362291558649916" table:style-name="ce1">
            <text:p>0.362291558649916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  <table:table-cell office:value-type="float" office:value="1.16955431189339" table:style-name="ce1">
            <text:p>1.16955431189339</text:p>
          </table:table-cell>
        </table:table-row>
        <table:table-row>
          <table:table-cell office:value-type="float" office:value="1.04062207176112" table:style-name="ce1">
            <text:p>1.04062207176112</text:p>
          </table:table-cell>
          <table:table-cell office:value-type="float" office:value="0.795518651991273" table:style-name="ce1">
            <text:p>0.795518651991273</text:p>
          </table:table-cell>
          <table:table-cell office:value-type="float" office:value="2.86582195523132" table:style-name="ce1">
            <text:p>2.86582195523132</text:p>
          </table:table-cell>
          <table:table-cell office:value-type="float" office:value="0.836154803361632" table:style-name="ce1">
            <text:p>0.836154803361632</text:p>
          </table:table-cell>
          <table:table-cell office:value-type="float" office:value="2.24114976043117" table:style-name="ce1">
            <text:p>2.24114976043117</text:p>
          </table:table-cell>
          <table:table-cell office:value-type="float" office:value="1.44089211320586" table:style-name="ce1">
            <text:p>1.44089211320586</text:p>
          </table:table-cell>
          <table:table-cell office:value-type="float" office:value="2.32785491946879" table:style-name="ce1">
            <text:p>2.32785491946879</text:p>
          </table:table-cell>
          <table:table-cell office:value-type="float" office:value="0.979884439883848" table:style-name="ce1">
            <text:p>0.979884439883848</text:p>
          </table:table-cell>
          <table:table-cell office:value-type="float" office:value="0.742922938741444" table:style-name="ce1">
            <text:p>0.742922938741444</text:p>
          </table:table-cell>
          <table:table-cell office:value-type="float" office:value="1.01327276496673" table:style-name="ce1">
            <text:p>1.01327276496673</text:p>
          </table:table-cell>
          <table:table-cell office:value-type="float" office:value="0.724740234629348" table:style-name="ce1">
            <text:p>0.724740234629348</text:p>
          </table:table-cell>
          <table:table-cell office:value-type="float" office:value="1.78850152738216" table:style-name="ce1">
            <text:p>1.78850152738216</text:p>
          </table:table-cell>
          <table:table-cell office:value-type="float" office:value="1.33141038614145" table:style-name="ce1">
            <text:p>1.33141038614145</text:p>
          </table:table-cell>
          <table:table-cell office:value-type="float" office:value="0.852555239203718" table:style-name="ce1">
            <text:p>0.852555239203718</text:p>
          </table:table-cell>
          <table:table-cell office:value-type="float" office:value="0.871793073415595" table:style-name="ce1">
            <text:p>0.871793073415595</text:p>
          </table:table-cell>
          <table:table-cell office:value-type="float" office:value="0.924405635161716" table:style-name="ce1">
            <text:p>0.924405635161716</text:p>
          </table:table-cell>
          <table:table-cell office:value-type="float" office:value="1.283494279059" table:style-name="ce1">
            <text:p>1.283494279059</text:p>
          </table:table-cell>
          <table:table-cell office:value-type="float" office:value="1.19008132223263" table:style-name="ce1">
            <text:p>1.19008132223263</text:p>
          </table:table-cell>
          <table:table-cell office:value-type="float" office:value="1.09271239432093" table:style-name="ce1">
            <text:p>1.09271239432093</text:p>
          </table:table-cell>
          <table:table-cell office:value-type="float" office:value="2.04574863881591" table:style-name="ce1">
            <text:p>2.04574863881591</text:p>
          </table:table-cell>
          <table:table-cell office:value-type="float" office:value="1.04062207176112" table:style-name="ce1">
            <text:p>1.04062207176112</text:p>
          </table:table-cell>
          <table:table-cell office:value-type="float" office:value="1.27813735209512" table:style-name="ce1">
            <text:p>1.27813735209512</text:p>
          </table:table-cell>
          <table:table-cell office:value-type="float" office:value="2.07868452192103" table:style-name="ce1">
            <text:p>2.07868452192103</text:p>
          </table:table-cell>
          <table:table-cell office:value-type="float" office:value="2.35538116554748" table:style-name="ce1">
            <text:p>2.35538116554748</text:p>
          </table:table-cell>
          <table:table-cell office:value-type="float" office:value="1.65791540567431" table:style-name="ce1">
            <text:p>1.65791540567431</text:p>
          </table:table-cell>
          <table:table-cell office:value-type="float" office:value="1.43216999450612" table:style-name="ce1">
            <text:p>1.43216999450612</text:p>
          </table:table-cell>
          <table:table-cell office:value-type="float" office:value="1.62145696822639" table:style-name="ce1">
            <text:p>1.62145696822639</text:p>
          </table:table-cell>
          <table:table-cell office:value-type="float" office:value="2.01480048280422" table:style-name="ce1">
            <text:p>2.01480048280422</text:p>
          </table:table-cell>
          <table:table-cell office:value-type="float" office:value="1.93745525387744" table:style-name="ce1">
            <text:p>1.93745525387744</text:p>
          </table:table-cell>
          <table:table-cell office:value-type="float" office:value="1.33429868316806" table:style-name="ce1">
            <text:p>1.33429868316806</text:p>
          </table:table-cell>
          <table:table-cell office:value-type="float" office:value="1.7835951124047" table:style-name="ce1">
            <text:p>1.7835951124047</text:p>
          </table:table-cell>
          <table:table-cell office:value-type="float" office:value="2.16682386379822" table:style-name="ce1">
            <text:p>2.16682386379822</text:p>
          </table:table-cell>
          <table:table-cell office:value-type="float" office:value="1.32509069350203" table:style-name="ce1">
            <text:p>1.32509069350203</text:p>
          </table:table-cell>
          <table:table-cell office:value-type="float" office:value="1.57991598808387" table:style-name="ce1">
            <text:p>1.57991598808387</text:p>
          </table:table-cell>
          <table:table-cell office:value-type="float" office:value="1.13473443117264" table:style-name="ce1">
            <text:p>1.13473443117264</text:p>
          </table:table-cell>
          <table:table-cell office:value-type="float" office:value="1.85303975516263" table:style-name="ce1">
            <text:p>1.85303975516263</text:p>
          </table:table-cell>
          <table:table-cell office:value-type="float" office:value="1.18682273071543" table:style-name="ce1">
            <text:p>1.18682273071543</text:p>
          </table:table-cell>
          <table:table-cell office:value-type="float" office:value="1.26749755706548" table:style-name="ce1">
            <text:p>1.26749755706548</text:p>
          </table:table-cell>
          <table:table-cell office:value-type="float" office:value="1.16305679820679" table:style-name="ce1">
            <text:p>1.16305679820679</text:p>
          </table:table-cell>
          <table:table-cell office:value-type="float" office:value="1.25396946500923" table:style-name="ce1">
            <text:p>1.25396946500923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42492359700094" table:style-name="ce1">
            <text:p>1.42492359700094</text:p>
          </table:table-cell>
          <table:table-cell office:value-type="float" office:value="1.84916494538556" table:style-name="ce1">
            <text:p>1.84916494538556</text:p>
          </table:table-cell>
          <table:table-cell office:value-type="float" office:value="0.627020781303105" table:style-name="ce1">
            <text:p>0.627020781303105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  <table:table-cell office:value-type="float" office:value="1.29266370407864" table:style-name="ce1">
            <text:p>1.29266370407864</text:p>
          </table:table-cell>
        </table:table-row>
        <table:table-row>
          <table:table-cell office:value-type="float" office:value="0.677301484356877" table:style-name="ce1">
            <text:p>0.677301484356877</text:p>
          </table:table-cell>
          <table:table-cell office:value-type="float" office:value="0.697171282218493" table:style-name="ce1">
            <text:p>0.697171282218493</text:p>
          </table:table-cell>
          <table:table-cell office:value-type="float" office:value="2.20781171702776" table:style-name="ce1">
            <text:p>2.20781171702776</text:p>
          </table:table-cell>
          <table:table-cell office:value-type="float" office:value="0.571300592771023" table:style-name="ce1">
            <text:p>0.571300592771023</text:p>
          </table:table-cell>
          <table:table-cell office:value-type="float" office:value="2.10241144152999" table:style-name="ce1">
            <text:p>2.10241144152999</text:p>
          </table:table-cell>
          <table:table-cell office:value-type="float" office:value="0.868368555526664" table:style-name="ce1">
            <text:p>0.868368555526664</text:p>
          </table:table-cell>
          <table:table-cell office:value-type="float" office:value="1.47985028364608" table:style-name="ce1">
            <text:p>1.47985028364608</text:p>
          </table:table-cell>
          <table:table-cell office:value-type="float" office:value="0.658889516765206" table:style-name="ce1">
            <text:p>0.658889516765206</text:p>
          </table:table-cell>
          <table:table-cell office:value-type="float" office:value="0.570767114070965" table:style-name="ce1">
            <text:p>0.570767114070965</text:p>
          </table:table-cell>
          <table:table-cell office:value-type="float" office:value="0.714760699716842" table:style-name="ce1">
            <text:p>0.714760699716842</text:p>
          </table:table-cell>
          <table:table-cell office:value-type="float" office:value="0.58521735620381" table:style-name="ce1">
            <text:p>0.58521735620381</text:p>
          </table:table-cell>
          <table:table-cell office:value-type="float" office:value="1.0902105042656" table:style-name="ce1">
            <text:p>1.0902105042656</text:p>
          </table:table-cell>
          <table:table-cell office:value-type="float" office:value="0.666710959462459" table:style-name="ce1">
            <text:p>0.666710959462459</text:p>
          </table:table-cell>
          <table:table-cell office:value-type="float" office:value="0.580529348624401" table:style-name="ce1">
            <text:p>0.580529348624401</text:p>
          </table:table-cell>
          <table:table-cell office:value-type="float" office:value="0.52395748514023" table:style-name="ce1">
            <text:p>0.52395748514023</text:p>
          </table:table-cell>
          <table:table-cell office:value-type="float" office:value="0.788526285942973" table:style-name="ce1">
            <text:p>0.788526285942973</text:p>
          </table:table-cell>
          <table:table-cell office:value-type="float" office:value="0.796493469808498" table:style-name="ce1">
            <text:p>0.796493469808498</text:p>
          </table:table-cell>
          <table:table-cell office:value-type="float" office:value="1.05547552582749" table:style-name="ce1">
            <text:p>1.05547552582749</text:p>
          </table:table-cell>
          <table:table-cell office:value-type="float" office:value="0.424253391770081" table:style-name="ce1">
            <text:p>0.424253391770081</text:p>
          </table:table-cell>
          <table:table-cell office:value-type="float" office:value="1.19489515061031" table:style-name="ce1">
            <text:p>1.19489515061031</text:p>
          </table:table-cell>
          <table:table-cell office:value-type="float" office:value="0.677301484356877" table:style-name="ce1">
            <text:p>0.677301484356877</text:p>
          </table:table-cell>
          <table:table-cell office:value-type="float" office:value="0.800865704856652" table:style-name="ce1">
            <text:p>0.800865704856652</text:p>
          </table:table-cell>
          <table:table-cell office:value-type="float" office:value="1.04320897749795" table:style-name="ce1">
            <text:p>1.04320897749795</text:p>
          </table:table-cell>
          <table:table-cell office:value-type="float" office:value="1.49469533409071" table:style-name="ce1">
            <text:p>1.49469533409071</text:p>
          </table:table-cell>
          <table:table-cell office:value-type="float" office:value="0.940097100945646" table:style-name="ce1">
            <text:p>0.940097100945646</text:p>
          </table:table-cell>
          <table:table-cell office:value-type="float" office:value="0.93434032479891" table:style-name="ce1">
            <text:p>0.93434032479891</text:p>
          </table:table-cell>
          <table:table-cell office:value-type="float" office:value="0.746649990259542" table:style-name="ce1">
            <text:p>0.746649990259542</text:p>
          </table:table-cell>
          <table:table-cell office:value-type="float" office:value="1.1092783071145" table:style-name="ce1">
            <text:p>1.1092783071145</text:p>
          </table:table-cell>
          <table:table-cell office:value-type="float" office:value="0.904754867639734" table:style-name="ce1">
            <text:p>0.904754867639734</text:p>
          </table:table-cell>
          <table:table-cell office:value-type="float" office:value="0.958411907758469" table:style-name="ce1">
            <text:p>0.958411907758469</text:p>
          </table:table-cell>
          <table:table-cell office:value-type="float" office:value="1.15387510460567" table:style-name="ce1">
            <text:p>1.15387510460567</text:p>
          </table:table-cell>
          <table:table-cell office:value-type="float" office:value="1.66070828804609" table:style-name="ce1">
            <text:p>1.66070828804609</text:p>
          </table:table-cell>
          <table:table-cell office:value-type="float" office:value="0.724497332682228" table:style-name="ce1">
            <text:p>0.724497332682228</text:p>
          </table:table-cell>
          <table:table-cell office:value-type="float" office:value="1.05292505538273" table:style-name="ce1">
            <text:p>1.05292505538273</text:p>
          </table:table-cell>
          <table:table-cell office:value-type="float" office:value="0.746601409870118" table:style-name="ce1">
            <text:p>0.746601409870118</text:p>
          </table:table-cell>
          <table:table-cell office:value-type="float" office:value="1.14525208548292" table:style-name="ce1">
            <text:p>1.14525208548292</text:p>
          </table:table-cell>
          <table:table-cell office:value-type="float" office:value="0.788866348668941" table:style-name="ce1">
            <text:p>0.788866348668941</text:p>
          </table:table-cell>
          <table:table-cell office:value-type="float" office:value="0.711502078511326" table:style-name="ce1">
            <text:p>0.711502078511326</text:p>
          </table:table-cell>
          <table:table-cell office:value-type="float" office:value="0.684054158486803" table:style-name="ce1">
            <text:p>0.684054158486803</text:p>
          </table:table-cell>
          <table:table-cell office:value-type="float" office:value="0.913256435788923" table:style-name="ce1">
            <text:p>0.913256435788923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0.842936322097779" table:style-name="ce1">
            <text:p>0.842936322097779</text:p>
          </table:table-cell>
          <table:table-cell office:value-type="float" office:value="0.927344748721864" table:style-name="ce1">
            <text:p>0.927344748721864</text:p>
          </table:table-cell>
          <table:table-cell office:value-type="float" office:value="0.399209725624876" table:style-name="ce1">
            <text:p>0.39920972562487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  <table:table-cell office:value-type="float" office:value="0.832701887945226" table:style-name="ce1">
            <text:p>0.832701887945226</text:p>
          </table:table-cell>
        </table:table-row>
        <table:table-row>
          <table:table-cell office:value-type="float" office:value="1.09972011549534" table:style-name="ce1">
            <text:p>1.09972011549534</text:p>
          </table:table-cell>
          <table:table-cell office:value-type="float" office:value="0.780172244680725" table:style-name="ce1">
            <text:p>0.780172244680725</text:p>
          </table:table-cell>
          <table:table-cell office:value-type="float" office:value="3.05382488043234" table:style-name="ce1">
            <text:p>3.05382488043234</text:p>
          </table:table-cell>
          <table:table-cell office:value-type="float" office:value="0.86080176030843" table:style-name="ce1">
            <text:p>0.86080176030843</text:p>
          </table:table-cell>
          <table:table-cell office:value-type="float" office:value="2.10769527304418" table:style-name="ce1">
            <text:p>2.10769527304418</text:p>
          </table:table-cell>
          <table:table-cell office:value-type="float" office:value="1.28081403570046" table:style-name="ce1">
            <text:p>1.28081403570046</text:p>
          </table:table-cell>
          <table:table-cell office:value-type="float" office:value="2.41388072874031" table:style-name="ce1">
            <text:p>2.41388072874031</text:p>
          </table:table-cell>
          <table:table-cell office:value-type="float" office:value="1.19087128381255" table:style-name="ce1">
            <text:p>1.19087128381255</text:p>
          </table:table-cell>
          <table:table-cell office:value-type="float" office:value="0.78725593924818" table:style-name="ce1">
            <text:p>0.78725593924818</text:p>
          </table:table-cell>
          <table:table-cell office:value-type="float" office:value="1.05394409926945" table:style-name="ce1">
            <text:p>1.05394409926945</text:p>
          </table:table-cell>
          <table:table-cell office:value-type="float" office:value="0.627798067533888" table:style-name="ce1">
            <text:p>0.627798067533888</text:p>
          </table:table-cell>
          <table:table-cell office:value-type="float" office:value="1.84010694850409" table:style-name="ce1">
            <text:p>1.84010694850409</text:p>
          </table:table-cell>
          <table:table-cell office:value-type="float" office:value="1.30655128267312" table:style-name="ce1">
            <text:p>1.30655128267312</text:p>
          </table:table-cell>
          <table:table-cell office:value-type="float" office:value="0.720270838802346" table:style-name="ce1">
            <text:p>0.720270838802346</text:p>
          </table:table-cell>
          <table:table-cell office:value-type="float" office:value="0.880658994485463" table:style-name="ce1">
            <text:p>0.880658994485463</text:p>
          </table:table-cell>
          <table:table-cell office:value-type="float" office:value="0.87616530846375" table:style-name="ce1">
            <text:p>0.87616530846375</text:p>
          </table:table-cell>
          <table:table-cell office:value-type="float" office:value="1.41621785555375" table:style-name="ce1">
            <text:p>1.41621785555375</text:p>
          </table:table-cell>
          <table:table-cell office:value-type="float" office:value="1.31521617375294" table:style-name="ce1">
            <text:p>1.31521617375294</text:p>
          </table:table-cell>
          <table:table-cell office:value-type="float" office:value="1.08008149307071" table:style-name="ce1">
            <text:p>1.08008149307071</text:p>
          </table:table-cell>
          <table:table-cell office:value-type="float" office:value="2.2431878097295" table:style-name="ce1">
            <text:p>2.2431878097295</text:p>
          </table:table-cell>
          <table:table-cell office:value-type="float" office:value="1.09972011549534" table:style-name="ce1">
            <text:p>1.09972011549534</text:p>
          </table:table-cell>
          <table:table-cell office:value-type="float" office:value="1.57621730602394" table:style-name="ce1">
            <text:p>1.57621730602394</text:p>
          </table:table-cell>
          <table:table-cell office:value-type="float" office:value="2.24067169948465" table:style-name="ce1">
            <text:p>2.24067169948465</text:p>
          </table:table-cell>
          <table:table-cell office:value-type="float" office:value="2.50758067425863" table:style-name="ce1">
            <text:p>2.50758067425863</text:p>
          </table:table-cell>
          <table:table-cell office:value-type="float" office:value="1.7921498872372" table:style-name="ce1">
            <text:p>1.7921498872372</text:p>
          </table:table-cell>
          <table:table-cell office:value-type="float" office:value="1.80354786664638" table:style-name="ce1">
            <text:p>1.80354786664638</text:p>
          </table:table-cell>
          <table:table-cell office:value-type="float" office:value="1.59775520971988" table:style-name="ce1">
            <text:p>1.59775520971988</text:p>
          </table:table-cell>
          <table:table-cell office:value-type="float" office:value="2.34858766788638" table:style-name="ce1">
            <text:p>2.34858766788638</text:p>
          </table:table-cell>
          <table:table-cell office:value-type="float" office:value="1.96714535476671" table:style-name="ce1">
            <text:p>1.96714535476671</text:p>
          </table:table-cell>
          <table:table-cell office:value-type="float" office:value="1.73669481744064" table:style-name="ce1">
            <text:p>1.73669481744064</text:p>
          </table:table-cell>
          <table:table-cell office:value-type="float" office:value="1.84005662629919" table:style-name="ce1">
            <text:p>1.84005662629919</text:p>
          </table:table-cell>
          <table:table-cell office:value-type="float" office:value="2.51618577129602" table:style-name="ce1">
            <text:p>2.51618577129602</text:p>
          </table:table-cell>
          <table:table-cell office:value-type="float" office:value="1.3530849569907" table:style-name="ce1">
            <text:p>1.3530849569907</text:p>
          </table:table-cell>
          <table:table-cell office:value-type="float" office:value="1.6562547729127" table:style-name="ce1">
            <text:p>1.6562547729127</text:p>
          </table:table-cell>
          <table:table-cell office:value-type="float" office:value="1.3533565062838" table:style-name="ce1">
            <text:p>1.3533565062838</text:p>
          </table:table-cell>
          <table:table-cell office:value-type="float" office:value="1.83733922723475" table:style-name="ce1">
            <text:p>1.83733922723475</text:p>
          </table:table-cell>
          <table:table-cell office:value-type="float" office:value="1.20227635412275" table:style-name="ce1">
            <text:p>1.20227635412275</text:p>
          </table:table-cell>
          <table:table-cell office:value-type="float" office:value="1.28618508569063" table:style-name="ce1">
            <text:p>1.28618508569063</text:p>
          </table:table-cell>
          <table:table-cell office:value-type="float" office:value="1.15907320627403" table:style-name="ce1">
            <text:p>1.15907320627403</text:p>
          </table:table-cell>
          <table:table-cell office:value-type="float" office:value="1.47071680345726" table:style-name="ce1">
            <text:p>1.47071680345726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61481443717998" table:style-name="ce1">
            <text:p>1.61481443717998</text:p>
          </table:table-cell>
          <table:table-cell office:value-type="float" office:value="2.58975683485552" table:style-name="ce1">
            <text:p>2.58975683485552</text:p>
          </table:table-cell>
          <table:table-cell office:value-type="float" office:value="0.655877532620922" table:style-name="ce1">
            <text:p>0.655877532620922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  <table:table-cell office:value-type="float" office:value="1.38884658680869" table:style-name="ce1">
            <text:p>1.38884658680869</text:p>
          </table:table-cell>
        </table:table-row>
        <table:table-row>
          <table:table-cell office:value-type="float" office:value="0.980989643743242" table:style-name="ce1">
            <text:p>0.980989643743242</text:p>
          </table:table-cell>
          <table:table-cell office:value-type="float" office:value="0.813942009174828" table:style-name="ce1">
            <text:p>0.813942009174828</text:p>
          </table:table-cell>
          <table:table-cell office:value-type="float" office:value="1.98989923554476" table:style-name="ce1">
            <text:p>1.98989923554476</text:p>
          </table:table-cell>
          <table:table-cell office:value-type="float" office:value="0.80425874143048" table:style-name="ce1">
            <text:p>0.80425874143048</text:p>
          </table:table-cell>
          <table:table-cell office:value-type="float" office:value="2.01802110391763" table:style-name="ce1">
            <text:p>2.01802110391763</text:p>
          </table:table-cell>
          <table:table-cell office:value-type="float" office:value="1.54971644936866" table:style-name="ce1">
            <text:p>1.54971644936866</text:p>
          </table:table-cell>
          <table:table-cell office:value-type="float" office:value="1.7349587013717" table:style-name="ce1">
            <text:p>1.7349587013717</text:p>
          </table:table-cell>
          <table:table-cell office:value-type="float" office:value="0.78070484324572" table:style-name="ce1">
            <text:p>0.78070484324572</text:p>
          </table:table-cell>
          <table:table-cell office:value-type="float" office:value="0.622241322226894" table:style-name="ce1">
            <text:p>0.622241322226894</text:p>
          </table:table-cell>
          <table:table-cell office:value-type="float" office:value="0.817191498293052" table:style-name="ce1">
            <text:p>0.817191498293052</text:p>
          </table:table-cell>
          <table:table-cell office:value-type="float" office:value="0.755102978019306" table:style-name="ce1">
            <text:p>0.755102978019306</text:p>
          </table:table-cell>
          <table:table-cell office:value-type="float" office:value="1.11824138896321" table:style-name="ce1">
            <text:p>1.11824138896321</text:p>
          </table:table-cell>
          <table:table-cell office:value-type="float" office:value="1.37384613476315" table:style-name="ce1">
            <text:p>1.37384613476315</text:p>
          </table:table-cell>
          <table:table-cell office:value-type="float" office:value="0.654784473858883" table:style-name="ce1">
            <text:p>0.654784473858883</text:p>
          </table:table-cell>
          <table:table-cell office:value-type="float" office:value="0.967496440580745" table:style-name="ce1">
            <text:p>0.967496440580745</text:p>
          </table:table-cell>
          <table:table-cell office:value-type="float" office:value="0.822532558539727" table:style-name="ce1">
            <text:p>0.822532558539727</text:p>
          </table:table-cell>
          <table:table-cell office:value-type="float" office:value="1.30274959256972" table:style-name="ce1">
            <text:p>1.30274959256972</text:p>
          </table:table-cell>
          <table:table-cell office:value-type="float" office:value="1.19437673832348" table:style-name="ce1">
            <text:p>1.19437673832348</text:p>
          </table:table-cell>
          <table:table-cell office:value-type="float" office:value="1.35306027069132" table:style-name="ce1">
            <text:p>1.35306027069132</text:p>
          </table:table-cell>
          <table:table-cell office:value-type="float" office:value="1.74623087526864" table:style-name="ce1">
            <text:p>1.74623087526864</text:p>
          </table:table-cell>
          <table:table-cell office:value-type="float" office:value="0.980989643743242" table:style-name="ce1">
            <text:p>0.980989643743242</text:p>
          </table:table-cell>
          <table:table-cell office:value-type="float" office:value="1.14141423471843" table:style-name="ce1">
            <text:p>1.14141423471843</text:p>
          </table:table-cell>
          <table:table-cell office:value-type="float" office:value="2.35621148192829" table:style-name="ce1">
            <text:p>2.35621148192829</text:p>
          </table:table-cell>
          <table:table-cell office:value-type="float" office:value="2.09848630954802" table:style-name="ce1">
            <text:p>2.09848630954802</text:p>
          </table:table-cell>
          <table:table-cell office:value-type="float" office:value="1.73279484656112" table:style-name="ce1">
            <text:p>1.73279484656112</text:p>
          </table:table-cell>
          <table:table-cell office:value-type="float" office:value="1.3256584783876" table:style-name="ce1">
            <text:p>1.3256584783876</text:p>
          </table:table-cell>
          <table:table-cell office:value-type="float" office:value="1.71865430698505" table:style-name="ce1">
            <text:p>1.71865430698505</text:p>
          </table:table-cell>
          <table:table-cell office:value-type="float" office:value="1.76220817532345" table:style-name="ce1">
            <text:p>1.76220817532345</text:p>
          </table:table-cell>
          <table:table-cell office:value-type="float" office:value="2.06934975291263" table:style-name="ce1">
            <text:p>2.06934975291263</text:p>
          </table:table-cell>
          <table:table-cell office:value-type="float" office:value="1.29662739032529" table:style-name="ce1">
            <text:p>1.29662739032529</text:p>
          </table:table-cell>
          <table:table-cell office:value-type="float" office:value="1.92688759084906" table:style-name="ce1">
            <text:p>1.92688759084906</text:p>
          </table:table-cell>
          <table:table-cell office:value-type="float" office:value="2.26583280193317" table:style-name="ce1">
            <text:p>2.26583280193317</text:p>
          </table:table-cell>
          <table:table-cell office:value-type="float" office:value="1.57767664996595" table:style-name="ce1">
            <text:p>1.57767664996595</text:p>
          </table:table-cell>
          <table:table-cell office:value-type="float" office:value="1.50971651225248" table:style-name="ce1">
            <text:p>1.50971651225248</text:p>
          </table:table-cell>
          <table:table-cell office:value-type="float" office:value="1.16342115112747" table:style-name="ce1">
            <text:p>1.16342115112747</text:p>
          </table:table-cell>
          <table:table-cell office:value-type="float" office:value="1.45496595332448" table:style-name="ce1">
            <text:p>1.45496595332448</text:p>
          </table:table-cell>
          <table:table-cell office:value-type="float" office:value="0.996013129172594" table:style-name="ce1">
            <text:p>0.996013129172594</text:p>
          </table:table-cell>
          <table:table-cell office:value-type="float" office:value="1.02557429613706" table:style-name="ce1">
            <text:p>1.02557429613706</text:p>
          </table:table-cell>
          <table:table-cell office:value-type="float" office:value="0.678734605844883" table:style-name="ce1">
            <text:p>0.678734605844883</text:p>
          </table:table-cell>
          <table:table-cell office:value-type="float" office:value="1.05805028646696" table:style-name="ce1">
            <text:p>1.05805028646696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11860574188389" table:style-name="ce1">
            <text:p>1.11860574188389</text:p>
          </table:table-cell>
          <table:table-cell office:value-type="float" office:value="1.75944045405411" table:style-name="ce1">
            <text:p>1.75944045405411</text:p>
          </table:table-cell>
          <table:table-cell office:value-type="float" office:value="0.427955323033872" table:style-name="ce1">
            <text:p>0.427955323033872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  <table:table-cell office:value-type="float" office:value="1.20341902353441" table:style-name="ce1">
            <text:p>1.20341902353441</text:p>
          </table:table-cell>
        </table:table-row>
        <table:table-row>
          <table:table-cell office:value-type="float" office:value="0.696211400940143" table:style-name="ce1">
            <text:p>0.696211400940143</text:p>
          </table:table-cell>
          <table:table-cell office:value-type="float" office:value="0.723464346086596" table:style-name="ce1">
            <text:p>0.723464346086596</text:p>
          </table:table-cell>
          <table:table-cell office:value-type="float" office:value="1.78480513532547" table:style-name="ce1">
            <text:p>1.78480513532547</text:p>
          </table:table-cell>
          <table:table-cell office:value-type="float" office:value="0.597913537352321" table:style-name="ce1">
            <text:p>0.597913537352321</text:p>
          </table:table-cell>
          <table:table-cell office:value-type="float" office:value="2.04011255186744" table:style-name="ce1">
            <text:p>2.04011255186744</text:p>
          </table:table-cell>
          <table:table-cell office:value-type="float" office:value="1.09405947378203" table:style-name="ce1">
            <text:p>1.09405947378203</text:p>
          </table:table-cell>
          <table:table-cell office:value-type="float" office:value="1.36636618605322" table:style-name="ce1">
            <text:p>1.36636618605322</text:p>
          </table:table-cell>
          <table:table-cell office:value-type="float" office:value="0.562578894732257" table:style-name="ce1">
            <text:p>0.562578894732257</text:p>
          </table:table-cell>
          <table:table-cell office:value-type="float" office:value="0.566597415644927" table:style-name="ce1">
            <text:p>0.566597415644927</text:p>
          </table:table-cell>
          <table:table-cell office:value-type="float" office:value="0.719371331769542" table:style-name="ce1">
            <text:p>0.719371331769542</text:p>
          </table:table-cell>
          <table:table-cell office:value-type="float" office:value="0.708878737482434" table:style-name="ce1">
            <text:p>0.708878737482434</text:p>
          </table:table-cell>
          <table:table-cell office:value-type="float" office:value="0.829601005200909" table:style-name="ce1">
            <text:p>0.829601005200909</text:p>
          </table:table-cell>
          <table:table-cell office:value-type="float" office:value="0.846361239552166" table:style-name="ce1">
            <text:p>0.846361239552166</text:p>
          </table:table-cell>
          <table:table-cell office:value-type="float" office:value="0.581962470112407" table:style-name="ce1">
            <text:p>0.581962470112407</text:p>
          </table:table-cell>
          <table:table-cell office:value-type="float" office:value="0.631563047714243" table:style-name="ce1">
            <text:p>0.631563047714243</text:p>
          </table:table-cell>
          <table:table-cell office:value-type="float" office:value="0.736059465365124" table:style-name="ce1">
            <text:p>0.736059465365124</text:p>
          </table:table-cell>
          <table:table-cell office:value-type="float" office:value="0.890156460617842" table:style-name="ce1">
            <text:p>0.890156460617842</text:p>
          </table:table-cell>
          <table:table-cell office:value-type="float" office:value="0.875873826127206" table:style-name="ce1">
            <text:p>0.875873826127206</text:p>
          </table:table-cell>
          <table:table-cell office:value-type="float" office:value="0.510840779995768" table:style-name="ce1">
            <text:p>0.510840779995768</text:p>
          </table:table-cell>
          <table:table-cell office:value-type="float" office:value="1.16281389625967" table:style-name="ce1">
            <text:p>1.16281389625967</text:p>
          </table:table-cell>
          <table:table-cell office:value-type="float" office:value="0.696211400940143" table:style-name="ce1">
            <text:p>0.696211400940143</text:p>
          </table:table-cell>
          <table:table-cell office:value-type="float" office:value="0.691681279626361" table:style-name="ce1">
            <text:p>0.691681279626361</text:p>
          </table:table-cell>
          <table:table-cell office:value-type="float" office:value="1.17184984869252" table:style-name="ce1">
            <text:p>1.17184984869252</text:p>
          </table:table-cell>
          <table:table-cell office:value-type="float" office:value="1.55035169270685" table:style-name="ce1">
            <text:p>1.55035169270685</text:p>
          </table:table-cell>
          <table:table-cell office:value-type="float" office:value="1.04563799696914" table:style-name="ce1">
            <text:p>1.04563799696914</text:p>
          </table:table-cell>
          <table:table-cell office:value-type="float" office:value="0.812889351239076" table:style-name="ce1">
            <text:p>0.812889351239076</text:p>
          </table:table-cell>
          <table:table-cell office:value-type="float" office:value="0.994264235153332" table:style-name="ce1">
            <text:p>0.994264235153332</text:p>
          </table:table-cell>
          <table:table-cell office:value-type="float" office:value="1.08515814376551" table:style-name="ce1">
            <text:p>1.08515814376551</text:p>
          </table:table-cell>
          <table:table-cell office:value-type="float" office:value="1.01250617138202" table:style-name="ce1">
            <text:p>1.01250617138202</text:p>
          </table:table-cell>
          <table:table-cell office:value-type="float" office:value="0.892196836973648" table:style-name="ce1">
            <text:p>0.892196836973648</text:p>
          </table:table-cell>
          <table:table-cell office:value-type="float" office:value="1.07226005037346" table:style-name="ce1">
            <text:p>1.07226005037346</text:p>
          </table:table-cell>
          <table:table-cell office:value-type="float" office:value="1.14148710530256" table:style-name="ce1">
            <text:p>1.14148710530256</text:p>
          </table:table-cell>
          <table:table-cell office:value-type="float" office:value="0.76897267919984" table:style-name="ce1">
            <text:p>0.76897267919984</text:p>
          </table:table-cell>
          <table:table-cell office:value-type="float" office:value="0.951780684602102" table:style-name="ce1">
            <text:p>0.951780684602102</text:p>
          </table:table-cell>
          <table:table-cell office:value-type="float" office:value="0.808225633854378" table:style-name="ce1">
            <text:p>0.808225633854378</text:p>
          </table:table-cell>
          <table:table-cell office:value-type="float" office:value="1.01029576366323" table:style-name="ce1">
            <text:p>1.01029576366323</text:p>
          </table:table-cell>
          <table:table-cell office:value-type="float" office:value="0.925741595870874" table:style-name="ce1">
            <text:p>0.925741595870874</text:p>
          </table:table-cell>
          <table:table-cell office:value-type="float" office:value="0.612179472334093" table:style-name="ce1">
            <text:p>0.612179472334093</text:p>
          </table:table-cell>
          <table:table-cell office:value-type="float" office:value="0.719153489845596" table:style-name="ce1">
            <text:p>0.719153489845596</text:p>
          </table:table-cell>
          <table:table-cell office:value-type="float" office:value="0.854644195948947" table:style-name="ce1">
            <text:p>0.854644195948947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0.754398562372659" table:style-name="ce1">
            <text:p>0.754398562372659</text:p>
          </table:table-cell>
          <table:table-cell office:value-type="float" office:value="1.38460936128966" table:style-name="ce1">
            <text:p>1.38460936128966</text:p>
          </table:table-cell>
          <table:table-cell office:value-type="float" office:value="0.45171844606684" table:style-name="ce1">
            <text:p>0.45171844606684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  <table:table-cell office:value-type="float" office:value="0.829946176854109" table:style-name="ce1">
            <text:p>0.829946176854109</text:p>
          </table:table-cell>
        </table:table-row>
        <table:table-row>
          <table:table-cell office:value-type="float" office:value="0.929324399590889" table:style-name="ce1">
            <text:p>0.929324399590889</text:p>
          </table:table-cell>
          <table:table-cell office:value-type="float" office:value="0.712239709633972" table:style-name="ce1">
            <text:p>0.712239709633972</text:p>
          </table:table-cell>
          <table:table-cell office:value-type="float" office:value="1.82326027911658" table:style-name="ce1">
            <text:p>1.82326027911658</text:p>
          </table:table-cell>
          <table:table-cell office:value-type="float" office:value="0.792941028831873" table:style-name="ce1">
            <text:p>0.792941028831873</text:p>
          </table:table-cell>
          <table:table-cell office:value-type="float" office:value="2.027129423004" table:style-name="ce1">
            <text:p>2.027129423004</text:p>
          </table:table-cell>
          <table:table-cell office:value-type="float" office:value="1.40256922974079" table:style-name="ce1">
            <text:p>1.40256922974079</text:p>
          </table:table-cell>
          <table:table-cell office:value-type="float" office:value="1.70710536096118" table:style-name="ce1">
            <text:p>1.70710536096118</text:p>
          </table:table-cell>
          <table:table-cell office:value-type="float" office:value="0.709413121766097" table:style-name="ce1">
            <text:p>0.709413121766097</text:p>
          </table:table-cell>
          <table:table-cell office:value-type="float" office:value="0.645246554922281" table:style-name="ce1">
            <text:p>0.645246554922281</text:p>
          </table:table-cell>
          <table:table-cell office:value-type="float" office:value="0.854709198613778" table:style-name="ce1">
            <text:p>0.854709198613778</text:p>
          </table:table-cell>
          <table:table-cell office:value-type="float" office:value="0.995478744888931" table:style-name="ce1">
            <text:p>0.995478744888931</text:p>
          </table:table-cell>
          <table:table-cell office:value-type="float" office:value="1.06664901539499" table:style-name="ce1">
            <text:p>1.06664901539499</text:p>
          </table:table-cell>
          <table:table-cell office:value-type="float" office:value="1.1086710522467" table:style-name="ce1">
            <text:p>1.1086710522467</text:p>
          </table:table-cell>
          <table:table-cell office:value-type="float" office:value="0.585484548345642" table:style-name="ce1">
            <text:p>0.585484548345642</text:p>
          </table:table-cell>
          <table:table-cell office:value-type="float" office:value="0.957173107828159" table:style-name="ce1">
            <text:p>0.957173107828159</text:p>
          </table:table-cell>
          <table:table-cell office:value-type="float" office:value="0.994774329242284" table:style-name="ce1">
            <text:p>0.994774329242284</text:p>
          </table:table-cell>
          <table:table-cell office:value-type="float" office:value="1.0916193355589" table:style-name="ce1">
            <text:p>1.0916193355589</text:p>
          </table:table-cell>
          <table:table-cell office:value-type="float" office:value="1.33419993797057" table:style-name="ce1">
            <text:p>1.33419993797057</text:p>
          </table:table-cell>
          <table:table-cell office:value-type="float" office:value="0.731395747980427" table:style-name="ce1">
            <text:p>0.731395747980427</text:p>
          </table:table-cell>
          <table:table-cell office:value-type="float" office:value="1.7768016147436" table:style-name="ce1">
            <text:p>1.7768016147436</text:p>
          </table:table-cell>
          <table:table-cell office:value-type="float" office:value="0.929324399590889" table:style-name="ce1">
            <text:p>0.929324399590889</text:p>
          </table:table-cell>
          <table:table-cell office:value-type="float" office:value="1.0619852980103" table:style-name="ce1">
            <text:p>1.0619852980103</text:p>
          </table:table-cell>
          <table:table-cell office:value-type="float" office:value="1.66234375970525" table:style-name="ce1">
            <text:p>1.66234375970525</text:p>
          </table:table-cell>
          <table:table-cell office:value-type="float" office:value="2.00247154260444" table:style-name="ce1">
            <text:p>2.00247154260444</text:p>
          </table:table-cell>
          <table:table-cell office:value-type="float" office:value="1.39727154541001" table:style-name="ce1">
            <text:p>1.39727154541001</text:p>
          </table:table-cell>
          <table:table-cell office:value-type="float" office:value="1.36799548181182" table:style-name="ce1">
            <text:p>1.36799548181182</text:p>
          </table:table-cell>
          <table:table-cell office:value-type="float" office:value="1.57397796790602" table:style-name="ce1">
            <text:p>1.57397796790602</text:p>
          </table:table-cell>
          <table:table-cell office:value-type="float" office:value="1.5982835928713" table:style-name="ce1">
            <text:p>1.5982835928713</text:p>
          </table:table-cell>
          <table:table-cell office:value-type="float" office:value="1.45924334074073" table:style-name="ce1">
            <text:p>1.45924334074073</text:p>
          </table:table-cell>
          <table:table-cell office:value-type="float" office:value="1.25772178251388" table:style-name="ce1">
            <text:p>1.25772178251388</text:p>
          </table:table-cell>
          <table:table-cell office:value-type="float" office:value="1.55752260690468" table:style-name="ce1">
            <text:p>1.55752260690468</text:p>
          </table:table-cell>
          <table:table-cell office:value-type="float" office:value="1.94890355549152" table:style-name="ce1">
            <text:p>1.94890355549152</text:p>
          </table:table-cell>
          <table:table-cell office:value-type="float" office:value="1.25448787729605" table:style-name="ce1">
            <text:p>1.25448787729605</text:p>
          </table:table-cell>
          <table:table-cell office:value-type="float" office:value="1.46427556123044" table:style-name="ce1">
            <text:p>1.46427556123044</text:p>
          </table:table-cell>
          <table:table-cell office:value-type="float" office:value="1.45232403756739" table:style-name="ce1">
            <text:p>1.45232403756739</text:p>
          </table:table-cell>
          <table:table-cell office:value-type="float" office:value="1.71805044052629" table:style-name="ce1">
            <text:p>1.71805044052629</text:p>
          </table:table-cell>
          <table:table-cell office:value-type="float" office:value="1.35014728736534" table:style-name="ce1">
            <text:p>1.35014728736534</text:p>
          </table:table-cell>
          <table:table-cell office:value-type="float" office:value="1.01602824961525" table:style-name="ce1">
            <text:p>1.01602824961525</text:p>
          </table:table-cell>
          <table:table-cell office:value-type="float" office:value="1.16184228847119" table:style-name="ce1">
            <text:p>1.16184228847119</text:p>
          </table:table-cell>
          <table:table-cell office:value-type="float" office:value="1.00509766199487" table:style-name="ce1">
            <text:p>1.00509766199487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14585934035072" table:style-name="ce1">
            <text:p>1.14585934035072</text:p>
          </table:table-cell>
          <table:table-cell office:value-type="float" office:value="2.01678820989765" table:style-name="ce1">
            <text:p>2.01678820989765</text:p>
          </table:table-cell>
          <table:table-cell office:value-type="float" office:value="0.479069205312515" table:style-name="ce1">
            <text:p>0.47906920531251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  <table:table-cell office:value-type="float" office:value="1.15080194936465" table:style-name="ce1">
            <text:p>1.15080194936465</text:p>
          </table:table-cell>
        </table:table-row>
        <table:table-row>
          <table:table-cell office:value-type="float" office:value="0.927526925182203" table:style-name="ce1">
            <text:p>0.927526925182203</text:p>
          </table:table-cell>
          <table:table-cell office:value-type="float" office:value="0.666938572251306" table:style-name="ce1">
            <text:p>0.666938572251306</text:p>
          </table:table-cell>
          <table:table-cell office:value-type="float" office:value="1.75489557904349" table:style-name="ce1">
            <text:p>1.75489557904349</text:p>
          </table:table-cell>
          <table:table-cell office:value-type="float" office:value="0.777319397357739" table:style-name="ce1">
            <text:p>0.777319397357739</text:p>
          </table:table-cell>
          <table:table-cell office:value-type="float" office:value="2.04562283330366" table:style-name="ce1">
            <text:p>2.04562283330366</text:p>
          </table:table-cell>
          <table:table-cell office:value-type="float" office:value="1.48152510545409" table:style-name="ce1">
            <text:p>1.48152510545409</text:p>
          </table:table-cell>
          <table:table-cell office:value-type="float" office:value="1.63363494181148" table:style-name="ce1">
            <text:p>1.63363494181148</text:p>
          </table:table-cell>
          <table:table-cell office:value-type="float" office:value="0.702126063352507" table:style-name="ce1">
            <text:p>0.702126063352507</text:p>
          </table:table-cell>
          <table:table-cell office:value-type="float" office:value="0.601105264688007" table:style-name="ce1">
            <text:p>0.601105264688007</text:p>
          </table:table-cell>
          <table:table-cell office:value-type="float" office:value="0.770788026843732" table:style-name="ce1">
            <text:p>0.770788026843732</text:p>
          </table:table-cell>
          <table:table-cell office:value-type="float" office:value="0.951440621876135" table:style-name="ce1">
            <text:p>0.951440621876135</text:p>
          </table:table-cell>
          <table:table-cell office:value-type="float" office:value="1.13247544306442" table:style-name="ce1">
            <text:p>1.13247544306442</text:p>
          </table:table-cell>
          <table:table-cell office:value-type="float" office:value="1.10976411100874" table:style-name="ce1">
            <text:p>1.10976411100874</text:p>
          </table:table-cell>
          <table:table-cell office:value-type="float" office:value="0.565299396539997" table:style-name="ce1">
            <text:p>0.565299396539997</text:p>
          </table:table-cell>
          <table:table-cell office:value-type="float" office:value="0.898633738572319" table:style-name="ce1">
            <text:p>0.898633738572319</text:p>
          </table:table-cell>
          <table:table-cell office:value-type="float" office:value="0.963391397674423" table:style-name="ce1">
            <text:p>0.963391397674423</text:p>
          </table:table-cell>
          <table:table-cell office:value-type="float" office:value="1.09458273931376" table:style-name="ce1">
            <text:p>1.09458273931376</text:p>
          </table:table-cell>
          <table:table-cell office:value-type="float" office:value="1.24952593112214" table:style-name="ce1">
            <text:p>1.24952593112214</text:p>
          </table:table-cell>
          <table:table-cell office:value-type="float" office:value="0.746577119675406" table:style-name="ce1">
            <text:p>0.746577119675406</text:p>
          </table:table-cell>
          <table:table-cell office:value-type="float" office:value="1.63139560369356" table:style-name="ce1">
            <text:p>1.63139560369356</text:p>
          </table:table-cell>
          <table:table-cell office:value-type="float" office:value="0.927526925182203" table:style-name="ce1">
            <text:p>0.927526925182203</text:p>
          </table:table-cell>
          <table:table-cell office:value-type="float" office:value="1.02895063320202" table:style-name="ce1">
            <text:p>1.02895063320202</text:p>
          </table:table-cell>
          <table:table-cell office:value-type="float" office:value="1.59010623457552" table:style-name="ce1">
            <text:p>1.59010623457552</text:p>
          </table:table-cell>
          <table:table-cell office:value-type="float" office:value="1.93353012189547" table:style-name="ce1">
            <text:p>1.93353012189547</text:p>
          </table:table-cell>
          <table:table-cell office:value-type="float" office:value="1.34891297239671" table:style-name="ce1">
            <text:p>1.34891297239671</text:p>
          </table:table-cell>
          <table:table-cell office:value-type="float" office:value="1.22567896592809" table:style-name="ce1">
            <text:p>1.22567896592809</text:p>
          </table:table-cell>
          <table:table-cell office:value-type="float" office:value="1.49172632400178" table:style-name="ce1">
            <text:p>1.49172632400178</text:p>
          </table:table-cell>
          <table:table-cell office:value-type="float" office:value="1.56139741668175" table:style-name="ce1">
            <text:p>1.56139741668175</text:p>
          </table:table-cell>
          <table:table-cell office:value-type="float" office:value="1.41309787885013" table:style-name="ce1">
            <text:p>1.41309787885013</text:p>
          </table:table-cell>
          <table:table-cell office:value-type="float" office:value="1.24955061742151" table:style-name="ce1">
            <text:p>1.24955061742151</text:p>
          </table:table-cell>
          <table:table-cell office:value-type="float" office:value="1.5487162210477" table:style-name="ce1">
            <text:p>1.5487162210477</text:p>
          </table:table-cell>
          <table:table-cell office:value-type="float" office:value="1.97356143589108" table:style-name="ce1">
            <text:p>1.97356143589108</text:p>
          </table:table-cell>
          <table:table-cell office:value-type="float" office:value="1.23594846646714" table:style-name="ce1">
            <text:p>1.23594846646714</text:p>
          </table:table-cell>
          <table:table-cell office:value-type="float" office:value="1.530726032797" table:style-name="ce1">
            <text:p>1.530726032797</text:p>
          </table:table-cell>
          <table:table-cell office:value-type="float" office:value="1.45033631047395" table:style-name="ce1">
            <text:p>1.45033631047395</text:p>
          </table:table-cell>
          <table:table-cell office:value-type="float" office:value="1.51824612598253" table:style-name="ce1">
            <text:p>1.51824612598253</text:p>
          </table:table-cell>
          <table:table-cell office:value-type="float" office:value="1.38838636509368" table:style-name="ce1">
            <text:p>1.38838636509368</text:p>
          </table:table-cell>
          <table:table-cell office:value-type="float" office:value="1.04731402040427" table:style-name="ce1">
            <text:p>1.04731402040427</text:p>
          </table:table-cell>
          <table:table-cell office:value-type="float" office:value="1.21731031044074" table:style-name="ce1">
            <text:p>1.21731031044074</text:p>
          </table:table-cell>
          <table:table-cell office:value-type="float" office:value="1.11790132623724" table:style-name="ce1">
            <text:p>1.11790132623724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04308752652439" table:style-name="ce1">
            <text:p>1.04308752652439</text:p>
          </table:table-cell>
          <table:table-cell office:value-type="float" office:value="1.92339019760872" table:style-name="ce1">
            <text:p>1.92339019760872</text:p>
          </table:table-cell>
          <table:table-cell office:value-type="float" office:value="0.49765120426717" table:style-name="ce1">
            <text:p>0.49765120426717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  <table:table-cell office:value-type="float" office:value="1.12839291733081" table:style-name="ce1">
            <text:p>1.12839291733081</text:p>
          </table:table-cell>
        </table:table-row>
        <table:table-row>
          <table:table-cell office:value-type="float" office:value="0.571699862846601" table:style-name="ce1">
            <text:p>0.571699862846601</text:p>
          </table:table-cell>
          <table:table-cell office:value-type="float" office:value="0.652081026135535" table:style-name="ce1">
            <text:p>0.652081026135535</text:p>
          </table:table-cell>
          <table:table-cell office:value-type="float" office:value="1.5498014788242" table:style-name="ce1">
            <text:p>1.5498014788242</text:p>
          </table:table-cell>
          <table:table-cell office:value-type="float" office:value="0.512298191678486" table:style-name="ce1">
            <text:p>0.512298191678486</text:p>
          </table:table-cell>
          <table:table-cell office:value-type="float" office:value="2.08187998193199" table:style-name="ce1">
            <text:p>2.08187998193199</text:p>
          </table:table-cell>
          <table:table-cell office:value-type="float" office:value="0.847951411509509" table:style-name="ce1">
            <text:p>0.847951411509509</text:p>
          </table:table-cell>
          <table:table-cell office:value-type="float" office:value="1.27821141099324" table:style-name="ce1">
            <text:p>1.27821141099324</text:p>
          </table:table-cell>
          <table:table-cell office:value-type="float" office:value="0.549462189587795" table:style-name="ce1">
            <text:p>0.549462189587795</text:p>
          </table:table-cell>
          <table:table-cell office:value-type="float" office:value="0.552267072778425" table:style-name="ce1">
            <text:p>0.552267072778425</text:p>
          </table:table-cell>
          <table:table-cell office:value-type="float" office:value="0.691851322157685" table:style-name="ce1">
            <text:p>0.691851322157685</text:p>
          </table:table-cell>
          <table:table-cell office:value-type="float" office:value="0.43088854725928" table:style-name="ce1">
            <text:p>0.43088854725928</text:p>
          </table:table-cell>
          <table:table-cell office:value-type="float" office:value="0.837835381208266" table:style-name="ce1">
            <text:p>0.837835381208266</text:p>
          </table:table-cell>
          <table:table-cell office:value-type="float" office:value="0.616673158355807" table:style-name="ce1">
            <text:p>0.616673158355807</text:p>
          </table:table-cell>
          <table:table-cell office:value-type="float" office:value="0.55631202449657" table:style-name="ce1">
            <text:p>0.55631202449657</text:p>
          </table:table-cell>
          <table:table-cell office:value-type="float" office:value="0.352136534090229" table:style-name="ce1">
            <text:p>0.352136534090229</text:p>
          </table:table-cell>
          <table:table-cell office:value-type="float" office:value="0.569671631588151" table:style-name="ce1">
            <text:p>0.569671631588151</text:p>
          </table:table-cell>
          <table:table-cell office:value-type="float" office:value="0.568675733604961" table:style-name="ce1">
            <text:p>0.568675733604961</text:p>
          </table:table-cell>
          <table:table-cell office:value-type="float" office:value="0.817213005897806" table:style-name="ce1">
            <text:p>0.817213005897806</text:p>
          </table:table-cell>
          <table:table-cell office:value-type="float" office:value="0.40179905459627" table:style-name="ce1">
            <text:p>0.40179905459627</text:p>
          </table:table-cell>
          <table:table-cell office:value-type="float" office:value="1.07748244223653" table:style-name="ce1">
            <text:p>1.07748244223653</text:p>
          </table:table-cell>
          <table:table-cell office:value-type="float" office:value="0.571699862846601" table:style-name="ce1">
            <text:p>0.571699862846601</text:p>
          </table:table-cell>
          <table:table-cell office:value-type="float" office:value="0.671641868988988" table:style-name="ce1">
            <text:p>0.671641868988988</text:p>
          </table:table-cell>
          <table:table-cell office:value-type="float" office:value="0.886658672579319" table:style-name="ce1">
            <text:p>0.886658672579319</text:p>
          </table:table-cell>
          <table:table-cell office:value-type="float" office:value="1.36505781218646" table:style-name="ce1">
            <text:p>1.36505781218646</text:p>
          </table:table-cell>
          <table:table-cell office:value-type="float" office:value="0.838418345881353" table:style-name="ce1">
            <text:p>0.838418345881353</text:p>
          </table:table-cell>
          <table:table-cell office:value-type="float" office:value="0.761879942343945" table:style-name="ce1">
            <text:p>0.761879942343945</text:p>
          </table:table-cell>
          <table:table-cell office:value-type="float" office:value="0.694668973575933" table:style-name="ce1">
            <text:p>0.694668973575933</text:p>
          </table:table-cell>
          <table:table-cell office:value-type="float" office:value="0.820589342962769" table:style-name="ce1">
            <text:p>0.820589342962769</text:p>
          </table:table-cell>
          <table:table-cell office:value-type="float" office:value="0.802007344008115" table:style-name="ce1">
            <text:p>0.802007344008115</text:p>
          </table:table-cell>
          <table:table-cell office:value-type="float" office:value="0.844418023975209" table:style-name="ce1">
            <text:p>0.844418023975209</text:p>
          </table:table-cell>
          <table:table-cell office:value-type="float" office:value="0.821318048804128" table:style-name="ce1">
            <text:p>0.821318048804128</text:p>
          </table:table-cell>
          <table:table-cell office:value-type="float" office:value="1.17498328381037" table:style-name="ce1">
            <text:p>1.17498328381037</text:p>
          </table:table-cell>
          <table:table-cell office:value-type="float" office:value="0.592140061696721" table:style-name="ce1">
            <text:p>0.592140061696721</text:p>
          </table:table-cell>
          <table:table-cell office:value-type="float" office:value="0.941530222433652" table:style-name="ce1">
            <text:p>0.941530222433652</text:p>
          </table:table-cell>
          <table:table-cell office:value-type="float" office:value="0.580213576093145" table:style-name="ce1">
            <text:p>0.580213576093145</text:p>
          </table:table-cell>
          <table:table-cell office:value-type="float" office:value="0.881071927795567" table:style-name="ce1">
            <text:p>0.881071927795567</text:p>
          </table:table-cell>
          <table:table-cell office:value-type="float" office:value="0.641959251050965" table:style-name="ce1">
            <text:p>0.641959251050965</text:p>
          </table:table-cell>
          <table:table-cell office:value-type="float" office:value="0.529228457392727" table:style-name="ce1">
            <text:p>0.529228457392727</text:p>
          </table:table-cell>
          <table:table-cell office:value-type="float" office:value="0.544385538892994" table:style-name="ce1">
            <text:p>0.544385538892994</text:p>
          </table:table-cell>
          <table:table-cell office:value-type="float" office:value="0.614584201610578" table:style-name="ce1">
            <text:p>0.614584201610578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0.553154299184014" table:style-name="ce1">
            <text:p>0.553154299184014</text:p>
          </table:table-cell>
          <table:table-cell office:value-type="float" office:value="0.848061553182004" table:style-name="ce1">
            <text:p>0.848061553182004</text:p>
          </table:table-cell>
          <table:table-cell office:value-type="float" office:value="0.366236239504775" table:style-name="ce1">
            <text:p>0.366236239504775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  <table:table-cell office:value-type="float" office:value="0.693963663908546" table:style-name="ce1">
            <text:p>0.693963663908546</text:p>
          </table:table-cell>
        </table:table-row>
        <table:table-row>
          <table:table-cell office:value-type="float" office:value="1.18989617498733" table:style-name="ce1">
            <text:p>1.18989617498733</text:p>
          </table:table-cell>
          <table:table-cell office:value-type="float" office:value="0.798154668237619" table:style-name="ce1">
            <text:p>0.798154668237619</text:p>
          </table:table-cell>
          <table:table-cell office:value-type="float" office:value="2.75045652385797" table:style-name="ce1">
            <text:p>2.75045652385797</text:p>
          </table:table-cell>
          <table:table-cell office:value-type="float" office:value="0.961454254646143" table:style-name="ce1">
            <text:p>0.961454254646143</text:p>
          </table:table-cell>
          <table:table-cell office:value-type="float" office:value="2.33990708754164" table:style-name="ce1">
            <text:p>2.33990708754164</text:p>
          </table:table-cell>
          <table:table-cell office:value-type="float" office:value="1.4103814233436" table:style-name="ce1">
            <text:p>1.4103814233436</text:p>
          </table:table-cell>
          <table:table-cell office:value-type="float" office:value="2.40454595973191" table:style-name="ce1">
            <text:p>2.40454595973191</text:p>
          </table:table-cell>
          <table:table-cell office:value-type="float" office:value="1.15768866517545" table:style-name="ce1">
            <text:p>1.15768866517545</text:p>
          </table:table-cell>
          <table:table-cell office:value-type="float" office:value="0.780306441871448" table:style-name="ce1">
            <text:p>0.780306441871448</text:p>
          </table:table-cell>
          <table:table-cell office:value-type="float" office:value="1.1268994434547" table:style-name="ce1">
            <text:p>1.1268994434547</text:p>
          </table:table-cell>
          <table:table-cell office:value-type="float" office:value="1.00356737972802" table:style-name="ce1">
            <text:p>1.00356737972802</text:p>
          </table:table-cell>
          <table:table-cell office:value-type="float" office:value="1.7202897786442" table:style-name="ce1">
            <text:p>1.7202897786442</text:p>
          </table:table-cell>
          <table:table-cell office:value-type="float" office:value="1.40419084858335" table:style-name="ce1">
            <text:p>1.40419084858335</text:p>
          </table:table-cell>
          <table:table-cell office:value-type="float" office:value="0.869801277449214" table:style-name="ce1">
            <text:p>0.869801277449214</text:p>
          </table:table-cell>
          <table:table-cell office:value-type="float" office:value="0.992272439186951" table:style-name="ce1">
            <text:p>0.992272439186951</text:p>
          </table:table-cell>
          <table:table-cell office:value-type="float" office:value="1.02523423341109" table:style-name="ce1">
            <text:p>1.02523423341109</text:p>
          </table:table-cell>
          <table:table-cell office:value-type="float" office:value="1.4333525663212" table:style-name="ce1">
            <text:p>1.4333525663212</text:p>
          </table:table-cell>
          <table:table-cell office:value-type="float" office:value="1.39712057879532" table:style-name="ce1">
            <text:p>1.39712057879532</text:p>
          </table:table-cell>
          <table:table-cell office:value-type="float" office:value="1.15307352818017" table:style-name="ce1">
            <text:p>1.15307352818017</text:p>
          </table:table-cell>
          <table:table-cell office:value-type="float" office:value="2.20755968866239" table:style-name="ce1">
            <text:p>2.20755968866239</text:p>
          </table:table-cell>
          <table:table-cell office:value-type="float" office:value="1.18989617498733" table:style-name="ce1">
            <text:p>1.18989617498733</text:p>
          </table:table-cell>
          <table:table-cell office:value-type="float" office:value="1.55948517289567" table:style-name="ce1">
            <text:p>1.55948517289567</text:p>
          </table:table-cell>
          <table:table-cell office:value-type="float" office:value="2.46065521819212" table:style-name="ce1">
            <text:p>2.46065521819212</text:p>
          </table:table-cell>
          <table:table-cell office:value-type="float" office:value="2.43058770076613" table:style-name="ce1">
            <text:p>2.43058770076613</text:p>
          </table:table-cell>
          <table:table-cell office:value-type="float" office:value="1.8315018514667" table:style-name="ce1">
            <text:p>1.8315018514667</text:p>
          </table:table-cell>
          <table:table-cell office:value-type="float" office:value="1.52325318536979" table:style-name="ce1">
            <text:p>1.52325318536979</text:p>
          </table:table-cell>
          <table:table-cell office:value-type="float" office:value="1.88620208818979" table:style-name="ce1">
            <text:p>1.88620208818979</text:p>
          </table:table-cell>
          <table:table-cell office:value-type="float" office:value="2.2038861677049" table:style-name="ce1">
            <text:p>2.2038861677049</text:p>
          </table:table-cell>
          <table:table-cell office:value-type="float" office:value="2.21447899183573" table:style-name="ce1">
            <text:p>2.21447899183573</text:p>
          </table:table-cell>
          <table:table-cell office:value-type="float" office:value="1.79859112946402" table:style-name="ce1">
            <text:p>1.79859112946402</text:p>
          </table:table-cell>
          <table:table-cell office:value-type="float" office:value="1.99693610006576" table:style-name="ce1">
            <text:p>1.99693610006576</text:p>
          </table:table-cell>
          <table:table-cell office:value-type="float" office:value="2.51593416027154" table:style-name="ce1">
            <text:p>2.51593416027154</text:p>
          </table:table-cell>
          <table:table-cell office:value-type="float" office:value="1.62696724966262" table:style-name="ce1">
            <text:p>1.62696724966262</text:p>
          </table:table-cell>
          <table:table-cell office:value-type="float" office:value="1.95632608071384" table:style-name="ce1">
            <text:p>1.95632608071384</text:p>
          </table:table-cell>
          <table:table-cell office:value-type="float" office:value="1.74157607131566" table:style-name="ce1">
            <text:p>1.74157607131566</text:p>
          </table:table-cell>
          <table:table-cell office:value-type="float" office:value="2.00881214042147" table:style-name="ce1">
            <text:p>2.00881214042147</text:p>
          </table:table-cell>
          <table:table-cell office:value-type="float" office:value="1.52868798349867" table:style-name="ce1">
            <text:p>1.52868798349867</text:p>
          </table:table-cell>
          <table:table-cell office:value-type="float" office:value="1.1525148537018" table:style-name="ce1">
            <text:p>1.1525148537018</text:p>
          </table:table-cell>
          <table:table-cell office:value-type="float" office:value="1.44253636871491" table:style-name="ce1">
            <text:p>1.44253636871491</text:p>
          </table:table-cell>
          <table:table-cell office:value-type="float" office:value="1.52433511277507" table:style-name="ce1">
            <text:p>1.52433511277507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63630201867102" table:style-name="ce1">
            <text:p>1.63630201867102</text:p>
          </table:table-cell>
          <table:table-cell office:value-type="float" office:value="3.41388358445458" table:style-name="ce1">
            <text:p>3.41388358445458</text:p>
          </table:table-cell>
          <table:table-cell office:value-type="float" office:value="1.02020616310571" table:style-name="ce1">
            <text:p>1.02020616310571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  <table:table-cell office:value-type="float" office:value="1.498030082953" table:style-name="ce1">
            <text:p>1.498030082953</text:p>
          </table:table-cell>
        </table:table-row>
        <table:table-row>
          <table:table-cell office:value-type="float" office:value="1.08514599866816" table:style-name="ce1">
            <text:p>1.08514599866816</text:p>
          </table:table-cell>
          <table:table-cell office:value-type="float" office:value="0.826096440448891" table:style-name="ce1">
            <text:p>0.826096440448891</text:p>
          </table:table-cell>
          <table:table-cell office:value-type="float" office:value="2.92136827404071" table:style-name="ce1">
            <text:p>2.92136827404071</text:p>
          </table:table-cell>
          <table:table-cell office:value-type="float" office:value="0.834257131899759" table:style-name="ce1">
            <text:p>0.834257131899759</text:p>
          </table:table-cell>
          <table:table-cell office:value-type="float" office:value="2.26809730115354" table:style-name="ce1">
            <text:p>2.26809730115354</text:p>
          </table:table-cell>
          <table:table-cell office:value-type="float" office:value="1.29257546091598" table:style-name="ce1">
            <text:p>1.29257546091598</text:p>
          </table:table-cell>
          <table:table-cell office:value-type="float" office:value="2.32518784260925" table:style-name="ce1">
            <text:p>2.32518784260925</text:p>
          </table:table-cell>
          <table:table-cell office:value-type="float" office:value="1.13327701948992" table:style-name="ce1">
            <text:p>1.13327701948992</text:p>
          </table:table-cell>
          <table:table-cell office:value-type="float" office:value="0.742731228468983" table:style-name="ce1">
            <text:p>0.742731228468983</text:p>
          </table:table-cell>
          <table:table-cell office:value-type="float" office:value="1.03152358290507" table:style-name="ce1">
            <text:p>1.03152358290507</text:p>
          </table:table-cell>
          <table:table-cell office:value-type="float" office:value="0.627117942081953" table:style-name="ce1">
            <text:p>0.627117942081953</text:p>
          </table:table-cell>
          <table:table-cell office:value-type="float" office:value="1.85633585958339" table:style-name="ce1">
            <text:p>1.85633585958339</text:p>
          </table:table-cell>
          <table:table-cell office:value-type="float" office:value="1.2152613475928" table:style-name="ce1">
            <text:p>1.2152613475928</text:p>
          </table:table-cell>
          <table:table-cell office:value-type="float" office:value="0.710433309943999" table:style-name="ce1">
            <text:p>0.710433309943999</text:p>
          </table:table-cell>
          <table:table-cell office:value-type="float" office:value="0.684151319265651" table:style-name="ce1">
            <text:p>0.684151319265651</text:p>
          </table:table-cell>
          <table:table-cell office:value-type="float" office:value="0.84048301243187" table:style-name="ce1">
            <text:p>0.84048301243187</text:p>
          </table:table-cell>
          <table:table-cell office:value-type="float" office:value="1.27253356213751" table:style-name="ce1">
            <text:p>1.27253356213751</text:p>
          </table:table-cell>
          <table:table-cell office:value-type="float" office:value="1.2991453928613" table:style-name="ce1">
            <text:p>1.2991453928613</text:p>
          </table:table-cell>
          <table:table-cell office:value-type="float" office:value="0.995308713525947" table:style-name="ce1">
            <text:p>0.995308713525947</text:p>
          </table:table-cell>
          <table:table-cell office:value-type="float" office:value="2.08535221406989" table:style-name="ce1">
            <text:p>2.08535221406989</text:p>
          </table:table-cell>
          <table:table-cell office:value-type="float" office:value="1.08514599866816" table:style-name="ce1">
            <text:p>1.08514599866816</text:p>
          </table:table-cell>
          <table:table-cell office:value-type="float" office:value="1.5170887152699" table:style-name="ce1">
            <text:p>1.5170887152699</text:p>
          </table:table-cell>
          <table:table-cell office:value-type="float" office:value="2.24796841919472" table:style-name="ce1">
            <text:p>2.24796841919472</text:p>
          </table:table-cell>
          <table:table-cell office:value-type="float" office:value="2.42190712042139" table:style-name="ce1">
            <text:p>2.42190712042139</text:p>
          </table:table-cell>
          <table:table-cell office:value-type="float" office:value="1.72086848400052" table:style-name="ce1">
            <text:p>1.72086848400052</text:p>
          </table:table-cell>
          <table:table-cell office:value-type="float" office:value="1.63207495345967" table:style-name="ce1">
            <text:p>1.63207495345967</text:p>
          </table:table-cell>
          <table:table-cell office:value-type="float" office:value="1.60872545038743" table:style-name="ce1">
            <text:p>1.60872545038743</text:p>
          </table:table-cell>
          <table:table-cell office:value-type="float" office:value="2.22167506713601" table:style-name="ce1">
            <text:p>2.22167506713601</text:p>
          </table:table-cell>
          <table:table-cell office:value-type="float" office:value="1.86803577222196" table:style-name="ce1">
            <text:p>1.86803577222196</text:p>
          </table:table-cell>
          <table:table-cell office:value-type="float" office:value="1.62621241658916" table:style-name="ce1">
            <text:p>1.62621241658916</text:p>
          </table:table-cell>
          <table:table-cell office:value-type="float" office:value="1.74129929918872" table:style-name="ce1">
            <text:p>1.74129929918872</text:p>
          </table:table-cell>
          <table:table-cell office:value-type="float" office:value="2.33235875680708" table:style-name="ce1">
            <text:p>2.33235875680708</text:p>
          </table:table-cell>
          <table:table-cell office:value-type="float" office:value="1.30299645556345" table:style-name="ce1">
            <text:p>1.30299645556345</text:p>
          </table:table-cell>
          <table:table-cell office:value-type="float" office:value="1.74560184770742" table:style-name="ce1">
            <text:p>1.74560184770742</text:p>
          </table:table-cell>
          <table:table-cell office:value-type="float" office:value="1.19709223125448" table:style-name="ce1">
            <text:p>1.19709223125448</text:p>
          </table:table-cell>
          <table:table-cell office:value-type="float" office:value="1.82724962515289" table:style-name="ce1">
            <text:p>1.82724962515289</text:p>
          </table:table-cell>
          <table:table-cell office:value-type="float" office:value="1.30363829934714" table:style-name="ce1">
            <text:p>1.30363829934714</text:p>
          </table:table-cell>
          <table:table-cell office:value-type="float" office:value="0.988094525696493" table:style-name="ce1">
            <text:p>0.988094525696493</text:p>
          </table:table-cell>
          <table:table-cell office:value-type="float" office:value="1.11428208722516" table:style-name="ce1">
            <text:p>1.11428208722516</text:p>
          </table:table-cell>
          <table:table-cell office:value-type="float" office:value="1.45496595332448" table:style-name="ce1">
            <text:p>1.45496595332448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3876457761125" table:style-name="ce1">
            <text:p>1.3876457761125</text:p>
          </table:table-cell>
          <table:table-cell office:value-type="float" office:value="2.17379348917646" table:style-name="ce1">
            <text:p>2.17379348917646</text:p>
          </table:table-cell>
          <table:table-cell office:value-type="float" office:value="0.707858549304531" table:style-name="ce1">
            <text:p>0.7078585493045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  <table:table-cell office:value-type="float" office:value="1.32665334470931" table:style-name="ce1">
            <text:p>1.32665334470931</text:p>
          </table:table-cell>
        </table:table-row>
        <table:table-row>
          <table:table-cell office:value-type="float" office:value="1.28761625807221" table:style-name="ce1">
            <text:p>1.28761625807221</text:p>
          </table:table-cell>
          <table:table-cell office:value-type="float" office:value="0.822655241058206" table:style-name="ce1">
            <text:p>0.822655241058206</text:p>
          </table:table-cell>
          <table:table-cell office:value-type="float" office:value="2.58381756742979" table:style-name="ce1">
            <text:p>2.58381756742979</text:p>
          </table:table-cell>
          <table:table-cell office:value-type="float" office:value="1.01821740341367" table:style-name="ce1">
            <text:p>1.01821740341367</text:p>
          </table:table-cell>
          <table:table-cell office:value-type="float" office:value="2.16745289135943" table:style-name="ce1">
            <text:p>2.16745289135943</text:p>
          </table:table-cell>
          <table:table-cell office:value-type="float" office:value="1.60064428324808" table:style-name="ce1">
            <text:p>1.60064428324808</text:p>
          </table:table-cell>
          <table:table-cell office:value-type="float" office:value="2.10754430642949" table:style-name="ce1">
            <text:p>2.10754430642949</text:p>
          </table:table-cell>
          <table:table-cell office:value-type="float" office:value="1.1756634092623" table:style-name="ce1">
            <text:p>1.1756634092623</text:p>
          </table:table-cell>
          <table:table-cell office:value-type="float" office:value="0.718623661706942" table:style-name="ce1">
            <text:p>0.718623661706942</text:p>
          </table:table-cell>
          <table:table-cell office:value-type="float" office:value="0.986404570281246" table:style-name="ce1">
            <text:p>0.986404570281246</text:p>
          </table:table-cell>
          <table:table-cell office:value-type="float" office:value="0.972548801080834" table:style-name="ce1">
            <text:p>0.972548801080834</text:p>
          </table:table-cell>
          <table:table-cell office:value-type="float" office:value="1.7254729657486" table:style-name="ce1">
            <text:p>1.7254729657486</text:p>
          </table:table-cell>
          <table:table-cell office:value-type="float" office:value="1.46986132597401" table:style-name="ce1">
            <text:p>1.46986132597401</text:p>
          </table:table-cell>
          <table:table-cell office:value-type="float" office:value="0.729525402987605" table:style-name="ce1">
            <text:p>0.729525402987605</text:p>
          </table:table-cell>
          <table:table-cell office:value-type="float" office:value="1.1360703918818" table:style-name="ce1">
            <text:p>1.1360703918818</text:p>
          </table:table-cell>
          <table:table-cell office:value-type="float" office:value="1.00772100302376" table:style-name="ce1">
            <text:p>1.00772100302376</text:p>
          </table:table-cell>
          <table:table-cell office:value-type="float" office:value="1.42278490329282" table:style-name="ce1">
            <text:p>1.42278490329282</text:p>
          </table:table-cell>
          <table:table-cell office:value-type="float" office:value="1.45320467615309" table:style-name="ce1">
            <text:p>1.45320467615309</text:p>
          </table:table-cell>
          <table:table-cell office:value-type="float" office:value="1.4265087464552" table:style-name="ce1">
            <text:p>1.4265087464552</text:p>
          </table:table-cell>
          <table:table-cell office:value-type="float" office:value="2.10492755177484" table:style-name="ce1">
            <text:p>2.10492755177484</text:p>
          </table:table-cell>
          <table:table-cell office:value-type="float" office:value="1.28761625807221" table:style-name="ce1">
            <text:p>1.28761625807221</text:p>
          </table:table-cell>
          <table:table-cell office:value-type="float" office:value="1.66415535908154" table:style-name="ce1">
            <text:p>1.66415535908154</text:p>
          </table:table-cell>
          <table:table-cell office:value-type="float" office:value="2.60847669507722" table:style-name="ce1">
            <text:p>2.60847669507722</text:p>
          </table:table-cell>
          <table:table-cell office:value-type="float" office:value="2.65454667366047" table:style-name="ce1">
            <text:p>2.65454667366047</text:p>
          </table:table-cell>
          <table:table-cell office:value-type="float" office:value="2.18378244684853" table:style-name="ce1">
            <text:p>2.18378244684853</text:p>
          </table:table-cell>
          <table:table-cell office:value-type="float" office:value="1.81914775016447" table:style-name="ce1">
            <text:p>1.81914775016447</text:p>
          </table:table-cell>
          <table:table-cell office:value-type="float" office:value="2.15283429083684" table:style-name="ce1">
            <text:p>2.15283429083684</text:p>
          </table:table-cell>
          <table:table-cell office:value-type="float" office:value="2.54280621768656" table:style-name="ce1">
            <text:p>2.54280621768656</text:p>
          </table:table-cell>
          <table:table-cell office:value-type="float" office:value="2.69404960450466" table:style-name="ce1">
            <text:p>2.69404960450466</text:p>
          </table:table-cell>
          <table:table-cell office:value-type="float" office:value="1.62757111612138" table:style-name="ce1">
            <text:p>1.62757111612138</text:p>
          </table:table-cell>
          <table:table-cell office:value-type="float" office:value="2.03196035467411" table:style-name="ce1">
            <text:p>2.03196035467411</text:p>
          </table:table-cell>
          <table:table-cell office:value-type="float" office:value="2.56577830422207" table:style-name="ce1">
            <text:p>2.56577830422207</text:p>
          </table:table-cell>
          <table:table-cell office:value-type="float" office:value="1.68156684197592" table:style-name="ce1">
            <text:p>1.68156684197592</text:p>
          </table:table-cell>
          <table:table-cell office:value-type="float" office:value="1.93174368362163" table:style-name="ce1">
            <text:p>1.93174368362163</text:p>
          </table:table-cell>
          <table:table-cell office:value-type="float" office:value="1.88791304315629" table:style-name="ce1">
            <text:p>1.88791304315629</text:p>
          </table:table-cell>
          <table:table-cell office:value-type="float" office:value="1.85855003659886" table:style-name="ce1">
            <text:p>1.85855003659886</text:p>
          </table:table-cell>
          <table:table-cell office:value-type="float" office:value="1.78865249399685" table:style-name="ce1">
            <text:p>1.78865249399685</text:p>
          </table:table-cell>
          <table:table-cell office:value-type="float" office:value="1.53865178006829" table:style-name="ce1">
            <text:p>1.53865178006829</text:p>
          </table:table-cell>
          <table:table-cell office:value-type="float" office:value="1.82732510846024" table:style-name="ce1">
            <text:p>1.82732510846024</text:p>
          </table:table-cell>
          <table:table-cell office:value-type="float" office:value="1.74233090438911" table:style-name="ce1">
            <text:p>1.74233090438911</text:p>
          </table:table-cell>
          <table:table-cell office:value-type="float" office:value="0.312892016867532" table:style-name="ce1">
            <text:p>0.312892016867532</text:p>
          </table:table-cell>
          <table:table-cell office:value-type="float" office:value="1.88056600124132" table:style-name="ce1">
            <text:p>1.88056600124132</text:p>
          </table:table-cell>
          <table:table-cell office:value-type="float" office:value="3.65605919552166" table:style-name="ce1">
            <text:p>3.65605919552166</text:p>
          </table:table-cell>
          <table:table-cell office:value-type="float" office:value="1.19768470243942" table:style-name="ce1">
            <text:p>1.19768470243942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  <table:table-cell office:value-type="float" office:value="1.59153705926216" table:style-name="ce1">
            <text:p>1.59153705926216</text:p>
          </table:table-cell>
        </table:table-row>
      </table:table>
      <table:table table:name="mean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402721077847161" table:style-name="ce1">
            <text:p>0.0402721077847161</text:p>
          </table:table-cell>
          <table:table-cell office:value-type="float" office:value="0.107710123117762" table:style-name="ce1">
            <text:p>0.107710123117762</text:p>
          </table:table-cell>
          <table:table-cell office:value-type="float" office:value="0.0525850108064789" table:style-name="ce1">
            <text:p>0.0525850108064789</text:p>
          </table:table-cell>
          <table:table-cell office:value-type="float" office:value="0.0307798350262677" table:style-name="ce1">
            <text:p>0.0307798350262677</text:p>
          </table:table-cell>
          <table:table-cell office:value-type="float" office:value="0.173626144771937" table:style-name="ce1">
            <text:p>0.173626144771937</text:p>
          </table:table-cell>
          <table:table-cell office:value-type="float" office:value="0.203345073975147" table:style-name="ce1">
            <text:p>0.203345073975147</text:p>
          </table:table-cell>
          <table:table-cell office:value-type="float" office:value="0.115379524202461" table:style-name="ce1">
            <text:p>0.115379524202461</text:p>
          </table:table-cell>
          <table:table-cell office:value-type="float" office:value="0.0327138199906645" table:style-name="ce1">
            <text:p>0.0327138199906645</text:p>
          </table:table-cell>
          <table:table-cell office:value-type="float" office:value="0.0678437080454104" table:style-name="ce1">
            <text:p>0.0678437080454104</text:p>
          </table:table-cell>
          <table:table-cell office:value-type="float" office:value="0.122139346721859" table:style-name="ce1">
            <text:p>0.122139346721859</text:p>
          </table:table-cell>
          <table:table-cell office:value-type="float" office:value="0.0342926623298664" table:style-name="ce1">
            <text:p>0.0342926623298664</text:p>
          </table:table-cell>
          <table:table-cell office:value-type="float" office:value="0.0705982840414648" table:style-name="ce1">
            <text:p>0.0705982840414648</text:p>
          </table:table-cell>
          <table:table-cell office:value-type="float" office:value="0.0621381697721571" table:style-name="ce1">
            <text:p>0.0621381697721571</text:p>
          </table:table-cell>
          <table:table-cell office:value-type="float" office:value="0.0356906225680141" table:style-name="ce1">
            <text:p>0.0356906225680141</text:p>
          </table:table-cell>
          <table:table-cell office:value-type="float" office:value="0.0262149845027876" table:style-name="ce1">
            <text:p>0.0262149845027876</text:p>
          </table:table-cell>
          <table:table-cell office:value-type="float" office:value="0.0437915566652284" table:style-name="ce1">
            <text:p>0.0437915566652284</text:p>
          </table:table-cell>
          <table:table-cell office:value-type="float" office:value="0.0621510899222324" table:style-name="ce1">
            <text:p>0.0621510899222324</text:p>
          </table:table-cell>
          <table:table-cell office:value-type="float" office:value="0.0671899484516001" table:style-name="ce1">
            <text:p>0.0671899484516001</text:p>
          </table:table-cell>
          <table:table-cell office:value-type="float" office:value="0.0371712717666436" table:style-name="ce1">
            <text:p>0.0371712717666436</text:p>
          </table:table-cell>
          <table:table-cell office:value-type="float" office:value="0.100896035968048" table:style-name="ce1">
            <text:p>0.100896035968048</text:p>
          </table:table-cell>
          <table:table-cell office:value-type="float" office:value="0.0402721077847161" table:style-name="ce1">
            <text:p>0.0402721077847161</text:p>
          </table:table-cell>
          <table:table-cell office:value-type="float" office:value="0.0462670574196562" table:style-name="ce1">
            <text:p>0.0462670574196562</text:p>
          </table:table-cell>
          <table:table-cell office:value-type="float" office:value="0.087981053952776" table:style-name="ce1">
            <text:p>0.087981053952776</text:p>
          </table:table-cell>
          <table:table-cell office:value-type="float" office:value="0.121599284448712" table:style-name="ce1">
            <text:p>0.121599284448712</text:p>
          </table:table-cell>
          <table:table-cell office:value-type="float" office:value="0.0785958569380767" table:style-name="ce1">
            <text:p>0.0785958569380767</text:p>
          </table:table-cell>
          <table:table-cell office:value-type="float" office:value="0.0594585306465395" table:style-name="ce1">
            <text:p>0.0594585306465395</text:p>
          </table:table-cell>
          <table:table-cell office:value-type="float" office:value="0.0719471477093263" table:style-name="ce1">
            <text:p>0.0719471477093263</text:p>
          </table:table-cell>
          <table:table-cell office:value-type="float" office:value="0.0760505873732422" table:style-name="ce1">
            <text:p>0.0760505873732422</text:p>
          </table:table-cell>
          <table:table-cell office:value-type="float" office:value="0.0741668294922632" table:style-name="ce1">
            <text:p>0.0741668294922632</text:p>
          </table:table-cell>
          <table:table-cell office:value-type="float" office:value="0.0658204125436181" table:style-name="ce1">
            <text:p>0.0658204125436181</text:p>
          </table:table-cell>
          <table:table-cell office:value-type="float" office:value="0.0913222047622491" table:style-name="ce1">
            <text:p>0.0913222047622491</text:p>
          </table:table-cell>
          <table:table-cell office:value-type="float" office:value="0.115718032134434" table:style-name="ce1">
            <text:p>0.115718032134434</text:p>
          </table:table-cell>
          <table:table-cell office:value-type="float" office:value="0.047626257207578" table:style-name="ce1">
            <text:p>0.047626257207578</text:p>
          </table:table-cell>
          <table:table-cell office:value-type="float" office:value="0.0770971195293417" table:style-name="ce1">
            <text:p>0.0770971195293417</text:p>
          </table:table-cell>
          <table:table-cell office:value-type="float" office:value="0.042876810039897" table:style-name="ce1">
            <text:p>0.042876810039897</text:p>
          </table:table-cell>
          <table:table-cell office:value-type="float" office:value="0.0741668294922632" table:style-name="ce1">
            <text:p>0.0741668294922632</text:p>
          </table:table-cell>
          <table:table-cell office:value-type="float" office:value="0.0401506583740083" table:style-name="ce1">
            <text:p>0.0401506583740083</text:p>
          </table:table-cell>
          <table:table-cell office:value-type="float" office:value="0.0452670378038278" table:style-name="ce1">
            <text:p>0.0452670378038278</text:p>
          </table:table-cell>
          <table:table-cell office:value-type="float" office:value="0.0142560935930881" table:style-name="ce1">
            <text:p>0.0142560935930881</text:p>
          </table:table-cell>
          <table:table-cell office:value-type="float" office:value="0.0432721666322012" table:style-name="ce1">
            <text:p>0.0432721666322012</text:p>
          </table:table-cell>
          <table:table-cell office:value-type="float" office:value="0" table:style-name="ce1">
            <text:p>0</text:p>
          </table:table-cell>
          <table:table-cell office:value-type="float" office:value="0.0434039521629693" table:style-name="ce1">
            <text:p>0.0434039521629693</text:p>
          </table:table-cell>
          <table:table-cell office:value-type="float" office:value="0.092603883649719" table:style-name="ce1">
            <text:p>0.092603883649719</text:p>
          </table:table-cell>
          <table:table-cell office:value-type="float" office:value="0.00639030622724433" table:style-name="ce1">
            <text:p>0.00639030622724433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  <table:table-cell office:value-type="float" office:value="0.0668827168261021" table:style-name="ce1">
            <text:p>0.0668827168261021</text:p>
          </table:table-cell>
        </table:table-row>
        <table:table-row>
          <table:table-cell office:value-type="float" office:value="0.0813013363638449" table:style-name="ce1">
            <text:p>0.0813013363638449</text:p>
          </table:table-cell>
          <table:table-cell office:value-type="float" office:value="0.131219628194781" table:style-name="ce1">
            <text:p>0.131219628194781</text:p>
          </table:table-cell>
          <table:table-cell office:value-type="float" office:value="0.0841230971402909" table:style-name="ce1">
            <text:p>0.0841230971402909</text:p>
          </table:table-cell>
          <table:table-cell office:value-type="float" office:value="0.0582125436736525" table:style-name="ce1">
            <text:p>0.0582125436736525</text:p>
          </table:table-cell>
          <table:table-cell office:value-type="float" office:value="0.192603261202541" table:style-name="ce1">
            <text:p>0.192603261202541</text:p>
          </table:table-cell>
          <table:table-cell office:value-type="float" office:value="0.287876447857817" table:style-name="ce1">
            <text:p>0.287876447857817</text:p>
          </table:table-cell>
          <table:table-cell office:value-type="float" office:value="0.196481890255147" table:style-name="ce1">
            <text:p>0.196481890255147</text:p>
          </table:table-cell>
          <table:table-cell office:value-type="float" office:value="0.0861903211523392" table:style-name="ce1">
            <text:p>0.0861903211523392</text:p>
          </table:table-cell>
          <table:table-cell office:value-type="float" office:value="0.129459903754525" table:style-name="ce1">
            <text:p>0.129459903754525</text:p>
          </table:table-cell>
          <table:table-cell office:value-type="float" office:value="0.202706818561427" table:style-name="ce1">
            <text:p>0.202706818561427</text:p>
          </table:table-cell>
          <table:table-cell office:value-type="float" office:value="0.0427863689893699" table:style-name="ce1">
            <text:p>0.0427863689893699</text:p>
          </table:table-cell>
          <table:table-cell office:value-type="float" office:value="0.17093616952626" table:style-name="ce1">
            <text:p>0.17093616952626</text:p>
          </table:table-cell>
          <table:table-cell office:value-type="float" office:value="0.114289063536106" table:style-name="ce1">
            <text:p>0.114289063536106</text:p>
          </table:table-cell>
          <table:table-cell office:value-type="float" office:value="0.0566626101702441" table:style-name="ce1">
            <text:p>0.0566626101702441</text:p>
          </table:table-cell>
          <table:table-cell office:value-type="float" office:value="0.0478562358789183" table:style-name="ce1">
            <text:p>0.0478562358789183</text:p>
          </table:table-cell>
          <table:table-cell office:value-type="float" office:value="0.0542491261361777" table:style-name="ce1">
            <text:p>0.0542491261361777</text:p>
          </table:table-cell>
          <table:table-cell office:value-type="float" office:value="0.110164951632069" table:style-name="ce1">
            <text:p>0.110164951632069</text:p>
          </table:table-cell>
          <table:table-cell office:value-type="float" office:value="0.100596288486301" table:style-name="ce1">
            <text:p>0.100596288486301</text:p>
          </table:table-cell>
          <table:table-cell office:value-type="float" office:value="0.0917330655346437" table:style-name="ce1">
            <text:p>0.0917330655346437</text:p>
          </table:table-cell>
          <table:table-cell office:value-type="float" office:value="0.191406855305568" table:style-name="ce1">
            <text:p>0.191406855305568</text:p>
          </table:table-cell>
          <table:table-cell office:value-type="float" office:value="0.0813013363638449" table:style-name="ce1">
            <text:p>0.0813013363638449</text:p>
          </table:table-cell>
          <table:table-cell office:value-type="float" office:value="0.12625570653585" table:style-name="ce1">
            <text:p>0.12625570653585</text:p>
          </table:table-cell>
          <table:table-cell office:value-type="float" office:value="0.194337145342646" table:style-name="ce1">
            <text:p>0.194337145342646</text:p>
          </table:table-cell>
          <table:table-cell office:value-type="float" office:value="0.209231494349454" table:style-name="ce1">
            <text:p>0.209231494349454</text:p>
          </table:table-cell>
          <table:table-cell office:value-type="float" office:value="0.162863659759211" table:style-name="ce1">
            <text:p>0.162863659759211</text:p>
          </table:table-cell>
          <table:table-cell office:value-type="float" office:value="0.135093089187357" table:style-name="ce1">
            <text:p>0.135093089187357</text:p>
          </table:table-cell>
          <table:table-cell office:value-type="float" office:value="0.149449959951032" table:style-name="ce1">
            <text:p>0.149449959951032</text:p>
          </table:table-cell>
          <table:table-cell office:value-type="float" office:value="0.198910878469303" table:style-name="ce1">
            <text:p>0.198910878469303</text:p>
          </table:table-cell>
          <table:table-cell office:value-type="float" office:value="0.172473667385221" table:style-name="ce1">
            <text:p>0.172473667385221</text:p>
          </table:table-cell>
          <table:table-cell office:value-type="float" office:value="0.136979431098351" table:style-name="ce1">
            <text:p>0.136979431098351</text:p>
          </table:table-cell>
          <table:table-cell office:value-type="float" office:value="0.160873956647614" table:style-name="ce1">
            <text:p>0.160873956647614</text:p>
          </table:table-cell>
          <table:table-cell office:value-type="float" office:value="0.226898507562422" table:style-name="ce1">
            <text:p>0.226898507562422</text:p>
          </table:table-cell>
          <table:table-cell office:value-type="float" office:value="0.106583486031196" table:style-name="ce1">
            <text:p>0.106583486031196</text:p>
          </table:table-cell>
          <table:table-cell office:value-type="float" office:value="0.123503714569811" table:style-name="ce1">
            <text:p>0.123503714569811</text:p>
          </table:table-cell>
          <table:table-cell office:value-type="float" office:value="0.0949320946932884" table:style-name="ce1">
            <text:p>0.0949320946932884</text:p>
          </table:table-cell>
          <table:table-cell office:value-type="float" office:value="0.168029135759317" table:style-name="ce1">
            <text:p>0.168029135759317</text:p>
          </table:table-cell>
          <table:table-cell office:value-type="float" office:value="0.0851205327261042" table:style-name="ce1">
            <text:p>0.0851205327261042</text:p>
          </table:table-cell>
          <table:table-cell office:value-type="float" office:value="0.100213852044072" table:style-name="ce1">
            <text:p>0.100213852044072</text:p>
          </table:table-cell>
          <table:table-cell office:value-type="float" office:value="0.0629521392269011" table:style-name="ce1">
            <text:p>0.0629521392269011</text:p>
          </table:table-cell>
          <table:table-cell office:value-type="float" office:value="0.122294388522763" table:style-name="ce1">
            <text:p>0.122294388522763</text:p>
          </table:table-cell>
          <table:table-cell office:value-type="float" office:value="0" table:style-name="ce1">
            <text:p>0</text:p>
          </table:table-cell>
          <table:table-cell office:value-type="float" office:value="0.130527108150745" table:style-name="ce1">
            <text:p>0.130527108150745</text:p>
          </table:table-cell>
          <table:table-cell office:value-type="float" office:value="0.226547079480374" table:style-name="ce1">
            <text:p>0.226547079480374</text:p>
          </table:table-cell>
          <table:table-cell office:value-type="float" office:value="0.0224371326207693" table:style-name="ce1">
            <text:p>0.0224371326207693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  <table:table-cell office:value-type="float" office:value="0.127924215450674" table:style-name="ce1">
            <text:p>0.127924215450674</text:p>
          </table:table-cell>
        </table:table-row>
        <table:table-row>
          <table:table-cell office:value-type="float" office:value="0.079122999061149" table:style-name="ce1">
            <text:p>0.079122999061149</text:p>
          </table:table-cell>
          <table:table-cell office:value-type="float" office:value="0.130123999468396" table:style-name="ce1">
            <text:p>0.130123999468396</text:p>
          </table:table-cell>
          <table:table-cell office:value-type="float" office:value="0.0823013559796733" table:style-name="ce1">
            <text:p>0.0823013559796733</text:p>
          </table:table-cell>
          <table:table-cell office:value-type="float" office:value="0.0411361428210019" table:style-name="ce1">
            <text:p>0.0411361428210019</text:p>
          </table:table-cell>
          <table:table-cell office:value-type="float" office:value="0.19448185102349" table:style-name="ce1">
            <text:p>0.19448185102349</text:p>
          </table:table-cell>
          <table:table-cell office:value-type="float" office:value="0.266341141712304" table:style-name="ce1">
            <text:p>0.266341141712304</text:p>
          </table:table-cell>
          <table:table-cell office:value-type="float" office:value="0.204143539249801" table:style-name="ce1">
            <text:p>0.204143539249801</text:p>
          </table:table-cell>
          <table:table-cell office:value-type="float" office:value="0.0759704824427753" table:style-name="ce1">
            <text:p>0.0759704824427753</text:p>
          </table:table-cell>
          <table:table-cell office:value-type="float" office:value="0.123335752618832" table:style-name="ce1">
            <text:p>0.123335752618832</text:p>
          </table:table-cell>
          <table:table-cell office:value-type="float" office:value="0.200489720808505" table:style-name="ce1">
            <text:p>0.200489720808505</text:p>
          </table:table-cell>
          <table:table-cell office:value-type="float" office:value="0.046130103828858" table:style-name="ce1">
            <text:p>0.046130103828858</text:p>
          </table:table-cell>
          <table:table-cell office:value-type="float" office:value="0.161264145179889" table:style-name="ce1">
            <text:p>0.161264145179889</text:p>
          </table:table-cell>
          <table:table-cell office:value-type="float" office:value="0.103614435543891" table:style-name="ce1">
            <text:p>0.103614435543891</text:p>
          </table:table-cell>
          <table:table-cell office:value-type="float" office:value="0.0480681263401533" table:style-name="ce1">
            <text:p>0.0480681263401533</text:p>
          </table:table-cell>
          <table:table-cell office:value-type="float" office:value="0.0524170488554999" table:style-name="ce1">
            <text:p>0.0524170488554999</text:p>
          </table:table-cell>
          <table:table-cell office:value-type="float" office:value="0.0382669004930292" table:style-name="ce1">
            <text:p>0.0382669004930292</text:p>
          </table:table-cell>
          <table:table-cell office:value-type="float" office:value="0.108183000610518" table:style-name="ce1">
            <text:p>0.108183000610518</text:p>
          </table:table-cell>
          <table:table-cell office:value-type="float" office:value="0.0820998016384986" table:style-name="ce1">
            <text:p>0.0820998016384986</text:p>
          </table:table-cell>
          <table:table-cell office:value-type="float" office:value="0.0880120623129567" table:style-name="ce1">
            <text:p>0.0880120623129567</text:p>
          </table:table-cell>
          <table:table-cell office:value-type="float" office:value="0.155227851064707" table:style-name="ce1">
            <text:p>0.155227851064707</text:p>
          </table:table-cell>
          <table:table-cell office:value-type="float" office:value="0.079122999061149" table:style-name="ce1">
            <text:p>0.079122999061149</text:p>
          </table:table-cell>
          <table:table-cell office:value-type="float" office:value="0.127043835690444" table:style-name="ce1">
            <text:p>0.127043835690444</text:p>
          </table:table-cell>
          <table:table-cell office:value-type="float" office:value="0.167362456015431" table:style-name="ce1">
            <text:p>0.167362456015431</text:p>
          </table:table-cell>
          <table:table-cell office:value-type="float" office:value="0.208345172054289" table:style-name="ce1">
            <text:p>0.208345172054289</text:p>
          </table:table-cell>
          <table:table-cell office:value-type="float" office:value="0.120214244360639" table:style-name="ce1">
            <text:p>0.120214244360639</text:p>
          </table:table-cell>
          <table:table-cell office:value-type="float" office:value="0.105325063413861" table:style-name="ce1">
            <text:p>0.105325063413861</text:p>
          </table:table-cell>
          <table:table-cell office:value-type="float" office:value="0.0927615094806377" table:style-name="ce1">
            <text:p>0.0927615094806377</text:p>
          </table:table-cell>
          <table:table-cell office:value-type="float" office:value="0.198698988008068" table:style-name="ce1">
            <text:p>0.198698988008068</text:p>
          </table:table-cell>
          <table:table-cell office:value-type="float" office:value="0.148615318256168" table:style-name="ce1">
            <text:p>0.148615318256168</text:p>
          </table:table-cell>
          <table:table-cell office:value-type="float" office:value="0.0973998433576711" table:style-name="ce1">
            <text:p>0.0973998433576711</text:p>
          </table:table-cell>
          <table:table-cell office:value-type="float" office:value="0.152524955668954" table:style-name="ce1">
            <text:p>0.152524955668954</text:p>
          </table:table-cell>
          <table:table-cell office:value-type="float" office:value="0.198058148564333" table:style-name="ce1">
            <text:p>0.198058148564333</text:p>
          </table:table-cell>
          <table:table-cell office:value-type="float" office:value="0.0652958544505609" table:style-name="ce1">
            <text:p>0.0652958544505609</text:p>
          </table:table-cell>
          <table:table-cell office:value-type="float" office:value="0.109009890215337" table:style-name="ce1">
            <text:p>0.109009890215337</text:p>
          </table:table-cell>
          <table:table-cell office:value-type="float" office:value="0.0135170610087809" table:style-name="ce1">
            <text:p>0.0135170610087809</text:p>
          </table:table-cell>
          <table:table-cell office:value-type="float" office:value="0.116144397086919" table:style-name="ce1">
            <text:p>0.116144397086919</text:p>
          </table:table-cell>
          <table:table-cell office:value-type="float" office:value="0.0533783080211024" table:style-name="ce1">
            <text:p>0.0533783080211024</text:p>
          </table:table-cell>
          <table:table-cell office:value-type="float" office:value="0.0965703697228367" table:style-name="ce1">
            <text:p>0.0965703697228367</text:p>
          </table:table-cell>
          <table:table-cell office:value-type="float" office:value="0.0271400672481792" table:style-name="ce1">
            <text:p>0.0271400672481792</text:p>
          </table:table-cell>
          <table:table-cell office:value-type="float" office:value="0.0868905932864205" table:style-name="ce1">
            <text:p>0.0868905932864205</text:p>
          </table:table-cell>
          <table:table-cell office:value-type="float" office:value="0" table:style-name="ce1">
            <text:p>0</text:p>
          </table:table-cell>
          <table:table-cell office:value-type="float" office:value="0.0642854987146723" table:style-name="ce1">
            <text:p>0.0642854987146723</text:p>
          </table:table-cell>
          <table:table-cell office:value-type="float" office:value="0.261702807835271" table:style-name="ce1">
            <text:p>0.261702807835271</text:p>
          </table:table-cell>
          <table:table-cell office:value-type="float" office:value="0.00631020129677746" table:style-name="ce1">
            <text:p>0.00631020129677746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  <table:table-cell office:value-type="float" office:value="0.110828364633464" table:style-name="ce1">
            <text:p>0.110828364633464</text:p>
          </table:table-cell>
        </table:table-row>
        <table:table-row>
          <table:table-cell office:value-type="float" office:value="0.0803646254833855" table:style-name="ce1">
            <text:p>0.0803646254833855</text:p>
          </table:table-cell>
          <table:table-cell office:value-type="float" office:value="0.131932820478938" table:style-name="ce1">
            <text:p>0.131932820478938</text:p>
          </table:table-cell>
          <table:table-cell office:value-type="float" office:value="0.0837225724879565" table:style-name="ce1">
            <text:p>0.0837225724879565</text:p>
          </table:table-cell>
          <table:table-cell office:value-type="float" office:value="0.0586130683259869" table:style-name="ce1">
            <text:p>0.0586130683259869</text:p>
          </table:table-cell>
          <table:table-cell office:value-type="float" office:value="0.204595744502436" table:style-name="ce1">
            <text:p>0.204595744502436</text:p>
          </table:table-cell>
          <table:table-cell office:value-type="float" office:value="0.305910393332924" table:style-name="ce1">
            <text:p>0.305910393332924</text:p>
          </table:table-cell>
          <table:table-cell office:value-type="float" office:value="0.213500311934334" table:style-name="ce1">
            <text:p>0.213500311934334</text:p>
          </table:table-cell>
          <table:table-cell office:value-type="float" office:value="0.073903258430727" table:style-name="ce1">
            <text:p>0.073903258430727</text:p>
          </table:table-cell>
          <table:table-cell office:value-type="float" office:value="0.117754247786302" table:style-name="ce1">
            <text:p>0.117754247786302</text:p>
          </table:table-cell>
          <table:table-cell office:value-type="float" office:value="0.190634230331065" table:style-name="ce1">
            <text:p>0.190634230331065</text:p>
          </table:table-cell>
          <table:table-cell office:value-type="float" office:value="0.0467606071525327" table:style-name="ce1">
            <text:p>0.0467606071525327</text:p>
          </table:table-cell>
          <table:table-cell office:value-type="float" office:value="0.1581090445315" table:style-name="ce1">
            <text:p>0.1581090445315</text:p>
          </table:table-cell>
          <table:table-cell office:value-type="float" office:value="0.11104352183719" table:style-name="ce1">
            <text:p>0.11104352183719</text:p>
          </table:table-cell>
          <table:table-cell office:value-type="float" office:value="0.0603577730917805" table:style-name="ce1">
            <text:p>0.0603577730917805</text:p>
          </table:table-cell>
          <table:table-cell office:value-type="float" office:value="0.0624043248637083" table:style-name="ce1">
            <text:p>0.0624043248637083</text:p>
          </table:table-cell>
          <table:table-cell office:value-type="float" office:value="0.0680013338763291" table:style-name="ce1">
            <text:p>0.0680013338763291</text:p>
          </table:table-cell>
          <table:table-cell office:value-type="float" office:value="0.106027919577958" table:style-name="ce1">
            <text:p>0.106027919577958</text:p>
          </table:table-cell>
          <table:table-cell office:value-type="float" office:value="0.0962499500009693" table:style-name="ce1">
            <text:p>0.0962499500009693</text:p>
          </table:table-cell>
          <table:table-cell office:value-type="float" office:value="0.0859060778506825" table:style-name="ce1">
            <text:p>0.0859060778506825</text:p>
          </table:table-cell>
          <table:table-cell office:value-type="float" office:value="0.184528167405477" table:style-name="ce1">
            <text:p>0.184528167405477</text:p>
          </table:table-cell>
          <table:table-cell office:value-type="float" office:value="0.0803646254833855" table:style-name="ce1">
            <text:p>0.0803646254833855</text:p>
          </table:table-cell>
          <table:table-cell office:value-type="float" office:value="0.10546718506469" table:style-name="ce1">
            <text:p>0.10546718506469</text:p>
          </table:table-cell>
          <table:table-cell office:value-type="float" office:value="0.187910662695191" table:style-name="ce1">
            <text:p>0.187910662695191</text:p>
          </table:table-cell>
          <table:table-cell office:value-type="float" office:value="0.21632724077081" table:style-name="ce1">
            <text:p>0.21632724077081</text:p>
          </table:table-cell>
          <table:table-cell office:value-type="float" office:value="0.144697928753336" table:style-name="ce1">
            <text:p>0.144697928753336</text:p>
          </table:table-cell>
          <table:table-cell office:value-type="float" office:value="0.121514011458215" table:style-name="ce1">
            <text:p>0.121514011458215</text:p>
          </table:table-cell>
          <table:table-cell office:value-type="float" office:value="0.140953669261514" table:style-name="ce1">
            <text:p>0.140953669261514</text:p>
          </table:table-cell>
          <table:table-cell office:value-type="float" office:value="0.181349810486953" table:style-name="ce1">
            <text:p>0.181349810486953</text:p>
          </table:table-cell>
          <table:table-cell office:value-type="float" office:value="0.173406502220657" table:style-name="ce1">
            <text:p>0.173406502220657</text:p>
          </table:table-cell>
          <table:table-cell office:value-type="float" office:value="0.111345853348952" table:style-name="ce1">
            <text:p>0.111345853348952</text:p>
          </table:table-cell>
          <table:table-cell office:value-type="float" office:value="0.157605158678563" table:style-name="ce1">
            <text:p>0.157605158678563</text:p>
          </table:table-cell>
          <table:table-cell office:value-type="float" office:value="0.196962519837948" table:style-name="ce1">
            <text:p>0.196962519837948</text:p>
          </table:table-cell>
          <table:table-cell office:value-type="float" office:value="0.110382010153334" table:style-name="ce1">
            <text:p>0.110382010153334</text:p>
          </table:table-cell>
          <table:table-cell office:value-type="float" office:value="0.136687435706649" table:style-name="ce1">
            <text:p>0.136687435706649</text:p>
          </table:table-cell>
          <table:table-cell office:value-type="float" office:value="0.090376449776737" table:style-name="ce1">
            <text:p>0.090376449776737</text:p>
          </table:table-cell>
          <table:table-cell office:value-type="float" office:value="0.16473708152013" table:style-name="ce1">
            <text:p>0.16473708152013</text:p>
          </table:table-cell>
          <table:table-cell office:value-type="float" office:value="0.0959088580389813" table:style-name="ce1">
            <text:p>0.0959088580389813</text:p>
          </table:table-cell>
          <table:table-cell office:value-type="float" office:value="0.104353468128199" table:style-name="ce1">
            <text:p>0.104353468128199</text:p>
          </table:table-cell>
          <table:table-cell office:value-type="float" office:value="0.0933894287742974" table:style-name="ce1">
            <text:p>0.0933894287742974</text:p>
          </table:table-cell>
          <table:table-cell office:value-type="float" office:value="0.102937419679946" table:style-name="ce1">
            <text:p>0.102937419679946</text:p>
          </table:table-cell>
          <table:table-cell office:value-type="float" office:value="0" table:style-name="ce1">
            <text:p>0</text:p>
          </table:table-cell>
          <table:table-cell office:value-type="float" office:value="0.120769810813877" table:style-name="ce1">
            <text:p>0.120769810813877</text:p>
          </table:table-cell>
          <table:table-cell office:value-type="float" office:value="0.16433914089781" table:style-name="ce1">
            <text:p>0.16433914089781</text:p>
          </table:table-cell>
          <table:table-cell office:value-type="float" office:value="0.0363650544019448" table:style-name="ce1">
            <text:p>0.036365054401944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  <table:table-cell office:value-type="float" office:value="0.12451071180078" table:style-name="ce1">
            <text:p>0.12451071180078</text:p>
          </table:table-cell>
        </table:table-row>
        <table:table-row>
          <table:table-cell office:value-type="float" office:value="0.0417139965331198" table:style-name="ce1">
            <text:p>0.0417139965331198</text:p>
          </table:table-cell>
          <table:table-cell office:value-type="float" office:value="0.105420672524419" table:style-name="ce1">
            <text:p>0.105420672524419</text:p>
          </table:table-cell>
          <table:table-cell office:value-type="float" office:value="0.0638255413719915" table:style-name="ce1">
            <text:p>0.0638255413719915</text:p>
          </table:table-cell>
          <table:table-cell office:value-type="float" office:value="0.0304374510492722" table:style-name="ce1">
            <text:p>0.0304374510492722</text:p>
          </table:table-cell>
          <table:table-cell office:value-type="float" office:value="0.190347402999393" table:style-name="ce1">
            <text:p>0.190347402999393</text:p>
          </table:table-cell>
          <table:table-cell office:value-type="float" office:value="0.151571448593397" table:style-name="ce1">
            <text:p>0.151571448593397</text:p>
          </table:table-cell>
          <table:table-cell office:value-type="float" office:value="0.126410748336754" table:style-name="ce1">
            <text:p>0.126410748336754</text:p>
          </table:table-cell>
          <table:table-cell office:value-type="float" office:value="0.039755301781704" table:style-name="ce1">
            <text:p>0.039755301781704</text:p>
          </table:table-cell>
          <table:table-cell office:value-type="float" office:value="0.0713450687158173" table:style-name="ce1">
            <text:p>0.0713450687158173</text:p>
          </table:table-cell>
          <table:table-cell office:value-type="float" office:value="0.110162367602054" table:style-name="ce1">
            <text:p>0.110162367602054</text:p>
          </table:table-cell>
          <table:table-cell office:value-type="float" office:value="0.0319179387460259" table:style-name="ce1">
            <text:p>0.0319179387460259</text:p>
          </table:table-cell>
          <table:table-cell office:value-type="float" office:value="0.0856399227591313" table:style-name="ce1">
            <text:p>0.0856399227591313</text:p>
          </table:table-cell>
          <table:table-cell office:value-type="float" office:value="0.0405873594465535" table:style-name="ce1">
            <text:p>0.0405873594465535</text:p>
          </table:table-cell>
          <table:table-cell office:value-type="float" office:value="0.0314192209531192" table:style-name="ce1">
            <text:p>0.0314192209531192</text:p>
          </table:table-cell>
          <table:table-cell office:value-type="float" office:value="0.0254010150480436" table:style-name="ce1">
            <text:p>0.0254010150480436</text:p>
          </table:table-cell>
          <table:table-cell office:value-type="float" office:value="0.0535462699720813" table:style-name="ce1">
            <text:p>0.0535462699720813</text:p>
          </table:table-cell>
          <table:table-cell office:value-type="float" office:value="0.0543938318170211" table:style-name="ce1">
            <text:p>0.0543938318170211</text:p>
          </table:table-cell>
          <table:table-cell office:value-type="float" office:value="0.081944759837595" table:style-name="ce1">
            <text:p>0.081944759837595</text:p>
          </table:table-cell>
          <table:table-cell office:value-type="float" office:value="0.0142250852329074" table:style-name="ce1">
            <text:p>0.0142250852329074</text:p>
          </table:table-cell>
          <table:table-cell office:value-type="float" office:value="0.096753835853906" table:style-name="ce1">
            <text:p>0.096753835853906</text:p>
          </table:table-cell>
          <table:table-cell office:value-type="float" office:value="0.0417139965331198" table:style-name="ce1">
            <text:p>0.0417139965331198</text:p>
          </table:table-cell>
          <table:table-cell office:value-type="float" office:value="0.054858957219732" table:style-name="ce1">
            <text:p>0.054858957219732</text:p>
          </table:table-cell>
          <table:table-cell office:value-type="float" office:value="0.0806398246799895" table:style-name="ce1">
            <text:p>0.0806398246799895</text:p>
          </table:table-cell>
          <table:table-cell office:value-type="float" office:value="0.12793532604564" table:style-name="ce1">
            <text:p>0.12793532604564</text:p>
          </table:table-cell>
          <table:table-cell office:value-type="float" office:value="0.0696706172660581" table:style-name="ce1">
            <text:p>0.0696706172660581</text:p>
          </table:table-cell>
          <table:table-cell office:value-type="float" office:value="0.0690582021524888" table:style-name="ce1">
            <text:p>0.0690582021524888</text:p>
          </table:table-cell>
          <table:table-cell office:value-type="float" office:value="0.0490914022261172" table:style-name="ce1">
            <text:p>0.0490914022261172</text:p>
          </table:table-cell>
          <table:table-cell office:value-type="float" office:value="0.0876683863209537" table:style-name="ce1">
            <text:p>0.0876683863209537</text:p>
          </table:table-cell>
          <table:table-cell office:value-type="float" office:value="0.0659108535941453" table:style-name="ce1">
            <text:p>0.0659108535941453</text:p>
          </table:table-cell>
          <table:table-cell office:value-type="float" office:value="0.0716189758974136" table:style-name="ce1">
            <text:p>0.0716189758974136</text:p>
          </table:table-cell>
          <table:table-cell office:value-type="float" office:value="0.0924126654286046" table:style-name="ce1">
            <text:p>0.0924126654286046</text:p>
          </table:table-cell>
          <table:table-cell office:value-type="float" office:value="0.144984756085008" table:style-name="ce1">
            <text:p>0.144984756085008</text:p>
          </table:table-cell>
          <table:table-cell office:value-type="float" office:value="0.0467347668523821" table:style-name="ce1">
            <text:p>0.0467347668523821</text:p>
          </table:table-cell>
          <table:table-cell office:value-type="float" office:value="0.0816734366860136" table:style-name="ce1">
            <text:p>0.0816734366860136</text:p>
          </table:table-cell>
          <table:table-cell office:value-type="float" office:value="0.0490862341660871" table:style-name="ce1">
            <text:p>0.0490862341660871</text:p>
          </table:table-cell>
          <table:table-cell office:value-type="float" office:value="0.0914953347732581" table:style-name="ce1">
            <text:p>0.0914953347732581</text:p>
          </table:table-cell>
          <table:table-cell office:value-type="float" office:value="0.0535824463922922" table:style-name="ce1">
            <text:p>0.0535824463922922</text:p>
          </table:table-cell>
          <table:table-cell office:value-type="float" office:value="0.0453523107943248" table:style-name="ce1">
            <text:p>0.0453523107943248</text:p>
          </table:table-cell>
          <table:table-cell office:value-type="float" office:value="0.0424323568773066" table:style-name="ce1">
            <text:p>0.0424323568773066</text:p>
          </table:table-cell>
          <table:table-cell office:value-type="float" office:value="0.0668152640994164" table:style-name="ce1">
            <text:p>0.0668152640994164</text:p>
          </table:table-cell>
          <table:table-cell office:value-type="float" office:value="0" table:style-name="ce1">
            <text:p>0</text:p>
          </table:table-cell>
          <table:table-cell office:value-type="float" office:value="0.0593344972058166" table:style-name="ce1">
            <text:p>0.0593344972058166</text:p>
          </table:table-cell>
          <table:table-cell office:value-type="float" office:value="0.0683140015081514" table:style-name="ce1">
            <text:p>0.0683140015081514</text:p>
          </table:table-cell>
          <table:table-cell office:value-type="float" office:value="0.0110260560742627" table:style-name="ce1">
            <text:p>0.0110260560742627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  <table:table-cell office:value-type="float" office:value="0.0685961342739293" table:style-name="ce1">
            <text:p>0.0685961342739293</text:p>
          </table:table-cell>
        </table:table-row>
        <table:table-row>
          <table:table-cell office:value-type="float" office:value="0.0866515705100274" table:style-name="ce1">
            <text:p>0.0866515705100274</text:p>
          </table:table-cell>
          <table:table-cell office:value-type="float" office:value="0.127795788424826" table:style-name="ce1">
            <text:p>0.127795788424826</text:p>
          </table:table-cell>
          <table:table-cell office:value-type="float" office:value="0.0894074385210893" table:style-name="ce1">
            <text:p>0.0894074385210893</text:p>
          </table:table-cell>
          <table:table-cell office:value-type="float" office:value="0.0612350512818935" table:style-name="ce1">
            <text:p>0.0612350512818935</text:p>
          </table:table-cell>
          <table:table-cell office:value-type="float" office:value="0.190890049302556" table:style-name="ce1">
            <text:p>0.190890049302556</text:p>
          </table:table-cell>
          <table:table-cell office:value-type="float" office:value="0.262757092081415" table:style-name="ce1">
            <text:p>0.262757092081415</text:p>
          </table:table-cell>
          <table:table-cell office:value-type="float" office:value="0.222335110555826" table:style-name="ce1">
            <text:p>0.222335110555826</text:p>
          </table:table-cell>
          <table:table-cell office:value-type="float" office:value="0.0963326389614512" table:style-name="ce1">
            <text:p>0.0963326389614512</text:p>
          </table:table-cell>
          <table:table-cell office:value-type="float" office:value="0.129705386605956" table:style-name="ce1">
            <text:p>0.129705386605956</text:p>
          </table:table-cell>
          <table:table-cell office:value-type="float" office:value="0.201598269684966" table:style-name="ce1">
            <text:p>0.201598269684966</text:p>
          </table:table-cell>
          <table:table-cell office:value-type="float" office:value="0.0364477433624267" table:style-name="ce1">
            <text:p>0.0364477433624267</text:p>
          </table:table-cell>
          <table:table-cell office:value-type="float" office:value="0.163408890092389" table:style-name="ce1">
            <text:p>0.163408890092389</text:p>
          </table:table-cell>
          <table:table-cell office:value-type="float" office:value="0.108441403612024" table:style-name="ce1">
            <text:p>0.108441403612024</text:p>
          </table:table-cell>
          <table:table-cell office:value-type="float" office:value="0.0462851456297616" table:style-name="ce1">
            <text:p>0.0462851456297616</text:p>
          </table:table-cell>
          <table:table-cell office:value-type="float" office:value="0.0633474958192054" table:style-name="ce1">
            <text:p>0.0633474958192054</text:p>
          </table:table-cell>
          <table:table-cell office:value-type="float" office:value="0.0628694502664192" table:style-name="ce1">
            <text:p>0.0628694502664192</text:p>
          </table:table-cell>
          <table:table-cell office:value-type="float" office:value="0.119875736428666" table:style-name="ce1">
            <text:p>0.119875736428666</text:p>
          </table:table-cell>
          <table:table-cell office:value-type="float" office:value="0.10934839814731" table:style-name="ce1">
            <text:p>0.10934839814731</text:p>
          </table:table-cell>
          <table:table-cell office:value-type="float" office:value="0.0845623822428511" table:style-name="ce1">
            <text:p>0.0845623822428511</text:p>
          </table:table-cell>
          <table:table-cell office:value-type="float" office:value="0.204805050933656" table:style-name="ce1">
            <text:p>0.204805050933656</text:p>
          </table:table-cell>
          <table:table-cell office:value-type="float" office:value="0.0866515705100274" table:style-name="ce1">
            <text:p>0.0866515705100274</text:p>
          </table:table-cell>
          <table:table-cell office:value-type="float" office:value="0.136307583294435" table:style-name="ce1">
            <text:p>0.136307583294435</text:p>
          </table:table-cell>
          <table:table-cell office:value-type="float" office:value="0.20454664793215" table:style-name="ce1">
            <text:p>0.20454664793215</text:p>
          </table:table-cell>
          <table:table-cell office:value-type="float" office:value="0.231958038331911" table:style-name="ce1">
            <text:p>0.231958038331911</text:p>
          </table:table-cell>
          <table:table-cell office:value-type="float" office:value="0.158483728883684" table:style-name="ce1">
            <text:p>0.158483728883684</text:p>
          </table:table-cell>
          <table:table-cell office:value-type="float" office:value="0.159654294480506" table:style-name="ce1">
            <text:p>0.159654294480506</text:p>
          </table:table-cell>
          <table:table-cell office:value-type="float" office:value="0.138519512987327" table:style-name="ce1">
            <text:p>0.138519512987327</text:p>
          </table:table-cell>
          <table:table-cell office:value-type="float" office:value="0.215629552666744" table:style-name="ce1">
            <text:p>0.215629552666744</text:p>
          </table:table-cell>
          <table:table-cell office:value-type="float" office:value="0.176455657638429" table:style-name="ce1">
            <text:p>0.176455657638429</text:p>
          </table:table-cell>
          <table:table-cell office:value-type="float" office:value="0.15278852673049" table:style-name="ce1">
            <text:p>0.15278852673049</text:p>
          </table:table-cell>
          <table:table-cell office:value-type="float" office:value="0.163403722032359" table:style-name="ce1">
            <text:p>0.163403722032359</text:p>
          </table:table-cell>
          <table:table-cell office:value-type="float" office:value="0.232841776597061" table:style-name="ce1">
            <text:p>0.232841776597061</text:p>
          </table:table-cell>
          <table:table-cell office:value-type="float" office:value="0.113312300190413" table:style-name="ce1">
            <text:p>0.113312300190413</text:p>
          </table:table-cell>
          <table:table-cell office:value-type="float" office:value="0.144527382772342" table:style-name="ce1">
            <text:p>0.144527382772342</text:p>
          </table:table-cell>
          <table:table-cell office:value-type="float" office:value="0.113340724520579" table:style-name="ce1">
            <text:p>0.113340724520579</text:p>
          </table:table-cell>
          <table:table-cell office:value-type="float" office:value="0.163124646790732" table:style-name="ce1">
            <text:p>0.163124646790732</text:p>
          </table:table-cell>
          <table:table-cell office:value-type="float" office:value="0.0975264608284091" table:style-name="ce1">
            <text:p>0.0975264608284091</text:p>
          </table:table-cell>
          <table:table-cell office:value-type="float" office:value="0.106309578849599" table:style-name="ce1">
            <text:p>0.106309578849599</text:p>
          </table:table-cell>
          <table:table-cell office:value-type="float" office:value="0.0929656478518275" table:style-name="ce1">
            <text:p>0.0929656478518275</text:p>
          </table:table-cell>
          <table:table-cell office:value-type="float" office:value="0.125472745441287" table:style-name="ce1">
            <text:p>0.125472745441287</text:p>
          </table:table-cell>
          <table:table-cell office:value-type="float" office:value="0" table:style-name="ce1">
            <text:p>0</text:p>
          </table:table-cell>
          <table:table-cell office:value-type="float" office:value="0.140271485337538" table:style-name="ce1">
            <text:p>0.140271485337538</text:p>
          </table:table-cell>
          <table:table-cell office:value-type="float" office:value="0.240397480361098" table:style-name="ce1">
            <text:p>0.240397480361098</text:p>
          </table:table-cell>
          <table:table-cell office:value-type="float" office:value="0.0394348820598365" table:style-name="ce1">
            <text:p>0.0394348820598365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  <table:table-cell office:value-type="float" office:value="0.134136909989852" table:style-name="ce1">
            <text:p>0.134136909989852</text:p>
          </table:table-cell>
        </table:table-row>
        <table:table-row>
          <table:table-cell office:value-type="float" office:value="0.0740208317964123" table:style-name="ce1">
            <text:p>0.0740208317964123</text:p>
          </table:table-cell>
          <table:table-cell office:value-type="float" office:value="0.136899326167884" table:style-name="ce1">
            <text:p>0.136899326167884</text:p>
          </table:table-cell>
          <table:table-cell office:value-type="float" office:value="0.0572362648335875" table:style-name="ce1">
            <text:p>0.0572362648335875</text:p>
          </table:table-cell>
          <table:table-cell office:value-type="float" office:value="0.0552199139124607" table:style-name="ce1">
            <text:p>0.0552199139124607</text:p>
          </table:table-cell>
          <table:table-cell office:value-type="float" office:value="0.181680566328881" table:style-name="ce1">
            <text:p>0.181680566328881</text:p>
          </table:table-cell>
          <table:table-cell office:value-type="float" office:value="0.335246886093904" table:style-name="ce1">
            <text:p>0.335246886093904</text:p>
          </table:table-cell>
          <table:table-cell office:value-type="float" office:value="0.152610228659451" table:style-name="ce1">
            <text:p>0.152610228659451</text:p>
          </table:table-cell>
          <table:table-cell office:value-type="float" office:value="0.0527142123072319" table:style-name="ce1">
            <text:p>0.0527142123072319</text:p>
          </table:table-cell>
          <table:table-cell office:value-type="float" office:value="0.0852213098966915" table:style-name="ce1">
            <text:p>0.0852213098966915</text:p>
          </table:table-cell>
          <table:table-cell office:value-type="float" office:value="0.13777531234299" table:style-name="ce1">
            <text:p>0.13777531234299</text:p>
          </table:table-cell>
          <table:table-cell office:value-type="float" office:value="0.0499906446713582" table:style-name="ce1">
            <text:p>0.0499906446713582</text:p>
          </table:table-cell>
          <table:table-cell office:value-type="float" office:value="0.088621893396511" table:style-name="ce1">
            <text:p>0.088621893396511</text:p>
          </table:table-cell>
          <table:table-cell office:value-type="float" office:value="0.115485469433079" table:style-name="ce1">
            <text:p>0.115485469433079</text:p>
          </table:table-cell>
          <table:table-cell office:value-type="float" office:value="0.0393186007091588" table:style-name="ce1">
            <text:p>0.0393186007091588</text:p>
          </table:table-cell>
          <table:table-cell office:value-type="float" office:value="0.0725854031230462" table:style-name="ce1">
            <text:p>0.0725854031230462</text:p>
          </table:table-cell>
          <table:table-cell office:value-type="float" office:value="0.0571639119931658" table:style-name="ce1">
            <text:p>0.0571639119931658</text:p>
          </table:table-cell>
          <table:table-cell office:value-type="float" office:value="0.108043462989705" table:style-name="ce1">
            <text:p>0.108043462989705</text:p>
          </table:table-cell>
          <table:table-cell office:value-type="float" office:value="0.0966995712235898" table:style-name="ce1">
            <text:p>0.0966995712235898</text:p>
          </table:table-cell>
          <table:table-cell office:value-type="float" office:value="0.113309716160398" table:style-name="ce1">
            <text:p>0.113309716160398</text:p>
          </table:table-cell>
          <table:table-cell office:value-type="float" office:value="0.153767874106198" table:style-name="ce1">
            <text:p>0.153767874106198</text:p>
          </table:table-cell>
          <table:table-cell office:value-type="float" office:value="0.0740208317964123" table:style-name="ce1">
            <text:p>0.0740208317964123</text:p>
          </table:table-cell>
          <table:table-cell office:value-type="float" office:value="0.0910870580308786" table:style-name="ce1">
            <text:p>0.0910870580308786</text:p>
          </table:table-cell>
          <table:table-cell office:value-type="float" office:value="0.216412513761307" table:style-name="ce1">
            <text:p>0.216412513761307</text:p>
          </table:table-cell>
          <table:table-cell office:value-type="float" office:value="0.189944294317044" table:style-name="ce1">
            <text:p>0.189944294317044</text:p>
          </table:table-cell>
          <table:table-cell office:value-type="float" office:value="0.152388002078156" table:style-name="ce1">
            <text:p>0.152388002078156</text:p>
          </table:table-cell>
          <table:table-cell office:value-type="float" office:value="0.110441442843681" table:style-name="ce1">
            <text:p>0.110441442843681</text:p>
          </table:table-cell>
          <table:table-cell office:value-type="float" office:value="0.150935777209692" table:style-name="ce1">
            <text:p>0.150935777209692</text:p>
          </table:table-cell>
          <table:table-cell office:value-type="float" office:value="0.155408733165762" table:style-name="ce1">
            <text:p>0.155408733165762</text:p>
          </table:table-cell>
          <table:table-cell office:value-type="float" office:value="0.186951987559604" table:style-name="ce1">
            <text:p>0.186951987559604</text:p>
          </table:table-cell>
          <table:table-cell office:value-type="float" office:value="0.10740262354597" table:style-name="ce1">
            <text:p>0.10740262354597</text:p>
          </table:table-cell>
          <table:table-cell office:value-type="float" office:value="0.172321209614332" table:style-name="ce1">
            <text:p>0.172321209614332</text:p>
          </table:table-cell>
          <table:table-cell office:value-type="float" office:value="0.20713067794721" table:style-name="ce1">
            <text:p>0.20713067794721</text:p>
          </table:table-cell>
          <table:table-cell office:value-type="float" office:value="0.136457457035309" table:style-name="ce1">
            <text:p>0.136457457035309</text:p>
          </table:table-cell>
          <table:table-cell office:value-type="float" office:value="0.129477991964631" table:style-name="ce1">
            <text:p>0.129477991964631</text:p>
          </table:table-cell>
          <table:table-cell office:value-type="float" office:value="0.0934281892245233" table:style-name="ce1">
            <text:p>0.0934281892245233</text:p>
          </table:table-cell>
          <table:table-cell office:value-type="float" office:value="0.123855142651859" table:style-name="ce1">
            <text:p>0.123855142651859</text:p>
          </table:table-cell>
          <table:table-cell office:value-type="float" office:value="0.0756190543607271" table:style-name="ce1">
            <text:p>0.0756190543607271</text:p>
          </table:table-cell>
          <table:table-cell office:value-type="float" office:value="0.0787638188890556" table:style-name="ce1">
            <text:p>0.0787638188890556</text:p>
          </table:table-cell>
          <table:table-cell office:value-type="float" office:value="0.0418664543040084" table:style-name="ce1">
            <text:p>0.0418664543040084</text:p>
          </table:table-cell>
          <table:table-cell office:value-type="float" office:value="0.0822186670191914" table:style-name="ce1">
            <text:p>0.0822186670191914</text:p>
          </table:table-cell>
          <table:table-cell office:value-type="float" office:value="0" table:style-name="ce1">
            <text:p>0</text:p>
          </table:table-cell>
          <table:table-cell office:value-type="float" office:value="0.0886606538467369" table:style-name="ce1">
            <text:p>0.0886606538467369</text:p>
          </table:table-cell>
          <table:table-cell office:value-type="float" office:value="0.155124489864105" table:style-name="ce1">
            <text:p>0.155124489864105</text:p>
          </table:table-cell>
          <table:table-cell office:value-type="float" office:value="0.0146979627256635" table:style-name="ce1">
            <text:p>0.014697962725663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  <table:table-cell office:value-type="float" office:value="0.113596055315945" table:style-name="ce1">
            <text:p>0.113596055315945</text:p>
          </table:table-cell>
        </table:table-row>
        <table:table-row>
          <table:table-cell office:value-type="float" office:value="0.0437256638998443" table:style-name="ce1">
            <text:p>0.0437256638998443</text:p>
          </table:table-cell>
          <table:table-cell office:value-type="float" office:value="0.112508666855729" table:style-name="ce1">
            <text:p>0.112508666855729</text:p>
          </table:table-cell>
          <table:table-cell office:value-type="float" office:value="0.0510345927974426" table:style-name="ce1">
            <text:p>0.0510345927974426</text:p>
          </table:table-cell>
          <table:table-cell office:value-type="float" office:value="0.0332685789345228" table:style-name="ce1">
            <text:p>0.0332685789345228</text:p>
          </table:table-cell>
          <table:table-cell office:value-type="float" office:value="0.183949344682104" table:style-name="ce1">
            <text:p>0.183949344682104</text:p>
          </table:table-cell>
          <table:table-cell office:value-type="float" office:value="0.212412435297994" table:style-name="ce1">
            <text:p>0.212412435297994</text:p>
          </table:table-cell>
          <table:table-cell office:value-type="float" office:value="0.114702508338515" table:style-name="ce1">
            <text:p>0.114702508338515</text:p>
          </table:table-cell>
          <table:table-cell office:value-type="float" office:value="0.0295096227719896" table:style-name="ce1">
            <text:p>0.0295096227719896</text:p>
          </table:table-cell>
          <table:table-cell office:value-type="float" office:value="0.070221015659266" table:style-name="ce1">
            <text:p>0.070221015659266</text:p>
          </table:table-cell>
          <table:table-cell office:value-type="float" office:value="0.111405286039298" table:style-name="ce1">
            <text:p>0.111405286039298</text:p>
          </table:table-cell>
          <table:table-cell office:value-type="float" office:value="0.0450732355526983" table:style-name="ce1">
            <text:p>0.0450732355526983</text:p>
          </table:table-cell>
          <table:table-cell office:value-type="float" office:value="0.0579158647275484" table:style-name="ce1">
            <text:p>0.0579158647275484</text:p>
          </table:table-cell>
          <table:table-cell office:value-type="float" office:value="0.0596988454379401" table:style-name="ce1">
            <text:p>0.0596988454379401</text:p>
          </table:table-cell>
          <table:table-cell office:value-type="float" office:value="0.0315716787240078" table:style-name="ce1">
            <text:p>0.0315716787240078</text:p>
          </table:table-cell>
          <table:table-cell office:value-type="float" office:value="0.0368482680147611" table:style-name="ce1">
            <text:p>0.0368482680147611</text:p>
          </table:table-cell>
          <table:table-cell office:value-type="float" office:value="0.0479647651395509" table:style-name="ce1">
            <text:p>0.0479647651395509</text:p>
          </table:table-cell>
          <table:table-cell office:value-type="float" office:value="0.064357851555094" table:style-name="ce1">
            <text:p>0.064357851555094</text:p>
          </table:table-cell>
          <table:table-cell office:value-type="float" office:value="0.0628384419062385" table:style-name="ce1">
            <text:p>0.0628384419062385</text:p>
          </table:table-cell>
          <table:table-cell office:value-type="float" office:value="0.024005638839911" table:style-name="ce1">
            <text:p>0.024005638839911</text:p>
          </table:table-cell>
          <table:table-cell office:value-type="float" office:value="0.0933635884741468" table:style-name="ce1">
            <text:p>0.0933635884741468</text:p>
          </table:table-cell>
          <table:table-cell office:value-type="float" office:value="0.0437256638998443" table:style-name="ce1">
            <text:p>0.0437256638998443</text:p>
          </table:table-cell>
          <table:table-cell office:value-type="float" office:value="0.0432437423020356" table:style-name="ce1">
            <text:p>0.0432437423020356</text:p>
          </table:table-cell>
          <table:table-cell office:value-type="float" office:value="0.0943248476397493" table:style-name="ce1">
            <text:p>0.0943248476397493</text:p>
          </table:table-cell>
          <table:table-cell office:value-type="float" office:value="0.133651200438953" table:style-name="ce1">
            <text:p>0.133651200438953</text:p>
          </table:table-cell>
          <table:table-cell office:value-type="float" office:value="0.0808982276814955" table:style-name="ce1">
            <text:p>0.0808982276814955</text:p>
          </table:table-cell>
          <table:table-cell office:value-type="float" office:value="0.0561380520771869" table:style-name="ce1">
            <text:p>0.0561380520771869</text:p>
          </table:table-cell>
          <table:table-cell office:value-type="float" office:value="0.0754330041996428" table:style-name="ce1">
            <text:p>0.0754330041996428</text:p>
          </table:table-cell>
          <table:table-cell office:value-type="float" office:value="0.0851024445159987" table:style-name="ce1">
            <text:p>0.0851024445159987</text:p>
          </table:table-cell>
          <table:table-cell office:value-type="float" office:value="0.0773736107409531" table:style-name="ce1">
            <text:p>0.0773736107409531</text:p>
          </table:table-cell>
          <table:table-cell office:value-type="float" office:value="0.064574910076359" table:style-name="ce1">
            <text:p>0.064574910076359</text:p>
          </table:table-cell>
          <table:table-cell office:value-type="float" office:value="0.0837303245780017" table:style-name="ce1">
            <text:p>0.0837303245780017</text:p>
          </table:table-cell>
          <table:table-cell office:value-type="float" office:value="0.0910948101209238" table:style-name="ce1">
            <text:p>0.0910948101209238</text:p>
          </table:table-cell>
          <table:table-cell office:value-type="float" office:value="0.0514661258099577" table:style-name="ce1">
            <text:p>0.0514661258099577</text:p>
          </table:table-cell>
          <table:table-cell office:value-type="float" office:value="0.0709135357033022" table:style-name="ce1">
            <text:p>0.0709135357033022</text:p>
          </table:table-cell>
          <table:table-cell office:value-type="float" office:value="0.0556419183142953" table:style-name="ce1">
            <text:p>0.0556419183142953</text:p>
          </table:table-cell>
          <table:table-cell office:value-type="float" office:value="0.0771384640095826" table:style-name="ce1">
            <text:p>0.0771384640095826</text:p>
          </table:table-cell>
          <table:table-cell office:value-type="float" office:value="0.0681434555271574" table:style-name="ce1">
            <text:p>0.0681434555271574</text:p>
          </table:table-cell>
          <table:table-cell office:value-type="float" office:value="0.0347862120627429" table:style-name="ce1">
            <text:p>0.0347862120627429</text:p>
          </table:table-cell>
          <table:table-cell office:value-type="float" office:value="0.0461662802490688" table:style-name="ce1">
            <text:p>0.0461662802490688</text:p>
          </table:table-cell>
          <table:table-cell office:value-type="float" office:value="0.0605799996730757" table:style-name="ce1">
            <text:p>0.0605799996730757</text:p>
          </table:table-cell>
          <table:table-cell office:value-type="float" office:value="0" table:style-name="ce1">
            <text:p>0</text:p>
          </table:table-cell>
          <table:table-cell office:value-type="float" office:value="0.0499157078009215" table:style-name="ce1">
            <text:p>0.0499157078009215</text:p>
          </table:table-cell>
          <table:table-cell office:value-type="float" office:value="0.116612106519645" table:style-name="ce1">
            <text:p>0.116612106519645</text:p>
          </table:table-cell>
          <table:table-cell office:value-type="float" office:value="0.017716109783254" table:style-name="ce1">
            <text:p>0.017716109783254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  <table:table-cell office:value-type="float" office:value="0.0696533328948352" table:style-name="ce1">
            <text:p>0.0696533328948352</text:p>
          </table:table-cell>
        </table:table-row>
        <table:table-row>
          <table:table-cell office:value-type="float" office:value="0.0685245999543788" table:style-name="ce1">
            <text:p>0.0685245999543788</text:p>
          </table:table-cell>
          <table:table-cell office:value-type="float" office:value="0.109482767708093" table:style-name="ce1">
            <text:p>0.109482767708093</text:p>
          </table:table-cell>
          <table:table-cell office:value-type="float" office:value="0.0521974063042198" table:style-name="ce1">
            <text:p>0.0521974063042198</text:p>
          </table:table-cell>
          <table:table-cell office:value-type="float" office:value="0.0540159174273185" table:style-name="ce1">
            <text:p>0.0540159174273185</text:p>
          </table:table-cell>
          <table:table-cell office:value-type="float" office:value="0.182615985194333" table:style-name="ce1">
            <text:p>0.182615985194333</text:p>
          </table:table-cell>
          <table:table-cell office:value-type="float" office:value="0.295579441332712" table:style-name="ce1">
            <text:p>0.295579441332712</text:p>
          </table:table-cell>
          <table:table-cell office:value-type="float" office:value="0.149749707432779" table:style-name="ce1">
            <text:p>0.149749707432779</text:p>
          </table:table-cell>
          <table:table-cell office:value-type="float" office:value="0.0451300842130296" table:style-name="ce1">
            <text:p>0.0451300842130296</text:p>
          </table:table-cell>
          <table:table-cell office:value-type="float" office:value="0.0914229819328364" table:style-name="ce1">
            <text:p>0.0914229819328364</text:p>
          </table:table-cell>
          <table:table-cell office:value-type="float" office:value="0.147889205821936" table:style-name="ce1">
            <text:p>0.147889205821936</text:p>
          </table:table-cell>
          <table:table-cell office:value-type="float" office:value="0.0755622057003958" table:style-name="ce1">
            <text:p>0.0755622057003958</text:p>
          </table:table-cell>
          <table:table-cell office:value-type="float" office:value="0.0831334136445227" table:style-name="ce1">
            <text:p>0.0831334136445227</text:p>
          </table:table-cell>
          <table:table-cell office:value-type="float" office:value="0.0876037855705772" table:style-name="ce1">
            <text:p>0.0876037855705772</text:p>
          </table:table-cell>
          <table:table-cell office:value-type="float" office:value="0.0319463630761915" table:style-name="ce1">
            <text:p>0.0319463630761915</text:p>
          </table:table-cell>
          <table:table-cell office:value-type="float" office:value="0.0714871903666456" table:style-name="ce1">
            <text:p>0.0714871903666456</text:p>
          </table:table-cell>
          <table:table-cell office:value-type="float" office:value="0.075487268829959" table:style-name="ce1">
            <text:p>0.075487268829959</text:p>
          </table:table-cell>
          <table:table-cell office:value-type="float" office:value="0.0857897965000048" table:style-name="ce1">
            <text:p>0.0857897965000048</text:p>
          </table:table-cell>
          <table:table-cell office:value-type="float" office:value="0.111335517228892" table:style-name="ce1">
            <text:p>0.111335517228892</text:p>
          </table:table-cell>
          <table:table-cell office:value-type="float" office:value="0.0474686313766593" table:style-name="ce1">
            <text:p>0.0474686313766593</text:p>
          </table:table-cell>
          <table:table-cell office:value-type="float" office:value="0.156907470574497" table:style-name="ce1">
            <text:p>0.156907470574497</text:p>
          </table:table-cell>
          <table:table-cell office:value-type="float" office:value="0.0685245999543788" table:style-name="ce1">
            <text:p>0.0685245999543788</text:p>
          </table:table-cell>
          <table:table-cell office:value-type="float" office:value="0.0826372798816311" table:style-name="ce1">
            <text:p>0.0826372798816311</text:p>
          </table:table-cell>
          <table:table-cell office:value-type="float" office:value="0.145152718035987" table:style-name="ce1">
            <text:p>0.145152718035987</text:p>
          </table:table-cell>
          <table:table-cell office:value-type="float" office:value="0.180083635779573" table:style-name="ce1">
            <text:p>0.180083635779573</text:p>
          </table:table-cell>
          <table:table-cell office:value-type="float" office:value="0.117929961827326" table:style-name="ce1">
            <text:p>0.117929961827326</text:p>
          </table:table-cell>
          <table:table-cell office:value-type="float" office:value="0.114873054319509" table:style-name="ce1">
            <text:p>0.114873054319509</text:p>
          </table:table-cell>
          <table:table-cell office:value-type="float" office:value="0.136077604623095" table:style-name="ce1">
            <text:p>0.136077604623095</text:p>
          </table:table-cell>
          <table:table-cell office:value-type="float" office:value="0.138573777617643" table:style-name="ce1">
            <text:p>0.138573777617643</text:p>
          </table:table-cell>
          <table:table-cell office:value-type="float" office:value="0.12429442775442" table:style-name="ce1">
            <text:p>0.12429442775442</text:p>
          </table:table-cell>
          <table:table-cell office:value-type="float" office:value="0.103330192242235" table:style-name="ce1">
            <text:p>0.103330192242235</text:p>
          </table:table-cell>
          <table:table-cell office:value-type="float" office:value="0.134387648993245" table:style-name="ce1">
            <text:p>0.134387648993245</text:p>
          </table:table-cell>
          <table:table-cell office:value-type="float" office:value="0.17458223587751" table:style-name="ce1">
            <text:p>0.17458223587751</text:p>
          </table:table-cell>
          <table:table-cell office:value-type="float" office:value="0.102991684310262" table:style-name="ce1">
            <text:p>0.102991684310262</text:p>
          </table:table-cell>
          <table:table-cell office:value-type="float" office:value="0.124811233757432" table:style-name="ce1">
            <text:p>0.124811233757432</text:p>
          </table:table-cell>
          <table:table-cell office:value-type="float" office:value="0.123583819500278" table:style-name="ce1">
            <text:p>0.123583819500278</text:p>
          </table:table-cell>
          <table:table-cell office:value-type="float" office:value="0.150873760489331" table:style-name="ce1">
            <text:p>0.150873760489331</text:p>
          </table:table-cell>
          <table:table-cell office:value-type="float" office:value="0.113004800618621" table:style-name="ce1">
            <text:p>0.113004800618621</text:p>
          </table:table-cell>
          <table:table-cell office:value-type="float" office:value="0.0777482950931369" table:style-name="ce1">
            <text:p>0.0777482950931369</text:p>
          </table:table-cell>
          <table:table-cell office:value-type="float" office:value="0.0932602272735444" table:style-name="ce1">
            <text:p>0.0932602272735444</text:p>
          </table:table-cell>
          <table:table-cell office:value-type="float" office:value="0.0765854815863597" table:style-name="ce1">
            <text:p>0.0765854815863597</text:p>
          </table:table-cell>
          <table:table-cell office:value-type="float" office:value="0" table:style-name="ce1">
            <text:p>0</text:p>
          </table:table-cell>
          <table:table-cell office:value-type="float" office:value="0.0915599355236346" table:style-name="ce1">
            <text:p>0.0915599355236346</text:p>
          </table:table-cell>
          <table:table-cell office:value-type="float" office:value="0.181553948858143" table:style-name="ce1">
            <text:p>0.181553948858143</text:p>
          </table:table-cell>
          <table:table-cell office:value-type="float" office:value="0.020625727580212" table:style-name="ce1">
            <text:p>0.02062572758021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  <table:table-cell office:value-type="float" office:value="0.106826722538352" table:style-name="ce1">
            <text:p>0.106826722538352</text:p>
          </table:table-cell>
        </table:table-row>
        <table:table-row>
          <table:table-cell office:value-type="float" office:value="0.0683333817332644" table:style-name="ce1">
            <text:p>0.0683333817332644</text:p>
          </table:table-cell>
          <table:table-cell office:value-type="float" office:value="0.0972706418569181" table:style-name="ce1">
            <text:p>0.0972706418569181</text:p>
          </table:table-cell>
          <table:table-cell office:value-type="float" office:value="0.0501301822921715" table:style-name="ce1">
            <text:p>0.0501301822921715</text:p>
          </table:table-cell>
          <table:table-cell office:value-type="float" office:value="0.0523540631238828" table:style-name="ce1">
            <text:p>0.0523540631238828</text:p>
          </table:table-cell>
          <table:table-cell office:value-type="float" office:value="0.184515247255402" table:style-name="ce1">
            <text:p>0.184515247255402</text:p>
          </table:table-cell>
          <table:table-cell office:value-type="float" office:value="0.316864096566765" table:style-name="ce1">
            <text:p>0.316864096566765</text:p>
          </table:table-cell>
          <table:table-cell office:value-type="float" office:value="0.142204339788803" table:style-name="ce1">
            <text:p>0.142204339788803</text:p>
          </table:table-cell>
          <table:table-cell office:value-type="float" office:value="0.0443548752085115" table:style-name="ce1">
            <text:p>0.0443548752085115</text:p>
          </table:table-cell>
          <table:table-cell office:value-type="float" office:value="0.0795235237134834" table:style-name="ce1">
            <text:p>0.0795235237134834</text:p>
          </table:table-cell>
          <table:table-cell office:value-type="float" office:value="0.125266023040082" table:style-name="ce1">
            <text:p>0.125266023040082</text:p>
          </table:table-cell>
          <table:table-cell office:value-type="float" office:value="0.0708773592830913" table:style-name="ce1">
            <text:p>0.0708773592830913</text:p>
          </table:table-cell>
          <table:table-cell office:value-type="float" office:value="0.0901361349853364" table:style-name="ce1">
            <text:p>0.0901361349853364</text:p>
          </table:table-cell>
          <table:table-cell office:value-type="float" office:value="0.0877200669212549" table:style-name="ce1">
            <text:p>0.0877200669212549</text:p>
          </table:table-cell>
          <table:table-cell office:value-type="float" office:value="0.0297990341336764" table:style-name="ce1">
            <text:p>0.0297990341336764</text:p>
          </table:table-cell>
          <table:table-cell office:value-type="float" office:value="0.06525967803035" table:style-name="ce1">
            <text:p>0.06525967803035</text:p>
          </table:table-cell>
          <table:table-cell office:value-type="float" office:value="0.072148702050501" table:style-name="ce1">
            <text:p>0.072148702050501</text:p>
          </table:table-cell>
          <table:table-cell office:value-type="float" office:value="0.0861050481618422" table:style-name="ce1">
            <text:p>0.0861050481618422</text:p>
          </table:table-cell>
          <table:table-cell office:value-type="float" office:value="0.102472294277235" table:style-name="ce1">
            <text:p>0.102472294277235</text:p>
          </table:table-cell>
          <table:table-cell office:value-type="float" office:value="0.049083650136072" table:style-name="ce1">
            <text:p>0.049083650136072</text:p>
          </table:table-cell>
          <table:table-cell office:value-type="float" office:value="0.141974361117463" table:style-name="ce1">
            <text:p>0.141974361117463</text:p>
          </table:table-cell>
          <table:table-cell office:value-type="float" office:value="0.0683333817332644" table:style-name="ce1">
            <text:p>0.0683333817332644</text:p>
          </table:table-cell>
          <table:table-cell office:value-type="float" office:value="0.079122999061149" table:style-name="ce1">
            <text:p>0.079122999061149</text:p>
          </table:table-cell>
          <table:table-cell office:value-type="float" office:value="0.137733967862749" table:style-name="ce1">
            <text:p>0.137733967862749</text:p>
          </table:table-cell>
          <table:table-cell office:value-type="float" office:value="0.173003393538308" table:style-name="ce1">
            <text:p>0.173003393538308</text:p>
          </table:table-cell>
          <table:table-cell office:value-type="float" office:value="0.112875599117868" table:style-name="ce1">
            <text:p>0.112875599117868</text:p>
          </table:table-cell>
          <table:table-cell office:value-type="float" office:value="0.0999761212826863" table:style-name="ce1">
            <text:p>0.0999761212826863</text:p>
          </table:table-cell>
          <table:table-cell office:value-type="float" office:value="0.127630410503863" table:style-name="ce1">
            <text:p>0.127630410503863</text:p>
          </table:table-cell>
          <table:table-cell office:value-type="float" office:value="0.134785589615565" table:style-name="ce1">
            <text:p>0.134785589615565</text:p>
          </table:table-cell>
          <table:table-cell office:value-type="float" office:value="0.119555316706799" table:style-name="ce1">
            <text:p>0.119555316706799</text:p>
          </table:table-cell>
          <table:table-cell office:value-type="float" office:value="0.10247487830725" table:style-name="ce1">
            <text:p>0.10247487830725</text:p>
          </table:table-cell>
          <table:table-cell office:value-type="float" office:value="0.133483238487974" table:style-name="ce1">
            <text:p>0.133483238487974</text:p>
          </table:table-cell>
          <table:table-cell office:value-type="float" office:value="0.177114585292269" table:style-name="ce1">
            <text:p>0.177114585292269</text:p>
          </table:table-cell>
          <table:table-cell office:value-type="float" office:value="0.101051077768951" table:style-name="ce1">
            <text:p>0.101051077768951</text:p>
          </table:table-cell>
          <table:table-cell office:value-type="float" office:value="0.131635657027206" table:style-name="ce1">
            <text:p>0.131635657027206</text:p>
          </table:table-cell>
          <table:table-cell office:value-type="float" office:value="0.123379681129088" table:style-name="ce1">
            <text:p>0.123379681129088</text:p>
          </table:table-cell>
          <table:table-cell office:value-type="float" office:value="0.130353978139736" table:style-name="ce1">
            <text:p>0.130353978139736</text:p>
          </table:table-cell>
          <table:table-cell office:value-type="float" office:value="0.117007463111949" table:style-name="ce1">
            <text:p>0.117007463111949</text:p>
          </table:table-cell>
          <table:table-cell office:value-type="float" office:value="0.0810765257525347" table:style-name="ce1">
            <text:p>0.0810765257525347</text:p>
          </table:table-cell>
          <table:table-cell office:value-type="float" office:value="0.0991001351075808" table:style-name="ce1">
            <text:p>0.0991001351075808</text:p>
          </table:table-cell>
          <table:table-cell office:value-type="float" office:value="0.0885857169763001" table:style-name="ce1">
            <text:p>0.0885857169763001</text:p>
          </table:table-cell>
          <table:table-cell office:value-type="float" office:value="0" table:style-name="ce1">
            <text:p>0</text:p>
          </table:table-cell>
          <table:table-cell office:value-type="float" office:value="0.0806269045299142" table:style-name="ce1">
            <text:p>0.0806269045299142</text:p>
          </table:table-cell>
          <table:table-cell office:value-type="float" office:value="0.171962029442239" table:style-name="ce1">
            <text:p>0.171962029442239</text:p>
          </table:table-cell>
          <table:table-cell office:value-type="float" office:value="0.0226025105417332" table:style-name="ce1">
            <text:p>0.0226025105417332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  <table:table-cell office:value-type="float" office:value="0.103860542379843" table:style-name="ce1">
            <text:p>0.103860542379843</text:p>
          </table:table-cell>
        </table:table-row>
        <table:table-row>
          <table:table-cell office:value-type="float" office:value="0.0304799260426448" table:style-name="ce1">
            <text:p>0.0304799260426448</text:p>
          </table:table-cell>
          <table:table-cell office:value-type="float" office:value="0.0932653953335745" table:style-name="ce1">
            <text:p>0.0932653953335745</text:p>
          </table:table-cell>
          <table:table-cell office:value-type="float" office:value="0.0439285102560266" table:style-name="ce1">
            <text:p>0.0439285102560266</text:p>
          </table:table-cell>
          <table:table-cell office:value-type="float" office:value="0.0241606806408146" table:style-name="ce1">
            <text:p>0.0241606806408146</text:p>
          </table:table-cell>
          <table:table-cell office:value-type="float" office:value="0.188238834507104" table:style-name="ce1">
            <text:p>0.188238834507104</text:p>
          </table:table-cell>
          <table:table-cell office:value-type="float" office:value="0.146067464661318" table:style-name="ce1">
            <text:p>0.146067464661318</text:p>
          </table:table-cell>
          <table:table-cell office:value-type="float" office:value="0.105474937154735" table:style-name="ce1">
            <text:p>0.105474937154735</text:p>
          </table:table-cell>
          <table:table-cell office:value-type="float" office:value="0.028114246563857" table:style-name="ce1">
            <text:p>0.028114246563857</text:p>
          </table:table-cell>
          <table:table-cell office:value-type="float" office:value="0.0663578907867507" table:style-name="ce1">
            <text:p>0.0663578907867507</text:p>
          </table:table-cell>
          <table:table-cell office:value-type="float" office:value="0.10398653586606" table:style-name="ce1">
            <text:p>0.10398653586606</text:p>
          </table:table-cell>
          <table:table-cell office:value-type="float" office:value="0.0150726470778472" table:style-name="ce1">
            <text:p>0.0150726470778472</text:p>
          </table:table-cell>
          <table:table-cell office:value-type="float" office:value="0.0587918509026539" table:style-name="ce1">
            <text:p>0.0587918509026539</text:p>
          </table:table-cell>
          <table:table-cell office:value-type="float" office:value="0.0352642576155291" table:style-name="ce1">
            <text:p>0.0352642576155291</text:p>
          </table:table-cell>
          <table:table-cell office:value-type="float" office:value="0.028842943028104" table:style-name="ce1">
            <text:p>0.028842943028104</text:p>
          </table:table-cell>
          <table:table-cell office:value-type="float" office:value="0.00501301822921715" table:style-name="ce1">
            <text:p>0.00501301822921715</text:p>
          </table:table-cell>
          <table:table-cell office:value-type="float" office:value="0.0302641595363872" table:style-name="ce1">
            <text:p>0.0302641595363872</text:p>
          </table:table-cell>
          <table:table-cell office:value-type="float" office:value="0.0301582143057698" table:style-name="ce1">
            <text:p>0.0301582143057698</text:p>
          </table:table-cell>
          <table:table-cell office:value-type="float" office:value="0.0565980094198676" table:style-name="ce1">
            <text:p>0.0565980094198676</text:p>
          </table:table-cell>
          <table:table-cell office:value-type="float" office:value="0.0113568119161904" table:style-name="ce1">
            <text:p>0.0113568119161904</text:p>
          </table:table-cell>
          <table:table-cell office:value-type="float" office:value="0.0842858910312397" table:style-name="ce1">
            <text:p>0.0842858910312397</text:p>
          </table:table-cell>
          <table:table-cell office:value-type="float" office:value="0.0304799260426448" table:style-name="ce1">
            <text:p>0.0304799260426448</text:p>
          </table:table-cell>
          <table:table-cell office:value-type="float" office:value="0.0411119175396107" table:style-name="ce1">
            <text:p>0.0411119175396107</text:p>
          </table:table-cell>
          <table:table-cell office:value-type="float" office:value="0.0639857512329253" table:style-name="ce1">
            <text:p>0.0639857512329253</text:p>
          </table:table-cell>
          <table:table-cell office:value-type="float" office:value="0.114565554747717" table:style-name="ce1">
            <text:p>0.114565554747717</text:p>
          </table:table-cell>
          <table:table-cell office:value-type="float" office:value="0.0588538676230153" table:style-name="ce1">
            <text:p>0.0588538676230153</text:p>
          </table:table-cell>
          <table:table-cell office:value-type="float" office:value="0.0507115890455601" table:style-name="ce1">
            <text:p>0.0507115890455601</text:p>
          </table:table-cell>
          <table:table-cell office:value-type="float" office:value="0.043561577993888" table:style-name="ce1">
            <text:p>0.043561577993888</text:p>
          </table:table-cell>
          <table:table-cell office:value-type="float" office:value="0.056957189591961" table:style-name="ce1">
            <text:p>0.056957189591961</text:p>
          </table:table-cell>
          <table:table-cell office:value-type="float" office:value="0.0549804066304398" table:style-name="ce1">
            <text:p>0.0549804066304398</text:p>
          </table:table-cell>
          <table:table-cell office:value-type="float" office:value="0.0594921230367353" table:style-name="ce1">
            <text:p>0.0594921230367353</text:p>
          </table:table-cell>
          <table:table-cell office:value-type="float" office:value="0.0570347104924128" table:style-name="ce1">
            <text:p>0.0570347104924128</text:p>
          </table:table-cell>
          <table:table-cell office:value-type="float" office:value="0.094658187511692" table:style-name="ce1">
            <text:p>0.094658187511692</text:p>
          </table:table-cell>
          <table:table-cell office:value-type="float" office:value="0.0326543873003181" table:style-name="ce1">
            <text:p>0.0326543873003181</text:p>
          </table:table-cell>
          <table:table-cell office:value-type="float" office:value="0.0698230750369467" table:style-name="ce1">
            <text:p>0.0698230750369467</text:p>
          </table:table-cell>
          <table:table-cell office:value-type="float" office:value="0.0313856285629234" table:style-name="ce1">
            <text:p>0.0313856285629234</text:p>
          </table:table-cell>
          <table:table-cell office:value-type="float" office:value="0.0633914243294614" table:style-name="ce1">
            <text:p>0.0633914243294614</text:p>
          </table:table-cell>
          <table:table-cell office:value-type="float" office:value="0.0379542328612069" table:style-name="ce1">
            <text:p>0.0379542328612069</text:p>
          </table:table-cell>
          <table:table-cell office:value-type="float" office:value="0.0259617495613117" table:style-name="ce1">
            <text:p>0.0259617495613117</text:p>
          </table:table-cell>
          <table:table-cell office:value-type="float" office:value="0.0275741842907094" table:style-name="ce1">
            <text:p>0.0275741842907094</text:p>
          </table:table-cell>
          <table:table-cell office:value-type="float" office:value="0.0350420310342339" table:style-name="ce1">
            <text:p>0.0350420310342339</text:p>
          </table:table-cell>
          <table:table-cell office:value-type="float" office:value="0" table:style-name="ce1">
            <text:p>0</text:p>
          </table:table-cell>
          <table:table-cell office:value-type="float" office:value="0.0285070191261462" table:style-name="ce1">
            <text:p>0.0285070191261462</text:p>
          </table:table-cell>
          <table:table-cell office:value-type="float" office:value="0.0598797275389943" table:style-name="ce1">
            <text:p>0.0598797275389943</text:p>
          </table:table-cell>
          <table:table-cell office:value-type="float" office:value="0.00681408714971424" table:style-name="ce1">
            <text:p>0.00681408714971424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  <table:table-cell office:value-type="float" office:value="0.0529796039353696" table:style-name="ce1">
            <text:p>0.0529796039353696</text:p>
          </table:table-cell>
        </table:table-row>
        <table:table-row>
          <table:table-cell office:value-type="float" office:value="0.0962305697758563" table:style-name="ce1">
            <text:p>0.0962305697758563</text:p>
          </table:table-cell>
          <table:table-cell office:value-type="float" office:value="0.13264342873308" table:style-name="ce1">
            <text:p>0.13264342873308</text:p>
          </table:table-cell>
          <table:table-cell office:value-type="float" office:value="0.080234131967625" table:style-name="ce1">
            <text:p>0.080234131967625</text:p>
          </table:table-cell>
          <table:table-cell office:value-type="float" office:value="0.0719426256568" table:style-name="ce1">
            <text:p>0.0719426256568</text:p>
          </table:table-cell>
          <table:table-cell office:value-type="float" office:value="0.214738062311548" table:style-name="ce1">
            <text:p>0.214738062311548</text:p>
          </table:table-cell>
          <table:table-cell office:value-type="float" office:value="0.297685425794987" table:style-name="ce1">
            <text:p>0.297685425794987</text:p>
          </table:table-cell>
          <table:table-cell office:value-type="float" office:value="0.221376435420238" table:style-name="ce1">
            <text:p>0.221376435420238</text:p>
          </table:table-cell>
          <table:table-cell office:value-type="float" office:value="0.0928183581409691" table:style-name="ce1">
            <text:p>0.0928183581409691</text:p>
          </table:table-cell>
          <table:table-cell office:value-type="float" office:value="0.127831964845037" table:style-name="ce1">
            <text:p>0.127831964845037</text:p>
          </table:table-cell>
          <table:table-cell office:value-type="float" office:value="0.221265322129591" table:style-name="ce1">
            <text:p>0.221265322129591</text:p>
          </table:table-cell>
          <table:table-cell office:value-type="float" office:value="0.0764226876954109" table:style-name="ce1">
            <text:p>0.0764226876954109</text:p>
          </table:table-cell>
          <table:table-cell office:value-type="float" office:value="0.151103739160671" table:style-name="ce1">
            <text:p>0.151103739160671</text:p>
          </table:table-cell>
          <table:table-cell office:value-type="float" office:value="0.118640570081467" table:style-name="ce1">
            <text:p>0.118640570081467</text:p>
          </table:table-cell>
          <table:table-cell office:value-type="float" office:value="0.0621924344024734" table:style-name="ce1">
            <text:p>0.0621924344024734</text:p>
          </table:table-cell>
          <table:table-cell office:value-type="float" office:value="0.0752211137384078" table:style-name="ce1">
            <text:p>0.0752211137384078</text:p>
          </table:table-cell>
          <table:table-cell office:value-type="float" office:value="0.0787276424688448" table:style-name="ce1">
            <text:p>0.0787276424688448</text:p>
          </table:table-cell>
          <table:table-cell office:value-type="float" office:value="0.121635460868922" table:style-name="ce1">
            <text:p>0.121635460868922</text:p>
          </table:table-cell>
          <table:table-cell office:value-type="float" office:value="0.117914457647236" table:style-name="ce1">
            <text:p>0.117914457647236</text:p>
          </table:table-cell>
          <table:table-cell office:value-type="float" office:value="0.0923273924381076" table:style-name="ce1">
            <text:p>0.0923273924381076</text:p>
          </table:table-cell>
          <table:table-cell office:value-type="float" office:value="0.201146064432331" table:style-name="ce1">
            <text:p>0.201146064432331</text:p>
          </table:table-cell>
          <table:table-cell office:value-type="float" office:value="0.0962305697758563" table:style-name="ce1">
            <text:p>0.0962305697758563</text:p>
          </table:table-cell>
          <table:table-cell office:value-type="float" office:value="0.13458920333442" table:style-name="ce1">
            <text:p>0.13458920333442</text:p>
          </table:table-cell>
          <table:table-cell office:value-type="float" office:value="0.227138822353823" table:style-name="ce1">
            <text:p>0.227138822353823</text:p>
          </table:table-cell>
          <table:table-cell office:value-type="float" office:value="0.224050906485826" table:style-name="ce1">
            <text:p>0.224050906485826</text:p>
          </table:table-cell>
          <table:table-cell office:value-type="float" office:value="0.162525151827238" table:style-name="ce1">
            <text:p>0.162525151827238</text:p>
          </table:table-cell>
          <table:table-cell office:value-type="float" office:value="0.130868200112733" table:style-name="ce1">
            <text:p>0.130868200112733</text:p>
          </table:table-cell>
          <table:table-cell office:value-type="float" office:value="0.168142833079979" table:style-name="ce1">
            <text:p>0.168142833079979</text:p>
          </table:table-cell>
          <table:table-cell office:value-type="float" office:value="0.200768796050132" table:style-name="ce1">
            <text:p>0.200768796050132</text:p>
          </table:table-cell>
          <table:table-cell office:value-type="float" office:value="0.201856672686472" table:style-name="ce1">
            <text:p>0.201856672686472</text:p>
          </table:table-cell>
          <table:table-cell office:value-type="float" office:value="0.159145240567539" table:style-name="ce1">
            <text:p>0.159145240567539</text:p>
          </table:table-cell>
          <table:table-cell office:value-type="float" office:value="0.17951514917626" table:style-name="ce1">
            <text:p>0.17951514917626</text:p>
          </table:table-cell>
          <table:table-cell office:value-type="float" office:value="0.232815936296911" table:style-name="ce1">
            <text:p>0.232815936296911</text:p>
          </table:table-cell>
          <table:table-cell office:value-type="float" office:value="0.141519571834812" table:style-name="ce1">
            <text:p>0.141519571834812</text:p>
          </table:table-cell>
          <table:table-cell office:value-type="float" office:value="0.175344524731953" table:style-name="ce1">
            <text:p>0.175344524731953</text:p>
          </table:table-cell>
          <table:table-cell office:value-type="float" office:value="0.153289828553412" table:style-name="ce1">
            <text:p>0.153289828553412</text:p>
          </table:table-cell>
          <table:table-cell office:value-type="float" office:value="0.180734811343369" table:style-name="ce1">
            <text:p>0.180734811343369</text:p>
          </table:table-cell>
          <table:table-cell office:value-type="float" office:value="0.131426350595986" table:style-name="ce1">
            <text:p>0.131426350595986</text:p>
          </table:table-cell>
          <table:table-cell office:value-type="float" office:value="0.0922679597477612" table:style-name="ce1">
            <text:p>0.0922679597477612</text:p>
          </table:table-cell>
          <table:table-cell office:value-type="float" office:value="0.122578631824419" table:style-name="ce1">
            <text:p>0.122578631824419</text:p>
          </table:table-cell>
          <table:table-cell office:value-type="float" office:value="0.130979313403381" table:style-name="ce1">
            <text:p>0.130979313403381</text:p>
          </table:table-cell>
          <table:table-cell office:value-type="float" office:value="0" table:style-name="ce1">
            <text:p>0</text:p>
          </table:table-cell>
          <table:table-cell office:value-type="float" office:value="0.1424782469704" table:style-name="ce1">
            <text:p>0.1424782469704</text:p>
          </table:table-cell>
          <table:table-cell office:value-type="float" office:value="0.325034799474386" table:style-name="ce1">
            <text:p>0.325034799474386</text:p>
          </table:table-cell>
          <table:table-cell office:value-type="float" office:value="0.0781927482557273" table:style-name="ce1">
            <text:p>0.0781927482557273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  <table:table-cell office:value-type="float" office:value="0.1464452762771" table:style-name="ce1">
            <text:p>0.1464452762771</text:p>
          </table:table-cell>
        </table:table-row>
        <table:table-row>
          <table:table-cell office:value-type="float" office:value="0.0851011525009912" table:style-name="ce1">
            <text:p>0.0851011525009912</text:p>
          </table:table-cell>
          <table:table-cell office:value-type="float" office:value="0.140175876226981" table:style-name="ce1">
            <text:p>0.140175876226981</text:p>
          </table:table-cell>
          <table:table-cell office:value-type="float" office:value="0.0854021919977457" table:style-name="ce1">
            <text:p>0.0854021919977457</text:p>
          </table:table-cell>
          <table:table-cell office:value-type="float" office:value="0.0584111909810603" table:style-name="ce1">
            <text:p>0.0584111909810603</text:p>
          </table:table-cell>
          <table:table-cell office:value-type="float" office:value="0.207363240648566" table:style-name="ce1">
            <text:p>0.207363240648566</text:p>
          </table:table-cell>
          <table:table-cell office:value-type="float" office:value="0.265927696909894" table:style-name="ce1">
            <text:p>0.265927696909894</text:p>
          </table:table-cell>
          <table:table-cell office:value-type="float" office:value="0.213226404752738" table:style-name="ce1">
            <text:p>0.213226404752738</text:p>
          </table:table-cell>
          <table:table-cell office:value-type="float" office:value="0.0902214079758334" table:style-name="ce1">
            <text:p>0.0902214079758334</text:p>
          </table:table-cell>
          <table:table-cell office:value-type="float" office:value="0.117702567186001" table:style-name="ce1">
            <text:p>0.117702567186001</text:p>
          </table:table-cell>
          <table:table-cell office:value-type="float" office:value="0.19555422347974" table:style-name="ce1">
            <text:p>0.19555422347974</text:p>
          </table:table-cell>
          <table:table-cell office:value-type="float" office:value="0.0363753905220051" table:style-name="ce1">
            <text:p>0.0363753905220051</text:p>
          </table:table-cell>
          <table:table-cell office:value-type="float" office:value="0.165075589452103" table:style-name="ce1">
            <text:p>0.165075589452103</text:p>
          </table:table-cell>
          <table:table-cell office:value-type="float" office:value="0.0988856606163308" table:style-name="ce1">
            <text:p>0.0988856606163308</text:p>
          </table:table-cell>
          <table:table-cell office:value-type="float" office:value="0.0452386134736622" table:style-name="ce1">
            <text:p>0.0452386134736622</text:p>
          </table:table-cell>
          <table:table-cell office:value-type="float" office:value="0.0424426929973668" table:style-name="ce1">
            <text:p>0.0424426929973668</text:p>
          </table:table-cell>
          <table:table-cell office:value-type="float" office:value="0.0590735101742955" table:style-name="ce1">
            <text:p>0.0590735101742955</text:p>
          </table:table-cell>
          <table:table-cell office:value-type="float" office:value="0.104880610251271" table:style-name="ce1">
            <text:p>0.104880610251271</text:p>
          </table:table-cell>
          <table:table-cell office:value-type="float" office:value="0.107666194607506" table:style-name="ce1">
            <text:p>0.107666194607506</text:p>
          </table:table-cell>
          <table:table-cell office:value-type="float" office:value="0.0755441174902904" table:style-name="ce1">
            <text:p>0.0755441174902904</text:p>
          </table:table-cell>
          <table:table-cell office:value-type="float" office:value="0.188595430649182" table:style-name="ce1">
            <text:p>0.188595430649182</text:p>
          </table:table-cell>
          <table:table-cell office:value-type="float" office:value="0.0851011525009912" table:style-name="ce1">
            <text:p>0.0851011525009912</text:p>
          </table:table-cell>
          <table:table-cell office:value-type="float" office:value="0.130235112759043" table:style-name="ce1">
            <text:p>0.130235112759043</text:p>
          </table:table-cell>
          <table:table-cell office:value-type="float" office:value="0.205296016636518" table:style-name="ce1">
            <text:p>0.205296016636518</text:p>
          </table:table-cell>
          <table:table-cell office:value-type="float" office:value="0.22315941613063" table:style-name="ce1">
            <text:p>0.22315941613063</text:p>
          </table:table-cell>
          <table:table-cell office:value-type="float" office:value="0.151163171851017" table:style-name="ce1">
            <text:p>0.151163171851017</text:p>
          </table:table-cell>
          <table:table-cell office:value-type="float" office:value="0.142044129927869" table:style-name="ce1">
            <text:p>0.142044129927869</text:p>
          </table:table-cell>
          <table:table-cell office:value-type="float" office:value="0.139646150073893" table:style-name="ce1">
            <text:p>0.139646150073893</text:p>
          </table:table-cell>
          <table:table-cell office:value-type="float" office:value="0.202595705270779" table:style-name="ce1">
            <text:p>0.202595705270779</text:p>
          </table:table-cell>
          <table:table-cell office:value-type="float" office:value="0.166277163409106" table:style-name="ce1">
            <text:p>0.166277163409106</text:p>
          </table:table-cell>
          <table:table-cell office:value-type="float" office:value="0.14144205093436" table:style-name="ce1">
            <text:p>0.14144205093436</text:p>
          </table:table-cell>
          <table:table-cell office:value-type="float" office:value="0.153261404223247" table:style-name="ce1">
            <text:p>0.153261404223247</text:p>
          </table:table-cell>
          <table:table-cell office:value-type="float" office:value="0.21396285330703" table:style-name="ce1">
            <text:p>0.21396285330703</text:p>
          </table:table-cell>
          <table:table-cell office:value-type="float" office:value="0.108069303289855" table:style-name="ce1">
            <text:p>0.108069303289855</text:p>
          </table:table-cell>
          <table:table-cell office:value-type="float" office:value="0.153703273355822" table:style-name="ce1">
            <text:p>0.153703273355822</text:p>
          </table:table-cell>
          <table:table-cell office:value-type="float" office:value="0.0969838145252464" table:style-name="ce1">
            <text:p>0.0969838145252464</text:p>
          </table:table-cell>
          <table:table-cell office:value-type="float" office:value="0.162088450754693" table:style-name="ce1">
            <text:p>0.162088450754693</text:p>
          </table:table-cell>
          <table:table-cell office:value-type="float" office:value="0.108136488070247" table:style-name="ce1">
            <text:p>0.108136488070247</text:p>
          </table:table-cell>
          <table:table-cell office:value-type="float" office:value="0.0747766605758174" table:style-name="ce1">
            <text:p>0.0747766605758174</text:p>
          </table:table-cell>
          <table:table-cell office:value-type="float" office:value="0.0882006965040562" table:style-name="ce1">
            <text:p>0.0882006965040562</text:p>
          </table:table-cell>
          <table:table-cell office:value-type="float" office:value="0.123855142651859" table:style-name="ce1">
            <text:p>0.123855142651859</text:p>
          </table:table-cell>
          <table:table-cell office:value-type="float" office:value="0" table:style-name="ce1">
            <text:p>0</text:p>
          </table:table-cell>
          <table:table-cell office:value-type="float" office:value="0.116929942211498" table:style-name="ce1">
            <text:p>0.116929942211498</text:p>
          </table:table-cell>
          <table:table-cell office:value-type="float" office:value="0.197678296152119" table:style-name="ce1">
            <text:p>0.197678296152119</text:p>
          </table:table-cell>
          <table:table-cell office:value-type="float" office:value="0.0449647062920658" table:style-name="ce1">
            <text:p>0.0449647062920658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  <table:table-cell office:value-type="float" office:value="0.12755533782503" table:style-name="ce1">
            <text:p>0.12755533782503</text:p>
          </table:table-cell>
        </table:table-row>
        <table:table-row>
          <table:table-cell office:value-type="float" office:value="0.106459386333293" table:style-name="ce1">
            <text:p>0.106459386333293</text:p>
          </table:table-cell>
          <table:table-cell office:value-type="float" office:value="0.139248209451574" table:style-name="ce1">
            <text:p>0.139248209451574</text:p>
          </table:table-cell>
          <table:table-cell office:value-type="float" office:value="0.0751952734382572" table:style-name="ce1">
            <text:p>0.0751952734382572</text:p>
          </table:table-cell>
          <table:table-cell office:value-type="float" office:value="0.0779811807982442" table:style-name="ce1">
            <text:p>0.0779811807982442</text:p>
          </table:table-cell>
          <table:table-cell office:value-type="float" office:value="0.197027120588324" table:style-name="ce1">
            <text:p>0.197027120588324</text:p>
          </table:table-cell>
          <table:table-cell office:value-type="float" office:value="0.34897583756392" table:style-name="ce1">
            <text:p>0.34897583756392</text:p>
          </table:table-cell>
          <table:table-cell office:value-type="float" office:value="0.190874545122466" table:style-name="ce1">
            <text:p>0.190874545122466</text:p>
          </table:table-cell>
          <table:table-cell office:value-type="float" office:value="0.0947305403521137" table:style-name="ce1">
            <text:p>0.0947305403521137</text:p>
          </table:table-cell>
          <table:table-cell office:value-type="float" office:value="0.111203731698124" table:style-name="ce1">
            <text:p>0.111203731698124</text:p>
          </table:table-cell>
          <table:table-cell office:value-type="float" office:value="0.183391194198851" table:style-name="ce1">
            <text:p>0.183391194198851</text:p>
          </table:table-cell>
          <table:table-cell office:value-type="float" office:value="0.0731228813661788" table:style-name="ce1">
            <text:p>0.0731228813661788</text:p>
          </table:table-cell>
          <table:table-cell office:value-type="float" office:value="0.151636049343774" table:style-name="ce1">
            <text:p>0.151636049343774</text:p>
          </table:table-cell>
          <table:table-cell office:value-type="float" office:value="0.125384888420775" table:style-name="ce1">
            <text:p>0.125384888420775</text:p>
          </table:table-cell>
          <table:table-cell office:value-type="float" office:value="0.0472696610654996" table:style-name="ce1">
            <text:p>0.0472696610654996</text:p>
          </table:table-cell>
          <table:table-cell office:value-type="float" office:value="0.0905185714275653" table:style-name="ce1">
            <text:p>0.0905185714275653</text:p>
          </table:table-cell>
          <table:table-cell office:value-type="float" office:value="0.0768645568279862" table:style-name="ce1">
            <text:p>0.0768645568279862</text:p>
          </table:table-cell>
          <table:table-cell office:value-type="float" office:value="0.120550168262597" table:style-name="ce1">
            <text:p>0.120550168262597</text:p>
          </table:table-cell>
          <table:table-cell office:value-type="float" office:value="0.123674260550805" table:style-name="ce1">
            <text:p>0.123674260550805</text:p>
          </table:table-cell>
          <table:table-cell office:value-type="float" office:value="0.120932604704826" table:style-name="ce1">
            <text:p>0.120932604704826</text:p>
          </table:table-cell>
          <table:table-cell office:value-type="float" office:value="0.190605806000899" table:style-name="ce1">
            <text:p>0.190605806000899</text:p>
          </table:table-cell>
          <table:table-cell office:value-type="float" office:value="0.106459386333293" table:style-name="ce1">
            <text:p>0.106459386333293</text:p>
          </table:table-cell>
          <table:table-cell office:value-type="float" office:value="0.145338768197071" table:style-name="ce1">
            <text:p>0.145338768197071</text:p>
          </table:table-cell>
          <table:table-cell office:value-type="float" office:value="0.242319998692303" table:style-name="ce1">
            <text:p>0.242319998692303</text:p>
          </table:table-cell>
          <table:table-cell office:value-type="float" office:value="0.247051357649878" table:style-name="ce1">
            <text:p>0.247051357649878</text:p>
          </table:table-cell>
          <table:table-cell office:value-type="float" office:value="0.198704156068098" table:style-name="ce1">
            <text:p>0.198704156068098</text:p>
          </table:table-cell>
          <table:table-cell office:value-type="float" office:value="0.161256393089843" table:style-name="ce1">
            <text:p>0.161256393089843</text:p>
          </table:table-cell>
          <table:table-cell office:value-type="float" office:value="0.195525799149574" table:style-name="ce1">
            <text:p>0.195525799149574</text:p>
          </table:table-cell>
          <table:table-cell office:value-type="float" office:value="0.235575680352995" table:style-name="ce1">
            <text:p>0.235575680352995</text:p>
          </table:table-cell>
          <table:table-cell office:value-type="float" office:value="0.251108284773523" table:style-name="ce1">
            <text:p>0.251108284773523</text:p>
          </table:table-cell>
          <table:table-cell office:value-type="float" office:value="0.141581588555174" table:style-name="ce1">
            <text:p>0.141581588555174</text:p>
          </table:table-cell>
          <table:table-cell office:value-type="float" office:value="0.183112118957224" table:style-name="ce1">
            <text:p>0.183112118957224</text:p>
          </table:table-cell>
          <table:table-cell office:value-type="float" office:value="0.237934899756745" table:style-name="ce1">
            <text:p>0.237934899756745</text:p>
          </table:table-cell>
          <table:table-cell office:value-type="float" office:value="0.147126916967493" table:style-name="ce1">
            <text:p>0.147126916967493</text:p>
          </table:table-cell>
          <table:table-cell office:value-type="float" office:value="0.172819927407239" table:style-name="ce1">
            <text:p>0.172819927407239</text:p>
          </table:table-cell>
          <table:table-cell office:value-type="float" office:value="0.168318547121003" table:style-name="ce1">
            <text:p>0.168318547121003</text:p>
          </table:table-cell>
          <table:table-cell office:value-type="float" office:value="0.165302984093428" table:style-name="ce1">
            <text:p>0.165302984093428</text:p>
          </table:table-cell>
          <table:table-cell office:value-type="float" office:value="0.15812454871159" table:style-name="ce1">
            <text:p>0.15812454871159</text:p>
          </table:table-cell>
          <table:table-cell office:value-type="float" office:value="0.13244962648195" table:style-name="ce1">
            <text:p>0.13244962648195</text:p>
          </table:table-cell>
          <table:table-cell office:value-type="float" office:value="0.162096202844738" table:style-name="ce1">
            <text:p>0.162096202844738</text:p>
          </table:table-cell>
          <table:table-cell office:value-type="float" office:value="0.153367349453864" table:style-name="ce1">
            <text:p>0.153367349453864</text:p>
          </table:table-cell>
          <table:table-cell office:value-type="float" office:value="0" table:style-name="ce1">
            <text:p>0</text:p>
          </table:table-cell>
          <table:table-cell office:value-type="float" office:value="0.167564010356606" table:style-name="ce1">
            <text:p>0.167564010356606</text:p>
          </table:table-cell>
          <table:table-cell office:value-type="float" office:value="0.349906088369342" table:style-name="ce1">
            <text:p>0.349906088369342</text:p>
          </table:table-cell>
          <table:table-cell office:value-type="float" office:value="0.0970458312456078" table:style-name="ce1">
            <text:p>0.0970458312456078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  <table:table-cell office:value-type="float" office:value="0.15603947573056" table:style-name="ce1">
            <text:p>0.15603947573056</text:p>
          </table:table-cell>
        </table:table-row>
      </table:table>
      <table:table table:name="min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0989504718420619" table:style-name="ce1">
            <text:p>0.00989504718420619</text:p>
          </table:table-cell>
          <table:table-cell office:value-type="float" office:value="0.0264648862226029" table:style-name="ce1">
            <text:p>0.0264648862226029</text:p>
          </table:table-cell>
          <table:table-cell office:value-type="float" office:value="0.0129203856399484" table:style-name="ce1">
            <text:p>0.0129203856399484</text:p>
          </table:table-cell>
          <table:table-cell office:value-type="float" office:value="0.00756275091274437" table:style-name="ce1">
            <text:p>0.00756275091274437</text:p>
          </table:table-cell>
          <table:table-cell office:value-type="float" office:value="0.0426607642220842" table:style-name="ce1">
            <text:p>0.0426607642220842</text:p>
          </table:table-cell>
          <table:table-cell office:value-type="float" office:value="0.0499628455609071" table:style-name="ce1">
            <text:p>0.0499628455609071</text:p>
          </table:table-cell>
          <table:table-cell office:value-type="float" office:value="0.0283492943100411" table:style-name="ce1">
            <text:p>0.0283492943100411</text:p>
          </table:table-cell>
          <table:table-cell office:value-type="float" office:value="0.008037940157334" table:style-name="ce1">
            <text:p>0.008037940157334</text:p>
          </table:table-cell>
          <table:table-cell office:value-type="float" office:value="0.0166695196548818" table:style-name="ce1">
            <text:p>0.0166695196548818</text:p>
          </table:table-cell>
          <table:table-cell office:value-type="float" office:value="0.0300102146458694" table:style-name="ce1">
            <text:p>0.0300102146458694</text:p>
          </table:table-cell>
          <table:table-cell office:value-type="float" office:value="0.00842586918072508" table:style-name="ce1">
            <text:p>0.00842586918072508</text:p>
          </table:table-cell>
          <table:table-cell office:value-type="float" office:value="0.0173463319935641" table:style-name="ce1">
            <text:p>0.0173463319935641</text:p>
          </table:table-cell>
          <table:table-cell office:value-type="float" office:value="0.0152676419402378" table:style-name="ce1">
            <text:p>0.0152676419402378</text:p>
          </table:table-cell>
          <table:table-cell office:value-type="float" office:value="0.00876935461714827" table:style-name="ce1">
            <text:p>0.00876935461714827</text:p>
          </table:table-cell>
          <table:table-cell office:value-type="float" office:value="0.00644114556841654" table:style-name="ce1">
            <text:p>0.00644114556841654</text:p>
          </table:table-cell>
          <table:table-cell office:value-type="float" office:value="0.0107597924049241" table:style-name="ce1">
            <text:p>0.0107597924049241</text:p>
          </table:table-cell>
          <table:table-cell office:value-type="float" office:value="0.0152708164821641" table:style-name="ce1">
            <text:p>0.0152708164821641</text:p>
          </table:table-cell>
          <table:table-cell office:value-type="float" office:value="0.0165088878334122" table:style-name="ce1">
            <text:p>0.0165088878334122</text:p>
          </table:table-cell>
          <table:table-cell office:value-type="float" office:value="0.00913315712189965" table:style-name="ce1">
            <text:p>0.00913315712189965</text:p>
          </table:table-cell>
          <table:table-cell office:value-type="float" office:value="0.0247906328106843" table:style-name="ce1">
            <text:p>0.0247906328106843</text:p>
          </table:table-cell>
          <table:table-cell office:value-type="float" office:value="0.00989504718420619" table:style-name="ce1">
            <text:p>0.00989504718420619</text:p>
          </table:table-cell>
          <table:table-cell office:value-type="float" office:value="0.0113680346379988" table:style-name="ce1">
            <text:p>0.0113680346379988</text:p>
          </table:table-cell>
          <table:table-cell office:value-type="float" office:value="0.0216173607011776" table:style-name="ce1">
            <text:p>0.0216173607011776</text:p>
          </table:table-cell>
          <table:table-cell office:value-type="float" office:value="0.029877518793351" table:style-name="ce1">
            <text:p>0.029877518793351</text:p>
          </table:table-cell>
          <table:table-cell office:value-type="float" office:value="0.0193113734459298" table:style-name="ce1">
            <text:p>0.0193113734459298</text:p>
          </table:table-cell>
          <table:table-cell office:value-type="float" office:value="0.0146092419447279" table:style-name="ce1">
            <text:p>0.0146092419447279</text:p>
          </table:table-cell>
          <table:table-cell office:value-type="float" office:value="0.0176777541706675" table:style-name="ce1">
            <text:p>0.0176777541706675</text:p>
          </table:table-cell>
          <table:table-cell office:value-type="float" office:value="0.0186859886864531" table:style-name="ce1">
            <text:p>0.0186859886864531</text:p>
          </table:table-cell>
          <table:table-cell office:value-type="float" office:value="0.0182231404736019" table:style-name="ce1">
            <text:p>0.0182231404736019</text:p>
          </table:table-cell>
          <table:table-cell office:value-type="float" office:value="0.0161723863892268" table:style-name="ce1">
            <text:p>0.0161723863892268</text:p>
          </table:table-cell>
          <table:table-cell office:value-type="float" office:value="0.0224382972433129" table:style-name="ce1">
            <text:p>0.0224382972433129</text:p>
          </table:table-cell>
          <table:table-cell office:value-type="float" office:value="0.0284324673085096" table:style-name="ce1">
            <text:p>0.0284324673085096</text:p>
          </table:table-cell>
          <table:table-cell office:value-type="float" office:value="0.0117019964486432" table:style-name="ce1">
            <text:p>0.0117019964486432</text:p>
          </table:table-cell>
          <table:table-cell office:value-type="float" office:value="0.0189431265824816" table:style-name="ce1">
            <text:p>0.0189431265824816</text:p>
          </table:table-cell>
          <table:table-cell office:value-type="float" office:value="0.0105350348365437" table:style-name="ce1">
            <text:p>0.0105350348365437</text:p>
          </table:table-cell>
          <table:table-cell office:value-type="float" office:value="0.0182231404736019" table:style-name="ce1">
            <text:p>0.0182231404736019</text:p>
          </table:table-cell>
          <table:table-cell office:value-type="float" office:value="0.00986520649009918" table:style-name="ce1">
            <text:p>0.00986520649009918</text:p>
          </table:table-cell>
          <table:table-cell office:value-type="float" office:value="0.011122325092905" table:style-name="ce1">
            <text:p>0.011122325092905</text:p>
          </table:table-cell>
          <table:table-cell office:value-type="float" office:value="0.00350278956145432" table:style-name="ce1">
            <text:p>0.00350278956145432</text:p>
          </table:table-cell>
          <table:table-cell office:value-type="float" office:value="0.0106321758194878" table:style-name="ce1">
            <text:p>0.0106321758194878</text:p>
          </table:table-cell>
          <table:table-cell office:value-type="float" office:value="0" table:style-name="ce1">
            <text:p>0</text:p>
          </table:table-cell>
          <table:table-cell office:value-type="float" office:value="0.0106645561471358" table:style-name="ce1">
            <text:p>0.0106645561471358</text:p>
          </table:table-cell>
          <table:table-cell office:value-type="float" office:value="0.0227532118023996" table:style-name="ce1">
            <text:p>0.0227532118023996</text:p>
          </table:table-cell>
          <table:table-cell office:value-type="float" office:value="0.00157012843673673" table:style-name="ce1">
            <text:p>0.00157012843673673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  <table:table-cell office:value-type="float" office:value="0.0164333995712374" table:style-name="ce1">
            <text:p>0.0164333995712374</text:p>
          </table:table-cell>
        </table:table-row>
        <table:table-row>
          <table:table-cell office:value-type="float" office:value="0.0199761225252922" table:style-name="ce1">
            <text:p>0.0199761225252922</text:p>
          </table:table-cell>
          <table:table-cell office:value-type="float" office:value="0.032241282711657" table:style-name="ce1">
            <text:p>0.032241282711657</text:p>
          </table:table-cell>
          <table:table-cell office:value-type="float" office:value="0.0206694424819912" table:style-name="ce1">
            <text:p>0.0206694424819912</text:p>
          </table:table-cell>
          <table:table-cell office:value-type="float" office:value="0.0143030970577125" table:style-name="ce1">
            <text:p>0.0143030970577125</text:p>
          </table:table-cell>
          <table:table-cell office:value-type="float" office:value="0.0473235314034002" table:style-name="ce1">
            <text:p>0.0473235314034002</text:p>
          </table:table-cell>
          <table:table-cell office:value-type="float" office:value="0.0707326035677687" table:style-name="ce1">
            <text:p>0.0707326035677687</text:p>
          </table:table-cell>
          <table:table-cell office:value-type="float" office:value="0.0482765288896687" table:style-name="ce1">
            <text:p>0.0482765288896687</text:p>
          </table:table-cell>
          <table:table-cell office:value-type="float" office:value="0.0211773691901955" table:style-name="ce1">
            <text:p>0.0211773691901955</text:p>
          </table:table-cell>
          <table:table-cell office:value-type="float" office:value="0.031808910101298" table:style-name="ce1">
            <text:p>0.031808910101298</text:p>
          </table:table-cell>
          <table:table-cell office:value-type="float" office:value="0.049806023189749" table:style-name="ce1">
            <text:p>0.049806023189749</text:p>
          </table:table-cell>
          <table:table-cell office:value-type="float" office:value="0.0105128130430597" table:style-name="ce1">
            <text:p>0.0105128130430597</text:p>
          </table:table-cell>
          <table:table-cell office:value-type="float" office:value="0.0419998245930333" table:style-name="ce1">
            <text:p>0.0419998245930333</text:p>
          </table:table-cell>
          <table:table-cell office:value-type="float" office:value="0.0280813629714633" table:style-name="ce1">
            <text:p>0.0280813629714633</text:p>
          </table:table-cell>
          <table:table-cell office:value-type="float" office:value="0.0139222710718815" table:style-name="ce1">
            <text:p>0.0139222710718815</text:p>
          </table:table-cell>
          <table:table-cell office:value-type="float" office:value="0.0117585032949309" table:style-name="ce1">
            <text:p>0.0117585032949309</text:p>
          </table:table-cell>
          <table:table-cell office:value-type="float" office:value="0.0133292666400529" table:style-name="ce1">
            <text:p>0.0133292666400529</text:p>
          </table:table-cell>
          <table:table-cell office:value-type="float" office:value="0.0270680491885956" table:style-name="ce1">
            <text:p>0.0270680491885956</text:p>
          </table:table-cell>
          <table:table-cell office:value-type="float" office:value="0.0247169834379947" table:style-name="ce1">
            <text:p>0.0247169834379947</text:p>
          </table:table-cell>
          <table:table-cell office:value-type="float" office:value="0.0225392476765685" table:style-name="ce1">
            <text:p>0.0225392476765685</text:p>
          </table:table-cell>
          <table:table-cell office:value-type="float" office:value="0.0470295688210269" table:style-name="ce1">
            <text:p>0.0470295688210269</text:p>
          </table:table-cell>
          <table:table-cell office:value-type="float" office:value="0.0199761225252922" table:style-name="ce1">
            <text:p>0.0199761225252922</text:p>
          </table:table-cell>
          <table:table-cell office:value-type="float" office:value="0.0310216237035813" table:style-name="ce1">
            <text:p>0.0310216237035813</text:p>
          </table:table-cell>
          <table:table-cell office:value-type="float" office:value="0.0477495549299066" table:style-name="ce1">
            <text:p>0.0477495549299066</text:p>
          </table:table-cell>
          <table:table-cell office:value-type="float" office:value="0.051409166862519" table:style-name="ce1">
            <text:p>0.051409166862519</text:p>
          </table:table-cell>
          <table:table-cell office:value-type="float" office:value="0.0400163707974952" table:style-name="ce1">
            <text:p>0.0400163707974952</text:p>
          </table:table-cell>
          <table:table-cell office:value-type="float" office:value="0.0331930103811549" table:style-name="ce1">
            <text:p>0.0331930103811549</text:p>
          </table:table-cell>
          <table:table-cell office:value-type="float" office:value="0.0367205613696342" table:style-name="ce1">
            <text:p>0.0367205613696342</text:p>
          </table:table-cell>
          <table:table-cell office:value-type="float" office:value="0.0488733427718088" table:style-name="ce1">
            <text:p>0.0488733427718088</text:p>
          </table:table-cell>
          <table:table-cell office:value-type="float" office:value="0.0423775950822603" table:style-name="ce1">
            <text:p>0.0423775950822603</text:p>
          </table:table-cell>
          <table:table-cell office:value-type="float" office:value="0.0336564935023914" table:style-name="ce1">
            <text:p>0.0336564935023914</text:p>
          </table:table-cell>
          <table:table-cell office:value-type="float" office:value="0.0395274913408485" table:style-name="ce1">
            <text:p>0.0395274913408485</text:p>
          </table:table-cell>
          <table:table-cell office:value-type="float" office:value="0.0557500354925105" table:style-name="ce1">
            <text:p>0.0557500354925105</text:p>
          </table:table-cell>
          <table:table-cell office:value-type="float" office:value="0.0261880661666315" table:style-name="ce1">
            <text:p>0.0261880661666315</text:p>
          </table:table-cell>
          <table:table-cell office:value-type="float" office:value="0.0303454462732842" table:style-name="ce1">
            <text:p>0.0303454462732842</text:p>
          </table:table-cell>
          <table:table-cell office:value-type="float" office:value="0.0233252642575147" table:style-name="ce1">
            <text:p>0.0233252642575147</text:p>
          </table:table-cell>
          <table:table-cell office:value-type="float" office:value="0.0412855526596209" table:style-name="ce1">
            <text:p>0.0412855526596209</text:p>
          </table:table-cell>
          <table:table-cell office:value-type="float" office:value="0.0209145171186998" table:style-name="ce1">
            <text:p>0.0209145171186998</text:p>
          </table:table-cell>
          <table:table-cell office:value-type="float" office:value="0.0246230169969769" table:style-name="ce1">
            <text:p>0.0246230169969769</text:p>
          </table:table-cell>
          <table:table-cell office:value-type="float" office:value="0.0154676380815933" table:style-name="ce1">
            <text:p>0.0154676380815933</text:p>
          </table:table-cell>
          <table:table-cell office:value-type="float" office:value="0.0300483091489847" table:style-name="ce1">
            <text:p>0.0300483091489847</text:p>
          </table:table-cell>
          <table:table-cell office:value-type="float" office:value="0" table:style-name="ce1">
            <text:p>0</text:p>
          </table:table-cell>
          <table:table-cell office:value-type="float" office:value="0.0320711272644085" table:style-name="ce1">
            <text:p>0.0320711272644085</text:p>
          </table:table-cell>
          <table:table-cell office:value-type="float" office:value="0.0556636879521158" table:style-name="ce1">
            <text:p>0.0556636879521158</text:p>
          </table:table-cell>
          <table:table-cell office:value-type="float" office:value="0.00551290950917307" table:style-name="ce1">
            <text:p>0.00551290950917307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  <table:table-cell office:value-type="float" office:value="0.0314315842283124" table:style-name="ce1">
            <text:p>0.0314315842283124</text:p>
          </table:table-cell>
        </table:table-row>
        <table:table-row>
          <table:table-cell office:value-type="float" office:value="0.0194408947565219" table:style-name="ce1">
            <text:p>0.0194408947565219</text:p>
          </table:table-cell>
          <table:table-cell office:value-type="float" office:value="0.0319720815563087" table:style-name="ce1">
            <text:p>0.0319720815563087</text:p>
          </table:table-cell>
          <table:table-cell office:value-type="float" office:value="0.0202218320703861" table:style-name="ce1">
            <text:p>0.0202218320703861</text:p>
          </table:table-cell>
          <table:table-cell office:value-type="float" office:value="0.010107344675526" table:style-name="ce1">
            <text:p>0.010107344675526</text:p>
          </table:table-cell>
          <table:table-cell office:value-type="float" office:value="0.0477851097994809" table:style-name="ce1">
            <text:p>0.0477851097994809</text:p>
          </table:table-cell>
          <table:table-cell office:value-type="float" office:value="0.0654412770850497" table:style-name="ce1">
            <text:p>0.0654412770850497</text:p>
          </table:table-cell>
          <table:table-cell office:value-type="float" office:value="0.0501590322519511" table:style-name="ce1">
            <text:p>0.0501590322519511</text:p>
          </table:table-cell>
          <table:table-cell office:value-type="float" office:value="0.0186663065265102" table:style-name="ce1">
            <text:p>0.0186663065265102</text:p>
          </table:table-cell>
          <table:table-cell office:value-type="float" office:value="0.0303041772282426" table:style-name="ce1">
            <text:p>0.0303041772282426</text:p>
          </table:table-cell>
          <table:table-cell office:value-type="float" office:value="0.0492612717951998" table:style-name="ce1">
            <text:p>0.0492612717951998</text:p>
          </table:table-cell>
          <table:table-cell office:value-type="float" office:value="0.0113343844935803" table:style-name="ce1">
            <text:p>0.0113343844935803</text:p>
          </table:table-cell>
          <table:table-cell office:value-type="float" office:value="0.0396233625070221" table:style-name="ce1">
            <text:p>0.0396233625070221</text:p>
          </table:table-cell>
          <table:table-cell office:value-type="float" office:value="0.025458556431973" table:style-name="ce1">
            <text:p>0.025458556431973</text:p>
          </table:table-cell>
          <table:table-cell office:value-type="float" office:value="0.0118105657825219" table:style-name="ce1">
            <text:p>0.0118105657825219</text:p>
          </table:table-cell>
          <table:table-cell office:value-type="float" office:value="0.0128791165949068" table:style-name="ce1">
            <text:p>0.0128791165949068</text:p>
          </table:table-cell>
          <table:table-cell office:value-type="float" office:value="0.00940235827724796" table:style-name="ce1">
            <text:p>0.00940235827724796</text:p>
          </table:table-cell>
          <table:table-cell office:value-type="float" office:value="0.0265810744571047" table:style-name="ce1">
            <text:p>0.0265810744571047</text:p>
          </table:table-cell>
          <table:table-cell office:value-type="float" office:value="0.0201723092163362" table:style-name="ce1">
            <text:p>0.0201723092163362</text:p>
          </table:table-cell>
          <table:table-cell office:value-type="float" office:value="0.0216249796018006" table:style-name="ce1">
            <text:p>0.0216249796018006</text:p>
          </table:table-cell>
          <table:table-cell office:value-type="float" office:value="0.0381402165190654" table:style-name="ce1">
            <text:p>0.0381402165190654</text:p>
          </table:table-cell>
          <table:table-cell office:value-type="float" office:value="0.0194408947565219" table:style-name="ce1">
            <text:p>0.0194408947565219</text:p>
          </table:table-cell>
          <table:table-cell office:value-type="float" office:value="0.0312152707610842" table:style-name="ce1">
            <text:p>0.0312152707610842</text:p>
          </table:table-cell>
          <table:table-cell office:value-type="float" office:value="0.041121746296225" table:style-name="ce1">
            <text:p>0.041121746296225</text:p>
          </table:table-cell>
          <table:table-cell office:value-type="float" office:value="0.0511913932863764" table:style-name="ce1">
            <text:p>0.0511913932863764</text:p>
          </table:table-cell>
          <table:table-cell office:value-type="float" office:value="0.029537207898854" table:style-name="ce1">
            <text:p>0.029537207898854</text:p>
          </table:table-cell>
          <table:table-cell office:value-type="float" office:value="0.0258788657830121" table:style-name="ce1">
            <text:p>0.0258788657830121</text:p>
          </table:table-cell>
          <table:table-cell office:value-type="float" office:value="0.0227919412139001" table:style-name="ce1">
            <text:p>0.0227919412139001</text:p>
          </table:table-cell>
          <table:table-cell office:value-type="float" office:value="0.0488212802842178" table:style-name="ce1">
            <text:p>0.0488212802842178</text:p>
          </table:table-cell>
          <table:table-cell office:value-type="float" office:value="0.0365154859611967" table:style-name="ce1">
            <text:p>0.0365154859611967</text:p>
          </table:table-cell>
          <table:table-cell office:value-type="float" office:value="0.0239316017654337" table:style-name="ce1">
            <text:p>0.0239316017654337</text:p>
          </table:table-cell>
          <table:table-cell office:value-type="float" office:value="0.0374761023480882" table:style-name="ce1">
            <text:p>0.0374761023480882</text:p>
          </table:table-cell>
          <table:table-cell office:value-type="float" office:value="0.0486638230046745" table:style-name="ce1">
            <text:p>0.0486638230046745</text:p>
          </table:table-cell>
          <table:table-cell office:value-type="float" office:value="0.01604349998702" table:style-name="ce1">
            <text:p>0.01604349998702</text:p>
          </table:table-cell>
          <table:table-cell office:value-type="float" office:value="0.0267842451403864" table:style-name="ce1">
            <text:p>0.0267842451403864</text:p>
          </table:table-cell>
          <table:table-cell office:value-type="float" office:value="0.00332120576327126" table:style-name="ce1">
            <text:p>0.00332120576327126</text:p>
          </table:table-cell>
          <table:table-cell office:value-type="float" office:value="0.0285372271920767" table:style-name="ce1">
            <text:p>0.0285372271920767</text:p>
          </table:table-cell>
          <table:table-cell office:value-type="float" office:value="0.0131153025142218" table:style-name="ce1">
            <text:p>0.0131153025142218</text:p>
          </table:table-cell>
          <table:table-cell office:value-type="float" office:value="0.0237277961737667" table:style-name="ce1">
            <text:p>0.0237277961737667</text:p>
          </table:table-cell>
          <table:table-cell office:value-type="float" office:value="0.00666844277033799" table:style-name="ce1">
            <text:p>0.00666844277033799</text:p>
          </table:table-cell>
          <table:table-cell office:value-type="float" office:value="0.0213494293625998" table:style-name="ce1">
            <text:p>0.0213494293625998</text:p>
          </table:table-cell>
          <table:table-cell office:value-type="float" office:value="0" table:style-name="ce1">
            <text:p>0</text:p>
          </table:table-cell>
          <table:table-cell office:value-type="float" office:value="0.0157952508083851" table:style-name="ce1">
            <text:p>0.0157952508083851</text:p>
          </table:table-cell>
          <table:table-cell office:value-type="float" office:value="0.0643016165335162" table:style-name="ce1">
            <text:p>0.0643016165335162</text:p>
          </table:table-cell>
          <table:table-cell office:value-type="float" office:value="0.00155044627679381" table:style-name="ce1">
            <text:p>0.00155044627679381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  <table:table-cell office:value-type="float" office:value="0.0272310528979249" table:style-name="ce1">
            <text:p>0.0272310528979249</text:p>
          </table:table-cell>
        </table:table-row>
        <table:table-row>
          <table:table-cell office:value-type="float" office:value="0.0197459682356371" table:style-name="ce1">
            <text:p>0.0197459682356371</text:p>
          </table:table-cell>
          <table:table-cell office:value-type="float" office:value="0.0324165174259875" table:style-name="ce1">
            <text:p>0.0324165174259875</text:p>
          </table:table-cell>
          <table:table-cell office:value-type="float" office:value="0.0205710316822766" table:style-name="ce1">
            <text:p>0.0205710316822766</text:p>
          </table:table-cell>
          <table:table-cell office:value-type="float" office:value="0.0144015078574271" table:style-name="ce1">
            <text:p>0.0144015078574271</text:p>
          </table:table-cell>
          <table:table-cell office:value-type="float" office:value="0.0502701412193708" table:style-name="ce1">
            <text:p>0.0502701412193708</text:p>
          </table:table-cell>
          <table:table-cell office:value-type="float" office:value="0.0751636291884664" table:style-name="ce1">
            <text:p>0.0751636291884664</text:p>
          </table:table-cell>
          <table:table-cell office:value-type="float" office:value="0.052458035514961" table:style-name="ce1">
            <text:p>0.052458035514961</text:p>
          </table:table-cell>
          <table:table-cell office:value-type="float" office:value="0.0181583798183059" table:style-name="ce1">
            <text:p>0.0181583798183059</text:p>
          </table:table-cell>
          <table:table-cell office:value-type="float" office:value="0.0289327751160909" table:style-name="ce1">
            <text:p>0.0289327751160909</text:p>
          </table:table-cell>
          <table:table-cell office:value-type="float" office:value="0.0468397312138356" table:style-name="ce1">
            <text:p>0.0468397312138356</text:p>
          </table:table-cell>
          <table:table-cell office:value-type="float" office:value="0.0114893021395826" table:style-name="ce1">
            <text:p>0.0114893021395826</text:p>
          </table:table-cell>
          <table:table-cell office:value-type="float" office:value="0.0388481393686252" table:style-name="ce1">
            <text:p>0.0388481393686252</text:p>
          </table:table-cell>
          <table:table-cell office:value-type="float" office:value="0.0272839180395824" table:style-name="ce1">
            <text:p>0.0272839180395824</text:p>
          </table:table-cell>
          <table:table-cell office:value-type="float" office:value="0.0148301900627968" table:style-name="ce1">
            <text:p>0.0148301900627968</text:p>
          </table:table-cell>
          <table:table-cell office:value-type="float" office:value="0.0153330375039191" table:style-name="ce1">
            <text:p>0.0153330375039191</text:p>
          </table:table-cell>
          <table:table-cell office:value-type="float" office:value="0.0167082490663824" table:style-name="ce1">
            <text:p>0.0167082490663824</text:p>
          </table:table-cell>
          <table:table-cell office:value-type="float" office:value="0.0260515608638016" table:style-name="ce1">
            <text:p>0.0260515608638016</text:p>
          </table:table-cell>
          <table:table-cell office:value-type="float" office:value="0.023649067533995" table:style-name="ce1">
            <text:p>0.023649067533995</text:p>
          </table:table-cell>
          <table:table-cell office:value-type="float" office:value="0.0211075292678174" table:style-name="ce1">
            <text:p>0.0211075292678174</text:p>
          </table:table-cell>
          <table:table-cell office:value-type="float" office:value="0.0453394426994769" table:style-name="ce1">
            <text:p>0.0453394426994769</text:p>
          </table:table-cell>
          <table:table-cell office:value-type="float" office:value="0.0197459682356371" table:style-name="ce1">
            <text:p>0.0197459682356371</text:p>
          </table:table-cell>
          <table:table-cell office:value-type="float" office:value="0.0259137857442012" table:style-name="ce1">
            <text:p>0.0259137857442012</text:p>
          </table:table-cell>
          <table:table-cell office:value-type="float" office:value="0.0461705377757763" table:style-name="ce1">
            <text:p>0.0461705377757763</text:p>
          </table:table-cell>
          <table:table-cell office:value-type="float" office:value="0.0531526252884305" table:style-name="ce1">
            <text:p>0.0531526252884305</text:p>
          </table:table-cell>
          <table:table-cell office:value-type="float" office:value="0.0355529648491494" table:style-name="ce1">
            <text:p>0.0355529648491494</text:p>
          </table:table-cell>
          <table:table-cell office:value-type="float" office:value="0.0298565668166375" table:style-name="ce1">
            <text:p>0.0298565668166375</text:p>
          </table:table-cell>
          <table:table-cell office:value-type="float" office:value="0.0346329825989143" table:style-name="ce1">
            <text:p>0.0346329825989143</text:p>
          </table:table-cell>
          <table:table-cell office:value-type="float" office:value="0.0445585053856127" table:style-name="ce1">
            <text:p>0.0445585053856127</text:p>
          </table:table-cell>
          <table:table-cell office:value-type="float" office:value="0.0426067970093375" table:style-name="ce1">
            <text:p>0.0426067970093375</text:p>
          </table:table-cell>
          <table:table-cell office:value-type="float" office:value="0.0273582023206573" table:style-name="ce1">
            <text:p>0.0273582023206573</text:p>
          </table:table-cell>
          <table:table-cell office:value-type="float" office:value="0.0387243322335004" table:style-name="ce1">
            <text:p>0.0387243322335004</text:p>
          </table:table-cell>
          <table:table-cell office:value-type="float" office:value="0.0483946218493262" table:style-name="ce1">
            <text:p>0.0483946218493262</text:p>
          </table:table-cell>
          <table:table-cell office:value-type="float" office:value="0.0271213814929571" table:style-name="ce1">
            <text:p>0.0271213814929571</text:p>
          </table:table-cell>
          <table:table-cell office:value-type="float" office:value="0.0335847488548575" table:style-name="ce1">
            <text:p>0.0335847488548575</text:p>
          </table:table-cell>
          <table:table-cell office:value-type="float" office:value="0.0222059207743094" table:style-name="ce1">
            <text:p>0.0222059207743094</text:p>
          </table:table-cell>
          <table:table-cell office:value-type="float" office:value="0.0404766793768054" table:style-name="ce1">
            <text:p>0.0404766793768054</text:p>
          </table:table-cell>
          <table:table-cell office:value-type="float" office:value="0.0235652596271413" table:style-name="ce1">
            <text:p>0.0235652596271413</text:p>
          </table:table-cell>
          <table:table-cell office:value-type="float" office:value="0.0256401402301561" table:style-name="ce1">
            <text:p>0.0256401402301561</text:p>
          </table:table-cell>
          <table:table-cell office:value-type="float" office:value="0.0229462239515172" table:style-name="ce1">
            <text:p>0.0229462239515172</text:p>
          </table:table-cell>
          <table:table-cell office:value-type="float" office:value="0.0252922104350361" table:style-name="ce1">
            <text:p>0.0252922104350361</text:p>
          </table:table-cell>
          <table:table-cell office:value-type="float" office:value="0" table:style-name="ce1">
            <text:p>0</text:p>
          </table:table-cell>
          <table:table-cell office:value-type="float" office:value="0.029673713201684" table:style-name="ce1">
            <text:p>0.029673713201684</text:p>
          </table:table-cell>
          <table:table-cell office:value-type="float" office:value="0.0403789034854761" table:style-name="ce1">
            <text:p>0.0403789034854761</text:p>
          </table:table-cell>
          <table:table-cell office:value-type="float" office:value="0.00893506570569995" table:style-name="ce1">
            <text:p>0.00893506570569995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  <table:table-cell office:value-type="float" office:value="0.03059287025139" table:style-name="ce1">
            <text:p>0.03059287025139</text:p>
          </table:table-cell>
        </table:table-row>
        <table:table-row>
          <table:table-cell office:value-type="float" office:value="0.0102493260631787" table:style-name="ce1">
            <text:p>0.0102493260631787</text:p>
          </table:table-cell>
          <table:table-cell office:value-type="float" office:value="0.0259023573932666" table:style-name="ce1">
            <text:p>0.0259023573932666</text:p>
          </table:table-cell>
          <table:table-cell office:value-type="float" office:value="0.0156822371158096" table:style-name="ce1">
            <text:p>0.0156822371158096</text:p>
          </table:table-cell>
          <table:table-cell office:value-type="float" office:value="0.00747862555169802" table:style-name="ce1">
            <text:p>0.00747862555169802</text:p>
          </table:table-cell>
          <table:table-cell office:value-type="float" office:value="0.0467692563830722" table:style-name="ce1">
            <text:p>0.0467692563830722</text:p>
          </table:table-cell>
          <table:table-cell office:value-type="float" office:value="0.0372418211539289" table:style-name="ce1">
            <text:p>0.0372418211539289</text:p>
          </table:table-cell>
          <table:table-cell office:value-type="float" office:value="0.0310597182066966" table:style-name="ce1">
            <text:p>0.0310597182066966</text:p>
          </table:table-cell>
          <table:table-cell office:value-type="float" office:value="0.0097680655071551" table:style-name="ce1">
            <text:p>0.0097680655071551</text:p>
          </table:table-cell>
          <table:table-cell office:value-type="float" office:value="0.017529820516903" table:style-name="ce1">
            <text:p>0.017529820516903</text:p>
          </table:table-cell>
          <table:table-cell office:value-type="float" office:value="0.0270674142802103" table:style-name="ce1">
            <text:p>0.0270674142802103</text:p>
          </table:table-cell>
          <table:table-cell office:value-type="float" office:value="0.00784238837467532" table:style-name="ce1">
            <text:p>0.00784238837467532</text:p>
          </table:table-cell>
          <table:table-cell office:value-type="float" office:value="0.0210421337041361" table:style-name="ce1">
            <text:p>0.0210421337041361</text:p>
          </table:table-cell>
          <table:table-cell office:value-type="float" office:value="0.00997250600720735" table:style-name="ce1">
            <text:p>0.00997250600720735</text:p>
          </table:table-cell>
          <table:table-cell office:value-type="float" office:value="0.00771985105632102" table:style-name="ce1">
            <text:p>0.00771985105632102</text:p>
          </table:table-cell>
          <table:table-cell office:value-type="float" office:value="0.00624114942706107" table:style-name="ce1">
            <text:p>0.00624114942706107</text:p>
          </table:table-cell>
          <table:table-cell office:value-type="float" office:value="0.0131565715592634" table:style-name="ce1">
            <text:p>0.0131565715592634</text:p>
          </table:table-cell>
          <table:table-cell office:value-type="float" office:value="0.0133648215096272" table:style-name="ce1">
            <text:p>0.0133648215096272</text:p>
          </table:table-cell>
          <table:table-cell office:value-type="float" office:value="0.0201342147132208" table:style-name="ce1">
            <text:p>0.0201342147132208</text:p>
          </table:table-cell>
          <table:table-cell office:value-type="float" office:value="0.00349517066083125" table:style-name="ce1">
            <text:p>0.00349517066083125</text:p>
          </table:table-cell>
          <table:table-cell office:value-type="float" office:value="0.0237728746691198" table:style-name="ce1">
            <text:p>0.0237728746691198</text:p>
          </table:table-cell>
          <table:table-cell office:value-type="float" office:value="0.0102493260631787" table:style-name="ce1">
            <text:p>0.0102493260631787</text:p>
          </table:table-cell>
          <table:table-cell office:value-type="float" office:value="0.0134791050189732" table:style-name="ce1">
            <text:p>0.0134791050189732</text:p>
          </table:table-cell>
          <table:table-cell office:value-type="float" office:value="0.0198135859786668" table:style-name="ce1">
            <text:p>0.0198135859786668</text:p>
          </table:table-cell>
          <table:table-cell office:value-type="float" office:value="0.0314343141539973" table:style-name="ce1">
            <text:p>0.0314343141539973</text:p>
          </table:table-cell>
          <table:table-cell office:value-type="float" office:value="0.0171183998832574" table:style-name="ce1">
            <text:p>0.0171183998832574</text:p>
          </table:table-cell>
          <table:table-cell office:value-type="float" office:value="0.0169679265959519" table:style-name="ce1">
            <text:p>0.0169679265959519</text:p>
          </table:table-cell>
          <table:table-cell office:value-type="float" office:value="0.012061989503083" table:style-name="ce1">
            <text:p>0.012061989503083</text:p>
          </table:table-cell>
          <table:table-cell office:value-type="float" office:value="0.0215405367865616" table:style-name="ce1">
            <text:p>0.0215405367865616</text:p>
          </table:table-cell>
          <table:table-cell office:value-type="float" office:value="0.0161946081827108" table:style-name="ce1">
            <text:p>0.0161946081827108</text:p>
          </table:table-cell>
          <table:table-cell office:value-type="float" office:value="0.0175971208057401" table:style-name="ce1">
            <text:p>0.0175971208057401</text:p>
          </table:table-cell>
          <table:table-cell office:value-type="float" office:value="0.0227062285818907" table:style-name="ce1">
            <text:p>0.0227062285818907</text:p>
          </table:table-cell>
          <table:table-cell office:value-type="float" office:value="0.0356234396799128" table:style-name="ce1">
            <text:p>0.0356234396799128</text:p>
          </table:table-cell>
          <table:table-cell office:value-type="float" office:value="0.0114829530557301" table:style-name="ce1">
            <text:p>0.0114829530557301</text:p>
          </table:table-cell>
          <table:table-cell office:value-type="float" office:value="0.020067549332769" table:style-name="ce1">
            <text:p>0.020067549332769</text:p>
          </table:table-cell>
          <table:table-cell office:value-type="float" office:value="0.0120607196863125" table:style-name="ce1">
            <text:p>0.0120607196863125</text:p>
          </table:table-cell>
          <table:table-cell office:value-type="float" office:value="0.022480836105125" table:style-name="ce1">
            <text:p>0.022480836105125</text:p>
          </table:table-cell>
          <table:table-cell office:value-type="float" office:value="0.013165460276657" table:style-name="ce1">
            <text:p>0.013165460276657</text:p>
          </table:table-cell>
          <table:table-cell office:value-type="float" office:value="0.0111432770696184" table:style-name="ce1">
            <text:p>0.0111432770696184</text:p>
          </table:table-cell>
          <table:table-cell office:value-type="float" office:value="0.0104258305942797" table:style-name="ce1">
            <text:p>0.0104258305942797</text:p>
          </table:table-cell>
          <table:table-cell office:value-type="float" office:value="0.0164168261175502" table:style-name="ce1">
            <text:p>0.0164168261175502</text:p>
          </table:table-cell>
          <table:table-cell office:value-type="float" office:value="0" table:style-name="ce1">
            <text:p>0</text:p>
          </table:table-cell>
          <table:table-cell office:value-type="float" office:value="0.0145787663422356" table:style-name="ce1">
            <text:p>0.0145787663422356</text:p>
          </table:table-cell>
          <table:table-cell office:value-type="float" office:value="0.0167850729809983" table:style-name="ce1">
            <text:p>0.0167850729809983</text:p>
          </table:table-cell>
          <table:table-cell office:value-type="float" office:value="0.002709154079885" table:style-name="ce1">
            <text:p>0.002709154079885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  <table:table-cell office:value-type="float" office:value="0.0168543943347379" table:style-name="ce1">
            <text:p>0.0168543943347379</text:p>
          </table:table-cell>
        </table:table-row>
        <table:table-row>
          <table:table-cell office:value-type="float" office:value="0.0212907003369636" table:style-name="ce1">
            <text:p>0.0212907003369636</text:p>
          </table:table-cell>
          <table:table-cell office:value-type="float" office:value="0.0314000291011935" table:style-name="ce1">
            <text:p>0.0314000291011935</text:p>
          </table:table-cell>
          <table:table-cell office:value-type="float" office:value="0.0219678301298386" table:style-name="ce1">
            <text:p>0.0219678301298386</text:p>
          </table:table-cell>
          <table:table-cell office:value-type="float" office:value="0.015045741459591" table:style-name="ce1">
            <text:p>0.015045741459591</text:p>
          </table:table-cell>
          <table:table-cell office:value-type="float" office:value="0.0469025871439759" table:style-name="ce1">
            <text:p>0.0469025871439759</text:p>
          </table:table-cell>
          <table:table-cell office:value-type="float" office:value="0.0645606591547004" table:style-name="ce1">
            <text:p>0.0645606591547004</text:p>
          </table:table-cell>
          <table:table-cell office:value-type="float" office:value="0.0546287872841494" table:style-name="ce1">
            <text:p>0.0546287872841494</text:p>
          </table:table-cell>
          <table:table-cell office:value-type="float" office:value="0.0236693846023232" table:style-name="ce1">
            <text:p>0.0236693846023232</text:p>
          </table:table-cell>
          <table:table-cell office:value-type="float" office:value="0.0318692263978973" table:style-name="ce1">
            <text:p>0.0318692263978973</text:p>
          </table:table-cell>
          <table:table-cell office:value-type="float" office:value="0.0495336474924744" table:style-name="ce1">
            <text:p>0.0495336474924744</text:p>
          </table:table-cell>
          <table:table-cell office:value-type="float" office:value="0.00895538277402812" table:style-name="ce1">
            <text:p>0.00895538277402812</text:p>
          </table:table-cell>
          <table:table-cell office:value-type="float" office:value="0.0401503364667841" table:style-name="ce1">
            <text:p>0.0401503364667841</text:p>
          </table:table-cell>
          <table:table-cell office:value-type="float" office:value="0.0266445652956302" table:style-name="ce1">
            <text:p>0.0266445652956302</text:p>
          </table:table-cell>
          <table:table-cell office:value-type="float" office:value="0.0113724789966956" table:style-name="ce1">
            <text:p>0.0113724789966956</text:p>
          </table:table-cell>
          <table:table-cell office:value-type="float" office:value="0.0155647790645374" table:style-name="ce1">
            <text:p>0.0155647790645374</text:p>
          </table:table-cell>
          <table:table-cell office:value-type="float" office:value="0.0154473210132651" table:style-name="ce1">
            <text:p>0.0154473210132651</text:p>
          </table:table-cell>
          <table:table-cell office:value-type="float" office:value="0.0294540349003856" table:style-name="ce1">
            <text:p>0.0294540349003856</text:p>
          </table:table-cell>
          <table:table-cell office:value-type="float" office:value="0.0268674181388549" table:style-name="ce1">
            <text:p>0.0268674181388549</text:p>
          </table:table-cell>
          <table:table-cell office:value-type="float" office:value="0.0207773769074846" table:style-name="ce1">
            <text:p>0.0207773769074846</text:p>
          </table:table-cell>
          <table:table-cell office:value-type="float" office:value="0.0503215687985765" table:style-name="ce1">
            <text:p>0.0503215687985765</text:p>
          </table:table-cell>
          <table:table-cell office:value-type="float" office:value="0.0212907003369636" table:style-name="ce1">
            <text:p>0.0212907003369636</text:p>
          </table:table-cell>
          <table:table-cell office:value-type="float" office:value="0.033491417322225" table:style-name="ce1">
            <text:p>0.033491417322225</text:p>
          </table:table-cell>
          <table:table-cell office:value-type="float" office:value="0.0502580779600509" table:style-name="ce1">
            <text:p>0.0502580779600509</text:p>
          </table:table-cell>
          <table:table-cell office:value-type="float" office:value="0.0569931861108407" table:style-name="ce1">
            <text:p>0.0569931861108407</text:p>
          </table:table-cell>
          <table:table-cell office:value-type="float" office:value="0.0389402010844873" table:style-name="ce1">
            <text:p>0.0389402010844873</text:p>
          </table:table-cell>
          <table:table-cell office:value-type="float" office:value="0.039227814583008" table:style-name="ce1">
            <text:p>0.039227814583008</text:p>
          </table:table-cell>
          <table:table-cell office:value-type="float" office:value="0.0340348989000036" table:style-name="ce1">
            <text:p>0.0340348989000036</text:p>
          </table:table-cell>
          <table:table-cell office:value-type="float" office:value="0.0529812000244115" table:style-name="ce1">
            <text:p>0.0529812000244115</text:p>
          </table:table-cell>
          <table:table-cell office:value-type="float" office:value="0.0433559889039389" table:style-name="ce1">
            <text:p>0.0433559889039389</text:p>
          </table:table-cell>
          <table:table-cell office:value-type="float" office:value="0.0375408630033842" table:style-name="ce1">
            <text:p>0.0375408630033842</text:p>
          </table:table-cell>
          <table:table-cell office:value-type="float" office:value="0.0401490666500136" table:style-name="ce1">
            <text:p>0.0401490666500136</text:p>
          </table:table-cell>
          <table:table-cell office:value-type="float" office:value="0.0572103247785981" table:style-name="ce1">
            <text:p>0.0572103247785981</text:p>
          </table:table-cell>
          <table:table-cell office:value-type="float" office:value="0.0278413676018367" table:style-name="ce1">
            <text:p>0.0278413676018367</text:p>
          </table:table-cell>
          <table:table-cell office:value-type="float" office:value="0.0355110608957226" table:style-name="ce1">
            <text:p>0.0355110608957226</text:p>
          </table:table-cell>
          <table:table-cell office:value-type="float" office:value="0.0278483515940745" table:style-name="ce1">
            <text:p>0.0278483515940745</text:p>
          </table:table-cell>
          <table:table-cell office:value-type="float" office:value="0.040080496544406" table:style-name="ce1">
            <text:p>0.040080496544406</text:p>
          </table:table-cell>
          <table:table-cell office:value-type="float" office:value="0.0239627122763112" table:style-name="ce1">
            <text:p>0.0239627122763112</text:p>
          </table:table-cell>
          <table:table-cell office:value-type="float" office:value="0.0261207658777945" table:style-name="ce1">
            <text:p>0.0261207658777945</text:p>
          </table:table-cell>
          <table:table-cell office:value-type="float" office:value="0.0228420989763353" table:style-name="ce1">
            <text:p>0.0228420989763353</text:p>
          </table:table-cell>
          <table:table-cell office:value-type="float" office:value="0.0308292464628489" table:style-name="ce1">
            <text:p>0.0308292464628489</text:p>
          </table:table-cell>
          <table:table-cell office:value-type="float" office:value="0" table:style-name="ce1">
            <text:p>0</text:p>
          </table:table-cell>
          <table:table-cell office:value-type="float" office:value="0.0344653667852068" table:style-name="ce1">
            <text:p>0.0344653667852068</text:p>
          </table:table-cell>
          <table:table-cell office:value-type="float" office:value="0.059066796897085" table:style-name="ce1">
            <text:p>0.059066796897085</text:p>
          </table:table-cell>
          <table:table-cell office:value-type="float" office:value="0.00968933686738342" table:style-name="ce1">
            <text:p>0.00968933686738342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  <table:table-cell office:value-type="float" office:value="0.0329580726340064" table:style-name="ce1">
            <text:p>0.0329580726340064</text:p>
          </table:table-cell>
        </table:table-row>
        <table:table-row>
          <table:table-cell office:value-type="float" office:value="0.018187268149835" table:style-name="ce1">
            <text:p>0.018187268149835</text:p>
          </table:table-cell>
          <table:table-cell office:value-type="float" office:value="0.0336368113424485" table:style-name="ce1">
            <text:p>0.0336368113424485</text:p>
          </table:table-cell>
          <table:table-cell office:value-type="float" office:value="0.0140632207334082" table:style-name="ce1">
            <text:p>0.0140632207334082</text:p>
          </table:table-cell>
          <table:table-cell office:value-type="float" office:value="0.0135677937840386" table:style-name="ce1">
            <text:p>0.0135677937840386</text:p>
          </table:table-cell>
          <table:table-cell office:value-type="float" office:value="0.0446397736589254" table:style-name="ce1">
            <text:p>0.0446397736589254</text:p>
          </table:table-cell>
          <table:table-cell office:value-type="float" office:value="0.0823717440862716" table:style-name="ce1">
            <text:p>0.0823717440862716</text:p>
          </table:table-cell>
          <table:table-cell office:value-type="float" office:value="0.0374970543248016" table:style-name="ce1">
            <text:p>0.0374970543248016</text:p>
          </table:table-cell>
          <table:table-cell office:value-type="float" office:value="0.0129521310592112" table:style-name="ce1">
            <text:p>0.0129521310592112</text:p>
          </table:table-cell>
          <table:table-cell office:value-type="float" office:value="0.0209392785457247" table:style-name="ce1">
            <text:p>0.0209392785457247</text:p>
          </table:table-cell>
          <table:table-cell office:value-type="float" office:value="0.0338520452850501" table:style-name="ce1">
            <text:p>0.0338520452850501</text:p>
          </table:table-cell>
          <table:table-cell office:value-type="float" office:value="0.0122829376211519" table:style-name="ce1">
            <text:p>0.0122829376211519</text:p>
          </table:table-cell>
          <table:table-cell office:value-type="float" office:value="0.0217748179807209" table:style-name="ce1">
            <text:p>0.0217748179807209</text:p>
          </table:table-cell>
          <table:table-cell office:value-type="float" office:value="0.0283753255538366" table:style-name="ce1">
            <text:p>0.0283753255538366</text:p>
          </table:table-cell>
          <table:table-cell office:value-type="float" office:value="0.00966076599004693" table:style-name="ce1">
            <text:p>0.00966076599004693</text:p>
          </table:table-cell>
          <table:table-cell office:value-type="float" office:value="0.0178345765418256" table:style-name="ce1">
            <text:p>0.0178345765418256</text:p>
          </table:table-cell>
          <table:table-cell office:value-type="float" office:value="0.0140454432986211" table:style-name="ce1">
            <text:p>0.0140454432986211</text:p>
          </table:table-cell>
          <table:table-cell office:value-type="float" office:value="0.0265467894043009" table:style-name="ce1">
            <text:p>0.0265467894043009</text:p>
          </table:table-cell>
          <table:table-cell office:value-type="float" office:value="0.0237595415930295" table:style-name="ce1">
            <text:p>0.0237595415930295</text:p>
          </table:table-cell>
          <table:table-cell office:value-type="float" office:value="0.0278407326934515" table:style-name="ce1">
            <text:p>0.0278407326934515</text:p>
          </table:table-cell>
          <table:table-cell office:value-type="float" office:value="0.0377814932813961" table:style-name="ce1">
            <text:p>0.0377814932813961</text:p>
          </table:table-cell>
          <table:table-cell office:value-type="float" office:value="0.018187268149835" table:style-name="ce1">
            <text:p>0.018187268149835</text:p>
          </table:table-cell>
          <table:table-cell office:value-type="float" office:value="0.0223805205802546" table:style-name="ce1">
            <text:p>0.0223805205802546</text:p>
          </table:table-cell>
          <table:table-cell office:value-type="float" office:value="0.0531735772651439" table:style-name="ce1">
            <text:p>0.0531735772651439</text:p>
          </table:table-cell>
          <table:table-cell office:value-type="float" office:value="0.0466702106749724" table:style-name="ce1">
            <text:p>0.0466702106749724</text:p>
          </table:table-cell>
          <table:table-cell office:value-type="float" office:value="0.0374424522036697" table:style-name="ce1">
            <text:p>0.0374424522036697</text:p>
          </table:table-cell>
          <table:table-cell office:value-type="float" office:value="0.0271359843858179" table:style-name="ce1">
            <text:p>0.0271359843858179</text:p>
          </table:table-cell>
          <table:table-cell office:value-type="float" office:value="0.0370856336911561" table:style-name="ce1">
            <text:p>0.0370856336911561</text:p>
          </table:table-cell>
          <table:table-cell office:value-type="float" office:value="0.0381846601060333" table:style-name="ce1">
            <text:p>0.0381846601060333</text:p>
          </table:table-cell>
          <table:table-cell office:value-type="float" office:value="0.0459349867648466" table:style-name="ce1">
            <text:p>0.0459349867648466</text:p>
          </table:table-cell>
          <table:table-cell office:value-type="float" office:value="0.0263893321247575" table:style-name="ce1">
            <text:p>0.0263893321247575</text:p>
          </table:table-cell>
          <table:table-cell office:value-type="float" office:value="0.0423401354875302" table:style-name="ce1">
            <text:p>0.0423401354875302</text:p>
          </table:table-cell>
          <table:table-cell office:value-type="float" office:value="0.0508929863453064" table:style-name="ce1">
            <text:p>0.0508929863453064</text:p>
          </table:table-cell>
          <table:table-cell office:value-type="float" office:value="0.0335282420085698" table:style-name="ce1">
            <text:p>0.0335282420085698</text:p>
          </table:table-cell>
          <table:table-cell office:value-type="float" office:value="0.0318133544599948" table:style-name="ce1">
            <text:p>0.0318133544599948</text:p>
          </table:table-cell>
          <table:table-cell office:value-type="float" office:value="0.022955747577296" table:style-name="ce1">
            <text:p>0.022955747577296</text:p>
          </table:table-cell>
          <table:table-cell office:value-type="float" office:value="0.030431793813679" table:style-name="ce1">
            <text:p>0.030431793813679</text:p>
          </table:table-cell>
          <table:table-cell office:value-type="float" office:value="0.0185799589861155" table:style-name="ce1">
            <text:p>0.0185799589861155</text:p>
          </table:table-cell>
          <table:table-cell office:value-type="float" office:value="0.0193526424909714" table:style-name="ce1">
            <text:p>0.0193526424909714</text:p>
          </table:table-cell>
          <table:table-cell office:value-type="float" office:value="0.0102867856579088" table:style-name="ce1">
            <text:p>0.0102867856579088</text:p>
          </table:table-cell>
          <table:table-cell office:value-type="float" office:value="0.0202015150020579" table:style-name="ce1">
            <text:p>0.0202015150020579</text:p>
          </table:table-cell>
          <table:table-cell office:value-type="float" office:value="0" table:style-name="ce1">
            <text:p>0</text:p>
          </table:table-cell>
          <table:table-cell office:value-type="float" office:value="0.0217843416064997" table:style-name="ce1">
            <text:p>0.0217843416064997</text:p>
          </table:table-cell>
          <table:table-cell office:value-type="float" office:value="0.0381148201836552" table:style-name="ce1">
            <text:p>0.0381148201836552</text:p>
          </table:table-cell>
          <table:table-cell office:value-type="float" office:value="0.003611358895333" table:style-name="ce1">
            <text:p>0.003611358895333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  <table:table-cell office:value-type="float" office:value="0.0279110875770341" table:style-name="ce1">
            <text:p>0.0279110875770341</text:p>
          </table:table-cell>
        </table:table-row>
        <table:table-row>
          <table:table-cell office:value-type="float" office:value="0.0107436022411001" table:style-name="ce1">
            <text:p>0.0107436022411001</text:p>
          </table:table-cell>
          <table:table-cell office:value-type="float" office:value="0.0276439110940223" table:style-name="ce1">
            <text:p>0.0276439110940223</text:p>
          </table:table-cell>
          <table:table-cell office:value-type="float" office:value="0.0125394406087951" table:style-name="ce1">
            <text:p>0.0125394406087951</text:p>
          </table:table-cell>
          <table:table-cell office:value-type="float" office:value="0.00817424705129353" table:style-name="ce1">
            <text:p>0.00817424705129353</text:p>
          </table:table-cell>
          <table:table-cell office:value-type="float" office:value="0.0451972232211797" table:style-name="ce1">
            <text:p>0.0451972232211797</text:p>
          </table:table-cell>
          <table:table-cell office:value-type="float" office:value="0.0521907390847685" table:style-name="ce1">
            <text:p>0.0521907390847685</text:p>
          </table:table-cell>
          <table:table-cell office:value-type="float" office:value="0.0281829483131042" table:style-name="ce1">
            <text:p>0.0281829483131042</text:p>
          </table:table-cell>
          <table:table-cell office:value-type="float" office:value="0.00725065375961724" table:style-name="ce1">
            <text:p>0.00725065375961724</text:p>
          </table:table-cell>
          <table:table-cell office:value-type="float" office:value="0.0172536353693169" table:style-name="ce1">
            <text:p>0.0172536353693169</text:p>
          </table:table-cell>
          <table:table-cell office:value-type="float" office:value="0.0273728052135182" table:style-name="ce1">
            <text:p>0.0273728052135182</text:p>
          </table:table-cell>
          <table:table-cell office:value-type="float" office:value="0.0110747069640108" table:style-name="ce1">
            <text:p>0.0110747069640108</text:p>
          </table:table-cell>
          <table:table-cell office:value-type="float" office:value="0.0142302016387304" table:style-name="ce1">
            <text:p>0.0142302016387304</text:p>
          </table:table-cell>
          <table:table-cell office:value-type="float" office:value="0.0146682884245567" table:style-name="ce1">
            <text:p>0.0146682884245567</text:p>
          </table:table-cell>
          <table:table-cell office:value-type="float" office:value="0.00775731065105109" table:style-name="ce1">
            <text:p>0.00775731065105109</text:p>
          </table:table-cell>
          <table:table-cell office:value-type="float" office:value="0.00905379357374272" table:style-name="ce1">
            <text:p>0.00905379357374272</text:p>
          </table:table-cell>
          <table:table-cell office:value-type="float" office:value="0.0117851694471117" table:style-name="ce1">
            <text:p>0.0117851694471117</text:p>
          </table:table-cell>
          <table:table-cell office:value-type="float" office:value="0.0158130282431722" table:style-name="ce1">
            <text:p>0.0158130282431722</text:p>
          </table:table-cell>
          <table:table-cell office:value-type="float" office:value="0.015439702112642" table:style-name="ce1">
            <text:p>0.015439702112642</text:p>
          </table:table-cell>
          <table:table-cell office:value-type="float" office:value="0.00589829889902313" table:style-name="ce1">
            <text:p>0.00589829889902313</text:p>
          </table:table-cell>
          <table:table-cell office:value-type="float" office:value="0.0229398748676647" table:style-name="ce1">
            <text:p>0.0229398748676647</text:p>
          </table:table-cell>
          <table:table-cell office:value-type="float" office:value="0.0107436022411001" table:style-name="ce1">
            <text:p>0.0107436022411001</text:p>
          </table:table-cell>
          <table:table-cell office:value-type="float" office:value="0.01062519182725" table:style-name="ce1">
            <text:p>0.01062519182725</text:p>
          </table:table-cell>
          <table:table-cell office:value-type="float" office:value="0.0231760607869797" table:style-name="ce1">
            <text:p>0.0231760607869797</text:p>
          </table:table-cell>
          <table:table-cell office:value-type="float" office:value="0.0328387315021824" table:style-name="ce1">
            <text:p>0.0328387315021824</text:p>
          </table:table-cell>
          <table:table-cell office:value-type="float" office:value="0.0198770768171924" table:style-name="ce1">
            <text:p>0.0198770768171924</text:p>
          </table:table-cell>
          <table:table-cell office:value-type="float" office:value="0.0137933846696747" table:style-name="ce1">
            <text:p>0.0137933846696747</text:p>
          </table:table-cell>
          <table:table-cell office:value-type="float" office:value="0.0185342455823771" table:style-name="ce1">
            <text:p>0.0185342455823771</text:p>
          </table:table-cell>
          <table:table-cell office:value-type="float" office:value="0.020910072760003" table:style-name="ce1">
            <text:p>0.020910072760003</text:p>
          </table:table-cell>
          <table:table-cell office:value-type="float" office:value="0.0190110617797039" table:style-name="ce1">
            <text:p>0.0190110617797039</text:p>
          </table:table-cell>
          <table:table-cell office:value-type="float" office:value="0.0158663605475337" table:style-name="ce1">
            <text:p>0.0158663605475337</text:p>
          </table:table-cell>
          <table:table-cell office:value-type="float" office:value="0.0205729364074323" table:style-name="ce1">
            <text:p>0.0205729364074323</text:p>
          </table:table-cell>
          <table:table-cell office:value-type="float" office:value="0.0223824253054104" table:style-name="ce1">
            <text:p>0.0223824253054104</text:p>
          </table:table-cell>
          <table:table-cell office:value-type="float" office:value="0.0126454703091328" table:style-name="ce1">
            <text:p>0.0126454703091328</text:p>
          </table:table-cell>
          <table:table-cell office:value-type="float" office:value="0.0174237908165653" table:style-name="ce1">
            <text:p>0.0174237908165653</text:p>
          </table:table-cell>
          <table:table-cell office:value-type="float" office:value="0.0136714822597056" table:style-name="ce1">
            <text:p>0.0136714822597056</text:p>
          </table:table-cell>
          <table:table-cell office:value-type="float" office:value="0.0189532851166457" table:style-name="ce1">
            <text:p>0.0189532851166457</text:p>
          </table:table-cell>
          <table:table-cell office:value-type="float" office:value="0.0167431690275715" table:style-name="ce1">
            <text:p>0.0167431690275715</text:p>
          </table:table-cell>
          <table:table-cell office:value-type="float" office:value="0.00854713668230887" table:style-name="ce1">
            <text:p>0.00854713668230887</text:p>
          </table:table-cell>
          <table:table-cell office:value-type="float" office:value="0.0113432732109739" table:style-name="ce1">
            <text:p>0.0113432732109739</text:p>
          </table:table-cell>
          <table:table-cell office:value-type="float" office:value="0.0148847921839288" table:style-name="ce1">
            <text:p>0.0148847921839288</text:p>
          </table:table-cell>
          <table:table-cell office:value-type="float" office:value="0" table:style-name="ce1">
            <text:p>0</text:p>
          </table:table-cell>
          <table:table-cell office:value-type="float" office:value="0.0122645252779795" table:style-name="ce1">
            <text:p>0.0122645252779795</text:p>
          </table:table-cell>
          <table:table-cell office:value-type="float" office:value="0.0286521456098079" table:style-name="ce1">
            <text:p>0.0286521456098079</text:p>
          </table:table-cell>
          <table:table-cell office:value-type="float" office:value="0.00435293188931136" table:style-name="ce1">
            <text:p>0.00435293188931136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  <table:table-cell office:value-type="float" office:value="0.0171141530315725" table:style-name="ce1">
            <text:p>0.0171141530315725</text:p>
          </table:table-cell>
        </table:table-row>
        <table:table-row>
          <table:table-cell office:value-type="float" office:value="0.0168368180143966" table:style-name="ce1">
            <text:p>0.0168368180143966</text:p>
          </table:table-cell>
          <table:table-cell office:value-type="float" office:value="0.0269004333748882" table:style-name="ce1">
            <text:p>0.0269004333748882</text:p>
          </table:table-cell>
          <table:table-cell office:value-type="float" office:value="0.0128251493821601" table:style-name="ce1">
            <text:p>0.0128251493821601</text:p>
          </table:table-cell>
          <table:table-cell office:value-type="float" office:value="0.0132719661582836" table:style-name="ce1">
            <text:p>0.0132719661582836</text:p>
          </table:table-cell>
          <table:table-cell office:value-type="float" office:value="0.0448696104943879" table:style-name="ce1">
            <text:p>0.0448696104943879</text:p>
          </table:table-cell>
          <table:table-cell office:value-type="float" office:value="0.0726252654642151" table:style-name="ce1">
            <text:p>0.0726252654642151</text:p>
          </table:table-cell>
          <table:table-cell office:value-type="float" office:value="0.0367942107423238" table:style-name="ce1">
            <text:p>0.0367942107423238</text:p>
          </table:table-cell>
          <table:table-cell office:value-type="float" office:value="0.0110886749484864" table:style-name="ce1">
            <text:p>0.0110886749484864</text:p>
          </table:table-cell>
          <table:table-cell office:value-type="float" office:value="0.0224630586703378" table:style-name="ce1">
            <text:p>0.0224630586703378</text:p>
          </table:table-cell>
          <table:table-cell office:value-type="float" office:value="0.0363370767049399" table:style-name="ce1">
            <text:p>0.0363370767049399</text:p>
          </table:table-cell>
          <table:table-cell office:value-type="float" office:value="0.0185659910016399" table:style-name="ce1">
            <text:p>0.0185659910016399</text:p>
          </table:table-cell>
          <table:table-cell office:value-type="float" office:value="0.0204262725704383" table:style-name="ce1">
            <text:p>0.0204262725704383</text:p>
          </table:table-cell>
          <table:table-cell office:value-type="float" office:value="0.0215246640769303" table:style-name="ce1">
            <text:p>0.0215246640769303</text:p>
          </table:table-cell>
          <table:table-cell office:value-type="float" office:value="0.00784937236691313" table:style-name="ce1">
            <text:p>0.00784937236691313</text:p>
          </table:table-cell>
          <table:table-cell office:value-type="float" office:value="0.017564740478092" table:style-name="ce1">
            <text:p>0.017564740478092</text:p>
          </table:table-cell>
          <table:table-cell office:value-type="float" office:value="0.0185475786584675" table:style-name="ce1">
            <text:p>0.0185475786584675</text:p>
          </table:table-cell>
          <table:table-cell office:value-type="float" office:value="0.0210789583904809" table:style-name="ce1">
            <text:p>0.0210789583904809</text:p>
          </table:table-cell>
          <table:table-cell office:value-type="float" office:value="0.0273556626871163" table:style-name="ce1">
            <text:p>0.0273556626871163</text:p>
          </table:table-cell>
          <table:table-cell office:value-type="float" office:value="0.0116632670371426" table:style-name="ce1">
            <text:p>0.0116632670371426</text:p>
          </table:table-cell>
          <table:table-cell office:value-type="float" office:value="0.0385529069694814" table:style-name="ce1">
            <text:p>0.0385529069694814</text:p>
          </table:table-cell>
          <table:table-cell office:value-type="float" office:value="0.0168368180143966" table:style-name="ce1">
            <text:p>0.0168368180143966</text:p>
          </table:table-cell>
          <table:table-cell office:value-type="float" office:value="0.0203043701604693" table:style-name="ce1">
            <text:p>0.0203043701604693</text:p>
          </table:table-cell>
          <table:table-cell office:value-type="float" office:value="0.0356647087249544" table:style-name="ce1">
            <text:p>0.0356647087249544</text:p>
          </table:table-cell>
          <table:table-cell office:value-type="float" office:value="0.0442474002768376" table:style-name="ce1">
            <text:p>0.0442474002768376</text:p>
          </table:table-cell>
          <table:table-cell office:value-type="float" office:value="0.0289759488862882" table:style-name="ce1">
            <text:p>0.0289759488862882</text:p>
          </table:table-cell>
          <table:table-cell office:value-type="float" office:value="0.028224852266531" table:style-name="ce1">
            <text:p>0.028224852266531</text:p>
          </table:table-cell>
          <table:table-cell office:value-type="float" office:value="0.0334349104759372" table:style-name="ce1">
            <text:p>0.0334349104759372</text:p>
          </table:table-cell>
          <table:table-cell office:value-type="float" office:value="0.034048231976094" table:style-name="ce1">
            <text:p>0.034048231976094</text:p>
          </table:table-cell>
          <table:table-cell office:value-type="float" office:value="0.0305397282391724" table:style-name="ce1">
            <text:p>0.0305397282391724</text:p>
          </table:table-cell>
          <table:table-cell office:value-type="float" office:value="0.0253887165095949" table:style-name="ce1">
            <text:p>0.0253887165095949</text:p>
          </table:table-cell>
          <table:table-cell office:value-type="float" office:value="0.0330196803919802" table:style-name="ce1">
            <text:p>0.0330196803919802</text:p>
          </table:table-cell>
          <table:table-cell office:value-type="float" office:value="0.0428956803246287" table:style-name="ce1">
            <text:p>0.0428956803246287</text:p>
          </table:table-cell>
          <table:table-cell office:value-type="float" office:value="0.0253055435111265" table:style-name="ce1">
            <text:p>0.0253055435111265</text:p>
          </table:table-cell>
          <table:table-cell office:value-type="float" office:value="0.0306667099162235" table:style-name="ce1">
            <text:p>0.0306667099162235</text:p>
          </table:table-cell>
          <table:table-cell office:value-type="float" office:value="0.0303651284332271" table:style-name="ce1">
            <text:p>0.0303651284332271</text:p>
          </table:table-cell>
          <table:table-cell office:value-type="float" office:value="0.03707039588991" table:style-name="ce1">
            <text:p>0.03707039588991</text:p>
          </table:table-cell>
          <table:table-cell office:value-type="float" office:value="0.0277658135039913" table:style-name="ce1">
            <text:p>0.0277658135039913</text:p>
          </table:table-cell>
          <table:table-cell office:value-type="float" office:value="0.019103123495566" table:style-name="ce1">
            <text:p>0.019103123495566</text:p>
          </table:table-cell>
          <table:table-cell office:value-type="float" office:value="0.0229144785322544" table:style-name="ce1">
            <text:p>0.0229144785322544</text:p>
          </table:table-cell>
          <table:table-cell office:value-type="float" office:value="0.018817414722201" table:style-name="ce1">
            <text:p>0.018817414722201</text:p>
          </table:table-cell>
          <table:table-cell office:value-type="float" office:value="0" table:style-name="ce1">
            <text:p>0</text:p>
          </table:table-cell>
          <table:table-cell office:value-type="float" office:value="0.0224967088147564" table:style-name="ce1">
            <text:p>0.0224967088147564</text:p>
          </table:table-cell>
          <table:table-cell office:value-type="float" office:value="0.0446086631480479" table:style-name="ce1">
            <text:p>0.0446086631480479</text:p>
          </table:table-cell>
          <table:table-cell office:value-type="float" office:value="0.005067838731109" table:style-name="ce1">
            <text:p>0.005067838731109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  <table:table-cell office:value-type="float" office:value="0.0262478305258277" table:style-name="ce1">
            <text:p>0.0262478305258277</text:p>
          </table:table-cell>
        </table:table-row>
        <table:table-row>
          <table:table-cell office:value-type="float" office:value="0.0167898347938877" table:style-name="ce1">
            <text:p>0.0167898347938877</text:p>
          </table:table-cell>
          <table:table-cell office:value-type="float" office:value="0.0238998563461709" table:style-name="ce1">
            <text:p>0.0238998563461709</text:p>
          </table:table-cell>
          <table:table-cell office:value-type="float" office:value="0.0123172226739557" table:style-name="ce1">
            <text:p>0.0123172226739557</text:p>
          </table:table-cell>
          <table:table-cell office:value-type="float" office:value="0.0128636407030162" table:style-name="ce1">
            <text:p>0.0128636407030162</text:p>
          </table:table-cell>
          <table:table-cell office:value-type="float" office:value="0.0453362681575507" table:style-name="ce1">
            <text:p>0.0453362681575507</text:p>
          </table:table-cell>
          <table:table-cell office:value-type="float" office:value="0.0778550058335643" table:style-name="ce1">
            <text:p>0.0778550058335643</text:p>
          </table:table-cell>
          <table:table-cell office:value-type="float" office:value="0.0349402782573779" table:style-name="ce1">
            <text:p>0.0349402782573779</text:p>
          </table:table-cell>
          <table:table-cell office:value-type="float" office:value="0.0108982024329098" table:style-name="ce1">
            <text:p>0.0108982024329098</text:p>
          </table:table-cell>
          <table:table-cell office:value-type="float" office:value="0.0195393055562365" table:style-name="ce1">
            <text:p>0.0195393055562365</text:p>
          </table:table-cell>
          <table:table-cell office:value-type="float" office:value="0.0307784537920284" table:style-name="ce1">
            <text:p>0.0307784537920284</text:p>
          </table:table-cell>
          <table:table-cell office:value-type="float" office:value="0.0174149020991717" table:style-name="ce1">
            <text:p>0.0174149020991717</text:p>
          </table:table-cell>
          <table:table-cell office:value-type="float" office:value="0.0221468742944806" table:style-name="ce1">
            <text:p>0.0221468742944806</text:p>
          </table:table-cell>
          <table:table-cell office:value-type="float" office:value="0.0215532349542668" table:style-name="ce1">
            <text:p>0.0215532349542668</text:p>
          </table:table-cell>
          <table:table-cell office:value-type="float" office:value="0.00732176349876585" table:style-name="ce1">
            <text:p>0.00732176349876585</text:p>
          </table:table-cell>
          <table:table-cell office:value-type="float" office:value="0.0160346112696264" table:style-name="ce1">
            <text:p>0.0160346112696264</text:p>
          </table:table-cell>
          <table:table-cell office:value-type="float" office:value="0.0177272770247174" table:style-name="ce1">
            <text:p>0.0177272770247174</text:p>
          </table:table-cell>
          <table:table-cell office:value-type="float" office:value="0.0211564172134821" table:style-name="ce1">
            <text:p>0.0211564172134821</text:p>
          </table:table-cell>
          <table:table-cell office:value-type="float" office:value="0.0251779269256901" table:style-name="ce1">
            <text:p>0.0251779269256901</text:p>
          </table:table-cell>
          <table:table-cell office:value-type="float" office:value="0.0120600847779273" table:style-name="ce1">
            <text:p>0.0120600847779273</text:p>
          </table:table-cell>
          <table:table-cell office:value-type="float" office:value="0.0348837714110902" table:style-name="ce1">
            <text:p>0.0348837714110902</text:p>
          </table:table-cell>
          <table:table-cell office:value-type="float" office:value="0.0167898347938877" table:style-name="ce1">
            <text:p>0.0167898347938877</text:p>
          </table:table-cell>
          <table:table-cell office:value-type="float" office:value="0.0194408947565219" table:style-name="ce1">
            <text:p>0.0194408947565219</text:p>
          </table:table-cell>
          <table:table-cell office:value-type="float" office:value="0.033841886750886" table:style-name="ce1">
            <text:p>0.033841886750886</text:p>
          </table:table-cell>
          <table:table-cell office:value-type="float" office:value="0.0425077513012376" table:style-name="ce1">
            <text:p>0.0425077513012376</text:p>
          </table:table-cell>
          <table:table-cell office:value-type="float" office:value="0.0277340680847286" table:style-name="ce1">
            <text:p>0.0277340680847286</text:p>
          </table:table-cell>
          <table:table-cell office:value-type="float" office:value="0.0245646054255334" table:style-name="ce1">
            <text:p>0.0245646054255334</text:p>
          </table:table-cell>
          <table:table-cell office:value-type="float" office:value="0.0313593949645372" table:style-name="ce1">
            <text:p>0.0313593949645372</text:p>
          </table:table-cell>
          <table:table-cell office:value-type="float" office:value="0.0331174562833095" table:style-name="ce1">
            <text:p>0.0331174562833095</text:p>
          </table:table-cell>
          <table:table-cell office:value-type="float" office:value="0.0293753062606139" table:style-name="ce1">
            <text:p>0.0293753062606139</text:p>
          </table:table-cell>
          <table:table-cell office:value-type="float" office:value="0.0251785618340754" table:style-name="ce1">
            <text:p>0.0251785618340754</text:p>
          </table:table-cell>
          <table:table-cell office:value-type="float" office:value="0.0327974624571408" table:style-name="ce1">
            <text:p>0.0327974624571408</text:p>
          </table:table-cell>
          <table:table-cell office:value-type="float" office:value="0.043517890542179" table:style-name="ce1">
            <text:p>0.043517890542179</text:p>
          </table:table-cell>
          <table:table-cell office:value-type="float" office:value="0.0248287273137996" table:style-name="ce1">
            <text:p>0.0248287273137996</text:p>
          </table:table-cell>
          <table:table-cell office:value-type="float" office:value="0.0323435029616831" table:style-name="ce1">
            <text:p>0.0323435029616831</text:p>
          </table:table-cell>
          <table:table-cell office:value-type="float" office:value="0.030314970670792" table:style-name="ce1">
            <text:p>0.030314970670792</text:p>
          </table:table-cell>
          <table:table-cell office:value-type="float" office:value="0.0320285884025964" table:style-name="ce1">
            <text:p>0.0320285884025964</text:p>
          </table:table-cell>
          <table:table-cell office:value-type="float" office:value="0.028749286592752" table:style-name="ce1">
            <text:p>0.028749286592752</text:p>
          </table:table-cell>
          <table:table-cell office:value-type="float" office:value="0.019920885495775" table:style-name="ce1">
            <text:p>0.019920885495775</text:p>
          </table:table-cell>
          <table:table-cell office:value-type="float" office:value="0.0243493714829318" table:style-name="ce1">
            <text:p>0.0243493714829318</text:p>
          </table:table-cell>
          <table:table-cell office:value-type="float" office:value="0.0217659292633273" table:style-name="ce1">
            <text:p>0.0217659292633273</text:p>
          </table:table-cell>
          <table:table-cell office:value-type="float" office:value="0" table:style-name="ce1">
            <text:p>0</text:p>
          </table:table-cell>
          <table:table-cell office:value-type="float" office:value="0.0198104114367405" table:style-name="ce1">
            <text:p>0.0198104114367405</text:p>
          </table:table-cell>
          <table:table-cell office:value-type="float" office:value="0.0422518832219797" table:style-name="ce1">
            <text:p>0.0422518832219797</text:p>
          </table:table-cell>
          <table:table-cell office:value-type="float" office:value="0.00555354364582942" table:style-name="ce1">
            <text:p>0.00555354364582942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  <table:table-cell office:value-type="float" office:value="0.0255190260445176" table:style-name="ce1">
            <text:p>0.0255190260445176</text:p>
          </table:table-cell>
        </table:table-row>
        <table:table-row>
          <table:table-cell office:value-type="float" office:value="0.00748906185828066" table:style-name="ce1">
            <text:p>0.00748906185828066</text:p>
          </table:table-cell>
          <table:table-cell office:value-type="float" office:value="0.022915748349025" table:style-name="ce1">
            <text:p>0.022915748349025</text:p>
          </table:table-cell>
          <table:table-cell office:value-type="float" office:value="0.0107934425493426" table:style-name="ce1">
            <text:p>0.0107934425493426</text:p>
          </table:table-cell>
          <table:table-cell office:value-type="float" office:value="0.00593639340213846" table:style-name="ce1">
            <text:p>0.00593639340213846</text:p>
          </table:table-cell>
          <table:table-cell office:value-type="float" office:value="0.0462511711407038" table:style-name="ce1">
            <text:p>0.0462511711407038</text:p>
          </table:table-cell>
          <table:table-cell office:value-type="float" office:value="0.0358894662933348" table:style-name="ce1">
            <text:p>0.0358894662933348</text:p>
          </table:table-cell>
          <table:table-cell office:value-type="float" office:value="0.025915690469357" table:style-name="ce1">
            <text:p>0.025915690469357</text:p>
          </table:table-cell>
          <table:table-cell office:value-type="float" office:value="0.0069078032315793" table:style-name="ce1">
            <text:p>0.0069078032315793</text:p>
          </table:table-cell>
          <table:table-cell office:value-type="float" office:value="0.01630444733336" table:style-name="ce1">
            <text:p>0.01630444733336</text:p>
          </table:table-cell>
          <table:table-cell office:value-type="float" office:value="0.0255499832394498" table:style-name="ce1">
            <text:p>0.0255499832394498</text:p>
          </table:table-cell>
          <table:table-cell office:value-type="float" office:value="0.00370342061119504" table:style-name="ce1">
            <text:p>0.00370342061119504</text:p>
          </table:table-cell>
          <table:table-cell office:value-type="float" office:value="0.014445435581332" table:style-name="ce1">
            <text:p>0.014445435581332</text:p>
          </table:table-cell>
          <table:table-cell office:value-type="float" office:value="0.00866459473358113" table:style-name="ce1">
            <text:p>0.00866459473358113</text:p>
          </table:table-cell>
          <table:table-cell office:value-type="float" office:value="0.00708684739622133" table:style-name="ce1">
            <text:p>0.00708684739622133</text:p>
          </table:table-cell>
          <table:table-cell office:value-type="float" office:value="0.00123172226739557" table:style-name="ce1">
            <text:p>0.00123172226739557</text:p>
          </table:table-cell>
          <table:table-cell office:value-type="float" office:value="0.00743604700811183" table:style-name="ce1">
            <text:p>0.00743604700811183</text:p>
          </table:table-cell>
          <table:table-cell office:value-type="float" office:value="0.00741001576431636" table:style-name="ce1">
            <text:p>0.00741001576431636</text:p>
          </table:table-cell>
          <table:table-cell office:value-type="float" office:value="0.0139063983622501" table:style-name="ce1">
            <text:p>0.0139063983622501</text:p>
          </table:table-cell>
          <table:table-cell office:value-type="float" office:value="0.0027904223531977" table:style-name="ce1">
            <text:p>0.0027904223531977</text:p>
          </table:table-cell>
          <table:table-cell office:value-type="float" office:value="0.0207094417102623" table:style-name="ce1">
            <text:p>0.0207094417102623</text:p>
          </table:table-cell>
          <table:table-cell office:value-type="float" office:value="0.00748906185828066" table:style-name="ce1">
            <text:p>0.00748906185828066</text:p>
          </table:table-cell>
          <table:table-cell office:value-type="float" office:value="0.0101013924094142" table:style-name="ce1">
            <text:p>0.0101013924094142</text:p>
          </table:table-cell>
          <table:table-cell office:value-type="float" office:value="0.0157216014356955" table:style-name="ce1">
            <text:p>0.0157216014356955</text:p>
          </table:table-cell>
          <table:table-cell office:value-type="float" office:value="0.0281492981686856" table:style-name="ce1">
            <text:p>0.0281492981686856</text:p>
          </table:table-cell>
          <table:table-cell office:value-type="float" office:value="0.0144606733825781" table:style-name="ce1">
            <text:p>0.0144606733825781</text:p>
          </table:table-cell>
          <table:table-cell office:value-type="float" office:value="0.0124600770606382" table:style-name="ce1">
            <text:p>0.0124600770606382</text:p>
          </table:table-cell>
          <table:table-cell office:value-type="float" office:value="0.0107032855586364" table:style-name="ce1">
            <text:p>0.0107032855586364</text:p>
          </table:table-cell>
          <table:table-cell office:value-type="float" office:value="0.0139946506278006" table:style-name="ce1">
            <text:p>0.0139946506278006</text:p>
          </table:table-cell>
          <table:table-cell office:value-type="float" office:value="0.0135089457130802" table:style-name="ce1">
            <text:p>0.0135089457130802</text:p>
          </table:table-cell>
          <table:table-cell office:value-type="float" office:value="0.0146174957537362" table:style-name="ce1">
            <text:p>0.0146174957537362</text:p>
          </table:table-cell>
          <table:table-cell office:value-type="float" office:value="0.0140136978793583" table:style-name="ce1">
            <text:p>0.0140136978793583</text:p>
          </table:table-cell>
          <table:table-cell office:value-type="float" office:value="0.0232579639686776" table:style-name="ce1">
            <text:p>0.0232579639686776</text:p>
          </table:table-cell>
          <table:table-cell office:value-type="float" office:value="0.00802333726447312" table:style-name="ce1">
            <text:p>0.00802333726447312</text:p>
          </table:table-cell>
          <table:table-cell office:value-type="float" office:value="0.0171558594779875" table:style-name="ce1">
            <text:p>0.0171558594779875</text:p>
          </table:table-cell>
          <table:table-cell office:value-type="float" office:value="0.0077115972473127" table:style-name="ce1">
            <text:p>0.0077115972473127</text:p>
          </table:table-cell>
          <table:table-cell office:value-type="float" office:value="0.0155755725070867" table:style-name="ce1">
            <text:p>0.0155755725070867</text:p>
          </table:table-cell>
          <table:table-cell office:value-type="float" office:value="0.00932553436263205" table:style-name="ce1">
            <text:p>0.00932553436263205</text:p>
          </table:table-cell>
          <table:table-cell office:value-type="float" office:value="0.00637892454666151" table:style-name="ce1">
            <text:p>0.00637892454666151</text:p>
          </table:table-cell>
          <table:table-cell office:value-type="float" office:value="0.00677510737906091" table:style-name="ce1">
            <text:p>0.00677510737906091</text:p>
          </table:table-cell>
          <table:table-cell office:value-type="float" office:value="0.00860999261244916" table:style-name="ce1">
            <text:p>0.00860999261244916</text:p>
          </table:table-cell>
          <table:table-cell office:value-type="float" office:value="0" table:style-name="ce1">
            <text:p>0</text:p>
          </table:table-cell>
          <table:table-cell office:value-type="float" office:value="0.00700430930613812" table:style-name="ce1">
            <text:p>0.00700430930613812</text:p>
          </table:table-cell>
          <table:table-cell office:value-type="float" office:value="0.0147127320115245" table:style-name="ce1">
            <text:p>0.0147127320115245</text:p>
          </table:table-cell>
          <table:table-cell office:value-type="float" office:value="0.00167425341191862" table:style-name="ce1">
            <text:p>0.00167425341191862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  <table:table-cell office:value-type="float" office:value="0.0130173390363241" table:style-name="ce1">
            <text:p>0.0130173390363241</text:p>
          </table:table-cell>
        </table:table-row>
        <table:table-row>
          <table:table-cell office:value-type="float" office:value="0.0236443057211056" table:style-name="ce1">
            <text:p>0.0236443057211056</text:p>
          </table:table-cell>
          <table:table-cell office:value-type="float" office:value="0.0325911172319328" table:style-name="ce1">
            <text:p>0.0325911172319328</text:p>
          </table:table-cell>
          <table:table-cell office:value-type="float" office:value="0.0197139053621817" table:style-name="ce1">
            <text:p>0.0197139053621817</text:p>
          </table:table-cell>
          <table:table-cell office:value-type="float" office:value="0.0176766430809933" table:style-name="ce1">
            <text:p>0.0176766430809933</text:p>
          </table:table-cell>
          <table:table-cell office:value-type="float" office:value="0.0527621566314984" table:style-name="ce1">
            <text:p>0.0527621566314984</text:p>
          </table:table-cell>
          <table:table-cell office:value-type="float" office:value="0.0731427157981983" table:style-name="ce1">
            <text:p>0.0731427157981983</text:p>
          </table:table-cell>
          <table:table-cell office:value-type="float" office:value="0.0543932362732197" table:style-name="ce1">
            <text:p>0.0543932362732197</text:p>
          </table:table-cell>
          <table:table-cell office:value-type="float" office:value="0.0228059091983758" table:style-name="ce1">
            <text:p>0.0228059091983758</text:p>
          </table:table-cell>
          <table:table-cell office:value-type="float" office:value="0.0314089178185871" table:style-name="ce1">
            <text:p>0.0314089178185871</text:p>
          </table:table-cell>
          <table:table-cell office:value-type="float" office:value="0.0543659352126537" table:style-name="ce1">
            <text:p>0.0543659352126537</text:p>
          </table:table-cell>
          <table:table-cell office:value-type="float" office:value="0.0187774154939299" table:style-name="ce1">
            <text:p>0.0187774154939299</text:p>
          </table:table-cell>
          <table:table-cell office:value-type="float" office:value="0.0371269027361977" table:style-name="ce1">
            <text:p>0.0371269027361977</text:p>
          </table:table-cell>
          <table:table-cell office:value-type="float" office:value="0.0291505486922335" table:style-name="ce1">
            <text:p>0.0291505486922335</text:p>
          </table:table-cell>
          <table:table-cell office:value-type="float" office:value="0.0152809750163282" table:style-name="ce1">
            <text:p>0.0152809750163282</text:p>
          </table:table-cell>
          <table:table-cell office:value-type="float" office:value="0.0184821830947861" table:style-name="ce1">
            <text:p>0.0184821830947861</text:p>
          </table:table-cell>
          <table:table-cell office:value-type="float" office:value="0.0193437537735778" table:style-name="ce1">
            <text:p>0.0193437537735778</text:p>
          </table:table-cell>
          <table:table-cell office:value-type="float" office:value="0.0298864075107445" table:style-name="ce1">
            <text:p>0.0298864075107445</text:p>
          </table:table-cell>
          <table:table-cell office:value-type="float" office:value="0.0289721394359767" table:style-name="ce1">
            <text:p>0.0289721394359767</text:p>
          </table:table-cell>
          <table:table-cell office:value-type="float" office:value="0.0226852766051772" table:style-name="ce1">
            <text:p>0.0226852766051772</text:p>
          </table:table-cell>
          <table:table-cell office:value-type="float" office:value="0.0494225385250547" table:style-name="ce1">
            <text:p>0.0494225385250547</text:p>
          </table:table-cell>
          <table:table-cell office:value-type="float" office:value="0.0236443057211056" table:style-name="ce1">
            <text:p>0.0236443057211056</text:p>
          </table:table-cell>
          <table:table-cell office:value-type="float" office:value="0.0330692032460301" table:style-name="ce1">
            <text:p>0.0330692032460301</text:p>
          </table:table-cell>
          <table:table-cell office:value-type="float" office:value="0.0558090819723393" table:style-name="ce1">
            <text:p>0.0558090819723393</text:p>
          </table:table-cell>
          <table:table-cell office:value-type="float" office:value="0.055050366451959" table:style-name="ce1">
            <text:p>0.055050366451959</text:p>
          </table:table-cell>
          <table:table-cell office:value-type="float" office:value="0.0399331977990268" table:style-name="ce1">
            <text:p>0.0399331977990268</text:p>
          </table:table-cell>
          <table:table-cell office:value-type="float" office:value="0.0321549351712623" table:style-name="ce1">
            <text:p>0.0321549351712623</text:p>
          </table:table-cell>
          <table:table-cell office:value-type="float" office:value="0.0413134886285721" table:style-name="ce1">
            <text:p>0.0413134886285721</text:p>
          </table:table-cell>
          <table:table-cell office:value-type="float" office:value="0.0493298419008074" table:style-name="ce1">
            <text:p>0.0493298419008074</text:p>
          </table:table-cell>
          <table:table-cell office:value-type="float" office:value="0.049597138331" table:style-name="ce1">
            <text:p>0.049597138331</text:p>
          </table:table-cell>
          <table:table-cell office:value-type="float" office:value="0.0391027376311127" table:style-name="ce1">
            <text:p>0.0391027376311127</text:p>
          </table:table-cell>
          <table:table-cell office:value-type="float" office:value="0.0441077204320814" table:style-name="ce1">
            <text:p>0.0441077204320814</text:p>
          </table:table-cell>
          <table:table-cell office:value-type="float" office:value="0.0572039756947455" table:style-name="ce1">
            <text:p>0.0572039756947455</text:p>
          </table:table-cell>
          <table:table-cell office:value-type="float" office:value="0.0347720275352852" table:style-name="ce1">
            <text:p>0.0347720275352852</text:p>
          </table:table-cell>
          <table:table-cell office:value-type="float" office:value="0.0430829782982791" table:style-name="ce1">
            <text:p>0.0430829782982791</text:p>
          </table:table-cell>
          <table:table-cell office:value-type="float" office:value="0.0376640352301238" table:style-name="ce1">
            <text:p>0.0376640352301238</text:p>
          </table:table-cell>
          <table:table-cell office:value-type="float" office:value="0.0444073971899219" table:style-name="ce1">
            <text:p>0.0444073971899219</text:p>
          </table:table-cell>
          <table:table-cell office:value-type="float" office:value="0.0322920753824774" table:style-name="ce1">
            <text:p>0.0322920753824774</text:p>
          </table:table-cell>
          <table:table-cell office:value-type="float" office:value="0.0226706737123164" table:style-name="ce1">
            <text:p>0.0226706737123164</text:p>
          </table:table-cell>
          <table:table-cell office:value-type="float" office:value="0.0301181490713628" table:style-name="ce1">
            <text:p>0.0301181490713628</text:p>
          </table:table-cell>
          <table:table-cell office:value-type="float" office:value="0.0321822362318282" table:style-name="ce1">
            <text:p>0.0321822362318282</text:p>
          </table:table-cell>
          <table:table-cell office:value-type="float" office:value="0" table:style-name="ce1">
            <text:p>0</text:p>
          </table:table-cell>
          <table:table-cell office:value-type="float" office:value="0.035007578546215" table:style-name="ce1">
            <text:p>0.035007578546215</text:p>
          </table:table-cell>
          <table:table-cell office:value-type="float" office:value="0.079862586147742" table:style-name="ce1">
            <text:p>0.079862586147742</text:p>
          </table:table-cell>
          <table:table-cell office:value-type="float" office:value="0.0192123277378299" table:style-name="ce1">
            <text:p>0.0192123277378299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  <table:table-cell office:value-type="float" office:value="0.0359822963926404" table:style-name="ce1">
            <text:p>0.0359822963926404</text:p>
          </table:table-cell>
        </table:table-row>
        <table:table-row>
          <table:table-cell office:value-type="float" office:value="0.0209097553058104" table:style-name="ce1">
            <text:p>0.0209097553058104</text:p>
          </table:table-cell>
          <table:table-cell office:value-type="float" office:value="0.0344418751749524" table:style-name="ce1">
            <text:p>0.0344418751749524</text:p>
          </table:table-cell>
          <table:table-cell office:value-type="float" office:value="0.0209837221326926" table:style-name="ce1">
            <text:p>0.0209837221326926</text:p>
          </table:table-cell>
          <table:table-cell office:value-type="float" office:value="0.0143519056398291" table:style-name="ce1">
            <text:p>0.0143519056398291</text:p>
          </table:table-cell>
          <table:table-cell office:value-type="float" office:value="0.0509501280999793" table:style-name="ce1">
            <text:p>0.0509501280999793</text:p>
          </table:table-cell>
          <table:table-cell office:value-type="float" office:value="0.0653396917434089" table:style-name="ce1">
            <text:p>0.0653396917434089</text:p>
          </table:table-cell>
          <table:table-cell office:value-type="float" office:value="0.052390735226124" table:style-name="ce1">
            <text:p>0.052390735226124</text:p>
          </table:table-cell>
          <table:table-cell office:value-type="float" office:value="0.022167826271194" table:style-name="ce1">
            <text:p>0.022167826271194</text:p>
          </table:table-cell>
          <table:table-cell office:value-type="float" office:value="0.0289200769483857" table:style-name="ce1">
            <text:p>0.0289200769483857</text:p>
          </table:table-cell>
          <table:table-cell office:value-type="float" office:value="0.0480485967793619" table:style-name="ce1">
            <text:p>0.0480485967793619</text:p>
          </table:table-cell>
          <table:table-cell office:value-type="float" office:value="0.00893760533924097" table:style-name="ce1">
            <text:p>0.00893760533924097</text:p>
          </table:table-cell>
          <table:table-cell office:value-type="float" office:value="0.0405598523752739" table:style-name="ce1">
            <text:p>0.0405598523752739</text:p>
          </table:table-cell>
          <table:table-cell office:value-type="float" office:value="0.0242966740869556" table:style-name="ce1">
            <text:p>0.0242966740869556</text:p>
          </table:table-cell>
          <table:table-cell office:value-type="float" office:value="0.0111153411006672" table:style-name="ce1">
            <text:p>0.0111153411006672</text:p>
          </table:table-cell>
          <table:table-cell office:value-type="float" office:value="0.0104283702278208" table:style-name="ce1">
            <text:p>0.0104283702278208</text:p>
          </table:table-cell>
          <table:table-cell office:value-type="float" office:value="0.0145146405953248" table:style-name="ce1">
            <text:p>0.0145146405953248</text:p>
          </table:table-cell>
          <table:table-cell office:value-type="float" office:value="0.0257696615407482" table:style-name="ce1">
            <text:p>0.0257696615407482</text:p>
          </table:table-cell>
          <table:table-cell office:value-type="float" office:value="0.0264540927800536" table:style-name="ce1">
            <text:p>0.0264540927800536</text:p>
          </table:table-cell>
          <table:table-cell office:value-type="float" office:value="0.0185615466429431" table:style-name="ce1">
            <text:p>0.0185615466429431</text:p>
          </table:table-cell>
          <table:table-cell office:value-type="float" office:value="0.046338788497869" table:style-name="ce1">
            <text:p>0.046338788497869</text:p>
          </table:table-cell>
          <table:table-cell office:value-type="float" office:value="0.0209097553058104" table:style-name="ce1">
            <text:p>0.0209097553058104</text:p>
          </table:table-cell>
          <table:table-cell office:value-type="float" office:value="0.0319993826168747" table:style-name="ce1">
            <text:p>0.0319993826168747</text:p>
          </table:table-cell>
          <table:table-cell office:value-type="float" office:value="0.050442201391775" table:style-name="ce1">
            <text:p>0.050442201391775</text:p>
          </table:table-cell>
          <table:table-cell office:value-type="float" office:value="0.0548313230590459" table:style-name="ce1">
            <text:p>0.0548313230590459</text:p>
          </table:table-cell>
          <table:table-cell office:value-type="float" office:value="0.0371415056290586" table:style-name="ce1">
            <text:p>0.0371415056290586</text:p>
          </table:table-cell>
          <table:table-cell office:value-type="float" office:value="0.0349009139374921" table:style-name="ce1">
            <text:p>0.0349009139374921</text:p>
          </table:table-cell>
          <table:table-cell office:value-type="float" office:value="0.034311718955975" table:style-name="ce1">
            <text:p>0.034311718955975</text:p>
          </table:table-cell>
          <table:table-cell office:value-type="float" office:value="0.049778722129183" table:style-name="ce1">
            <text:p>0.049778722129183</text:p>
          </table:table-cell>
          <table:table-cell office:value-type="float" office:value="0.0408550847744177" table:style-name="ce1">
            <text:p>0.0408550847744177</text:p>
          </table:table-cell>
          <table:table-cell office:value-type="float" office:value="0.0347529802837276" table:style-name="ce1">
            <text:p>0.0347529802837276</text:p>
          </table:table-cell>
          <table:table-cell office:value-type="float" office:value="0.037657051237886" table:style-name="ce1">
            <text:p>0.037657051237886</text:p>
          </table:table-cell>
          <table:table-cell office:value-type="float" office:value="0.0525716841159218" table:style-name="ce1">
            <text:p>0.0525716841159218</text:p>
          </table:table-cell>
          <table:table-cell office:value-type="float" office:value="0.0265531384881534" table:style-name="ce1">
            <text:p>0.0265531384881534</text:p>
          </table:table-cell>
          <table:table-cell office:value-type="float" office:value="0.0377656205717647" table:style-name="ce1">
            <text:p>0.0377656205717647</text:p>
          </table:table-cell>
          <table:table-cell office:value-type="float" office:value="0.0238293815154075" table:style-name="ce1">
            <text:p>0.0238293815154075</text:p>
          </table:table-cell>
          <table:table-cell office:value-type="float" office:value="0.0398258982819186" table:style-name="ce1">
            <text:p>0.0398258982819186</text:p>
          </table:table-cell>
          <table:table-cell office:value-type="float" office:value="0.0265696461061701" table:style-name="ce1">
            <text:p>0.0265696461061701</text:p>
          </table:table-cell>
          <table:table-cell office:value-type="float" office:value="0.0183729788525222" table:style-name="ce1">
            <text:p>0.0183729788525222</text:p>
          </table:table-cell>
          <table:table-cell office:value-type="float" office:value="0.0216713279139243" table:style-name="ce1">
            <text:p>0.0216713279139243</text:p>
          </table:table-cell>
          <table:table-cell office:value-type="float" office:value="0.030431793813679" table:style-name="ce1">
            <text:p>0.030431793813679</text:p>
          </table:table-cell>
          <table:table-cell office:value-type="float" office:value="0" table:style-name="ce1">
            <text:p>0</text:p>
          </table:table-cell>
          <table:table-cell office:value-type="float" office:value="0.0287302393411944" table:style-name="ce1">
            <text:p>0.0287302393411944</text:p>
          </table:table-cell>
          <table:table-cell office:value-type="float" office:value="0.0485704914720419" table:style-name="ce1">
            <text:p>0.0485704914720419</text:p>
          </table:table-cell>
          <table:table-cell office:value-type="float" office:value="0.0110480408118301" table:style-name="ce1">
            <text:p>0.0110480408118301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  <table:table-cell office:value-type="float" office:value="0.0313409492526002" table:style-name="ce1">
            <text:p>0.0313409492526002</text:p>
          </table:table-cell>
        </table:table-row>
        <table:table-row>
          <table:table-cell office:value-type="float" office:value="0.0261575742844371" table:style-name="ce1">
            <text:p>0.0261575742844371</text:p>
          </table:table-cell>
          <table:table-cell office:value-type="float" office:value="0.0342139430646457" table:style-name="ce1">
            <text:p>0.0342139430646457</text:p>
          </table:table-cell>
          <table:table-cell office:value-type="float" office:value="0.0184758340109336" table:style-name="ce1">
            <text:p>0.0184758340109336</text:p>
          </table:table-cell>
          <table:table-cell office:value-type="float" office:value="0.0191603446137871" table:style-name="ce1">
            <text:p>0.0191603446137871</text:p>
          </table:table-cell>
          <table:table-cell office:value-type="float" office:value="0.0484104945589576" table:style-name="ce1">
            <text:p>0.0484104945589576</text:p>
          </table:table-cell>
          <table:table-cell office:value-type="float" office:value="0.0857450123371338" table:style-name="ce1">
            <text:p>0.0857450123371338</text:p>
          </table:table-cell>
          <table:table-cell office:value-type="float" office:value="0.0468987776936643" table:style-name="ce1">
            <text:p>0.0468987776936643</text:p>
          </table:table-cell>
          <table:table-cell office:value-type="float" office:value="0.0232757414034648" table:style-name="ce1">
            <text:p>0.0232757414034648</text:p>
          </table:table-cell>
          <table:table-cell office:value-type="float" office:value="0.0273232823594683" table:style-name="ce1">
            <text:p>0.0273232823594683</text:p>
          </table:table-cell>
          <table:table-cell office:value-type="float" office:value="0.0450600830099645" table:style-name="ce1">
            <text:p>0.0450600830099645</text:p>
          </table:table-cell>
          <table:table-cell office:value-type="float" office:value="0.0179666374859587" table:style-name="ce1">
            <text:p>0.0179666374859587</text:p>
          </table:table-cell>
          <table:table-cell office:value-type="float" office:value="0.0372576938635603" table:style-name="ce1">
            <text:p>0.0372576938635603</text:p>
          </table:table-cell>
          <table:table-cell office:value-type="float" office:value="0.0308076595777502" table:style-name="ce1">
            <text:p>0.0308076595777502</text:p>
          </table:table-cell>
          <table:table-cell office:value-type="float" office:value="0.0116143790914779" table:style-name="ce1">
            <text:p>0.0116143790914779</text:p>
          </table:table-cell>
          <table:table-cell office:value-type="float" office:value="0.0222408407354984" table:style-name="ce1">
            <text:p>0.0222408407354984</text:p>
          </table:table-cell>
          <table:table-cell office:value-type="float" office:value="0.0188859848278086" table:style-name="ce1">
            <text:p>0.0188859848278086</text:p>
          </table:table-cell>
          <table:table-cell office:value-type="float" office:value="0.0296197459889373" table:style-name="ce1">
            <text:p>0.0296197459889373</text:p>
          </table:table-cell>
          <table:table-cell office:value-type="float" office:value="0.0303873502267111" table:style-name="ce1">
            <text:p>0.0303873502267111</text:p>
          </table:table-cell>
          <table:table-cell office:value-type="float" office:value="0.0297137124299551" table:style-name="ce1">
            <text:p>0.0297137124299551</text:p>
          </table:table-cell>
          <table:table-cell office:value-type="float" office:value="0.0468327472215978" table:style-name="ce1">
            <text:p>0.0468327472215978</text:p>
          </table:table-cell>
          <table:table-cell office:value-type="float" office:value="0.0261575742844371" table:style-name="ce1">
            <text:p>0.0261575742844371</text:p>
          </table:table-cell>
          <table:table-cell office:value-type="float" office:value="0.0357104221286928" table:style-name="ce1">
            <text:p>0.0357104221286928</text:p>
          </table:table-cell>
          <table:table-cell office:value-type="float" office:value="0.0595391687357151" table:style-name="ce1">
            <text:p>0.0595391687357151</text:p>
          </table:table-cell>
          <table:table-cell office:value-type="float" office:value="0.0607016859891178" table:style-name="ce1">
            <text:p>0.0607016859891178</text:p>
          </table:table-cell>
          <table:table-cell office:value-type="float" office:value="0.0488225501009883" table:style-name="ce1">
            <text:p>0.0488225501009883</text:p>
          </table:table-cell>
          <table:table-cell office:value-type="float" office:value="0.0396214577818664" table:style-name="ce1">
            <text:p>0.0396214577818664</text:p>
          </table:table-cell>
          <table:table-cell office:value-type="float" office:value="0.0480416127871241" table:style-name="ce1">
            <text:p>0.0480416127871241</text:p>
          </table:table-cell>
          <table:table-cell office:value-type="float" office:value="0.0578820578501983" table:style-name="ce1">
            <text:p>0.0578820578501983</text:p>
          </table:table-cell>
          <table:table-cell office:value-type="float" office:value="0.0616984921539689" table:style-name="ce1">
            <text:p>0.0616984921539689</text:p>
          </table:table-cell>
          <table:table-cell office:value-type="float" office:value="0.0347872653365314" table:style-name="ce1">
            <text:p>0.0347872653365314</text:p>
          </table:table-cell>
          <table:table-cell office:value-type="float" office:value="0.0449915129043569" table:style-name="ce1">
            <text:p>0.0449915129043569</text:p>
          </table:table-cell>
          <table:table-cell office:value-type="float" office:value="0.0584617292059366" table:style-name="ce1">
            <text:p>0.0584617292059366</text:p>
          </table:table-cell>
          <table:table-cell office:value-type="float" office:value="0.0361497787312896" table:style-name="ce1">
            <text:p>0.0361497787312896</text:p>
          </table:table-cell>
          <table:table-cell office:value-type="float" office:value="0.0424626728058845" table:style-name="ce1">
            <text:p>0.0424626728058845</text:p>
          </table:table-cell>
          <table:table-cell office:value-type="float" office:value="0.0413566623987695" table:style-name="ce1">
            <text:p>0.0413566623987695</text:p>
          </table:table-cell>
          <table:table-cell office:value-type="float" office:value="0.0406157243131764" table:style-name="ce1">
            <text:p>0.0406157243131764</text:p>
          </table:table-cell>
          <table:table-cell office:value-type="float" office:value="0.0388519488189367" table:style-name="ce1">
            <text:p>0.0388519488189367</text:p>
          </table:table-cell>
          <table:table-cell office:value-type="float" office:value="0.0325434991030386" table:style-name="ce1">
            <text:p>0.0325434991030386</text:p>
          </table:table-cell>
          <table:table-cell office:value-type="float" office:value="0.0398278030070744" table:style-name="ce1">
            <text:p>0.0398278030070744</text:p>
          </table:table-cell>
          <table:table-cell office:value-type="float" office:value="0.0376830824816815" table:style-name="ce1">
            <text:p>0.0376830824816815</text:p>
          </table:table-cell>
          <table:table-cell office:value-type="float" office:value="0" table:style-name="ce1">
            <text:p>0</text:p>
          </table:table-cell>
          <table:table-cell office:value-type="float" office:value="0.0411712691502749" table:style-name="ce1">
            <text:p>0.0411712691502749</text:p>
          </table:table-cell>
          <table:table-cell office:value-type="float" office:value="0.0859735793558257" table:style-name="ce1">
            <text:p>0.0859735793558257</text:p>
          </table:table-cell>
          <table:table-cell office:value-type="float" office:value="0.0238446193166537" table:style-name="ce1">
            <text:p>0.0238446193166537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  <table:table-cell office:value-type="float" office:value="0.0383396365347103" table:style-name="ce1">
            <text:p>0.0383396365347103</text:p>
          </table:table-cell>
        </table:table-row>
      </table:table>
      <table:table table:name="max_Is" table:style-name="ta1">
        <table:table-column table:style-name="co1" table:number-columns-repeated="16384" table:default-cell-style-name="ce1"/>
        <table:table-row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0.0768898847281187" table:style-name="ce1">
            <text:p>0.0768898847281187</text:p>
          </table:table-cell>
          <table:table-cell office:value-type="float" office:value="0.205646523267384" table:style-name="ce1">
            <text:p>0.205646523267384</text:p>
          </table:table-cell>
          <table:table-cell office:value-type="float" office:value="0.100398405788721" table:style-name="ce1">
            <text:p>0.100398405788721</text:p>
          </table:table-cell>
          <table:table-cell office:value-type="float" office:value="0.0587666774178237" table:style-name="ce1">
            <text:p>0.0587666774178237</text:p>
          </table:table-cell>
          <table:table-cell office:value-type="float" office:value="0.331497281658759" table:style-name="ce1">
            <text:p>0.331497281658759</text:p>
          </table:table-cell>
          <table:table-cell office:value-type="float" office:value="0.388238415072817" table:style-name="ce1">
            <text:p>0.388238415072817</text:p>
          </table:table-cell>
          <table:table-cell office:value-type="float" office:value="0.220289396406495" table:style-name="ce1">
            <text:p>0.220289396406495</text:p>
          </table:table-cell>
          <table:table-cell office:value-type="float" office:value="0.0624591556405507" table:style-name="ce1">
            <text:p>0.0624591556405507</text:p>
          </table:table-cell>
          <table:table-cell office:value-type="float" office:value="0.129531211006529" table:style-name="ce1">
            <text:p>0.129531211006529</text:p>
          </table:table-cell>
          <table:table-cell office:value-type="float" office:value="0.233195648472505" table:style-name="ce1">
            <text:p>0.233195648472505</text:p>
          </table:table-cell>
          <table:table-cell office:value-type="float" office:value="0.0654735746055094" table:style-name="ce1">
            <text:p>0.0654735746055094</text:p>
          </table:table-cell>
          <table:table-cell office:value-type="float" office:value="0.134790410051776" table:style-name="ce1">
            <text:p>0.134790410051776</text:p>
          </table:table-cell>
          <table:table-cell office:value-type="float" office:value="0.118637860638888" table:style-name="ce1">
            <text:p>0.118637860638888</text:p>
          </table:table-cell>
          <table:table-cell office:value-type="float" office:value="0.0681426427888852" table:style-name="ce1">
            <text:p>0.0681426427888852</text:p>
          </table:table-cell>
          <table:table-cell office:value-type="float" office:value="0.0500511954165393" table:style-name="ce1">
            <text:p>0.0500511954165393</text:p>
          </table:table-cell>
          <table:table-cell office:value-type="float" office:value="0.0836094242212017" table:style-name="ce1">
            <text:p>0.0836094242212017</text:p>
          </table:table-cell>
          <table:table-cell office:value-type="float" office:value="0.118662528551858" table:style-name="ce1">
            <text:p>0.118662528551858</text:p>
          </table:table-cell>
          <table:table-cell office:value-type="float" office:value="0.128283014610237" table:style-name="ce1">
            <text:p>0.128283014610237</text:p>
          </table:table-cell>
          <table:table-cell office:value-type="float" office:value="0.0709695856152703" table:style-name="ce1">
            <text:p>0.0709695856152703</text:p>
          </table:table-cell>
          <table:table-cell office:value-type="float" office:value="0.192636665966899" table:style-name="ce1">
            <text:p>0.192636665966899</text:p>
          </table:table-cell>
          <table:table-cell office:value-type="float" office:value="0.0768898847281187" table:style-name="ce1">
            <text:p>0.0768898847281187</text:p>
          </table:table-cell>
          <table:table-cell office:value-type="float" office:value="0.0883357963462923" table:style-name="ce1">
            <text:p>0.0883357963462923</text:p>
          </table:table-cell>
          <table:table-cell office:value-type="float" office:value="0.167978620161886" table:style-name="ce1">
            <text:p>0.167978620161886</text:p>
          </table:table-cell>
          <table:table-cell office:value-type="float" office:value="0.23216452971035" table:style-name="ce1">
            <text:p>0.23216452971035</text:p>
          </table:table-cell>
          <table:table-cell office:value-type="float" office:value="0.150059848180331" table:style-name="ce1">
            <text:p>0.150059848180331</text:p>
          </table:table-cell>
          <table:table-cell office:value-type="float" office:value="0.113521735488868" table:style-name="ce1">
            <text:p>0.113521735488868</text:p>
          </table:table-cell>
          <table:table-cell office:value-type="float" office:value="0.137365740165865" table:style-name="ce1">
            <text:p>0.137365740165865</text:p>
          </table:table-cell>
          <table:table-cell office:value-type="float" office:value="0.145200269325201" table:style-name="ce1">
            <text:p>0.145200269325201</text:p>
          </table:table-cell>
          <table:table-cell office:value-type="float" office:value="0.141603687614146" table:style-name="ce1">
            <text:p>0.141603687614146</text:p>
          </table:table-cell>
          <table:table-cell office:value-type="float" office:value="0.125668215835396" table:style-name="ce1">
            <text:p>0.125668215835396</text:p>
          </table:table-cell>
          <table:table-cell office:value-type="float" office:value="0.17435774245598" table:style-name="ce1">
            <text:p>0.17435774245598</text:p>
          </table:table-cell>
          <table:table-cell office:value-type="float" office:value="0.220935695726315" table:style-name="ce1">
            <text:p>0.220935695726315</text:p>
          </table:table-cell>
          <table:table-cell office:value-type="float" office:value="0.0909308607907575" table:style-name="ce1">
            <text:p>0.0909308607907575</text:p>
          </table:table-cell>
          <table:table-cell office:value-type="float" office:value="0.147198370275788" table:style-name="ce1">
            <text:p>0.147198370275788</text:p>
          </table:table-cell>
          <table:table-cell office:value-type="float" office:value="0.0818629359829114" table:style-name="ce1">
            <text:p>0.0818629359829114</text:p>
          </table:table-cell>
          <table:table-cell office:value-type="float" office:value="0.141603687614146" table:style-name="ce1">
            <text:p>0.141603687614146</text:p>
          </table:table-cell>
          <table:table-cell office:value-type="float" office:value="0.0766580063461988" table:style-name="ce1">
            <text:p>0.0766580063461988</text:p>
          </table:table-cell>
          <table:table-cell office:value-type="float" office:value="0.0864264998823987" table:style-name="ce1">
            <text:p>0.0864264998823987</text:p>
          </table:table-cell>
          <table:table-cell office:value-type="float" office:value="0.0272185751713206" table:style-name="ce1">
            <text:p>0.0272185751713206</text:p>
          </table:table-cell>
          <table:table-cell office:value-type="float" office:value="0.0826177741197996" table:style-name="ce1">
            <text:p>0.0826177741197996</text:p>
          </table:table-cell>
          <table:table-cell office:value-type="float" office:value="0" table:style-name="ce1">
            <text:p>0</text:p>
          </table:table-cell>
          <table:table-cell office:value-type="float" office:value="0.0828693868320956" table:style-name="ce1">
            <text:p>0.0828693868320956</text:p>
          </table:table-cell>
          <table:table-cell office:value-type="float" office:value="0.176804799422624" table:style-name="ce1">
            <text:p>0.176804799422624</text:p>
          </table:table-cell>
          <table:table-cell office:value-type="float" office:value="0.0122007497550618" table:style-name="ce1">
            <text:p>0.0122007497550618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  <table:table-cell office:value-type="float" office:value="0.127696429860423" table:style-name="ce1">
            <text:p>0.127696429860423</text:p>
          </table:table-cell>
        </table:table-row>
        <table:table-row>
          <table:table-cell office:value-type="float" office:value="0.155225309156291" table:style-name="ce1">
            <text:p>0.155225309156291</text:p>
          </table:table-cell>
          <table:table-cell office:value-type="float" office:value="0.250532257707963" table:style-name="ce1">
            <text:p>0.250532257707963</text:p>
          </table:table-cell>
          <table:table-cell office:value-type="float" office:value="0.160612781348983" table:style-name="ce1">
            <text:p>0.160612781348983</text:p>
          </table:table-cell>
          <table:table-cell office:value-type="float" office:value="0.111142823631804" table:style-name="ce1">
            <text:p>0.111142823631804</text:p>
          </table:table-cell>
          <table:table-cell office:value-type="float" office:value="0.367729512229391" table:style-name="ce1">
            <text:p>0.367729512229391</text:p>
          </table:table-cell>
          <table:table-cell office:value-type="float" office:value="0.549630702471658" table:style-name="ce1">
            <text:p>0.549630702471658</text:p>
          </table:table-cell>
          <table:table-cell office:value-type="float" office:value="0.375134819703046" table:style-name="ce1">
            <text:p>0.375134819703046</text:p>
          </table:table-cell>
          <table:table-cell office:value-type="float" office:value="0.164559647424216" table:style-name="ce1">
            <text:p>0.164559647424216</text:p>
          </table:table-cell>
          <table:table-cell office:value-type="float" office:value="0.247172487961421" table:style-name="ce1">
            <text:p>0.247172487961421</text:p>
          </table:table-cell>
          <table:table-cell office:value-type="float" office:value="0.387019820172089" table:style-name="ce1">
            <text:p>0.387019820172089</text:p>
          </table:table-cell>
          <table:table-cell office:value-type="float" office:value="0.08169026059212" table:style-name="ce1">
            <text:p>0.08169026059212</text:p>
          </table:table-cell>
          <table:table-cell office:value-type="float" office:value="0.326361422178363" table:style-name="ce1">
            <text:p>0.326361422178363</text:p>
          </table:table-cell>
          <table:table-cell office:value-type="float" office:value="0.21820742455181" table:style-name="ce1">
            <text:p>0.21820742455181</text:p>
          </table:table-cell>
          <table:table-cell office:value-type="float" office:value="0.108183599122117" table:style-name="ce1">
            <text:p>0.108183599122117</text:p>
          </table:table-cell>
          <table:table-cell office:value-type="float" office:value="0.0913699496416271" table:style-name="ce1">
            <text:p>0.0913699496416271</text:p>
          </table:table-cell>
          <table:table-cell office:value-type="float" office:value="0.103575632979283" table:style-name="ce1">
            <text:p>0.103575632979283</text:p>
          </table:table-cell>
          <table:table-cell office:value-type="float" office:value="0.210333426731722" table:style-name="ce1">
            <text:p>0.210333426731722</text:p>
          </table:table-cell>
          <table:table-cell office:value-type="float" office:value="0.192064370385991" table:style-name="ce1">
            <text:p>0.192064370385991</text:p>
          </table:table-cell>
          <table:table-cell office:value-type="float" office:value="0.175142182088432" table:style-name="ce1">
            <text:p>0.175142182088432</text:p>
          </table:table-cell>
          <table:table-cell office:value-type="float" office:value="0.36544526348835" table:style-name="ce1">
            <text:p>0.36544526348835</text:p>
          </table:table-cell>
          <table:table-cell office:value-type="float" office:value="0.155225309156291" table:style-name="ce1">
            <text:p>0.155225309156291</text:p>
          </table:table-cell>
          <table:table-cell office:value-type="float" office:value="0.241054845544811" table:style-name="ce1">
            <text:p>0.241054845544811</text:p>
          </table:table-cell>
          <table:table-cell office:value-type="float" office:value="0.371039946149992" table:style-name="ce1">
            <text:p>0.371039946149992</text:p>
          </table:table-cell>
          <table:table-cell office:value-type="float" office:value="0.399477116222041" table:style-name="ce1">
            <text:p>0.399477116222041</text:p>
          </table:table-cell>
          <table:table-cell office:value-type="float" office:value="0.310948910154581" table:style-name="ce1">
            <text:p>0.310948910154581</text:p>
          </table:table-cell>
          <table:table-cell office:value-type="float" office:value="0.257927698016429" table:style-name="ce1">
            <text:p>0.257927698016429</text:p>
          </table:table-cell>
          <table:table-cell office:value-type="float" office:value="0.285338682908917" table:style-name="ce1">
            <text:p>0.285338682908917</text:p>
          </table:table-cell>
          <table:table-cell office:value-type="float" office:value="0.379772387341443" table:style-name="ce1">
            <text:p>0.379772387341443</text:p>
          </table:table-cell>
          <table:table-cell office:value-type="float" office:value="0.329296903821817" table:style-name="ce1">
            <text:p>0.329296903821817</text:p>
          </table:table-cell>
          <table:table-cell office:value-type="float" office:value="0.261529213310079" table:style-name="ce1">
            <text:p>0.261529213310079</text:p>
          </table:table-cell>
          <table:table-cell office:value-type="float" office:value="0.30715005155717" table:style-name="ce1">
            <text:p>0.30715005155717</text:p>
          </table:table-cell>
          <table:table-cell office:value-type="float" office:value="0.433208020417494" table:style-name="ce1">
            <text:p>0.433208020417494</text:p>
          </table:table-cell>
          <table:table-cell office:value-type="float" office:value="0.203495481256382" table:style-name="ce1">
            <text:p>0.203495481256382</text:p>
          </table:table-cell>
          <table:table-cell office:value-type="float" office:value="0.235800580082158" table:style-name="ce1">
            <text:p>0.235800580082158</text:p>
          </table:table-cell>
          <table:table-cell office:value-type="float" office:value="0.181249957339854" table:style-name="ce1">
            <text:p>0.181249957339854</text:p>
          </table:table-cell>
          <table:table-cell office:value-type="float" office:value="0.320811141760067" table:style-name="ce1">
            <text:p>0.320811141760067</text:p>
          </table:table-cell>
          <table:table-cell office:value-type="float" office:value="0.162517144230283" table:style-name="ce1">
            <text:p>0.162517144230283</text:p>
          </table:table-cell>
          <table:table-cell office:value-type="float" office:value="0.191334200162073" table:style-name="ce1">
            <text:p>0.191334200162073</text:p>
          </table:table-cell>
          <table:table-cell office:value-type="float" office:value="0.120191939156011" table:style-name="ce1">
            <text:p>0.120191939156011</text:p>
          </table:table-cell>
          <table:table-cell office:value-type="float" office:value="0.233491663428147" table:style-name="ce1">
            <text:p>0.233491663428147</text:p>
          </table:table-cell>
          <table:table-cell office:value-type="float" office:value="0" table:style-name="ce1">
            <text:p>0</text:p>
          </table:table-cell>
          <table:table-cell office:value-type="float" office:value="0.24921005757276" table:style-name="ce1">
            <text:p>0.24921005757276</text:p>
          </table:table-cell>
          <table:table-cell office:value-type="float" office:value="0.432537053184705" table:style-name="ce1">
            <text:p>0.432537053184705</text:p>
          </table:table-cell>
          <table:table-cell office:value-type="float" office:value="0.0428382976640523" table:style-name="ce1">
            <text:p>0.0428382976640523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  <table:table-cell office:value-type="float" office:value="0.244240461227369" table:style-name="ce1">
            <text:p>0.244240461227369</text:p>
          </table:table-cell>
        </table:table-row>
        <table:table-row>
          <table:table-cell office:value-type="float" office:value="0.151066299029515" table:style-name="ce1">
            <text:p>0.151066299029515</text:p>
          </table:table-cell>
          <table:table-cell office:value-type="float" office:value="0.24844041868809" table:style-name="ce1">
            <text:p>0.24844041868809</text:p>
          </table:table-cell>
          <table:table-cell office:value-type="float" office:value="0.157134605620185" table:style-name="ce1">
            <text:p>0.157134605620185</text:p>
          </table:table-cell>
          <table:table-cell office:value-type="float" office:value="0.078539551408001" table:style-name="ce1">
            <text:p>0.078539551408001</text:p>
          </table:table-cell>
          <table:table-cell office:value-type="float" office:value="0.371316226775258" table:style-name="ce1">
            <text:p>0.371316226775258</text:p>
          </table:table-cell>
          <table:table-cell office:value-type="float" office:value="0.508514225132926" table:style-name="ce1">
            <text:p>0.508514225132926</text:p>
          </table:table-cell>
          <table:table-cell office:value-type="float" office:value="0.389762892094375" table:style-name="ce1">
            <text:p>0.389762892094375</text:p>
          </table:table-cell>
          <table:table-cell office:value-type="float" office:value="0.145047328264786" table:style-name="ce1">
            <text:p>0.145047328264786</text:p>
          </table:table-cell>
          <table:table-cell office:value-type="float" office:value="0.235479897213546" table:style-name="ce1">
            <text:p>0.235479897213546</text:p>
          </table:table-cell>
          <table:table-cell office:value-type="float" office:value="0.382786806306402" table:style-name="ce1">
            <text:p>0.382786806306402</text:p>
          </table:table-cell>
          <table:table-cell office:value-type="float" office:value="0.0880743164688082" table:style-name="ce1">
            <text:p>0.0880743164688082</text:p>
          </table:table-cell>
          <table:table-cell office:value-type="float" office:value="0.30789502252887" table:style-name="ce1">
            <text:p>0.30789502252887</text:p>
          </table:table-cell>
          <table:table-cell office:value-type="float" office:value="0.19782679485583" table:style-name="ce1">
            <text:p>0.19782679485583</text:p>
          </table:table-cell>
          <table:table-cell office:value-type="float" office:value="0.0917745034143384" table:style-name="ce1">
            <text:p>0.0917745034143384</text:p>
          </table:table-cell>
          <table:table-cell office:value-type="float" office:value="0.100077722920108" table:style-name="ce1">
            <text:p>0.100077722920108</text:p>
          </table:table-cell>
          <table:table-cell office:value-type="float" office:value="0.0730614246351434" table:style-name="ce1">
            <text:p>0.0730614246351434</text:p>
          </table:table-cell>
          <table:table-cell office:value-type="float" office:value="0.206549368882093" table:style-name="ce1">
            <text:p>0.206549368882093</text:p>
          </table:table-cell>
          <table:table-cell office:value-type="float" office:value="0.15674978617785" table:style-name="ce1">
            <text:p>0.15674978617785</text:p>
          </table:table-cell>
          <table:table-cell office:value-type="float" office:value="0.168037823153014" table:style-name="ce1">
            <text:p>0.168037823153014</text:p>
          </table:table-cell>
          <table:table-cell office:value-type="float" office:value="0.296370173589191" table:style-name="ce1">
            <text:p>0.296370173589191</text:p>
          </table:table-cell>
          <table:table-cell office:value-type="float" office:value="0.151066299029515" table:style-name="ce1">
            <text:p>0.151066299029515</text:p>
          </table:table-cell>
          <table:table-cell office:value-type="float" office:value="0.242559588235993" table:style-name="ce1">
            <text:p>0.242559588235993</text:p>
          </table:table-cell>
          <table:table-cell office:value-type="float" office:value="0.319538277450805" table:style-name="ce1">
            <text:p>0.319538277450805</text:p>
          </table:table-cell>
          <table:table-cell office:value-type="float" office:value="0.397784897392285" table:style-name="ce1">
            <text:p>0.397784897392285</text:p>
          </table:table-cell>
          <table:table-cell office:value-type="float" office:value="0.229520129439945" table:style-name="ce1">
            <text:p>0.229520129439945</text:p>
          </table:table-cell>
          <table:table-cell office:value-type="float" office:value="0.201092826533084" table:style-name="ce1">
            <text:p>0.201092826533084</text:p>
          </table:table-cell>
          <table:table-cell office:value-type="float" office:value="0.17710574796086" table:style-name="ce1">
            <text:p>0.17710574796086</text:p>
          </table:table-cell>
          <table:table-cell office:value-type="float" office:value="0.379367833568732" table:style-name="ce1">
            <text:p>0.379367833568732</text:p>
          </table:table-cell>
          <table:table-cell office:value-type="float" office:value="0.283745135731042" table:style-name="ce1">
            <text:p>0.283745135731042</text:p>
          </table:table-cell>
          <table:table-cell office:value-type="float" office:value="0.185961528717163" table:style-name="ce1">
            <text:p>0.185961528717163</text:p>
          </table:table-cell>
          <table:table-cell office:value-type="float" office:value="0.291209646195825" table:style-name="ce1">
            <text:p>0.291209646195825</text:p>
          </table:table-cell>
          <table:table-cell office:value-type="float" office:value="0.37814430508541" table:style-name="ce1">
            <text:p>0.37814430508541</text:p>
          </table:table-cell>
          <table:table-cell office:value-type="float" office:value="0.124666698568805" table:style-name="ce1">
            <text:p>0.124666698568805</text:p>
          </table:table-cell>
          <table:table-cell office:value-type="float" office:value="0.208128115312186" table:style-name="ce1">
            <text:p>0.208128115312186</text:p>
          </table:table-cell>
          <table:table-cell office:value-type="float" office:value="0.025807570549425" table:style-name="ce1">
            <text:p>0.025807570549425</text:p>
          </table:table-cell>
          <table:table-cell office:value-type="float" office:value="0.221749736854331" table:style-name="ce1">
            <text:p>0.221749736854331</text:p>
          </table:table-cell>
          <table:table-cell office:value-type="float" office:value="0.101913015645091" table:style-name="ce1">
            <text:p>0.101913015645091</text:p>
          </table:table-cell>
          <table:table-cell office:value-type="float" office:value="0.184377848704476" table:style-name="ce1">
            <text:p>0.184377848704476</text:p>
          </table:table-cell>
          <table:table-cell office:value-type="float" office:value="0.0518174179852057" table:style-name="ce1">
            <text:p>0.0518174179852057</text:p>
          </table:table-cell>
          <table:table-cell office:value-type="float" office:value="0.165896648307201" table:style-name="ce1">
            <text:p>0.165896648307201</text:p>
          </table:table-cell>
          <table:table-cell office:value-type="float" office:value="0" table:style-name="ce1">
            <text:p>0</text:p>
          </table:table-cell>
          <table:table-cell office:value-type="float" office:value="0.122737667774536" table:style-name="ce1">
            <text:p>0.122737667774536</text:p>
          </table:table-cell>
          <table:table-cell office:value-type="float" office:value="0.499658444376624" table:style-name="ce1">
            <text:p>0.499658444376624</text:p>
          </table:table-cell>
          <table:table-cell office:value-type="float" office:value="0.0120478086946465" table:style-name="ce1">
            <text:p>0.0120478086946465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  <table:table-cell office:value-type="float" office:value="0.211600053983444" table:style-name="ce1">
            <text:p>0.211600053983444</text:p>
          </table:table-cell>
        </table:table-row>
        <table:table-row>
          <table:table-cell office:value-type="float" office:value="0.153436885465952" table:style-name="ce1">
            <text:p>0.153436885465952</text:p>
          </table:table-cell>
          <table:table-cell office:value-type="float" office:value="0.251893926503918" table:style-name="ce1">
            <text:p>0.251893926503918</text:p>
          </table:table-cell>
          <table:table-cell office:value-type="float" office:value="0.159848076046907" table:style-name="ce1">
            <text:p>0.159848076046907</text:p>
          </table:table-cell>
          <table:table-cell office:value-type="float" office:value="0.111907528933881" table:style-name="ce1">
            <text:p>0.111907528933881</text:p>
          </table:table-cell>
          <table:table-cell office:value-type="float" office:value="0.390626269048332" table:style-name="ce1">
            <text:p>0.390626269048332</text:p>
          </table:table-cell>
          <table:table-cell office:value-type="float" office:value="0.584062175395466" table:style-name="ce1">
            <text:p>0.584062175395466</text:p>
          </table:table-cell>
          <table:table-cell office:value-type="float" office:value="0.407627394667395" table:style-name="ce1">
            <text:p>0.407627394667395</text:p>
          </table:table-cell>
          <table:table-cell office:value-type="float" office:value="0.141100462189554" table:style-name="ce1">
            <text:p>0.141100462189554</text:p>
          </table:table-cell>
          <table:table-cell office:value-type="float" office:value="0.224823358810418" table:style-name="ce1">
            <text:p>0.224823358810418</text:p>
          </table:table-cell>
          <table:table-cell office:value-type="float" office:value="0.363970122292732" table:style-name="ce1">
            <text:p>0.363970122292732</text:p>
          </table:table-cell>
          <table:table-cell office:value-type="float" office:value="0.089278110621754" table:style-name="ce1">
            <text:p>0.089278110621754</text:p>
          </table:table-cell>
          <table:table-cell office:value-type="float" office:value="0.301871118181546" table:style-name="ce1">
            <text:p>0.301871118181546</text:p>
          </table:table-cell>
          <table:table-cell office:value-type="float" office:value="0.212010844813696" table:style-name="ce1">
            <text:p>0.212010844813696</text:p>
          </table:table-cell>
          <table:table-cell office:value-type="float" office:value="0.115238622231594" table:style-name="ce1">
            <text:p>0.115238622231594</text:p>
          </table:table-cell>
          <table:table-cell office:value-type="float" office:value="0.119146019646074" table:style-name="ce1">
            <text:p>0.119146019646074</text:p>
          </table:table-cell>
          <table:table-cell office:value-type="float" office:value="0.129832159544766" table:style-name="ce1">
            <text:p>0.129832159544766</text:p>
          </table:table-cell>
          <table:table-cell office:value-type="float" office:value="0.202434760998663" table:style-name="ce1">
            <text:p>0.202434760998663</text:p>
          </table:table-cell>
          <table:table-cell office:value-type="float" office:value="0.183766084462815" table:style-name="ce1">
            <text:p>0.183766084462815</text:p>
          </table:table-cell>
          <table:table-cell office:value-type="float" office:value="0.164016953338871" table:style-name="ce1">
            <text:p>0.164016953338871</text:p>
          </table:table-cell>
          <table:table-cell office:value-type="float" office:value="0.352312066623015" table:style-name="ce1">
            <text:p>0.352312066623015</text:p>
          </table:table-cell>
          <table:table-cell office:value-type="float" office:value="0.153436885465952" table:style-name="ce1">
            <text:p>0.153436885465952</text:p>
          </table:table-cell>
          <table:table-cell office:value-type="float" office:value="0.201364173575757" table:style-name="ce1">
            <text:p>0.201364173575757</text:p>
          </table:table-cell>
          <table:table-cell office:value-type="float" office:value="0.358770126238614" table:style-name="ce1">
            <text:p>0.358770126238614</text:p>
          </table:table-cell>
          <table:table-cell office:value-type="float" office:value="0.413024734025275" table:style-name="ce1">
            <text:p>0.413024734025275</text:p>
          </table:table-cell>
          <table:table-cell office:value-type="float" office:value="0.276265824518477" table:style-name="ce1">
            <text:p>0.276265824518477</text:p>
          </table:table-cell>
          <table:table-cell office:value-type="float" office:value="0.232001721484747" table:style-name="ce1">
            <text:p>0.232001721484747</text:p>
          </table:table-cell>
          <table:table-cell office:value-type="float" office:value="0.269117063339713" table:style-name="ce1">
            <text:p>0.269117063339713</text:p>
          </table:table-cell>
          <table:table-cell office:value-type="float" office:value="0.346243760032345" table:style-name="ce1">
            <text:p>0.346243760032345</text:p>
          </table:table-cell>
          <table:table-cell office:value-type="float" office:value="0.331077927138265" table:style-name="ce1">
            <text:p>0.331077927138265</text:p>
          </table:table-cell>
          <table:table-cell office:value-type="float" office:value="0.212588073977198" table:style-name="ce1">
            <text:p>0.212588073977198</text:p>
          </table:table-cell>
          <table:table-cell office:value-type="float" office:value="0.300909069575709" table:style-name="ce1">
            <text:p>0.300909069575709</text:p>
          </table:table-cell>
          <table:table-cell office:value-type="float" office:value="0.376052466065537" table:style-name="ce1">
            <text:p>0.376052466065537</text:p>
          </table:table-cell>
          <table:table-cell office:value-type="float" office:value="0.210747847669621" table:style-name="ce1">
            <text:p>0.210747847669621</text:p>
          </table:table-cell>
          <table:table-cell office:value-type="float" office:value="0.260971718476952" table:style-name="ce1">
            <text:p>0.260971718476952</text:p>
          </table:table-cell>
          <table:table-cell office:value-type="float" office:value="0.172552051226561" table:style-name="ce1">
            <text:p>0.172552051226561</text:p>
          </table:table-cell>
          <table:table-cell office:value-type="float" office:value="0.31452575753526" table:style-name="ce1">
            <text:p>0.31452575753526</text:p>
          </table:table-cell>
          <table:table-cell office:value-type="float" office:value="0.183114851560401" table:style-name="ce1">
            <text:p>0.183114851560401</text:p>
          </table:table-cell>
          <table:table-cell office:value-type="float" office:value="0.199237799477725" table:style-name="ce1">
            <text:p>0.199237799477725</text:p>
          </table:table-cell>
          <table:table-cell office:value-type="float" office:value="0.178304608531212" table:style-name="ce1">
            <text:p>0.178304608531212</text:p>
          </table:table-cell>
          <table:table-cell office:value-type="float" office:value="0.196534196216191" table:style-name="ce1">
            <text:p>0.196534196216191</text:p>
          </table:table-cell>
          <table:table-cell office:value-type="float" office:value="0" table:style-name="ce1">
            <text:p>0</text:p>
          </table:table-cell>
          <table:table-cell office:value-type="float" office:value="0.230580849697663" table:style-name="ce1">
            <text:p>0.230580849697663</text:p>
          </table:table-cell>
          <table:table-cell office:value-type="float" office:value="0.313765985815778" table:style-name="ce1">
            <text:p>0.313765985815778</text:p>
          </table:table-cell>
          <table:table-cell office:value-type="float" office:value="0.0694303078459297" table:style-name="ce1">
            <text:p>0.0694303078459297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  <table:table-cell office:value-type="float" office:value="0.237723198620642" table:style-name="ce1">
            <text:p>0.237723198620642</text:p>
          </table:table-cell>
        </table:table-row>
        <table:table-row>
          <table:table-cell office:value-type="float" office:value="0.0796428238155933" table:style-name="ce1">
            <text:p>0.0796428238155933</text:p>
          </table:table-cell>
          <table:table-cell office:value-type="float" office:value="0.201275369089064" table:style-name="ce1">
            <text:p>0.201275369089064</text:p>
          </table:table-cell>
          <table:table-cell office:value-type="float" office:value="0.121859490072796" table:style-name="ce1">
            <text:p>0.121859490072796</text:p>
          </table:table-cell>
          <table:table-cell office:value-type="float" office:value="0.0581129777241133" table:style-name="ce1">
            <text:p>0.0581129777241133</text:p>
          </table:table-cell>
          <table:table-cell office:value-type="float" office:value="0.363422494624794" table:style-name="ce1">
            <text:p>0.363422494624794</text:p>
          </table:table-cell>
          <table:table-cell office:value-type="float" office:value="0.289389154218624" table:style-name="ce1">
            <text:p>0.289389154218624</text:p>
          </table:table-cell>
          <table:table-cell office:value-type="float" office:value="0.241350860500454" table:style-name="ce1">
            <text:p>0.241350860500454</text:p>
          </table:table-cell>
          <table:table-cell office:value-type="float" office:value="0.0759031682093107" table:style-name="ce1">
            <text:p>0.0759031682093107</text:p>
          </table:table-cell>
          <table:table-cell office:value-type="float" office:value="0.136216215421454" table:style-name="ce1">
            <text:p>0.136216215421454</text:p>
          </table:table-cell>
          <table:table-cell office:value-type="float" office:value="0.210328493149128" table:style-name="ce1">
            <text:p>0.210328493149128</text:p>
          </table:table-cell>
          <table:table-cell office:value-type="float" office:value="0.0609396122015863" table:style-name="ce1">
            <text:p>0.0609396122015863</text:p>
          </table:table-cell>
          <table:table-cell office:value-type="float" office:value="0.163508794331685" table:style-name="ce1">
            <text:p>0.163508794331685</text:p>
          </table:table-cell>
          <table:table-cell office:value-type="float" office:value="0.0774917818045917" table:style-name="ce1">
            <text:p>0.0774917818045917</text:p>
          </table:table-cell>
          <table:table-cell office:value-type="float" office:value="0.0599874307609365" table:style-name="ce1">
            <text:p>0.0599874307609365</text:p>
          </table:table-cell>
          <table:table-cell office:value-type="float" office:value="0.0484971168994166" table:style-name="ce1">
            <text:p>0.0484971168994166</text:p>
          </table:table-cell>
          <table:table-cell office:value-type="float" office:value="0.102233698513704" table:style-name="ce1">
            <text:p>0.102233698513704</text:p>
          </table:table-cell>
          <table:table-cell office:value-type="float" office:value="0.103851913604549" table:style-name="ce1">
            <text:p>0.103851913604549</text:p>
          </table:table-cell>
          <table:table-cell office:value-type="float" office:value="0.156453771222207" table:style-name="ce1">
            <text:p>0.156453771222207</text:p>
          </table:table-cell>
          <table:table-cell office:value-type="float" office:value="0.0271593721801921" table:style-name="ce1">
            <text:p>0.0271593721801921</text:p>
          </table:table-cell>
          <table:table-cell office:value-type="float" office:value="0.184728133068653" table:style-name="ce1">
            <text:p>0.184728133068653</text:p>
          </table:table-cell>
          <table:table-cell office:value-type="float" office:value="0.0796428238155933" table:style-name="ce1">
            <text:p>0.0796428238155933</text:p>
          </table:table-cell>
          <table:table-cell office:value-type="float" office:value="0.104739958471476" table:style-name="ce1">
            <text:p>0.104739958471476</text:p>
          </table:table-cell>
          <table:table-cell office:value-type="float" office:value="0.153962312012217" table:style-name="ce1">
            <text:p>0.153962312012217</text:p>
          </table:table-cell>
          <table:table-cell office:value-type="float" office:value="0.244261674230937" table:style-name="ce1">
            <text:p>0.244261674230937</text:p>
          </table:table-cell>
          <table:table-cell office:value-type="float" office:value="0.133019253900516" table:style-name="ce1">
            <text:p>0.133019253900516</text:p>
          </table:table-cell>
          <table:table-cell office:value-type="float" office:value="0.131849994825728" table:style-name="ce1">
            <text:p>0.131849994825728</text:p>
          </table:table-cell>
          <table:table-cell office:value-type="float" office:value="0.0937282021215784" table:style-name="ce1">
            <text:p>0.0937282021215784</text:p>
          </table:table-cell>
          <table:table-cell office:value-type="float" office:value="0.167381656668007" table:style-name="ce1">
            <text:p>0.167381656668007</text:p>
          </table:table-cell>
          <table:table-cell office:value-type="float" office:value="0.125840891226187" table:style-name="ce1">
            <text:p>0.125840891226187</text:p>
          </table:table-cell>
          <table:table-cell office:value-type="float" office:value="0.136739175176422" table:style-name="ce1">
            <text:p>0.136739175176422</text:p>
          </table:table-cell>
          <table:table-cell office:value-type="float" office:value="0.176439714310665" table:style-name="ce1">
            <text:p>0.176439714310665</text:p>
          </table:table-cell>
          <table:table-cell office:value-type="float" office:value="0.276813452186416" table:style-name="ce1">
            <text:p>0.276813452186416</text:p>
          </table:table-cell>
          <table:table-cell office:value-type="float" office:value="0.0892287747958136" table:style-name="ce1">
            <text:p>0.0892287747958136</text:p>
          </table:table-cell>
          <table:table-cell office:value-type="float" office:value="0.155935745049833" table:style-name="ce1">
            <text:p>0.155935745049833</text:p>
          </table:table-cell>
          <table:table-cell office:value-type="float" office:value="0.0937183349563903" table:style-name="ce1">
            <text:p>0.0937183349563903</text:p>
          </table:table-cell>
          <table:table-cell office:value-type="float" office:value="0.17468829248978" table:style-name="ce1">
            <text:p>0.17468829248978</text:p>
          </table:table-cell>
          <table:table-cell office:value-type="float" office:value="0.102302768670021" table:style-name="ce1">
            <text:p>0.102302768670021</text:p>
          </table:table-cell>
          <table:table-cell office:value-type="float" office:value="0.0865893081080021" table:style-name="ce1">
            <text:p>0.0865893081080021</text:p>
          </table:table-cell>
          <table:table-cell office:value-type="float" office:value="0.0810143597767364" table:style-name="ce1">
            <text:p>0.0810143597767364</text:p>
          </table:table-cell>
          <table:table-cell office:value-type="float" office:value="0.127567645134101" table:style-name="ce1">
            <text:p>0.127567645134101</text:p>
          </table:table-cell>
          <table:table-cell office:value-type="float" office:value="0" table:style-name="ce1">
            <text:p>0</text:p>
          </table:table-cell>
          <table:table-cell office:value-type="float" office:value="0.113284923524354" table:style-name="ce1">
            <text:p>0.113284923524354</text:p>
          </table:table-cell>
          <table:table-cell office:value-type="float" office:value="0.130429123038645" table:style-name="ce1">
            <text:p>0.130429123038645</text:p>
          </table:table-cell>
          <table:table-cell office:value-type="float" office:value="0.0210515969287701" table:style-name="ce1">
            <text:p>0.0210515969287701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  <table:table-cell office:value-type="float" office:value="0.130967787564342" table:style-name="ce1">
            <text:p>0.130967787564342</text:p>
          </table:table-cell>
        </table:table-row>
        <table:table-row>
          <table:table-cell office:value-type="float" office:value="0.165440291917252" table:style-name="ce1">
            <text:p>0.165440291917252</text:p>
          </table:table-cell>
          <table:table-cell office:value-type="float" office:value="0.243995260770859" table:style-name="ce1">
            <text:p>0.243995260770859</text:p>
          </table:table-cell>
          <table:table-cell office:value-type="float" office:value="0.170701957753796" table:style-name="ce1">
            <text:p>0.170701957753796</text:p>
          </table:table-cell>
          <table:table-cell office:value-type="float" office:value="0.116913573522271" table:style-name="ce1">
            <text:p>0.116913573522271</text:p>
          </table:table-cell>
          <table:table-cell office:value-type="float" office:value="0.364458546969542" table:style-name="ce1">
            <text:p>0.364458546969542</text:p>
          </table:table-cell>
          <table:table-cell office:value-type="float" office:value="0.501671346074992" table:style-name="ce1">
            <text:p>0.501671346074992</text:p>
          </table:table-cell>
          <table:table-cell office:value-type="float" office:value="0.424495313556419" table:style-name="ce1">
            <text:p>0.424495313556419</text:p>
          </table:table-cell>
          <table:table-cell office:value-type="float" office:value="0.183923959105824" table:style-name="ce1">
            <text:p>0.183923959105824</text:p>
          </table:table-cell>
          <table:table-cell office:value-type="float" office:value="0.247641178307855" table:style-name="ce1">
            <text:p>0.247641178307855</text:p>
          </table:table-cell>
          <table:table-cell office:value-type="float" office:value="0.384903313239245" table:style-name="ce1">
            <text:p>0.384903313239245</text:p>
          </table:table-cell>
          <table:table-cell office:value-type="float" office:value="0.069588182488939" table:style-name="ce1">
            <text:p>0.069588182488939</text:p>
          </table:table-cell>
          <table:table-cell office:value-type="float" office:value="0.311989896081923" table:style-name="ce1">
            <text:p>0.311989896081923</text:p>
          </table:table-cell>
          <table:table-cell office:value-type="float" office:value="0.207042727141497" table:style-name="ce1">
            <text:p>0.207042727141497</text:p>
          </table:table-cell>
          <table:table-cell office:value-type="float" office:value="0.0883703314244506" table:style-name="ce1">
            <text:p>0.0883703314244506</text:p>
          </table:table-cell>
          <table:table-cell office:value-type="float" office:value="0.120946777292899" table:style-name="ce1">
            <text:p>0.120946777292899</text:p>
          </table:table-cell>
          <table:table-cell office:value-type="float" office:value="0.120034064513002" table:style-name="ce1">
            <text:p>0.120034064513002</text:p>
          </table:table-cell>
          <table:table-cell office:value-type="float" office:value="0.228873830120125" table:style-name="ce1">
            <text:p>0.228873830120125</text:p>
          </table:table-cell>
          <table:table-cell office:value-type="float" office:value="0.208774414632005" table:style-name="ce1">
            <text:p>0.208774414632005</text:p>
          </table:table-cell>
          <table:table-cell office:value-type="float" office:value="0.16145149038997" table:style-name="ce1">
            <text:p>0.16145149038997</text:p>
          </table:table-cell>
          <table:table-cell office:value-type="float" office:value="0.391025889238449" table:style-name="ce1">
            <text:p>0.391025889238449</text:p>
          </table:table-cell>
          <table:table-cell office:value-type="float" office:value="0.165440291917252" table:style-name="ce1">
            <text:p>0.165440291917252</text:p>
          </table:table-cell>
          <table:table-cell office:value-type="float" office:value="0.260246481835628" table:style-name="ce1">
            <text:p>0.260246481835628</text:p>
          </table:table-cell>
          <table:table-cell office:value-type="float" office:value="0.390532530979045" table:style-name="ce1">
            <text:p>0.390532530979045</text:p>
          </table:table-cell>
          <table:table-cell office:value-type="float" office:value="0.442867975136625" table:style-name="ce1">
            <text:p>0.442867975136625</text:p>
          </table:table-cell>
          <table:table-cell office:value-type="float" office:value="0.302586487657682" table:style-name="ce1">
            <text:p>0.302586487657682</text:p>
          </table:table-cell>
          <table:table-cell office:value-type="float" office:value="0.304821400572783" table:style-name="ce1">
            <text:p>0.304821400572783</text:p>
          </table:table-cell>
          <table:table-cell office:value-type="float" office:value="0.264469628536127" table:style-name="ce1">
            <text:p>0.264469628536127</text:p>
          </table:table-cell>
          <table:table-cell office:value-type="float" office:value="0.411692666724884" table:style-name="ce1">
            <text:p>0.411692666724884</text:p>
          </table:table-cell>
          <table:table-cell office:value-type="float" office:value="0.336899554599233" table:style-name="ce1">
            <text:p>0.336899554599233</text:p>
          </table:table-cell>
          <table:table-cell office:value-type="float" office:value="0.291712871620417" table:style-name="ce1">
            <text:p>0.291712871620417</text:p>
          </table:table-cell>
          <table:table-cell office:value-type="float" office:value="0.311980028916735" table:style-name="ce1">
            <text:p>0.311980028916735</text:p>
          </table:table-cell>
          <table:table-cell office:value-type="float" office:value="0.444555260383787" table:style-name="ce1">
            <text:p>0.444555260383787</text:p>
          </table:table-cell>
          <table:table-cell office:value-type="float" office:value="0.216342530331263" table:style-name="ce1">
            <text:p>0.216342530331263</text:p>
          </table:table-cell>
          <table:table-cell office:value-type="float" office:value="0.27594020806727" table:style-name="ce1">
            <text:p>0.27594020806727</text:p>
          </table:table-cell>
          <table:table-cell office:value-type="float" office:value="0.216396799739798" table:style-name="ce1">
            <text:p>0.216396799739798</text:p>
          </table:table-cell>
          <table:table-cell office:value-type="float" office:value="0.311447201996579" table:style-name="ce1">
            <text:p>0.311447201996579</text:p>
          </table:table-cell>
          <table:table-cell office:value-type="float" office:value="0.186203274264271" table:style-name="ce1">
            <text:p>0.186203274264271</text:p>
          </table:table-cell>
          <table:table-cell office:value-type="float" office:value="0.202972521501414" table:style-name="ce1">
            <text:p>0.202972521501414</text:p>
          </table:table-cell>
          <table:table-cell office:value-type="float" office:value="0.177495500985789" table:style-name="ce1">
            <text:p>0.177495500985789</text:p>
          </table:table-cell>
          <table:table-cell office:value-type="float" office:value="0.239559970018817" table:style-name="ce1">
            <text:p>0.239559970018817</text:p>
          </table:table-cell>
          <table:table-cell office:value-type="float" office:value="0" table:style-name="ce1">
            <text:p>0</text:p>
          </table:table-cell>
          <table:table-cell office:value-type="float" office:value="0.267814597534886" table:style-name="ce1">
            <text:p>0.267814597534886</text:p>
          </table:table-cell>
          <table:table-cell office:value-type="float" office:value="0.458981055888761" table:style-name="ce1">
            <text:p>0.458981055888761</text:p>
          </table:table-cell>
          <table:table-cell office:value-type="float" office:value="0.0752914039676497" table:style-name="ce1">
            <text:p>0.0752914039676497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  <table:table-cell office:value-type="float" office:value="0.256102104266318" table:style-name="ce1">
            <text:p>0.256102104266318</text:p>
          </table:table-cell>
        </table:table-row>
        <table:table-row>
          <table:table-cell office:value-type="float" office:value="0.141324940197583" table:style-name="ce1">
            <text:p>0.141324940197583</text:p>
          </table:table-cell>
          <table:table-cell office:value-type="float" office:value="0.261376272249663" table:style-name="ce1">
            <text:p>0.261376272249663</text:p>
          </table:table-cell>
          <table:table-cell office:value-type="float" office:value="0.109278854457994" table:style-name="ce1">
            <text:p>0.109278854457994</text:p>
          </table:table-cell>
          <table:table-cell office:value-type="float" office:value="0.105429118290081" table:style-name="ce1">
            <text:p>0.105429118290081</text:p>
          </table:table-cell>
          <table:table-cell office:value-type="float" office:value="0.346875258604382" table:style-name="ce1">
            <text:p>0.346875258604382</text:p>
          </table:table-cell>
          <table:table-cell office:value-type="float" office:value="0.640073138585606" table:style-name="ce1">
            <text:p>0.640073138585606</text:p>
          </table:table-cell>
          <table:table-cell office:value-type="float" office:value="0.291372454421429" table:style-name="ce1">
            <text:p>0.291372454421429</text:p>
          </table:table-cell>
          <table:table-cell office:value-type="float" office:value="0.100645084918423" table:style-name="ce1">
            <text:p>0.100645084918423</text:p>
          </table:table-cell>
          <table:table-cell office:value-type="float" office:value="0.162709553951451" table:style-name="ce1">
            <text:p>0.162709553951451</text:p>
          </table:table-cell>
          <table:table-cell office:value-type="float" office:value="0.263048756749043" table:style-name="ce1">
            <text:p>0.263048756749043</text:p>
          </table:table-cell>
          <table:table-cell office:value-type="float" office:value="0.0954450888643045" table:style-name="ce1">
            <text:p>0.0954450888643045</text:p>
          </table:table-cell>
          <table:table-cell office:value-type="float" office:value="0.169202148645208" table:style-name="ce1">
            <text:p>0.169202148645208</text:p>
          </table:table-cell>
          <table:table-cell office:value-type="float" office:value="0.220491673292851" table:style-name="ce1">
            <text:p>0.220491673292851</text:p>
          </table:table-cell>
          <table:table-cell office:value-type="float" office:value="0.0750693927509179" table:style-name="ce1">
            <text:p>0.0750693927509179</text:p>
          </table:table-cell>
          <table:table-cell office:value-type="float" office:value="0.138584335066593" table:style-name="ce1">
            <text:p>0.138584335066593</text:p>
          </table:table-cell>
          <table:table-cell office:value-type="float" office:value="0.10914071414536" table:style-name="ce1">
            <text:p>0.10914071414536</text:p>
          </table:table-cell>
          <table:table-cell office:value-type="float" office:value="0.206282955422015" table:style-name="ce1">
            <text:p>0.206282955422015</text:p>
          </table:table-cell>
          <table:table-cell office:value-type="float" office:value="0.184624527834178" table:style-name="ce1">
            <text:p>0.184624527834178</text:p>
          </table:table-cell>
          <table:table-cell office:value-type="float" office:value="0.216337596748669" table:style-name="ce1">
            <text:p>0.216337596748669</text:p>
          </table:table-cell>
          <table:table-cell office:value-type="float" office:value="0.293582699423559" table:style-name="ce1">
            <text:p>0.293582699423559</text:p>
          </table:table-cell>
          <table:table-cell office:value-type="float" office:value="0.141324940197583" table:style-name="ce1">
            <text:p>0.141324940197583</text:p>
          </table:table-cell>
          <table:table-cell office:value-type="float" office:value="0.173908786439922" table:style-name="ce1">
            <text:p>0.173908786439922</text:p>
          </table:table-cell>
          <table:table-cell office:value-type="float" office:value="0.413187542250879" table:style-name="ce1">
            <text:p>0.413187542250879</text:p>
          </table:table-cell>
          <table:table-cell office:value-type="float" office:value="0.362652855740123" table:style-name="ce1">
            <text:p>0.362652855740123</text:p>
          </table:table-cell>
          <table:table-cell office:value-type="float" office:value="0.290948166318341" table:style-name="ce1">
            <text:p>0.290948166318341</text:p>
          </table:table-cell>
          <table:table-cell office:value-type="float" office:value="0.210861320069284" table:style-name="ce1">
            <text:p>0.210861320069284</text:p>
          </table:table-cell>
          <table:table-cell office:value-type="float" office:value="0.28817549290049" table:style-name="ce1">
            <text:p>0.28817549290049</text:p>
          </table:table-cell>
          <table:table-cell office:value-type="float" office:value="0.296715524370774" table:style-name="ce1">
            <text:p>0.296715524370774</text:p>
          </table:table-cell>
          <table:table-cell office:value-type="float" office:value="0.356939767096225" table:style-name="ce1">
            <text:p>0.356939767096225</text:p>
          </table:table-cell>
          <table:table-cell office:value-type="float" office:value="0.205059426938693" table:style-name="ce1">
            <text:p>0.205059426938693</text:p>
          </table:table-cell>
          <table:table-cell office:value-type="float" office:value="0.329005822448768" table:style-name="ce1">
            <text:p>0.329005822448768</text:p>
          </table:table-cell>
          <table:table-cell office:value-type="float" office:value="0.395466113573086" table:style-name="ce1">
            <text:p>0.395466113573086</text:p>
          </table:table-cell>
          <table:table-cell office:value-type="float" office:value="0.260532629626082" table:style-name="ce1">
            <text:p>0.260532629626082</text:p>
          </table:table-cell>
          <table:table-cell office:value-type="float" office:value="0.247207023039579" table:style-name="ce1">
            <text:p>0.247207023039579</text:p>
          </table:table-cell>
          <table:table-cell office:value-type="float" office:value="0.178378612270123" table:style-name="ce1">
            <text:p>0.178378612270123</text:p>
          </table:table-cell>
          <table:table-cell office:value-type="float" office:value="0.236471547314948" table:style-name="ce1">
            <text:p>0.236471547314948</text:p>
          </table:table-cell>
          <table:table-cell office:value-type="float" office:value="0.144376361031997" table:style-name="ce1">
            <text:p>0.144376361031997</text:p>
          </table:table-cell>
          <table:table-cell office:value-type="float" office:value="0.150380531048944" table:style-name="ce1">
            <text:p>0.150380531048944</text:p>
          </table:table-cell>
          <table:table-cell office:value-type="float" office:value="0.0799339051886416" table:style-name="ce1">
            <text:p>0.0799339051886416</text:p>
          </table:table-cell>
          <table:table-cell office:value-type="float" office:value="0.156976730977176" table:style-name="ce1">
            <text:p>0.156976730977176</text:p>
          </table:table-cell>
          <table:table-cell office:value-type="float" office:value="0" table:style-name="ce1">
            <text:p>0</text:p>
          </table:table-cell>
          <table:table-cell office:value-type="float" office:value="0.169276152384118" table:style-name="ce1">
            <text:p>0.169276152384118</text:p>
          </table:table-cell>
          <table:table-cell office:value-type="float" office:value="0.29617283028543" table:style-name="ce1">
            <text:p>0.29617283028543</text:p>
          </table:table-cell>
          <table:table-cell office:value-type="float" office:value="0.0280622177949015" table:style-name="ce1">
            <text:p>0.0280622177949015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  <table:table-cell office:value-type="float" office:value="0.216884292361941" table:style-name="ce1">
            <text:p>0.216884292361941</text:p>
          </table:table-cell>
        </table:table-row>
        <table:table-row>
          <table:table-cell office:value-type="float" office:value="0.0834836178650537" table:style-name="ce1">
            <text:p>0.0834836178650537</text:p>
          </table:table-cell>
          <table:table-cell office:value-type="float" office:value="0.214808186144516" table:style-name="ce1">
            <text:p>0.214808186144516</text:p>
          </table:table-cell>
          <table:table-cell office:value-type="float" office:value="0.0974382562322968" table:style-name="ce1">
            <text:p>0.0974382562322968</text:p>
          </table:table-cell>
          <table:table-cell office:value-type="float" office:value="0.0635183341537088" table:style-name="ce1">
            <text:p>0.0635183341537088</text:p>
          </table:table-cell>
          <table:table-cell office:value-type="float" office:value="0.35120694412195" table:style-name="ce1">
            <text:p>0.35120694412195</text:p>
          </table:table-cell>
          <table:table-cell office:value-type="float" office:value="0.405550356395304" table:style-name="ce1">
            <text:p>0.405550356395304</text:p>
          </table:table-cell>
          <table:table-cell office:value-type="float" office:value="0.218996797766857" table:style-name="ce1">
            <text:p>0.218996797766857</text:p>
          </table:table-cell>
          <table:table-cell office:value-type="float" office:value="0.0563415132239407" table:style-name="ce1">
            <text:p>0.0563415132239407</text:p>
          </table:table-cell>
          <table:table-cell office:value-type="float" office:value="0.134070106993046" table:style-name="ce1">
            <text:p>0.134070106993046</text:p>
          </table:table-cell>
          <table:table-cell office:value-type="float" office:value="0.212701546376861" table:style-name="ce1">
            <text:p>0.212701546376861</text:p>
          </table:table-cell>
          <table:table-cell office:value-type="float" office:value="0.0860564811878457" table:style-name="ce1">
            <text:p>0.0860564811878457</text:p>
          </table:table-cell>
          <table:table-cell office:value-type="float" office:value="0.110576386680226" table:style-name="ce1">
            <text:p>0.110576386680226</text:p>
          </table:table-cell>
          <table:table-cell office:value-type="float" office:value="0.113980558670114" table:style-name="ce1">
            <text:p>0.113980558670114</text:p>
          </table:table-cell>
          <table:table-cell office:value-type="float" office:value="0.0602785121339849" table:style-name="ce1">
            <text:p>0.0602785121339849</text:p>
          </table:table-cell>
          <table:table-cell office:value-type="float" office:value="0.0703528877910153" table:style-name="ce1">
            <text:p>0.0703528877910153</text:p>
          </table:table-cell>
          <table:table-cell office:value-type="float" office:value="0.0915771601105768" table:style-name="ce1">
            <text:p>0.0915771601105768</text:p>
          </table:table-cell>
          <table:table-cell office:value-type="float" office:value="0.122875808087169" table:style-name="ce1">
            <text:p>0.122875808087169</text:p>
          </table:table-cell>
          <table:table-cell office:value-type="float" office:value="0.119974861521873" table:style-name="ce1">
            <text:p>0.119974861521873</text:p>
          </table:table-cell>
          <table:table-cell office:value-type="float" office:value="0.0458329822986348" table:style-name="ce1">
            <text:p>0.0458329822986348</text:p>
          </table:table-cell>
          <table:table-cell office:value-type="float" office:value="0.178255272705272" table:style-name="ce1">
            <text:p>0.178255272705272</text:p>
          </table:table-cell>
          <table:table-cell office:value-type="float" office:value="0.0834836178650537" table:style-name="ce1">
            <text:p>0.0834836178650537</text:p>
          </table:table-cell>
          <table:table-cell office:value-type="float" office:value="0.0825635047112651" table:style-name="ce1">
            <text:p>0.0825635047112651</text:p>
          </table:table-cell>
          <table:table-cell office:value-type="float" office:value="0.180090565430255" table:style-name="ce1">
            <text:p>0.180090565430255</text:p>
          </table:table-cell>
          <table:table-cell office:value-type="float" office:value="0.255174758928955" table:style-name="ce1">
            <text:p>0.255174758928955</text:p>
          </table:table-cell>
          <table:table-cell office:value-type="float" office:value="0.154455670271621" table:style-name="ce1">
            <text:p>0.154455670271621</text:p>
          </table:table-cell>
          <table:table-cell office:value-type="float" office:value="0.107182081855526" table:style-name="ce1">
            <text:p>0.107182081855526</text:p>
          </table:table-cell>
          <table:table-cell office:value-type="float" office:value="0.144021143085226" table:style-name="ce1">
            <text:p>0.144021143085226</text:p>
          </table:table-cell>
          <table:table-cell office:value-type="float" office:value="0.162482609152125" table:style-name="ce1">
            <text:p>0.162482609152125</text:p>
          </table:table-cell>
          <table:table-cell office:value-type="float" office:value="0.14772626361335" table:style-name="ce1">
            <text:p>0.14772626361335</text:p>
          </table:table-cell>
          <table:table-cell office:value-type="float" office:value="0.123290229025068" table:style-name="ce1">
            <text:p>0.123290229025068</text:p>
          </table:table-cell>
          <table:table-cell office:value-type="float" office:value="0.159862876794689" table:style-name="ce1">
            <text:p>0.159862876794689</text:p>
          </table:table-cell>
          <table:table-cell office:value-type="float" office:value="0.173923587187704" table:style-name="ce1">
            <text:p>0.173923587187704</text:p>
          </table:table-cell>
          <table:table-cell office:value-type="float" office:value="0.0982621645255015" table:style-name="ce1">
            <text:p>0.0982621645255015</text:p>
          </table:table-cell>
          <table:table-cell office:value-type="float" office:value="0.135392307128249" table:style-name="ce1">
            <text:p>0.135392307128249</text:p>
          </table:table-cell>
          <table:table-cell office:value-type="float" office:value="0.106234833997471" table:style-name="ce1">
            <text:p>0.106234833997471</text:p>
          </table:table-cell>
          <table:table-cell office:value-type="float" office:value="0.147277307597292" table:style-name="ce1">
            <text:p>0.147277307597292</text:p>
          </table:table-cell>
          <table:table-cell office:value-type="float" office:value="0.130103506587438" table:style-name="ce1">
            <text:p>0.130103506587438</text:p>
          </table:table-cell>
          <table:table-cell office:value-type="float" office:value="0.0664158888809711" table:style-name="ce1">
            <text:p>0.0664158888809711</text:p>
          </table:table-cell>
          <table:table-cell office:value-type="float" office:value="0.0881433866251247" table:style-name="ce1">
            <text:p>0.0881433866251247</text:p>
          </table:table-cell>
          <table:table-cell office:value-type="float" office:value="0.115662910334682" table:style-name="ce1">
            <text:p>0.115662910334682</text:p>
          </table:table-cell>
          <table:table-cell office:value-type="float" office:value="0" table:style-name="ce1">
            <text:p>0</text:p>
          </table:table-cell>
          <table:table-cell office:value-type="float" office:value="0.0953020149690773" table:style-name="ce1">
            <text:p>0.0953020149690773</text:p>
          </table:table-cell>
          <table:table-cell office:value-type="float" office:value="0.222642715303853" table:style-name="ce1">
            <text:p>0.222642715303853</text:p>
          </table:table-cell>
          <table:table-cell office:value-type="float" office:value="0.0338246422647406" table:style-name="ce1">
            <text:p>0.0338246422647406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  <table:table-cell office:value-type="float" office:value="0.132986253558988" table:style-name="ce1">
            <text:p>0.132986253558988</text:p>
          </table:table-cell>
        </table:table-row>
        <table:table-row>
          <table:table-cell office:value-type="float" office:value="0.130831210020059" table:style-name="ce1">
            <text:p>0.130831210020059</text:p>
          </table:table-cell>
          <table:table-cell office:value-type="float" office:value="0.209030960926895" table:style-name="ce1">
            <text:p>0.209030960926895</text:p>
          </table:table-cell>
          <table:table-cell office:value-type="float" office:value="0.0996583683996149" table:style-name="ce1">
            <text:p>0.0996583683996149</text:p>
          </table:table-cell>
          <table:table-cell office:value-type="float" office:value="0.103130377150171" table:style-name="ce1">
            <text:p>0.103130377150171</text:p>
          </table:table-cell>
          <table:table-cell office:value-type="float" office:value="0.348661215503425" table:style-name="ce1">
            <text:p>0.348661215503425</text:p>
          </table:table-cell>
          <table:table-cell office:value-type="float" office:value="0.564337712184493" table:style-name="ce1">
            <text:p>0.564337712184493</text:p>
          </table:table-cell>
          <table:table-cell office:value-type="float" office:value="0.285910978489826" table:style-name="ce1">
            <text:p>0.285910978489826</text:p>
          </table:table-cell>
          <table:table-cell office:value-type="float" office:value="0.0861650200049146" table:style-name="ce1">
            <text:p>0.0861650200049146</text:p>
          </table:table-cell>
          <table:table-cell office:value-type="float" office:value="0.174550152177147" table:style-name="ce1">
            <text:p>0.174550152177147</text:p>
          </table:table-cell>
          <table:table-cell office:value-type="float" office:value="0.282358799022117" table:style-name="ce1">
            <text:p>0.282358799022117</text:p>
          </table:table-cell>
          <table:table-cell office:value-type="float" office:value="0.144267822214928" table:style-name="ce1">
            <text:p>0.144267822214928</text:p>
          </table:table-cell>
          <table:table-cell office:value-type="float" office:value="0.158723219215466" table:style-name="ce1">
            <text:p>0.158723219215466</text:p>
          </table:table-cell>
          <table:table-cell office:value-type="float" office:value="0.167258317103156" table:style-name="ce1">
            <text:p>0.167258317103156</text:p>
          </table:table-cell>
          <table:table-cell office:value-type="float" office:value="0.0609938816101207" table:style-name="ce1">
            <text:p>0.0609938816101207</text:p>
          </table:table-cell>
          <table:table-cell office:value-type="float" office:value="0.136487562464126" table:style-name="ce1">
            <text:p>0.136487562464126</text:p>
          </table:table-cell>
          <table:table-cell office:value-type="float" office:value="0.144124748319701" table:style-name="ce1">
            <text:p>0.144124748319701</text:p>
          </table:table-cell>
          <table:table-cell office:value-type="float" office:value="0.163794942122139" table:style-name="ce1">
            <text:p>0.163794942122139</text:p>
          </table:table-cell>
          <table:table-cell office:value-type="float" office:value="0.212568339646822" table:style-name="ce1">
            <text:p>0.212568339646822</text:p>
          </table:table-cell>
          <table:table-cell office:value-type="float" office:value="0.0906299122525211" table:style-name="ce1">
            <text:p>0.0906299122525211</text:p>
          </table:table-cell>
          <table:table-cell office:value-type="float" office:value="0.299577002275318" table:style-name="ce1">
            <text:p>0.299577002275318</text:p>
          </table:table-cell>
          <table:table-cell office:value-type="float" office:value="0.130831210020059" table:style-name="ce1">
            <text:p>0.130831210020059</text:p>
          </table:table-cell>
          <table:table-cell office:value-type="float" office:value="0.15777597135741" table:style-name="ce1">
            <text:p>0.15777597135741</text:p>
          </table:table-cell>
          <table:table-cell office:value-type="float" office:value="0.277134135055028" table:style-name="ce1">
            <text:p>0.277134135055028</text:p>
          </table:table-cell>
          <table:table-cell office:value-type="float" office:value="0.343826304561266" table:style-name="ce1">
            <text:p>0.343826304561266</text:p>
          </table:table-cell>
          <table:table-cell office:value-type="float" office:value="0.225158842426813" table:style-name="ce1">
            <text:p>0.225158842426813</text:p>
          </table:table-cell>
          <table:table-cell office:value-type="float" office:value="0.219322414218063" table:style-name="ce1">
            <text:p>0.219322414218063</text:p>
          </table:table-cell>
          <table:table-cell office:value-type="float" office:value="0.259807392984758" table:style-name="ce1">
            <text:p>0.259807392984758</text:p>
          </table:table-cell>
          <table:table-cell office:value-type="float" office:value="0.264573233770601" table:style-name="ce1">
            <text:p>0.264573233770601</text:p>
          </table:table-cell>
          <table:table-cell office:value-type="float" office:value="0.237310256355935" table:style-name="ce1">
            <text:p>0.237310256355935</text:p>
          </table:table-cell>
          <table:table-cell office:value-type="float" office:value="0.197284100770485" table:style-name="ce1">
            <text:p>0.197284100770485</text:p>
          </table:table-cell>
          <table:table-cell office:value-type="float" office:value="0.256580829968256" table:style-name="ce1">
            <text:p>0.256580829968256</text:p>
          </table:table-cell>
          <table:table-cell office:value-type="float" office:value="0.333322707218554" table:style-name="ce1">
            <text:p>0.333322707218554</text:p>
          </table:table-cell>
          <table:table-cell office:value-type="float" office:value="0.196637801450666" table:style-name="ce1">
            <text:p>0.196637801450666</text:p>
          </table:table-cell>
          <table:table-cell office:value-type="float" office:value="0.238296972874743" table:style-name="ce1">
            <text:p>0.238296972874743</text:p>
          </table:table-cell>
          <table:table-cell office:value-type="float" office:value="0.235953521142573" table:style-name="ce1">
            <text:p>0.235953521142573</text:p>
          </table:table-cell>
          <table:table-cell office:value-type="float" office:value="0.288057086918233" table:style-name="ce1">
            <text:p>0.288057086918233</text:p>
          </table:table-cell>
          <table:table-cell office:value-type="float" office:value="0.215755434002572" table:style-name="ce1">
            <text:p>0.215755434002572</text:p>
          </table:table-cell>
          <table:table-cell office:value-type="float" office:value="0.148441633089486" table:style-name="ce1">
            <text:p>0.148441633089486</text:p>
          </table:table-cell>
          <table:table-cell office:value-type="float" office:value="0.17805792940151" table:style-name="ce1">
            <text:p>0.17805792940151</text:p>
          </table:table-cell>
          <table:table-cell office:value-type="float" office:value="0.146221520922168" table:style-name="ce1">
            <text:p>0.146221520922168</text:p>
          </table:table-cell>
          <table:table-cell office:value-type="float" office:value="0" table:style-name="ce1">
            <text:p>0</text:p>
          </table:table-cell>
          <table:table-cell office:value-type="float" office:value="0.174811632054631" table:style-name="ce1">
            <text:p>0.174811632054631</text:p>
          </table:table-cell>
          <table:table-cell office:value-type="float" office:value="0.346633513057274" table:style-name="ce1">
            <text:p>0.346633513057274</text:p>
          </table:table-cell>
          <table:table-cell office:value-type="float" office:value="0.03937985626563" table:style-name="ce1">
            <text:p>0.03937985626563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  <table:table-cell office:value-type="float" office:value="0.203959882749765" table:style-name="ce1">
            <text:p>0.203959882749765</text:p>
          </table:table-cell>
        </table:table-row>
        <table:table-row>
          <table:table-cell office:value-type="float" office:value="0.1304661249081" table:style-name="ce1">
            <text:p>0.1304661249081</text:p>
          </table:table-cell>
          <table:table-cell office:value-type="float" office:value="0.185714849587461" table:style-name="ce1">
            <text:p>0.185714849587461</text:p>
          </table:table-cell>
          <table:table-cell office:value-type="float" office:value="0.0957115023243826" table:style-name="ce1">
            <text:p>0.0957115023243826</text:p>
          </table:table-cell>
          <table:table-cell office:value-type="float" office:value="0.0999574668443786" table:style-name="ce1">
            <text:p>0.0999574668443786</text:p>
          </table:table-cell>
          <table:table-cell office:value-type="float" office:value="0.352287398710045" table:style-name="ce1">
            <text:p>0.352287398710045</text:p>
          </table:table-cell>
          <table:table-cell office:value-type="float" office:value="0.604975632011603" table:style-name="ce1">
            <text:p>0.604975632011603</text:p>
          </table:table-cell>
          <table:table-cell office:value-type="float" office:value="0.271504917315228" table:style-name="ce1">
            <text:p>0.271504917315228</text:p>
          </table:table-cell>
          <table:table-cell office:value-type="float" office:value="0.0846849452267025" table:style-name="ce1">
            <text:p>0.0846849452267025</text:p>
          </table:table-cell>
          <table:table-cell office:value-type="float" office:value="0.151831004331592" table:style-name="ce1">
            <text:p>0.151831004331592</text:p>
          </table:table-cell>
          <table:table-cell office:value-type="float" office:value="0.239165283411294" table:style-name="ce1">
            <text:p>0.239165283411294</text:p>
          </table:table-cell>
          <table:table-cell office:value-type="float" office:value="0.135323236971933" table:style-name="ce1">
            <text:p>0.135323236971933</text:p>
          </table:table-cell>
          <table:table-cell office:value-type="float" office:value="0.172093228045315" table:style-name="ce1">
            <text:p>0.172093228045315</text:p>
          </table:table-cell>
          <table:table-cell office:value-type="float" office:value="0.167480328319888" table:style-name="ce1">
            <text:p>0.167480328319888</text:p>
          </table:table-cell>
          <table:table-cell office:value-type="float" office:value="0.0568940744744732" table:style-name="ce1">
            <text:p>0.0568940744744732</text:p>
          </table:table-cell>
          <table:table-cell office:value-type="float" office:value="0.124597628412489" table:style-name="ce1">
            <text:p>0.124597628412489</text:p>
          </table:table-cell>
          <table:table-cell office:value-type="float" office:value="0.1377505596082" table:style-name="ce1">
            <text:p>0.1377505596082</text:p>
          </table:table-cell>
          <table:table-cell office:value-type="float" office:value="0.164396839198612" table:style-name="ce1">
            <text:p>0.164396839198612</text:p>
          </table:table-cell>
          <table:table-cell office:value-type="float" office:value="0.195646151349264" table:style-name="ce1">
            <text:p>0.195646151349264</text:p>
          </table:table-cell>
          <table:table-cell office:value-type="float" office:value="0.0937134013737963" table:style-name="ce1">
            <text:p>0.0937134013737963</text:p>
          </table:table-cell>
          <table:table-cell office:value-type="float" office:value="0.271065828464359" table:style-name="ce1">
            <text:p>0.271065828464359</text:p>
          </table:table-cell>
          <table:table-cell office:value-type="float" office:value="0.1304661249081" table:style-name="ce1">
            <text:p>0.1304661249081</text:p>
          </table:table-cell>
          <table:table-cell office:value-type="float" office:value="0.151066299029515" table:style-name="ce1">
            <text:p>0.151066299029515</text:p>
          </table:table-cell>
          <table:table-cell office:value-type="float" office:value="0.262969819427538" table:style-name="ce1">
            <text:p>0.262969819427538</text:p>
          </table:table-cell>
          <table:table-cell office:value-type="float" office:value="0.330308288253595" table:style-name="ce1">
            <text:p>0.330308288253595</text:p>
          </table:table-cell>
          <table:table-cell office:value-type="float" office:value="0.21550875487287" table:style-name="ce1">
            <text:p>0.21550875487287</text:p>
          </table:table-cell>
          <table:table-cell office:value-type="float" office:value="0.190880310563421" table:style-name="ce1">
            <text:p>0.190880310563421</text:p>
          </table:table-cell>
          <table:table-cell office:value-type="float" office:value="0.243679511484841" table:style-name="ce1">
            <text:p>0.243679511484841</text:p>
          </table:table-cell>
          <table:table-cell office:value-type="float" office:value="0.257340601687738" table:style-name="ce1">
            <text:p>0.257340601687738</text:p>
          </table:table-cell>
          <table:table-cell office:value-type="float" office:value="0.228262065878465" table:style-name="ce1">
            <text:p>0.228262065878465</text:p>
          </table:table-cell>
          <table:table-cell office:value-type="float" office:value="0.195651084931858" table:style-name="ce1">
            <text:p>0.195651084931858</text:p>
          </table:table-cell>
          <table:table-cell office:value-type="float" office:value="0.254854076060342" table:style-name="ce1">
            <text:p>0.254854076060342</text:p>
          </table:table-cell>
          <table:table-cell office:value-type="float" office:value="0.338157618160713" table:style-name="ce1">
            <text:p>0.338157618160713</text:p>
          </table:table-cell>
          <table:table-cell office:value-type="float" office:value="0.192932680922542" table:style-name="ce1">
            <text:p>0.192932680922542</text:p>
          </table:table-cell>
          <table:table-cell office:value-type="float" office:value="0.251326564505603" table:style-name="ce1">
            <text:p>0.251326564505603</text:p>
          </table:table-cell>
          <table:table-cell office:value-type="float" office:value="0.235563768117644" table:style-name="ce1">
            <text:p>0.235563768117644</text:p>
          </table:table-cell>
          <table:table-cell office:value-type="float" office:value="0.248879507538959" table:style-name="ce1">
            <text:p>0.248879507538959</text:p>
          </table:table-cell>
          <table:table-cell office:value-type="float" office:value="0.223397553440741" table:style-name="ce1">
            <text:p>0.223397553440741</text:p>
          </table:table-cell>
          <table:table-cell office:value-type="float" office:value="0.15479608747061" table:style-name="ce1">
            <text:p>0.15479608747061</text:p>
          </table:table-cell>
          <table:table-cell office:value-type="float" office:value="0.189207826064041" table:style-name="ce1">
            <text:p>0.189207826064041</text:p>
          </table:table-cell>
          <table:table-cell office:value-type="float" office:value="0.169133078488891" table:style-name="ce1">
            <text:p>0.169133078488891</text:p>
          </table:table-cell>
          <table:table-cell office:value-type="float" office:value="0" table:style-name="ce1">
            <text:p>0</text:p>
          </table:table-cell>
          <table:table-cell office:value-type="float" office:value="0.153937644099247" table:style-name="ce1">
            <text:p>0.153937644099247</text:p>
          </table:table-cell>
          <table:table-cell office:value-type="float" office:value="0.328320054468197" table:style-name="ce1">
            <text:p>0.328320054468197</text:p>
          </table:table-cell>
          <table:table-cell office:value-type="float" office:value="0.0431540469500709" table:style-name="ce1">
            <text:p>0.0431540469500709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  <table:table-cell office:value-type="float" office:value="0.198296676550333" table:style-name="ce1">
            <text:p>0.198296676550333</text:p>
          </table:table-cell>
        </table:table-row>
        <table:table-row>
          <table:table-cell office:value-type="float" office:value="0.0581940734880029" table:style-name="ce1">
            <text:p>0.0581940734880029</text:p>
          </table:table-cell>
          <table:table-cell office:value-type="float" office:value="0.178067796566698" table:style-name="ce1">
            <text:p>0.178067796566698</text:p>
          </table:table-cell>
          <table:table-cell office:value-type="float" office:value="0.0838709040986858" table:style-name="ce1">
            <text:p>0.0838709040986858</text:p>
          </table:table-cell>
          <table:table-cell office:value-type="float" office:value="0.0461289972542772" table:style-name="ce1">
            <text:p>0.0461289972542772</text:p>
          </table:table-cell>
          <table:table-cell office:value-type="float" office:value="0.359396691228057" table:style-name="ce1">
            <text:p>0.359396691228057</text:p>
          </table:table-cell>
          <table:table-cell office:value-type="float" office:value="0.278880623293318" table:style-name="ce1">
            <text:p>0.278880623293318</text:p>
          </table:table-cell>
          <table:table-cell office:value-type="float" office:value="0.201378974323539" table:style-name="ce1">
            <text:p>0.201378974323539</text:p>
          </table:table-cell>
          <table:table-cell office:value-type="float" office:value="0.0536773786231589" table:style-name="ce1">
            <text:p>0.0536773786231589</text:p>
          </table:table-cell>
          <table:table-cell office:value-type="float" office:value="0.126694401014956" table:style-name="ce1">
            <text:p>0.126694401014956</text:p>
          </table:table-cell>
          <table:table-cell office:value-type="float" office:value="0.198537230749371" table:style-name="ce1">
            <text:p>0.198537230749371</text:p>
          </table:table-cell>
          <table:table-cell office:value-type="float" office:value="0.0287775872710373" table:style-name="ce1">
            <text:p>0.0287775872710373</text:p>
          </table:table-cell>
          <table:table-cell office:value-type="float" office:value="0.112248871179606" table:style-name="ce1">
            <text:p>0.112248871179606</text:p>
          </table:table-cell>
          <table:table-cell office:value-type="float" office:value="0.0673286016608686" table:style-name="ce1">
            <text:p>0.0673286016608686</text:p>
          </table:table-cell>
          <table:table-cell office:value-type="float" office:value="0.0550686489146783" table:style-name="ce1">
            <text:p>0.0550686489146783</text:p>
          </table:table-cell>
          <table:table-cell office:value-type="float" office:value="0.00957115023243826" table:style-name="ce1">
            <text:p>0.00957115023243826</text:p>
          </table:table-cell>
          <table:table-cell office:value-type="float" office:value="0.0577821193414005" table:style-name="ce1">
            <text:p>0.0577821193414005</text:p>
          </table:table-cell>
          <table:table-cell office:value-type="float" office:value="0.0575798424550448" table:style-name="ce1">
            <text:p>0.0575798424550448</text:p>
          </table:table-cell>
          <table:table-cell office:value-type="float" office:value="0.108060259557266" table:style-name="ce1">
            <text:p>0.108060259557266</text:p>
          </table:table-cell>
          <table:table-cell office:value-type="float" office:value="0.0216830955008073" table:style-name="ce1">
            <text:p>0.0216830955008073</text:p>
          </table:table-cell>
          <table:table-cell office:value-type="float" office:value="0.160923597052408" table:style-name="ce1">
            <text:p>0.160923597052408</text:p>
          </table:table-cell>
          <table:table-cell office:value-type="float" office:value="0.0581940734880029" table:style-name="ce1">
            <text:p>0.0581940734880029</text:p>
          </table:table-cell>
          <table:table-cell office:value-type="float" office:value="0.0784932990711818" table:style-name="ce1">
            <text:p>0.0784932990711818</text:p>
          </table:table-cell>
          <table:table-cell office:value-type="float" office:value="0.122165372193627" table:style-name="ce1">
            <text:p>0.122165372193627</text:p>
          </table:table-cell>
          <table:table-cell office:value-type="float" office:value="0.218735317889373" table:style-name="ce1">
            <text:p>0.218735317889373</text:p>
          </table:table-cell>
          <table:table-cell office:value-type="float" office:value="0.112367277161863" table:style-name="ce1">
            <text:p>0.112367277161863</text:p>
          </table:table-cell>
          <table:table-cell office:value-type="float" office:value="0.0968215584080417" table:style-name="ce1">
            <text:p>0.0968215584080417</text:p>
          </table:table-cell>
          <table:table-cell office:value-type="float" office:value="0.0831703353703321" table:style-name="ce1">
            <text:p>0.0831703353703321</text:p>
          </table:table-cell>
          <table:table-cell office:value-type="float" office:value="0.108746027537837" table:style-name="ce1">
            <text:p>0.108746027537837</text:p>
          </table:table-cell>
          <table:table-cell office:value-type="float" office:value="0.104971836853396" table:style-name="ce1">
            <text:p>0.104971836853396</text:p>
          </table:table-cell>
          <table:table-cell office:value-type="float" office:value="0.113585872062591" table:style-name="ce1">
            <text:p>0.113585872062591</text:p>
          </table:table-cell>
          <table:table-cell office:value-type="float" office:value="0.108894035015658" table:style-name="ce1">
            <text:p>0.108894035015658</text:p>
          </table:table-cell>
          <table:table-cell office:value-type="float" office:value="0.180726997584886" table:style-name="ce1">
            <text:p>0.180726997584886</text:p>
          </table:table-cell>
          <table:table-cell office:value-type="float" office:value="0.0623456832408878" table:style-name="ce1">
            <text:p>0.0623456832408878</text:p>
          </table:table-cell>
          <table:table-cell office:value-type="float" office:value="0.133310335273564" table:style-name="ce1">
            <text:p>0.133310335273564</text:p>
          </table:table-cell>
          <table:table-cell office:value-type="float" office:value="0.059923294187214" table:style-name="ce1">
            <text:p>0.059923294187214</text:p>
          </table:table-cell>
          <table:table-cell office:value-type="float" office:value="0.121030648196998" table:style-name="ce1">
            <text:p>0.121030648196998</text:p>
          </table:table-cell>
          <table:table-cell office:value-type="float" office:value="0.0724644611412645" table:style-name="ce1">
            <text:p>0.0724644611412645</text:p>
          </table:table-cell>
          <table:table-cell office:value-type="float" office:value="0.0495677043223233" table:style-name="ce1">
            <text:p>0.0495677043223233</text:p>
          </table:table-cell>
          <table:table-cell office:value-type="float" office:value="0.0526462598610045" table:style-name="ce1">
            <text:p>0.0526462598610045</text:p>
          </table:table-cell>
          <table:table-cell office:value-type="float" office:value="0.0669043135577811" table:style-name="ce1">
            <text:p>0.0669043135577811</text:p>
          </table:table-cell>
          <table:table-cell office:value-type="float" office:value="0" table:style-name="ce1">
            <text:p>0</text:p>
          </table:table-cell>
          <table:table-cell office:value-type="float" office:value="0.0544272831774531" table:style-name="ce1">
            <text:p>0.0544272831774531</text:p>
          </table:table-cell>
          <table:table-cell office:value-type="float" office:value="0.114325909451697" table:style-name="ce1">
            <text:p>0.114325909451697</text:p>
          </table:table-cell>
          <table:table-cell office:value-type="float" office:value="0.0130098573004844" table:style-name="ce1">
            <text:p>0.0130098573004844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  <table:table-cell office:value-type="float" office:value="0.101151786276206" table:style-name="ce1">
            <text:p>0.101151786276206</text:p>
          </table:table-cell>
        </table:table-row>
        <table:table-row>
          <table:table-cell office:value-type="float" office:value="0.183729082593359" table:style-name="ce1">
            <text:p>0.183729082593359</text:p>
          </table:table-cell>
          <table:table-cell office:value-type="float" office:value="0.253250661717279" table:style-name="ce1">
            <text:p>0.253250661717279</text:p>
          </table:table-cell>
          <table:table-cell office:value-type="float" office:value="0.153187739544953" table:style-name="ce1">
            <text:p>0.153187739544953</text:p>
          </table:table-cell>
          <table:table-cell office:value-type="float" office:value="0.137357106396326" table:style-name="ce1">
            <text:p>0.137357106396326</text:p>
          </table:table-cell>
          <table:table-cell office:value-type="float" office:value="0.409990580729941" table:style-name="ce1">
            <text:p>0.409990580729941</text:p>
          </table:table-cell>
          <table:table-cell office:value-type="float" office:value="0.568358581998636" table:style-name="ce1">
            <text:p>0.568358581998636</text:p>
          </table:table-cell>
          <table:table-cell office:value-type="float" office:value="0.42266495441403" table:style-name="ce1">
            <text:p>0.42266495441403</text:p>
          </table:table-cell>
          <table:table-cell office:value-type="float" office:value="0.177214286777929" table:style-name="ce1">
            <text:p>0.177214286777929</text:p>
          </table:table-cell>
          <table:table-cell office:value-type="float" office:value="0.244064330927176" table:style-name="ce1">
            <text:p>0.244064330927176</text:p>
          </table:table-cell>
          <table:table-cell office:value-type="float" office:value="0.422452810362486" table:style-name="ce1">
            <text:p>0.422452810362486</text:p>
          </table:table-cell>
          <table:table-cell office:value-type="float" office:value="0.145910705218743" table:style-name="ce1">
            <text:p>0.145910705218743</text:p>
          </table:table-cell>
          <table:table-cell office:value-type="float" office:value="0.288496175769103" table:style-name="ce1">
            <text:p>0.288496175769103</text:p>
          </table:table-cell>
          <table:table-cell office:value-type="float" office:value="0.226515577640174" table:style-name="ce1">
            <text:p>0.226515577640174</text:p>
          </table:table-cell>
          <table:table-cell office:value-type="float" office:value="0.118741465873363" table:style-name="ce1">
            <text:p>0.118741465873363</text:p>
          </table:table-cell>
          <table:table-cell office:value-type="float" office:value="0.143616589312514" table:style-name="ce1">
            <text:p>0.143616589312514</text:p>
          </table:table-cell>
          <table:table-cell office:value-type="float" office:value="0.150311460892627" table:style-name="ce1">
            <text:p>0.150311460892627</text:p>
          </table:table-cell>
          <table:table-cell office:value-type="float" office:value="0.232233599866667" table:style-name="ce1">
            <text:p>0.232233599866667</text:p>
          </table:table-cell>
          <table:table-cell office:value-type="float" office:value="0.225129240931249" table:style-name="ce1">
            <text:p>0.225129240931249</text:p>
          </table:table-cell>
          <table:table-cell office:value-type="float" office:value="0.176276906085061" table:style-name="ce1">
            <text:p>0.176276906085061</text:p>
          </table:table-cell>
          <table:table-cell office:value-type="float" office:value="0.384039936285288" table:style-name="ce1">
            <text:p>0.384039936285288</text:p>
          </table:table-cell>
          <table:table-cell office:value-type="float" office:value="0.183729082593359" table:style-name="ce1">
            <text:p>0.183729082593359</text:p>
          </table:table-cell>
          <table:table-cell office:value-type="float" office:value="0.256965649410591" table:style-name="ce1">
            <text:p>0.256965649410591</text:p>
          </table:table-cell>
          <table:table-cell office:value-type="float" office:value="0.43366684359874" table:style-name="ce1">
            <text:p>0.43366684359874</text:p>
          </table:table-cell>
          <table:table-cell office:value-type="float" office:value="0.427771212398862" table:style-name="ce1">
            <text:p>0.427771212398862</text:p>
          </table:table-cell>
          <table:table-cell office:value-type="float" office:value="0.310302610834761" table:style-name="ce1">
            <text:p>0.310302610834761</text:p>
          </table:table-cell>
          <table:table-cell office:value-type="float" office:value="0.249861290475173" table:style-name="ce1">
            <text:p>0.249861290475173</text:p>
          </table:table-cell>
          <table:table-cell office:value-type="float" office:value="0.321028219394205" table:style-name="ce1">
            <text:p>0.321028219394205</text:p>
          </table:table-cell>
          <table:table-cell office:value-type="float" office:value="0.383319633226558" table:style-name="ce1">
            <text:p>0.383319633226558</text:p>
          </table:table-cell>
          <table:table-cell office:value-type="float" office:value="0.385396671498649" table:style-name="ce1">
            <text:p>0.385396671498649</text:p>
          </table:table-cell>
          <table:table-cell office:value-type="float" office:value="0.303849484801757" table:style-name="ce1">
            <text:p>0.303849484801757</text:p>
          </table:table-cell>
          <table:table-cell office:value-type="float" office:value="0.342740916390577" table:style-name="ce1">
            <text:p>0.342740916390577</text:p>
          </table:table-cell>
          <table:table-cell office:value-type="float" office:value="0.444505924557847" table:style-name="ce1">
            <text:p>0.444505924557847</text:p>
          </table:table-cell>
          <table:table-cell office:value-type="float" office:value="0.270197517927807" table:style-name="ce1">
            <text:p>0.270197517927807</text:p>
          </table:table-cell>
          <table:table-cell office:value-type="float" office:value="0.334778114083795" table:style-name="ce1">
            <text:p>0.334778114083795</text:p>
          </table:table-cell>
          <table:table-cell office:value-type="float" office:value="0.292669986643661" table:style-name="ce1">
            <text:p>0.292669986643661</text:p>
          </table:table-cell>
          <table:table-cell office:value-type="float" office:value="0.345069567374964" table:style-name="ce1">
            <text:p>0.345069567374964</text:p>
          </table:table-cell>
          <table:table-cell office:value-type="float" office:value="0.250926944315486" table:style-name="ce1">
            <text:p>0.250926944315486</text:p>
          </table:table-cell>
          <table:table-cell office:value-type="float" office:value="0.176163433685398" table:style-name="ce1">
            <text:p>0.176163433685398</text:p>
          </table:table-cell>
          <table:table-cell office:value-type="float" office:value="0.234034357513492" table:style-name="ce1">
            <text:p>0.234034357513492</text:p>
          </table:table-cell>
          <table:table-cell office:value-type="float" office:value="0.250073434526717" table:style-name="ce1">
            <text:p>0.250073434526717</text:p>
          </table:table-cell>
          <table:table-cell office:value-type="float" office:value="0" table:style-name="ce1">
            <text:p>0</text:p>
          </table:table-cell>
          <table:table-cell office:value-type="float" office:value="0.272027877070196" table:style-name="ce1">
            <text:p>0.272027877070196</text:p>
          </table:table-cell>
          <table:table-cell office:value-type="float" office:value="0.620575620173958" table:style-name="ce1">
            <text:p>0.620575620173958</text:p>
          </table:table-cell>
          <table:table-cell office:value-type="float" office:value="0.149290209295661" table:style-name="ce1">
            <text:p>0.149290209295661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  <table:table-cell office:value-type="float" office:value="0.279601963525662" table:style-name="ce1">
            <text:p>0.279601963525662</text:p>
          </table:table-cell>
        </table:table-row>
        <table:table-row>
          <table:table-cell office:value-type="float" office:value="0.162480142360828" table:style-name="ce1">
            <text:p>0.162480142360828</text:p>
          </table:table-cell>
          <table:table-cell office:value-type="float" office:value="0.267632054978906" table:style-name="ce1">
            <text:p>0.267632054978906</text:p>
          </table:table-cell>
          <table:table-cell office:value-type="float" office:value="0.163054904733033" table:style-name="ce1">
            <text:p>0.163054904733033</text:p>
          </table:table-cell>
          <table:table-cell office:value-type="float" office:value="0.111522092793721" table:style-name="ce1">
            <text:p>0.111522092793721</text:p>
          </table:table-cell>
          <table:table-cell office:value-type="float" office:value="0.395910136006549" table:style-name="ce1">
            <text:p>0.395910136006549</text:p>
          </table:table-cell>
          <table:table-cell office:value-type="float" office:value="0.50772485191788" table:style-name="ce1">
            <text:p>0.50772485191788</text:p>
          </table:table-cell>
          <table:table-cell office:value-type="float" office:value="0.407104434912427" table:style-name="ce1">
            <text:p>0.407104434912427</text:p>
          </table:table-cell>
          <table:table-cell office:value-type="float" office:value="0.172256036270919" table:style-name="ce1">
            <text:p>0.172256036270919</text:p>
          </table:table-cell>
          <table:table-cell office:value-type="float" office:value="0.224724687158538" table:style-name="ce1">
            <text:p>0.224724687158538</text:p>
          </table:table-cell>
          <table:table-cell office:value-type="float" office:value="0.373363663551785" table:style-name="ce1">
            <text:p>0.373363663551785</text:p>
          </table:table-cell>
          <table:table-cell office:value-type="float" office:value="0.0694500421763059" table:style-name="ce1">
            <text:p>0.0694500421763059</text:p>
          </table:table-cell>
          <table:table-cell office:value-type="float" office:value="0.315172056855079" table:style-name="ce1">
            <text:p>0.315172056855079</text:p>
          </table:table-cell>
          <table:table-cell office:value-type="float" office:value="0.188798338708736" table:style-name="ce1">
            <text:p>0.188798338708736</text:p>
          </table:table-cell>
          <table:table-cell office:value-type="float" office:value="0.0863722304738643" table:style-name="ce1">
            <text:p>0.0863722304738643</text:p>
          </table:table-cell>
          <table:table-cell office:value-type="float" office:value="0.0810340941071126" table:style-name="ce1">
            <text:p>0.0810340941071126</text:p>
          </table:table-cell>
          <table:table-cell office:value-type="float" office:value="0.112786631682356" table:style-name="ce1">
            <text:p>0.112786631682356</text:p>
          </table:table-cell>
          <table:table-cell office:value-type="float" office:value="0.200244250326909" table:style-name="ce1">
            <text:p>0.200244250326909</text:p>
          </table:table-cell>
          <table:table-cell office:value-type="float" office:value="0.205562652363285" table:style-name="ce1">
            <text:p>0.205562652363285</text:p>
          </table:table-cell>
          <table:table-cell office:value-type="float" office:value="0.144233287136769" table:style-name="ce1">
            <text:p>0.144233287136769</text:p>
          </table:table-cell>
          <table:table-cell office:value-type="float" office:value="0.360077525626034" table:style-name="ce1">
            <text:p>0.360077525626034</text:p>
          </table:table-cell>
          <table:table-cell office:value-type="float" office:value="0.162480142360828" table:style-name="ce1">
            <text:p>0.162480142360828</text:p>
          </table:table-cell>
          <table:table-cell office:value-type="float" office:value="0.248652562739633" table:style-name="ce1">
            <text:p>0.248652562739633</text:p>
          </table:table-cell>
          <table:table-cell office:value-type="float" office:value="0.391963269931317" table:style-name="ce1">
            <text:p>0.391963269931317</text:p>
          </table:table-cell>
          <table:table-cell office:value-type="float" office:value="0.426069126403918" table:style-name="ce1">
            <text:p>0.426069126403918</text:p>
          </table:table-cell>
          <table:table-cell office:value-type="float" office:value="0.288609648168766" table:style-name="ce1">
            <text:p>0.288609648168766</text:p>
          </table:table-cell>
          <table:table-cell office:value-type="float" office:value="0.271199035194398" table:style-name="ce1">
            <text:p>0.271199035194398</text:p>
          </table:table-cell>
          <table:table-cell office:value-type="float" office:value="0.266620670547128" table:style-name="ce1">
            <text:p>0.266620670547128</text:p>
          </table:table-cell>
          <table:table-cell office:value-type="float" office:value="0.386807676120545" table:style-name="ce1">
            <text:p>0.386807676120545</text:p>
          </table:table-cell>
          <table:table-cell office:value-type="float" office:value="0.317466172761308" table:style-name="ce1">
            <text:p>0.317466172761308</text:p>
          </table:table-cell>
          <table:table-cell office:value-type="float" office:value="0.270049510449986" table:style-name="ce1">
            <text:p>0.270049510449986</text:p>
          </table:table-cell>
          <table:table-cell office:value-type="float" office:value="0.292615717235127" table:style-name="ce1">
            <text:p>0.292615717235127</text:p>
          </table:table-cell>
          <table:table-cell office:value-type="float" office:value="0.408510505951728" table:style-name="ce1">
            <text:p>0.408510505951728</text:p>
          </table:table-cell>
          <table:table-cell office:value-type="float" office:value="0.206332291247955" table:style-name="ce1">
            <text:p>0.206332291247955</text:p>
          </table:table-cell>
          <table:table-cell office:value-type="float" office:value="0.293459359858708" table:style-name="ce1">
            <text:p>0.293459359858708</text:p>
          </table:table-cell>
          <table:table-cell office:value-type="float" office:value="0.185167221919522" table:style-name="ce1">
            <text:p>0.185167221919522</text:p>
          </table:table-cell>
          <table:table-cell office:value-type="float" office:value="0.309468835376369" table:style-name="ce1">
            <text:p>0.309468835376369</text:p>
          </table:table-cell>
          <table:table-cell office:value-type="float" office:value="0.2064605643954" table:style-name="ce1">
            <text:p>0.2064605643954</text:p>
          </table:table-cell>
          <table:table-cell office:value-type="float" office:value="0.142768013106339" table:style-name="ce1">
            <text:p>0.142768013106339</text:p>
          </table:table-cell>
          <table:table-cell office:value-type="float" office:value="0.168397974682379" table:style-name="ce1">
            <text:p>0.168397974682379</text:p>
          </table:table-cell>
          <table:table-cell office:value-type="float" office:value="0.236471547314948" table:style-name="ce1">
            <text:p>0.236471547314948</text:p>
          </table:table-cell>
          <table:table-cell office:value-type="float" office:value="0" table:style-name="ce1">
            <text:p>0</text:p>
          </table:table-cell>
          <table:table-cell office:value-type="float" office:value="0.22324954596292" table:style-name="ce1">
            <text:p>0.22324954596292</text:p>
          </table:table-cell>
          <table:table-cell office:value-type="float" office:value="0.377419068444086" table:style-name="ce1">
            <text:p>0.377419068444086</text:p>
          </table:table-cell>
          <table:table-cell office:value-type="float" office:value="0.085849270718896" table:style-name="ce1">
            <text:p>0.085849270718896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  <table:table-cell office:value-type="float" office:value="0.24353617829621" table:style-name="ce1">
            <text:p>0.24353617829621</text:p>
          </table:table-cell>
        </table:table-row>
        <table:table-row>
          <table:table-cell office:value-type="float" office:value="0.20325854278975" table:style-name="ce1">
            <text:p>0.20325854278975</text:p>
          </table:table-cell>
          <table:table-cell office:value-type="float" office:value="0.265860898827646" table:style-name="ce1">
            <text:p>0.265860898827646</text:p>
          </table:table-cell>
          <table:table-cell office:value-type="float" office:value="0.143567253486574" table:style-name="ce1">
            <text:p>0.143567253486574</text:p>
          </table:table-cell>
          <table:table-cell office:value-type="float" office:value="0.148886272220774" table:style-name="ce1">
            <text:p>0.148886272220774</text:p>
          </table:table-cell>
          <table:table-cell office:value-type="float" office:value="0.376175805630388" table:style-name="ce1">
            <text:p>0.376175805630388</text:p>
          </table:table-cell>
          <table:table-cell office:value-type="float" office:value="0.666285262907742" table:style-name="ce1">
            <text:p>0.666285262907742</text:p>
          </table:table-cell>
          <table:table-cell office:value-type="float" office:value="0.364428945473978" table:style-name="ce1">
            <text:p>0.364428945473978</text:p>
          </table:table-cell>
          <table:table-cell office:value-type="float" office:value="0.180865137897519" table:style-name="ce1">
            <text:p>0.180865137897519</text:p>
          </table:table-cell>
          <table:table-cell office:value-type="float" office:value="0.212316726934526" table:style-name="ce1">
            <text:p>0.212316726934526</text:p>
          </table:table-cell>
          <table:table-cell office:value-type="float" office:value="0.350141290281637" table:style-name="ce1">
            <text:p>0.350141290281637</text:p>
          </table:table-cell>
          <table:table-cell office:value-type="float" office:value="0.139610520246154" table:style-name="ce1">
            <text:p>0.139610520246154</text:p>
          </table:table-cell>
          <table:table-cell office:value-type="float" office:value="0.289512493783475" table:style-name="ce1">
            <text:p>0.289512493783475</text:p>
          </table:table-cell>
          <table:table-cell office:value-type="float" office:value="0.23939222821062" table:style-name="ce1">
            <text:p>0.23939222821062</text:p>
          </table:table-cell>
          <table:table-cell office:value-type="float" office:value="0.09025002639278" table:style-name="ce1">
            <text:p>0.09025002639278</text:p>
          </table:table-cell>
          <table:table-cell office:value-type="float" office:value="0.172823398269233" table:style-name="ce1">
            <text:p>0.172823398269233</text:p>
          </table:table-cell>
          <table:table-cell office:value-type="float" office:value="0.146754347842324" table:style-name="ce1">
            <text:p>0.146754347842324</text:p>
          </table:table-cell>
          <table:table-cell office:value-type="float" office:value="0.23016149517717" table:style-name="ce1">
            <text:p>0.23016149517717</text:p>
          </table:table-cell>
          <table:table-cell office:value-type="float" office:value="0.236126196533365" table:style-name="ce1">
            <text:p>0.236126196533365</text:p>
          </table:table-cell>
          <table:table-cell office:value-type="float" office:value="0.230891665401088" table:style-name="ce1">
            <text:p>0.230891665401088</text:p>
          </table:table-cell>
          <table:table-cell office:value-type="float" office:value="0.363915852884198" table:style-name="ce1">
            <text:p>0.363915852884198</text:p>
          </table:table-cell>
          <table:table-cell office:value-type="float" office:value="0.20325854278975" table:style-name="ce1">
            <text:p>0.20325854278975</text:p>
          </table:table-cell>
          <table:table-cell office:value-type="float" office:value="0.277489353001799" table:style-name="ce1">
            <text:p>0.277489353001799</text:p>
          </table:table-cell>
          <table:table-cell office:value-type="float" office:value="0.462651641338727" table:style-name="ce1">
            <text:p>0.462651641338727</text:p>
          </table:table-cell>
          <table:table-cell office:value-type="float" office:value="0.471685031068415" table:style-name="ce1">
            <text:p>0.471685031068415</text:p>
          </table:table-cell>
          <table:table-cell office:value-type="float" office:value="0.37937770073392" table:style-name="ce1">
            <text:p>0.37937770073392</text:p>
          </table:table-cell>
          <table:table-cell office:value-type="float" office:value="0.307880221781088" table:style-name="ce1">
            <text:p>0.307880221781088</text:p>
          </table:table-cell>
          <table:table-cell office:value-type="float" office:value="0.373309394143251" table:style-name="ce1">
            <text:p>0.373309394143251</text:p>
          </table:table-cell>
          <table:table-cell office:value-type="float" office:value="0.449774990768282" table:style-name="ce1">
            <text:p>0.449774990768282</text:p>
          </table:table-cell>
          <table:table-cell office:value-type="float" office:value="0.479430755741058" table:style-name="ce1">
            <text:p>0.479430755741058</text:p>
          </table:table-cell>
          <table:table-cell office:value-type="float" office:value="0.270315923910064" table:style-name="ce1">
            <text:p>0.270315923910064</text:p>
          </table:table-cell>
          <table:table-cell office:value-type="float" office:value="0.349608463361481" table:style-name="ce1">
            <text:p>0.349608463361481</text:p>
          </table:table-cell>
          <table:table-cell office:value-type="float" office:value="0.454279351676641" table:style-name="ce1">
            <text:p>0.454279351676641</text:p>
          </table:table-cell>
          <table:table-cell office:value-type="float" office:value="0.280903392156875" table:style-name="ce1">
            <text:p>0.280903392156875</text:p>
          </table:table-cell>
          <table:table-cell office:value-type="float" office:value="0.329958003889418" table:style-name="ce1">
            <text:p>0.329958003889418</text:p>
          </table:table-cell>
          <table:table-cell office:value-type="float" office:value="0.3213637030106" table:style-name="ce1">
            <text:p>0.3213637030106</text:p>
          </table:table-cell>
          <table:table-cell office:value-type="float" office:value="0.315606212123355" table:style-name="ce1">
            <text:p>0.315606212123355</text:p>
          </table:table-cell>
          <table:table-cell office:value-type="float" office:value="0.301900719677111" table:style-name="ce1">
            <text:p>0.301900719677111</text:p>
          </table:table-cell>
          <table:table-cell office:value-type="float" office:value="0.252880643022726" table:style-name="ce1">
            <text:p>0.252880643022726</text:p>
          </table:table-cell>
          <table:table-cell office:value-type="float" office:value="0.309483636124151" table:style-name="ce1">
            <text:p>0.309483636124151</text:p>
          </table:table-cell>
          <table:table-cell office:value-type="float" office:value="0.292817994121482" table:style-name="ce1">
            <text:p>0.292817994121482</text:p>
          </table:table-cell>
          <table:table-cell office:value-type="float" office:value="0" table:style-name="ce1">
            <text:p>0</text:p>
          </table:table-cell>
          <table:table-cell office:value-type="float" office:value="0.31992309689314" table:style-name="ce1">
            <text:p>0.31992309689314</text:p>
          </table:table-cell>
          <table:table-cell office:value-type="float" office:value="0.668061352641597" table:style-name="ce1">
            <text:p>0.668061352641597</text:p>
          </table:table-cell>
          <table:table-cell office:value-type="float" office:value="0.185285627901779" table:style-name="ce1">
            <text:p>0.185285627901779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  <table:table-cell office:value-type="float" office:value="0.297919775296992" table:style-name="ce1">
            <text:p>0.29791977529699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